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297.239666666667" calcext:value-type="float">
            <text:p>297.239666666667</text:p>
          </table:table-cell>
          <table:table-cell table:formula="of:=AVERAGE([.C4];[.F4];[.I4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5.145" calcext:value-type="float">
            <text:p>35.145</text:p>
          </table:table-cell>
          <table:table-cell table:formula="of:=AVERAGE([.Q4];[.T4];[.W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8.844" calcext:value-type="float">
            <text:p>218.844</text:p>
          </table:table-cell>
          <table:table-cell table:formula="of:=AVERAGE([.AE4];[.AH4];[.AK4])" office:value-type="float" office:value="2601.184" calcext:value-type="float">
            <text:p>2601.184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539.649" calcext:value-type="float">
            <text:p>539.649</text:p>
          </table:table-cell>
          <table:table-cell table:formula="of:=[.C4]+[.Q4]+[.AE4]" office:value-type="float" office:value="3298.371" calcext:value-type="float">
            <text:p>3298.371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46.317" calcext:value-type="float">
            <text:p>546.317</text:p>
          </table:table-cell>
          <table:table-cell table:formula="of:=[.F4]+[.T4]+[.AH4]" office:value-type="float" office:value="3312.332" calcext:value-type="float">
            <text:p>3312.332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567.72" calcext:value-type="float">
            <text:p>567.72</text:p>
          </table:table-cell>
          <table:table-cell table:formula="of:=[.I4]+[.W4]+[.AK4]" office:value-type="float" office:value="3330.793" calcext:value-type="float">
            <text:p>3330.793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51.228666666667" calcext:value-type="float">
            <text:p>551.228666666667</text:p>
          </table:table-cell>
          <table:table-cell table:formula="of:=AVERAGE([.AS4];[.AV4];[.AY4])" office:value-type="float" office:value="3313.832" calcext:value-type="float">
            <text:p>3313.832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47.602" calcext:value-type="float">
            <text:p>47.602</text:p>
          </table:table-cell>
          <table:table-cell table:formula="of:=[.CI4]-[.BU4]" office:value-type="float" office:value="183.632" calcext:value-type="float">
            <text:p>183.632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47.164" calcext:value-type="float">
            <text:p>47.164</text:p>
          </table:table-cell>
          <table:table-cell table:formula="of:=[.CL4]-[.BX4]" office:value-type="float" office:value="183.632" calcext:value-type="float">
            <text:p>183.632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47.168" calcext:value-type="float">
            <text:p>47.168</text:p>
          </table:table-cell>
          <table:table-cell table:formula="of:=[.CO4]-[.CA4]" office:value-type="float" office:value="183.195" calcext:value-type="float">
            <text:p>183.195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7.3113333333333" calcext:value-type="float">
            <text:p>47.3113333333333</text:p>
          </table:table-cell>
          <table:table-cell table:formula="of:=AVERAGE([.BG4];[.BJ4];[.BM4])" office:value-type="float" office:value="183.486333333333" calcext:value-type="float">
            <text:p>183.48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67.367" calcext:value-type="float">
            <text:p>67.367</text:p>
          </table:table-cell>
          <table:table-cell table:formula="of:=AVERAGE([.BU4];[.BX4];[.CA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14.678333333333" calcext:value-type="float">
            <text:p>114.678333333333</text:p>
          </table:table-cell>
          <table:table-cell table:formula="of:=AVERAGE([.CI4];[.CL4];[.CO4])" office:value-type="float" office:value="1467.20933333333" calcext:value-type="float">
            <text:p>1467.209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5];[.D5];[.G5])" office:value-type="float" office:value="0" calcext:value-type="float">
            <text:p>0</text:p>
          </table:table-cell>
          <table:table-cell table:formula="of:=AVERAGE([.B5];[.E5];[.H5])" office:value-type="float" office:value="297.239666666667" calcext:value-type="float">
            <text:p>297.239666666667</text:p>
          </table:table-cell>
          <table:table-cell table:formula="of:=AVERAGE([.C5];[.F5];[.I5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5.145" calcext:value-type="float">
            <text:p>35.145</text:p>
          </table:table-cell>
          <table:table-cell table:formula="of:=AVERAGE([.Q5];[.T5];[.W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5];[.AF5];[.AI5])" office:value-type="float" office:value="0" calcext:value-type="float">
            <text:p>0</text:p>
          </table:table-cell>
          <table:table-cell table:formula="of:=AVERAGE([.AD5];[.AG5];[.AJ5])" office:value-type="float" office:value="218.844" calcext:value-type="float">
            <text:p>218.844</text:p>
          </table:table-cell>
          <table:table-cell table:formula="of:=AVERAGE([.AE5];[.AH5];[.AK5])" office:value-type="float" office:value="2601.184" calcext:value-type="float">
            <text:p>2601.184</text:p>
          </table:table-cell>
          <table:table-cell table:number-columns-repeated="2"/>
          <table:table-cell table:formula="of:=[.A5]+[.O5]+[.AC5]" office:value-type="float" office:value="0" calcext:value-type="float">
            <text:p>0</text:p>
          </table:table-cell>
          <table:table-cell table:formula="of:=[.B5]+[.P5]+[.AD5]" office:value-type="float" office:value="539.649" calcext:value-type="float">
            <text:p>539.649</text:p>
          </table:table-cell>
          <table:table-cell table:formula="of:=[.C5]+[.Q5]+[.AE5]" office:value-type="float" office:value="3298.371" calcext:value-type="float">
            <text:p>3298.371</text:p>
          </table:table-cell>
          <table:table-cell table:formula="of:=[.D5]+[.R5]+[.AF5]" office:value-type="float" office:value="0" calcext:value-type="float">
            <text:p>0</text:p>
          </table:table-cell>
          <table:table-cell table:formula="of:=[.E5]+[.S5]+[.AG5]" office:value-type="float" office:value="546.317" calcext:value-type="float">
            <text:p>546.317</text:p>
          </table:table-cell>
          <table:table-cell table:formula="of:=[.F5]+[.T5]+[.AH5]" office:value-type="float" office:value="3312.332" calcext:value-type="float">
            <text:p>3312.332</text:p>
          </table:table-cell>
          <table:table-cell table:formula="of:=[.G5]+[.U5]+[.AI5]" office:value-type="float" office:value="0" calcext:value-type="float">
            <text:p>0</text:p>
          </table:table-cell>
          <table:table-cell table:formula="of:=[.H5]+[.V5]+[.AJ5]" office:value-type="float" office:value="567.72" calcext:value-type="float">
            <text:p>567.72</text:p>
          </table:table-cell>
          <table:table-cell table:formula="of:=[.I5]+[.W5]+[.AK5]" office:value-type="float" office:value="3330.793" calcext:value-type="float">
            <text:p>3330.793</text:p>
          </table:table-cell>
          <table:table-cell table:formula="of:=AVERAGE([.AQ5];[.AT5];[.AW5])" office:value-type="float" office:value="0" calcext:value-type="float">
            <text:p>0</text:p>
          </table:table-cell>
          <table:table-cell table:formula="of:=AVERAGE([.AR5];[.AU5];[.AX5])" office:value-type="float" office:value="551.228666666667" calcext:value-type="float">
            <text:p>551.228666666667</text:p>
          </table:table-cell>
          <table:table-cell table:formula="of:=AVERAGE([.AS5];[.AV5];[.AY5])" office:value-type="float" office:value="3313.832" calcext:value-type="float">
            <text:p>3313.832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47.602" calcext:value-type="float">
            <text:p>47.602</text:p>
          </table:table-cell>
          <table:table-cell table:formula="of:=[.CI5]-[.BU5]" office:value-type="float" office:value="183.632" calcext:value-type="float">
            <text:p>183.632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47.164" calcext:value-type="float">
            <text:p>47.164</text:p>
          </table:table-cell>
          <table:table-cell table:formula="of:=[.CL5]-[.BX5]" office:value-type="float" office:value="183.632" calcext:value-type="float">
            <text:p>183.632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47.168" calcext:value-type="float">
            <text:p>47.168</text:p>
          </table:table-cell>
          <table:table-cell table:formula="of:=[.CO5]-[.CA5]" office:value-type="float" office:value="183.195" calcext:value-type="float">
            <text:p>183.195</text:p>
          </table:table-cell>
          <table:table-cell table:formula="of:=AVERAGE([.BE5];[.BH5];[.BK5])" office:value-type="float" office:value="0" calcext:value-type="float">
            <text:p>0</text:p>
          </table:table-cell>
          <table:table-cell table:formula="of:=AVERAGE([.BF5];[.BI5];[.BL5])" office:value-type="float" office:value="47.3113333333333" calcext:value-type="float">
            <text:p>47.3113333333333</text:p>
          </table:table-cell>
          <table:table-cell table:formula="of:=AVERAGE([.BG5];[.BJ5];[.BM5])" office:value-type="float" office:value="183.486333333333" calcext:value-type="float">
            <text:p>183.48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67.367" calcext:value-type="float">
            <text:p>67.367</text:p>
          </table:table-cell>
          <table:table-cell table:formula="of:=AVERAGE([.BU5];[.BX5];[.CA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5];[.CJ5];[.CM5])" office:value-type="float" office:value="0" calcext:value-type="float">
            <text:p>0</text:p>
          </table:table-cell>
          <table:table-cell table:formula="of:=AVERAGE([.CH5];[.CK5];[.CN5])" office:value-type="float" office:value="114.678333333333" calcext:value-type="float">
            <text:p>114.678333333333</text:p>
          </table:table-cell>
          <table:table-cell table:formula="of:=AVERAGE([.CI5];[.CL5];[.CO5])" office:value-type="float" office:value="1467.20933333333" calcext:value-type="float">
            <text:p>1467.209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6];[.D6];[.G6])" office:value-type="float" office:value="0.633333333333333" calcext:value-type="float">
            <text:p>0.633333333333333</text:p>
          </table:table-cell>
          <table:table-cell table:formula="of:=AVERAGE([.B6];[.E6];[.H6])" office:value-type="float" office:value="297.239666666667" calcext:value-type="float">
            <text:p>297.239666666667</text:p>
          </table:table-cell>
          <table:table-cell table:formula="of:=AVERAGE([.C6];[.F6];[.I6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5.145" calcext:value-type="float">
            <text:p>35.145</text:p>
          </table:table-cell>
          <table:table-cell table:formula="of:=AVERAGE([.Q6];[.T6];[.W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3.9" calcext:value-type="float">
            <text:p>3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6];[.AF6];[.AI6])" office:value-type="float" office:value="1.3" calcext:value-type="float">
            <text:p>1.3</text:p>
          </table:table-cell>
          <table:table-cell table:formula="of:=AVERAGE([.AD6];[.AG6];[.AJ6])" office:value-type="float" office:value="218.844" calcext:value-type="float">
            <text:p>218.844</text:p>
          </table:table-cell>
          <table:table-cell table:formula="of:=AVERAGE([.AE6];[.AH6];[.AK6])" office:value-type="float" office:value="2601.184" calcext:value-type="float">
            <text:p>2601.184</text:p>
          </table:table-cell>
          <table:table-cell table:number-columns-repeated="2"/>
          <table:table-cell table:formula="of:=[.A6]+[.O6]+[.AC6]" office:value-type="float" office:value="1.9" calcext:value-type="float">
            <text:p>1.9</text:p>
          </table:table-cell>
          <table:table-cell table:formula="of:=[.B6]+[.P6]+[.AD6]" office:value-type="float" office:value="539.649" calcext:value-type="float">
            <text:p>539.649</text:p>
          </table:table-cell>
          <table:table-cell table:formula="of:=[.C6]+[.Q6]+[.AE6]" office:value-type="float" office:value="3298.371" calcext:value-type="float">
            <text:p>3298.371</text:p>
          </table:table-cell>
          <table:table-cell table:formula="of:=[.D6]+[.R6]+[.AF6]" office:value-type="float" office:value="3.9" calcext:value-type="float">
            <text:p>3.9</text:p>
          </table:table-cell>
          <table:table-cell table:formula="of:=[.E6]+[.S6]+[.AG6]" office:value-type="float" office:value="546.317" calcext:value-type="float">
            <text:p>546.317</text:p>
          </table:table-cell>
          <table:table-cell table:formula="of:=[.F6]+[.T6]+[.AH6]" office:value-type="float" office:value="3312.332" calcext:value-type="float">
            <text:p>3312.332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567.72" calcext:value-type="float">
            <text:p>567.72</text:p>
          </table:table-cell>
          <table:table-cell table:formula="of:=[.I6]+[.W6]+[.AK6]" office:value-type="float" office:value="3330.793" calcext:value-type="float">
            <text:p>3330.793</text:p>
          </table:table-cell>
          <table:table-cell table:formula="of:=AVERAGE([.AQ6];[.AT6];[.AW6])" office:value-type="float" office:value="1.93333333333333" calcext:value-type="float">
            <text:p>1.93333333333333</text:p>
          </table:table-cell>
          <table:table-cell table:formula="of:=AVERAGE([.AR6];[.AU6];[.AX6])" office:value-type="float" office:value="551.228666666667" calcext:value-type="float">
            <text:p>551.228666666667</text:p>
          </table:table-cell>
          <table:table-cell table:formula="of:=AVERAGE([.AS6];[.AV6];[.AY6])" office:value-type="float" office:value="3313.832" calcext:value-type="float">
            <text:p>3313.832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47.602" calcext:value-type="float">
            <text:p>47.602</text:p>
          </table:table-cell>
          <table:table-cell table:formula="of:=[.CI6]-[.BU6]" office:value-type="float" office:value="183.632" calcext:value-type="float">
            <text:p>183.632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47.164" calcext:value-type="float">
            <text:p>47.164</text:p>
          </table:table-cell>
          <table:table-cell table:formula="of:=[.CL6]-[.BX6]" office:value-type="float" office:value="183.632" calcext:value-type="float">
            <text:p>183.632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47.168" calcext:value-type="float">
            <text:p>47.168</text:p>
          </table:table-cell>
          <table:table-cell table:formula="of:=[.CO6]-[.CA6]" office:value-type="float" office:value="183.195" calcext:value-type="float">
            <text:p>183.195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7.3113333333333" calcext:value-type="float">
            <text:p>47.3113333333333</text:p>
          </table:table-cell>
          <table:table-cell table:formula="of:=AVERAGE([.BG6];[.BJ6];[.BM6])" office:value-type="float" office:value="183.486333333333" calcext:value-type="float">
            <text:p>183.48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67.367" calcext:value-type="float">
            <text:p>67.367</text:p>
          </table:table-cell>
          <table:table-cell table:formula="of:=AVERAGE([.BU6];[.BX6];[.CA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14.678333333333" calcext:value-type="float">
            <text:p>114.678333333333</text:p>
          </table:table-cell>
          <table:table-cell table:formula="of:=AVERAGE([.CI6];[.CL6];[.CO6])" office:value-type="float" office:value="1467.20933333333" calcext:value-type="float">
            <text:p>1467.209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297.239666666667" calcext:value-type="float">
            <text:p>297.239666666667</text:p>
          </table:table-cell>
          <table:table-cell table:formula="of:=AVERAGE([.C7];[.F7];[.I7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5.145" calcext:value-type="float">
            <text:p>35.145</text:p>
          </table:table-cell>
          <table:table-cell table:formula="of:=AVERAGE([.Q7];[.T7];[.W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7];[.AF7];[.AI7])" office:value-type="float" office:value="1.33333333333333" calcext:value-type="float">
            <text:p>1.33333333333333</text:p>
          </table:table-cell>
          <table:table-cell table:formula="of:=AVERAGE([.AD7];[.AG7];[.AJ7])" office:value-type="float" office:value="218.844" calcext:value-type="float">
            <text:p>218.844</text:p>
          </table:table-cell>
          <table:table-cell table:formula="of:=AVERAGE([.AE7];[.AH7];[.AK7])" office:value-type="float" office:value="2601.184" calcext:value-type="float">
            <text:p>2601.184</text:p>
          </table:table-cell>
          <table:table-cell table:number-columns-repeated="2"/>
          <table:table-cell table:formula="of:=[.A7]+[.O7]+[.AC7]" office:value-type="float" office:value="4" calcext:value-type="float">
            <text:p>4</text:p>
          </table:table-cell>
          <table:table-cell table:formula="of:=[.B7]+[.P7]+[.AD7]" office:value-type="float" office:value="539.649" calcext:value-type="float">
            <text:p>539.649</text:p>
          </table:table-cell>
          <table:table-cell table:formula="of:=[.C7]+[.Q7]+[.AE7]" office:value-type="float" office:value="3298.371" calcext:value-type="float">
            <text:p>3298.371</text:p>
          </table:table-cell>
          <table:table-cell table:formula="of:=[.D7]+[.R7]+[.AF7]" office:value-type="float" office:value="0" calcext:value-type="float">
            <text:p>0</text:p>
          </table:table-cell>
          <table:table-cell table:formula="of:=[.E7]+[.S7]+[.AG7]" office:value-type="float" office:value="546.317" calcext:value-type="float">
            <text:p>546.317</text:p>
          </table:table-cell>
          <table:table-cell table:formula="of:=[.F7]+[.T7]+[.AH7]" office:value-type="float" office:value="3312.332" calcext:value-type="float">
            <text:p>3312.332</text:p>
          </table:table-cell>
          <table:table-cell table:formula="of:=[.G7]+[.U7]+[.AI7]" office:value-type="float" office:value="0" calcext:value-type="float">
            <text:p>0</text:p>
          </table:table-cell>
          <table:table-cell table:formula="of:=[.H7]+[.V7]+[.AJ7]" office:value-type="float" office:value="567.72" calcext:value-type="float">
            <text:p>567.72</text:p>
          </table:table-cell>
          <table:table-cell table:formula="of:=[.I7]+[.W7]+[.AK7]" office:value-type="float" office:value="3330.793" calcext:value-type="float">
            <text:p>3330.793</text:p>
          </table:table-cell>
          <table:table-cell table:formula="of:=AVERAGE([.AQ7];[.AT7];[.AW7])" office:value-type="float" office:value="1.33333333333333" calcext:value-type="float">
            <text:p>1.33333333333333</text:p>
          </table:table-cell>
          <table:table-cell table:formula="of:=AVERAGE([.AR7];[.AU7];[.AX7])" office:value-type="float" office:value="551.228666666667" calcext:value-type="float">
            <text:p>551.228666666667</text:p>
          </table:table-cell>
          <table:table-cell table:formula="of:=AVERAGE([.AS7];[.AV7];[.AY7])" office:value-type="float" office:value="3313.832" calcext:value-type="float">
            <text:p>3313.832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47.164" calcext:value-type="float">
            <text:p>47.164</text:p>
          </table:table-cell>
          <table:table-cell table:formula="of:=[.CI7]-[.BU7]" office:value-type="float" office:value="183.195" calcext:value-type="float">
            <text:p>183.195</text:p>
          </table:table-cell>
          <table:table-cell table:formula="of:=[.CJ7]-[.BV7]" office:value-type="float" office:value="0" calcext:value-type="float">
            <text:p>0</text:p>
          </table:table-cell>
          <table:table-cell table:formula="of:=[.CK7]-[.BW7]" office:value-type="float" office:value="47.164" calcext:value-type="float">
            <text:p>47.164</text:p>
          </table:table-cell>
          <table:table-cell table:formula="of:=[.CL7]-[.BX7]" office:value-type="float" office:value="183.632" calcext:value-type="float">
            <text:p>183.632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168" calcext:value-type="float">
            <text:p>47.168</text:p>
          </table:table-cell>
          <table:table-cell table:formula="of:=[.CO7]-[.CA7]" office:value-type="float" office:value="183.195" calcext:value-type="float">
            <text:p>183.195</text:p>
          </table:table-cell>
          <table:table-cell table:formula="of:=AVERAGE([.BE7];[.BH7];[.BK7])" office:value-type="float" office:value="0" calcext:value-type="float">
            <text:p>0</text:p>
          </table:table-cell>
          <table:table-cell table:formula="of:=AVERAGE([.BF7];[.BI7];[.BL7])" office:value-type="float" office:value="47.1653333333333" calcext:value-type="float">
            <text:p>47.1653333333333</text:p>
          </table:table-cell>
          <table:table-cell table:formula="of:=AVERAGE([.BG7];[.BJ7];[.BM7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" calcext:value-type="float">
            <text:p>0</text:p>
          </table:table-cell>
          <table:table-cell table:formula="of:=AVERAGE([.BT7];[.BW7];[.BZ7])" office:value-type="float" office:value="67.367" calcext:value-type="float">
            <text:p>67.367</text:p>
          </table:table-cell>
          <table:table-cell table:formula="of:=AVERAGE([.BU7];[.BX7];[.CA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7];[.CJ7];[.CM7])" office:value-type="float" office:value="0" calcext:value-type="float">
            <text:p>0</text:p>
          </table:table-cell>
          <table:table-cell table:formula="of:=AVERAGE([.CH7];[.CK7];[.CN7])" office:value-type="float" office:value="114.532333333333" calcext:value-type="float">
            <text:p>114.532333333333</text:p>
          </table:table-cell>
          <table:table-cell table:formula="of:=AVERAGE([.CI7];[.CL7];[.CO7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297.239666666667" calcext:value-type="float">
            <text:p>297.239666666667</text:p>
          </table:table-cell>
          <table:table-cell table:formula="of:=AVERAGE([.C8];[.F8];[.I8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5.145" calcext:value-type="float">
            <text:p>35.145</text:p>
          </table:table-cell>
          <table:table-cell table:formula="of:=AVERAGE([.Q8];[.T8];[.W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8];[.AF8];[.AI8])" office:value-type="float" office:value="0" calcext:value-type="float">
            <text:p>0</text:p>
          </table:table-cell>
          <table:table-cell table:formula="of:=AVERAGE([.AD8];[.AG8];[.AJ8])" office:value-type="float" office:value="218.844" calcext:value-type="float">
            <text:p>218.844</text:p>
          </table:table-cell>
          <table:table-cell table:formula="of:=AVERAGE([.AE8];[.AH8];[.AK8])" office:value-type="float" office:value="2601.184" calcext:value-type="float">
            <text:p>2601.184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539.649" calcext:value-type="float">
            <text:p>539.649</text:p>
          </table:table-cell>
          <table:table-cell table:formula="of:=[.C8]+[.Q8]+[.AE8]" office:value-type="float" office:value="3298.371" calcext:value-type="float">
            <text:p>3298.371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546.317" calcext:value-type="float">
            <text:p>546.317</text:p>
          </table:table-cell>
          <table:table-cell table:formula="of:=[.F8]+[.T8]+[.AH8]" office:value-type="float" office:value="3312.332" calcext:value-type="float">
            <text:p>3312.332</text:p>
          </table:table-cell>
          <table:table-cell table:formula="of:=[.G8]+[.U8]+[.AI8]" office:value-type="float" office:value="0" calcext:value-type="float">
            <text:p>0</text:p>
          </table:table-cell>
          <table:table-cell table:formula="of:=[.H8]+[.V8]+[.AJ8]" office:value-type="float" office:value="567.72" calcext:value-type="float">
            <text:p>567.72</text:p>
          </table:table-cell>
          <table:table-cell table:formula="of:=[.I8]+[.W8]+[.AK8]" office:value-type="float" office:value="3330.793" calcext:value-type="float">
            <text:p>3330.793</text:p>
          </table:table-cell>
          <table:table-cell table:formula="of:=AVERAGE([.AQ8];[.AT8];[.AW8])" office:value-type="float" office:value="0" calcext:value-type="float">
            <text:p>0</text:p>
          </table:table-cell>
          <table:table-cell table:formula="of:=AVERAGE([.AR8];[.AU8];[.AX8])" office:value-type="float" office:value="551.228666666667" calcext:value-type="float">
            <text:p>551.228666666667</text:p>
          </table:table-cell>
          <table:table-cell table:formula="of:=AVERAGE([.AS8];[.AV8];[.AY8])" office:value-type="float" office:value="3313.832" calcext:value-type="float">
            <text:p>3313.832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47.164" calcext:value-type="float">
            <text:p>47.164</text:p>
          </table:table-cell>
          <table:table-cell table:formula="of:=[.CI8]-[.BU8]" office:value-type="float" office:value="183.195" calcext:value-type="float">
            <text:p>183.195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47.164" calcext:value-type="float">
            <text:p>47.164</text:p>
          </table:table-cell>
          <table:table-cell table:formula="of:=[.CL8]-[.BX8]" office:value-type="float" office:value="183.632" calcext:value-type="float">
            <text:p>183.632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47.168" calcext:value-type="float">
            <text:p>47.168</text:p>
          </table:table-cell>
          <table:table-cell table:formula="of:=[.CO8]-[.CA8]" office:value-type="float" office:value="183.195" calcext:value-type="float">
            <text:p>183.195</text:p>
          </table:table-cell>
          <table:table-cell table:formula="of:=AVERAGE([.BE8];[.BH8];[.BK8])" office:value-type="float" office:value="0" calcext:value-type="float">
            <text:p>0</text:p>
          </table:table-cell>
          <table:table-cell table:formula="of:=AVERAGE([.BF8];[.BI8];[.BL8])" office:value-type="float" office:value="47.1653333333333" calcext:value-type="float">
            <text:p>47.1653333333333</text:p>
          </table:table-cell>
          <table:table-cell table:formula="of:=AVERAGE([.BG8];[.BJ8];[.BM8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67.367" calcext:value-type="float">
            <text:p>67.367</text:p>
          </table:table-cell>
          <table:table-cell table:formula="of:=AVERAGE([.BU8];[.BX8];[.CA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8];[.CJ8];[.CM8])" office:value-type="float" office:value="0" calcext:value-type="float">
            <text:p>0</text:p>
          </table:table-cell>
          <table:table-cell table:formula="of:=AVERAGE([.CH8];[.CK8];[.CN8])" office:value-type="float" office:value="114.532333333333" calcext:value-type="float">
            <text:p>114.532333333333</text:p>
          </table:table-cell>
          <table:table-cell table:formula="of:=AVERAGE([.CI8];[.CL8];[.CO8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297.239666666667" calcext:value-type="float">
            <text:p>297.239666666667</text:p>
          </table:table-cell>
          <table:table-cell table:formula="of:=AVERAGE([.C9];[.F9];[.I9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5.145" calcext:value-type="float">
            <text:p>35.145</text:p>
          </table:table-cell>
          <table:table-cell table:formula="of:=AVERAGE([.Q9];[.T9];[.W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5.8" calcext:value-type="float">
            <text:p>5.8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9];[.AF9];[.AI9])" office:value-type="float" office:value="1.93333333333333" calcext:value-type="float">
            <text:p>1.93333333333333</text:p>
          </table:table-cell>
          <table:table-cell table:formula="of:=AVERAGE([.AD9];[.AG9];[.AJ9])" office:value-type="float" office:value="218.844" calcext:value-type="float">
            <text:p>218.844</text:p>
          </table:table-cell>
          <table:table-cell table:formula="of:=AVERAGE([.AE9];[.AH9];[.AK9])" office:value-type="float" office:value="2601.184" calcext:value-type="float">
            <text:p>2601.184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539.649" calcext:value-type="float">
            <text:p>539.649</text:p>
          </table:table-cell>
          <table:table-cell table:formula="of:=[.C9]+[.Q9]+[.AE9]" office:value-type="float" office:value="3298.371" calcext:value-type="float">
            <text:p>3298.371</text:p>
          </table:table-cell>
          <table:table-cell table:formula="of:=[.D9]+[.R9]+[.AF9]" office:value-type="float" office:value="0" calcext:value-type="float">
            <text:p>0</text:p>
          </table:table-cell>
          <table:table-cell table:formula="of:=[.E9]+[.S9]+[.AG9]" office:value-type="float" office:value="546.317" calcext:value-type="float">
            <text:p>546.317</text:p>
          </table:table-cell>
          <table:table-cell table:formula="of:=[.F9]+[.T9]+[.AH9]" office:value-type="float" office:value="3312.332" calcext:value-type="float">
            <text:p>3312.332</text:p>
          </table:table-cell>
          <table:table-cell table:formula="of:=[.G9]+[.U9]+[.AI9]" office:value-type="float" office:value="5.8" calcext:value-type="float">
            <text:p>5.8</text:p>
          </table:table-cell>
          <table:table-cell table:formula="of:=[.H9]+[.V9]+[.AJ9]" office:value-type="float" office:value="567.72" calcext:value-type="float">
            <text:p>567.72</text:p>
          </table:table-cell>
          <table:table-cell table:formula="of:=[.I9]+[.W9]+[.AK9]" office:value-type="float" office:value="3330.793" calcext:value-type="float">
            <text:p>3330.793</text:p>
          </table:table-cell>
          <table:table-cell table:formula="of:=AVERAGE([.AQ9];[.AT9];[.AW9])" office:value-type="float" office:value="1.93333333333333" calcext:value-type="float">
            <text:p>1.93333333333333</text:p>
          </table:table-cell>
          <table:table-cell table:formula="of:=AVERAGE([.AR9];[.AU9];[.AX9])" office:value-type="float" office:value="551.228666666667" calcext:value-type="float">
            <text:p>551.228666666667</text:p>
          </table:table-cell>
          <table:table-cell table:formula="of:=AVERAGE([.AS9];[.AV9];[.AY9])" office:value-type="float" office:value="3313.832" calcext:value-type="float">
            <text:p>3313.832</text:p>
          </table:table-cell>
          <table:table-cell table:number-columns-repeated="2"/>
          <table:table-cell table:formula="of:=[.CG9]-[.BS9]" office:value-type="float" office:value="0" calcext:value-type="float">
            <text:p>0</text:p>
          </table:table-cell>
          <table:table-cell table:formula="of:=[.CH9]-[.BT9]" office:value-type="float" office:value="47.164" calcext:value-type="float">
            <text:p>47.164</text:p>
          </table:table-cell>
          <table:table-cell table:formula="of:=[.CI9]-[.BU9]" office:value-type="float" office:value="183.195" calcext:value-type="float">
            <text:p>183.195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164" calcext:value-type="float">
            <text:p>47.164</text:p>
          </table:table-cell>
          <table:table-cell table:formula="of:=[.CL9]-[.BX9]" office:value-type="float" office:value="183.632" calcext:value-type="float">
            <text:p>183.632</text:p>
          </table:table-cell>
          <table:table-cell table:formula="of:=[.CM9]-[.BY9]" office:value-type="float" office:value="0" calcext:value-type="float">
            <text:p>0</text:p>
          </table:table-cell>
          <table:table-cell table:formula="of:=[.CN9]-[.BZ9]" office:value-type="float" office:value="47.168" calcext:value-type="float">
            <text:p>47.168</text:p>
          </table:table-cell>
          <table:table-cell table:formula="of:=[.CO9]-[.CA9]" office:value-type="float" office:value="183.195" calcext:value-type="float">
            <text:p>183.195</text:p>
          </table:table-cell>
          <table:table-cell table:formula="of:=AVERAGE([.BE9];[.BH9];[.BK9])" office:value-type="float" office:value="0" calcext:value-type="float">
            <text:p>0</text:p>
          </table:table-cell>
          <table:table-cell table:formula="of:=AVERAGE([.BF9];[.BI9];[.BL9])" office:value-type="float" office:value="47.1653333333333" calcext:value-type="float">
            <text:p>47.1653333333333</text:p>
          </table:table-cell>
          <table:table-cell table:formula="of:=AVERAGE([.BG9];[.BJ9];[.BM9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9];[.BV9];[.BY9])" office:value-type="float" office:value="0.333333333333333" calcext:value-type="float">
            <text:p>0.333333333333333</text:p>
          </table:table-cell>
          <table:table-cell table:formula="of:=AVERAGE([.BT9];[.BW9];[.BZ9])" office:value-type="float" office:value="67.367" calcext:value-type="float">
            <text:p>67.367</text:p>
          </table:table-cell>
          <table:table-cell table:formula="of:=AVERAGE([.BU9];[.BX9];[.CA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9];[.CJ9];[.CM9])" office:value-type="float" office:value="0.333333333333333" calcext:value-type="float">
            <text:p>0.333333333333333</text:p>
          </table:table-cell>
          <table:table-cell table:formula="of:=AVERAGE([.CH9];[.CK9];[.CN9])" office:value-type="float" office:value="114.532333333333" calcext:value-type="float">
            <text:p>114.532333333333</text:p>
          </table:table-cell>
          <table:table-cell table:formula="of:=AVERAGE([.CI9];[.CL9];[.CO9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297.239666666667" calcext:value-type="float">
            <text:p>297.239666666667</text:p>
          </table:table-cell>
          <table:table-cell table:formula="of:=AVERAGE([.C10];[.F10];[.I10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5.145" calcext:value-type="float">
            <text:p>35.145</text:p>
          </table:table-cell>
          <table:table-cell table:formula="of:=AVERAGE([.Q10];[.T10];[.W1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0];[.AF10];[.AI10])" office:value-type="float" office:value="0" calcext:value-type="float">
            <text:p>0</text:p>
          </table:table-cell>
          <table:table-cell table:formula="of:=AVERAGE([.AD10];[.AG10];[.AJ10])" office:value-type="float" office:value="218.844" calcext:value-type="float">
            <text:p>218.844</text:p>
          </table:table-cell>
          <table:table-cell table:formula="of:=AVERAGE([.AE10];[.AH10];[.AK10])" office:value-type="float" office:value="2601.184" calcext:value-type="float">
            <text:p>2601.184</text:p>
          </table:table-cell>
          <table:table-cell table:number-columns-repeated="2"/>
          <table:table-cell table:formula="of:=[.A10]+[.O10]+[.AC10]" office:value-type="float" office:value="0" calcext:value-type="float">
            <text:p>0</text:p>
          </table:table-cell>
          <table:table-cell table:formula="of:=[.B10]+[.P10]+[.AD10]" office:value-type="float" office:value="539.649" calcext:value-type="float">
            <text:p>539.649</text:p>
          </table:table-cell>
          <table:table-cell table:formula="of:=[.C10]+[.Q10]+[.AE10]" office:value-type="float" office:value="3298.371" calcext:value-type="float">
            <text:p>3298.371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546.317" calcext:value-type="float">
            <text:p>546.317</text:p>
          </table:table-cell>
          <table:table-cell table:formula="of:=[.F10]+[.T10]+[.AH10]" office:value-type="float" office:value="3312.332" calcext:value-type="float">
            <text:p>3312.332</text:p>
          </table:table-cell>
          <table:table-cell table:formula="of:=[.G10]+[.U10]+[.AI10]" office:value-type="float" office:value="0" calcext:value-type="float">
            <text:p>0</text:p>
          </table:table-cell>
          <table:table-cell table:formula="of:=[.H10]+[.V10]+[.AJ10]" office:value-type="float" office:value="567.72" calcext:value-type="float">
            <text:p>567.72</text:p>
          </table:table-cell>
          <table:table-cell table:formula="of:=[.I10]+[.W10]+[.AK10]" office:value-type="float" office:value="3330.793" calcext:value-type="float">
            <text:p>3330.793</text:p>
          </table:table-cell>
          <table:table-cell table:formula="of:=AVERAGE([.AQ10];[.AT10];[.AW10])" office:value-type="float" office:value="0" calcext:value-type="float">
            <text:p>0</text:p>
          </table:table-cell>
          <table:table-cell table:formula="of:=AVERAGE([.AR10];[.AU10];[.AX10])" office:value-type="float" office:value="551.228666666667" calcext:value-type="float">
            <text:p>551.228666666667</text:p>
          </table:table-cell>
          <table:table-cell table:formula="of:=AVERAGE([.AS10];[.AV10];[.AY10])" office:value-type="float" office:value="3313.832" calcext:value-type="float">
            <text:p>3313.832</text:p>
          </table:table-cell>
          <table:table-cell table:number-columns-repeated="2"/>
          <table:table-cell table:formula="of:=[.CG10]-[.BS10]" office:value-type="float" office:value="1" calcext:value-type="float">
            <text:p>1</text:p>
          </table:table-cell>
          <table:table-cell table:formula="of:=[.CH10]-[.BT10]" office:value-type="float" office:value="47.164" calcext:value-type="float">
            <text:p>47.164</text:p>
          </table:table-cell>
          <table:table-cell table:formula="of:=[.CI10]-[.BU10]" office:value-type="float" office:value="183.195" calcext:value-type="float">
            <text:p>183.195</text:p>
          </table:table-cell>
          <table:table-cell table:formula="of:=[.CJ10]-[.BV10]" office:value-type="float" office:value="1" calcext:value-type="float">
            <text:p>1</text:p>
          </table:table-cell>
          <table:table-cell table:formula="of:=[.CK10]-[.BW10]" office:value-type="float" office:value="47.164" calcext:value-type="float">
            <text:p>47.164</text:p>
          </table:table-cell>
          <table:table-cell table:formula="of:=[.CL10]-[.BX10]" office:value-type="float" office:value="183.632" calcext:value-type="float">
            <text:p>183.632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168" calcext:value-type="float">
            <text:p>47.168</text:p>
          </table:table-cell>
          <table:table-cell table:formula="of:=[.CO10]-[.CA10]" office:value-type="float" office:value="183.195" calcext:value-type="float">
            <text:p>183.195</text:p>
          </table:table-cell>
          <table:table-cell table:formula="of:=AVERAGE([.BE10];[.BH10];[.BK10])" office:value-type="float" office:value="0.666666666666667" calcext:value-type="float">
            <text:p>0.666666666666667</text:p>
          </table:table-cell>
          <table:table-cell table:formula="of:=AVERAGE([.BF10];[.BI10];[.BL10])" office:value-type="float" office:value="47.1653333333333" calcext:value-type="float">
            <text:p>47.1653333333333</text:p>
          </table:table-cell>
          <table:table-cell table:formula="of:=AVERAGE([.BG10];[.BJ10];[.BM10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67.367" calcext:value-type="float">
            <text:p>67.367</text:p>
          </table:table-cell>
          <table:table-cell table:formula="of:=AVERAGE([.BU10];[.BX10];[.CA1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1" calcext:value-type="float">
            <text:p>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0];[.CJ10];[.CM10])" office:value-type="float" office:value="0.666666666666667" calcext:value-type="float">
            <text:p>0.666666666666667</text:p>
          </table:table-cell>
          <table:table-cell table:formula="of:=AVERAGE([.CH10];[.CK10];[.CN10])" office:value-type="float" office:value="114.532333333333" calcext:value-type="float">
            <text:p>114.532333333333</text:p>
          </table:table-cell>
          <table:table-cell table:formula="of:=AVERAGE([.CI10];[.CL10];[.CO10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297.239666666667" calcext:value-type="float">
            <text:p>297.239666666667</text:p>
          </table:table-cell>
          <table:table-cell table:formula="of:=AVERAGE([.C11];[.F11];[.I11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5.145" calcext:value-type="float">
            <text:p>35.145</text:p>
          </table:table-cell>
          <table:table-cell table:formula="of:=AVERAGE([.Q11];[.T11];[.W1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8" calcext:value-type="float">
            <text:p>4.8</text:p>
          </table:table-cell>
          <table:table-cell office:value-type="float" office:value="216.801" calcext:value-type="float">
            <text:p>216.801</text:p>
          </table:table-cell>
          <table:table-cell office:value-type="float" office:value="2599.184" calcext:value-type="float">
            <text:p>2599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1];[.AF11];[.AI11])" office:value-type="float" office:value="1.6" calcext:value-type="float">
            <text:p>1.6</text:p>
          </table:table-cell>
          <table:table-cell table:formula="of:=AVERAGE([.AD11];[.AG11];[.AJ11])" office:value-type="float" office:value="218.177333333333" calcext:value-type="float">
            <text:p>218.177333333333</text:p>
          </table:table-cell>
          <table:table-cell table:formula="of:=AVERAGE([.AE11];[.AH11];[.AK11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539.649" calcext:value-type="float">
            <text:p>539.649</text:p>
          </table:table-cell>
          <table:table-cell table:formula="of:=[.C11]+[.Q11]+[.AE11]" office:value-type="float" office:value="3298.371" calcext:value-type="float">
            <text:p>3298.371</text:p>
          </table:table-cell>
          <table:table-cell table:formula="of:=[.D11]+[.R11]+[.AF11]" office:value-type="float" office:value="4.8" calcext:value-type="float">
            <text:p>4.8</text:p>
          </table:table-cell>
          <table:table-cell table:formula="of:=[.E11]+[.S11]+[.AG11]" office:value-type="float" office:value="544.317" calcext:value-type="float">
            <text:p>544.317</text:p>
          </table:table-cell>
          <table:table-cell table:formula="of:=[.F11]+[.T11]+[.AH11]" office:value-type="float" office:value="3310.332" calcext:value-type="float">
            <text:p>3310.332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567.72" calcext:value-type="float">
            <text:p>567.72</text:p>
          </table:table-cell>
          <table:table-cell table:formula="of:=[.I11]+[.W11]+[.AK11]" office:value-type="float" office:value="3330.793" calcext:value-type="float">
            <text:p>3330.793</text:p>
          </table:table-cell>
          <table:table-cell table:formula="of:=AVERAGE([.AQ11];[.AT11];[.AW11])" office:value-type="float" office:value="1.6" calcext:value-type="float">
            <text:p>1.6</text:p>
          </table:table-cell>
          <table:table-cell table:formula="of:=AVERAGE([.AR11];[.AU11];[.AX11])" office:value-type="float" office:value="550.562" calcext:value-type="float">
            <text:p>550.562</text:p>
          </table:table-cell>
          <table:table-cell table:formula="of:=AVERAGE([.AS11];[.AV11];[.AY11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47.164" calcext:value-type="float">
            <text:p>47.164</text:p>
          </table:table-cell>
          <table:table-cell table:formula="of:=[.CI11]-[.BU11]" office:value-type="float" office:value="183.195" calcext:value-type="float">
            <text:p>183.195</text:p>
          </table:table-cell>
          <table:table-cell table:formula="of:=[.CJ11]-[.BV11]" office:value-type="float" office:value="1" calcext:value-type="float">
            <text:p>1</text:p>
          </table:table-cell>
          <table:table-cell table:formula="of:=[.CK11]-[.BW11]" office:value-type="float" office:value="47.164" calcext:value-type="float">
            <text:p>47.164</text:p>
          </table:table-cell>
          <table:table-cell table:formula="of:=[.CL11]-[.BX11]" office:value-type="float" office:value="183.632" calcext:value-type="float">
            <text:p>183.632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168" calcext:value-type="float">
            <text:p>47.168</text:p>
          </table:table-cell>
          <table:table-cell table:formula="of:=[.CO11]-[.CA11]" office:value-type="float" office:value="183.195" calcext:value-type="float">
            <text:p>183.195</text:p>
          </table:table-cell>
          <table:table-cell table:formula="of:=AVERAGE([.BE11];[.BH11];[.BK11])" office:value-type="float" office:value="0.333333333333333" calcext:value-type="float">
            <text:p>0.333333333333333</text:p>
          </table:table-cell>
          <table:table-cell table:formula="of:=AVERAGE([.BF11];[.BI11];[.BL11])" office:value-type="float" office:value="47.1653333333333" calcext:value-type="float">
            <text:p>47.1653333333333</text:p>
          </table:table-cell>
          <table:table-cell table:formula="of:=AVERAGE([.BG11];[.BJ11];[.BM11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67.367" calcext:value-type="float">
            <text:p>67.367</text:p>
          </table:table-cell>
          <table:table-cell table:formula="of:=AVERAGE([.BU11];[.BX11];[.CA1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1" calcext:value-type="float">
            <text:p>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1];[.CJ11];[.CM11])" office:value-type="float" office:value="0.333333333333333" calcext:value-type="float">
            <text:p>0.333333333333333</text:p>
          </table:table-cell>
          <table:table-cell table:formula="of:=AVERAGE([.CH11];[.CK11];[.CN11])" office:value-type="float" office:value="114.532333333333" calcext:value-type="float">
            <text:p>114.532333333333</text:p>
          </table:table-cell>
          <table:table-cell table:formula="of:=AVERAGE([.CI11];[.CL11];[.CO11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12];[.D12];[.G12])" office:value-type="float" office:value="0" calcext:value-type="float">
            <text:p>0</text:p>
          </table:table-cell>
          <table:table-cell table:formula="of:=AVERAGE([.B12];[.E12];[.H12])" office:value-type="float" office:value="297.239666666667" calcext:value-type="float">
            <text:p>297.239666666667</text:p>
          </table:table-cell>
          <table:table-cell table:formula="of:=AVERAGE([.C12];[.F12];[.I12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5.145" calcext:value-type="float">
            <text:p>35.145</text:p>
          </table:table-cell>
          <table:table-cell table:formula="of:=AVERAGE([.Q12];[.T12];[.W12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6.801" calcext:value-type="float">
            <text:p>216.801</text:p>
          </table:table-cell>
          <table:table-cell office:value-type="float" office:value="2599.184" calcext:value-type="float">
            <text:p>2599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2];[.AF12];[.AI12])" office:value-type="float" office:value="1.96666666666667" calcext:value-type="float">
            <text:p>1.96666666666667</text:p>
          </table:table-cell>
          <table:table-cell table:formula="of:=AVERAGE([.AD12];[.AG12];[.AJ12])" office:value-type="float" office:value="218.177333333333" calcext:value-type="float">
            <text:p>218.177333333333</text:p>
          </table:table-cell>
          <table:table-cell table:formula="of:=AVERAGE([.AE12];[.AH12];[.AK12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2]+[.O12]+[.AC12]" office:value-type="float" office:value="5.9" calcext:value-type="float">
            <text:p>5.9</text:p>
          </table:table-cell>
          <table:table-cell table:formula="of:=[.B12]+[.P12]+[.AD12]" office:value-type="float" office:value="539.649" calcext:value-type="float">
            <text:p>539.649</text:p>
          </table:table-cell>
          <table:table-cell table:formula="of:=[.C12]+[.Q12]+[.AE12]" office:value-type="float" office:value="3298.371" calcext:value-type="float">
            <text:p>3298.371</text:p>
          </table:table-cell>
          <table:table-cell table:formula="of:=[.D12]+[.R12]+[.AF12]" office:value-type="float" office:value="0" calcext:value-type="float">
            <text:p>0</text:p>
          </table:table-cell>
          <table:table-cell table:formula="of:=[.E12]+[.S12]+[.AG12]" office:value-type="float" office:value="544.317" calcext:value-type="float">
            <text:p>544.317</text:p>
          </table:table-cell>
          <table:table-cell table:formula="of:=[.F12]+[.T12]+[.AH12]" office:value-type="float" office:value="3310.332" calcext:value-type="float">
            <text:p>3310.332</text:p>
          </table:table-cell>
          <table:table-cell table:formula="of:=[.G12]+[.U12]+[.AI12]" office:value-type="float" office:value="0" calcext:value-type="float">
            <text:p>0</text:p>
          </table:table-cell>
          <table:table-cell table:formula="of:=[.H12]+[.V12]+[.AJ12]" office:value-type="float" office:value="567.72" calcext:value-type="float">
            <text:p>567.72</text:p>
          </table:table-cell>
          <table:table-cell table:formula="of:=[.I12]+[.W12]+[.AK12]" office:value-type="float" office:value="3330.793" calcext:value-type="float">
            <text:p>3330.793</text:p>
          </table:table-cell>
          <table:table-cell table:formula="of:=AVERAGE([.AQ12];[.AT12];[.AW12])" office:value-type="float" office:value="1.96666666666667" calcext:value-type="float">
            <text:p>1.96666666666667</text:p>
          </table:table-cell>
          <table:table-cell table:formula="of:=AVERAGE([.AR12];[.AU12];[.AX12])" office:value-type="float" office:value="550.562" calcext:value-type="float">
            <text:p>550.562</text:p>
          </table:table-cell>
          <table:table-cell table:formula="of:=AVERAGE([.AS12];[.AV12];[.AY12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12]-[.BS12]" office:value-type="float" office:value="0" calcext:value-type="float">
            <text:p>0</text:p>
          </table:table-cell>
          <table:table-cell table:formula="of:=[.CH12]-[.BT12]" office:value-type="float" office:value="47.164" calcext:value-type="float">
            <text:p>47.164</text:p>
          </table:table-cell>
          <table:table-cell table:formula="of:=[.CI12]-[.BU12]" office:value-type="float" office:value="183.195" calcext:value-type="float">
            <text:p>183.195</text:p>
          </table:table-cell>
          <table:table-cell table:formula="of:=[.CJ12]-[.BV12]" office:value-type="float" office:value="0" calcext:value-type="float">
            <text:p>0</text:p>
          </table:table-cell>
          <table:table-cell table:formula="of:=[.CK12]-[.BW12]" office:value-type="float" office:value="47.164" calcext:value-type="float">
            <text:p>47.164</text:p>
          </table:table-cell>
          <table:table-cell table:formula="of:=[.CL12]-[.BX12]" office:value-type="float" office:value="183.632" calcext:value-type="float">
            <text:p>183.632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168" calcext:value-type="float">
            <text:p>47.168</text:p>
          </table:table-cell>
          <table:table-cell table:formula="of:=[.CO12]-[.CA12]" office:value-type="float" office:value="183.195" calcext:value-type="float">
            <text:p>183.195</text:p>
          </table:table-cell>
          <table:table-cell table:formula="of:=AVERAGE([.BE12];[.BH12];[.BK12])" office:value-type="float" office:value="0" calcext:value-type="float">
            <text:p>0</text:p>
          </table:table-cell>
          <table:table-cell table:formula="of:=AVERAGE([.BF12];[.BI12];[.BL12])" office:value-type="float" office:value="47.1653333333333" calcext:value-type="float">
            <text:p>47.1653333333333</text:p>
          </table:table-cell>
          <table:table-cell table:formula="of:=AVERAGE([.BG12];[.BJ12];[.BM12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67.367" calcext:value-type="float">
            <text:p>67.367</text:p>
          </table:table-cell>
          <table:table-cell table:formula="of:=AVERAGE([.BU12];[.BX12];[.CA1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2];[.CJ12];[.CM12])" office:value-type="float" office:value="0" calcext:value-type="float">
            <text:p>0</text:p>
          </table:table-cell>
          <table:table-cell table:formula="of:=AVERAGE([.CH12];[.CK12];[.CN12])" office:value-type="float" office:value="114.532333333333" calcext:value-type="float">
            <text:p>114.532333333333</text:p>
          </table:table-cell>
          <table:table-cell table:formula="of:=AVERAGE([.CI12];[.CL12];[.CO12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543" calcext:value-type="float">
            <text:p>285.5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13];[.D13];[.G13])" office:value-type="float" office:value="0" calcext:value-type="float">
            <text:p>0</text:p>
          </table:table-cell>
          <table:table-cell table:formula="of:=AVERAGE([.B13];[.E13];[.H13])" office:value-type="float" office:value="297.239666666667" calcext:value-type="float">
            <text:p>297.239666666667</text:p>
          </table:table-cell>
          <table:table-cell table:formula="of:=AVERAGE([.C13];[.F13];[.I13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5.145" calcext:value-type="float">
            <text:p>35.145</text:p>
          </table:table-cell>
          <table:table-cell table:formula="of:=AVERAGE([.Q13];[.T13];[.W1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6.801" calcext:value-type="float">
            <text:p>216.801</text:p>
          </table:table-cell>
          <table:table-cell office:value-type="float" office:value="2599.184" calcext:value-type="float">
            <text:p>2599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3];[.AF13];[.AI13])" office:value-type="float" office:value="0" calcext:value-type="float">
            <text:p>0</text:p>
          </table:table-cell>
          <table:table-cell table:formula="of:=AVERAGE([.AD13];[.AG13];[.AJ13])" office:value-type="float" office:value="218.177333333333" calcext:value-type="float">
            <text:p>218.177333333333</text:p>
          </table:table-cell>
          <table:table-cell table:formula="of:=AVERAGE([.AE13];[.AH13];[.AK13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3]+[.O13]+[.AC13]" office:value-type="float" office:value="0" calcext:value-type="float">
            <text:p>0</text:p>
          </table:table-cell>
          <table:table-cell table:formula="of:=[.B13]+[.P13]+[.AD13]" office:value-type="float" office:value="539.649" calcext:value-type="float">
            <text:p>539.649</text:p>
          </table:table-cell>
          <table:table-cell table:formula="of:=[.C13]+[.Q13]+[.AE13]" office:value-type="float" office:value="3298.371" calcext:value-type="float">
            <text:p>3298.371</text:p>
          </table:table-cell>
          <table:table-cell table:formula="of:=[.D13]+[.R13]+[.AF13]" office:value-type="float" office:value="0" calcext:value-type="float">
            <text:p>0</text:p>
          </table:table-cell>
          <table:table-cell table:formula="of:=[.E13]+[.S13]+[.AG13]" office:value-type="float" office:value="544.317" calcext:value-type="float">
            <text:p>544.317</text:p>
          </table:table-cell>
          <table:table-cell table:formula="of:=[.F13]+[.T13]+[.AH13]" office:value-type="float" office:value="3310.332" calcext:value-type="float">
            <text:p>3310.332</text:p>
          </table:table-cell>
          <table:table-cell table:formula="of:=[.G13]+[.U13]+[.AI13]" office:value-type="float" office:value="0" calcext:value-type="float">
            <text:p>0</text:p>
          </table:table-cell>
          <table:table-cell table:formula="of:=[.H13]+[.V13]+[.AJ13]" office:value-type="float" office:value="567.72" calcext:value-type="float">
            <text:p>567.72</text:p>
          </table:table-cell>
          <table:table-cell table:formula="of:=[.I13]+[.W13]+[.AK13]" office:value-type="float" office:value="3330.793" calcext:value-type="float">
            <text:p>3330.793</text:p>
          </table:table-cell>
          <table:table-cell table:formula="of:=AVERAGE([.AQ13];[.AT13];[.AW13])" office:value-type="float" office:value="0" calcext:value-type="float">
            <text:p>0</text:p>
          </table:table-cell>
          <table:table-cell table:formula="of:=AVERAGE([.AR13];[.AU13];[.AX13])" office:value-type="float" office:value="550.562" calcext:value-type="float">
            <text:p>550.562</text:p>
          </table:table-cell>
          <table:table-cell table:formula="of:=AVERAGE([.AS13];[.AV13];[.AY13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13]-[.BS13]" office:value-type="float" office:value="0" calcext:value-type="float">
            <text:p>0</text:p>
          </table:table-cell>
          <table:table-cell table:formula="of:=[.CH13]-[.BT13]" office:value-type="float" office:value="47.164" calcext:value-type="float">
            <text:p>47.164</text:p>
          </table:table-cell>
          <table:table-cell table:formula="of:=[.CI13]-[.BU13]" office:value-type="float" office:value="183.195" calcext:value-type="float">
            <text:p>183.195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47.164" calcext:value-type="float">
            <text:p>47.164</text:p>
          </table:table-cell>
          <table:table-cell table:formula="of:=[.CL13]-[.BX13]" office:value-type="float" office:value="183.632" calcext:value-type="float">
            <text:p>183.632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47.168" calcext:value-type="float">
            <text:p>47.168</text:p>
          </table:table-cell>
          <table:table-cell table:formula="of:=[.CO13]-[.CA13]" office:value-type="float" office:value="183.195" calcext:value-type="float">
            <text:p>183.195</text:p>
          </table:table-cell>
          <table:table-cell table:formula="of:=AVERAGE([.BE13];[.BH13];[.BK13])" office:value-type="float" office:value="0" calcext:value-type="float">
            <text:p>0</text:p>
          </table:table-cell>
          <table:table-cell table:formula="of:=AVERAGE([.BF13];[.BI13];[.BL13])" office:value-type="float" office:value="47.1653333333333" calcext:value-type="float">
            <text:p>47.1653333333333</text:p>
          </table:table-cell>
          <table:table-cell table:formula="of:=AVERAGE([.BG13];[.BJ13];[.BM13])" office:value-type="float" office:value="183.340666666667" calcext:value-type="float">
            <text:p>183.340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67.367" calcext:value-type="float">
            <text:p>67.367</text:p>
          </table:table-cell>
          <table:table-cell table:formula="of:=AVERAGE([.BU13];[.BX13];[.CA1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3];[.CJ13];[.CM13])" office:value-type="float" office:value="0" calcext:value-type="float">
            <text:p>0</text:p>
          </table:table-cell>
          <table:table-cell table:formula="of:=AVERAGE([.CH13];[.CK13];[.CN13])" office:value-type="float" office:value="114.532333333333" calcext:value-type="float">
            <text:p>114.532333333333</text:p>
          </table:table-cell>
          <table:table-cell table:formula="of:=AVERAGE([.CI13];[.CL13];[.CO13])" office:value-type="float" office:value="1467.06366666667" calcext:value-type="float">
            <text:p>1467.0636666666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86.961" calcext:value-type="float">
            <text:p>286.961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12.9" calcext:value-type="float">
            <text:p>12.9</text:p>
          </table:table-cell>
          <table:table-cell office:value-type="float" office:value="294.191" calcext:value-type="float">
            <text:p>294.19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9" calcext:value-type="float">
            <text:p>11.9</text:p>
          </table:table-cell>
          <table:table-cell office:value-type="float" office:value="314.781" calcext:value-type="float">
            <text:p>314.781</text:p>
          </table:table-cell>
          <table:table-cell office:value-type="float" office:value="644.523" calcext:value-type="float">
            <text:p>644.523</text:p>
          </table:table-cell>
          <table:table-cell table:formula="of:=AVERAGE([.A14];[.D14];[.G14])" office:value-type="float" office:value="12.2333333333333" calcext:value-type="float">
            <text:p>12.2333333333333</text:p>
          </table:table-cell>
          <table:table-cell table:formula="of:=AVERAGE([.B14];[.E14];[.H14])" office:value-type="float" office:value="298.644333333333" calcext:value-type="float">
            <text:p>298.644333333333</text:p>
          </table:table-cell>
          <table:table-cell table:formula="of:=AVERAGE([.C14];[.F14];[.I14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9.9" calcext:value-type="float">
            <text:p>9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8.9" calcext:value-type="float">
            <text:p>8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14];[.R14];[.U14])" office:value-type="float" office:value="9.56666666666667" calcext:value-type="float">
            <text:p>9.56666666666667</text:p>
          </table:table-cell>
          <table:table-cell table:formula="of:=AVERAGE([.P14];[.S14];[.V14])" office:value-type="float" office:value="35.145" calcext:value-type="float">
            <text:p>35.145</text:p>
          </table:table-cell>
          <table:table-cell table:formula="of:=AVERAGE([.Q14];[.T14];[.W14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1" calcext:value-type="float">
            <text:p>1</text:p>
          </table:table-cell>
          <table:table-cell office:value-type="float" office:value="216.801" calcext:value-type="float">
            <text:p>216.801</text:p>
          </table:table-cell>
          <table:table-cell office:value-type="float" office:value="2599.184" calcext:value-type="float">
            <text:p>2599.184</text:p>
          </table:table-cell>
          <table:table-cell office:value-type="float" office:value="4.9" calcext:value-type="float">
            <text:p>4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4];[.AF14];[.AI14])" office:value-type="float" office:value="1.96666666666667" calcext:value-type="float">
            <text:p>1.96666666666667</text:p>
          </table:table-cell>
          <table:table-cell table:formula="of:=AVERAGE([.AD14];[.AG14];[.AJ14])" office:value-type="float" office:value="218.177333333333" calcext:value-type="float">
            <text:p>218.177333333333</text:p>
          </table:table-cell>
          <table:table-cell table:formula="of:=AVERAGE([.AE14];[.AH14];[.AK14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4]+[.O14]+[.AC14]" office:value-type="float" office:value="21.8" calcext:value-type="float">
            <text:p>21.8</text:p>
          </table:table-cell>
          <table:table-cell table:formula="of:=[.B14]+[.P14]+[.AD14]" office:value-type="float" office:value="541.067" calcext:value-type="float">
            <text:p>541.067</text:p>
          </table:table-cell>
          <table:table-cell table:formula="of:=[.C14]+[.Q14]+[.AE14]" office:value-type="float" office:value="3298.633" calcext:value-type="float">
            <text:p>3298.633</text:p>
          </table:table-cell>
          <table:table-cell table:formula="of:=[.D14]+[.R14]+[.AF14]" office:value-type="float" office:value="23.8" calcext:value-type="float">
            <text:p>23.8</text:p>
          </table:table-cell>
          <table:table-cell table:formula="of:=[.E14]+[.S14]+[.AG14]" office:value-type="float" office:value="546.137" calcext:value-type="float">
            <text:p>546.137</text:p>
          </table:table-cell>
          <table:table-cell table:formula="of:=[.F14]+[.T14]+[.AH14]" office:value-type="float" office:value="3310.332" calcext:value-type="float">
            <text:p>3310.332</text:p>
          </table:table-cell>
          <table:table-cell table:formula="of:=[.G14]+[.U14]+[.AI14]" office:value-type="float" office:value="25.7" calcext:value-type="float">
            <text:p>25.7</text:p>
          </table:table-cell>
          <table:table-cell table:formula="of:=[.H14]+[.V14]+[.AJ14]" office:value-type="float" office:value="568.696" calcext:value-type="float">
            <text:p>568.696</text:p>
          </table:table-cell>
          <table:table-cell table:formula="of:=[.I14]+[.W14]+[.AK14]" office:value-type="float" office:value="3331.055" calcext:value-type="float">
            <text:p>3331.055</text:p>
          </table:table-cell>
          <table:table-cell table:formula="of:=AVERAGE([.AQ14];[.AT14];[.AW14])" office:value-type="float" office:value="23.7666666666667" calcext:value-type="float">
            <text:p>23.7666666666667</text:p>
          </table:table-cell>
          <table:table-cell table:formula="of:=AVERAGE([.AR14];[.AU14];[.AX14])" office:value-type="float" office:value="551.966666666667" calcext:value-type="float">
            <text:p>551.966666666667</text:p>
          </table:table-cell>
          <table:table-cell table:formula="of:=AVERAGE([.AS14];[.AV14];[.AY14])" office:value-type="float" office:value="3313.34" calcext:value-type="float">
            <text:p>3313.34</text:p>
          </table:table-cell>
          <table:table-cell table:number-columns-repeated="2"/>
          <table:table-cell table:formula="of:=[.CG14]-[.BS14]" office:value-type="float" office:value="2" calcext:value-type="float">
            <text:p>2</text:p>
          </table:table-cell>
          <table:table-cell table:formula="of:=[.CH14]-[.BT14]" office:value-type="float" office:value="47.399" calcext:value-type="float">
            <text:p>47.399</text:p>
          </table:table-cell>
          <table:table-cell table:formula="of:=[.CI14]-[.BU14]" office:value-type="float" office:value="184.683" calcext:value-type="float">
            <text:p>184.683</text:p>
          </table:table-cell>
          <table:table-cell table:formula="of:=[.CJ14]-[.BV14]" office:value-type="float" office:value="3" calcext:value-type="float">
            <text:p>3</text:p>
          </table:table-cell>
          <table:table-cell table:formula="of:=[.CK14]-[.BW14]" office:value-type="float" office:value="47.856" calcext:value-type="float">
            <text:p>47.856</text:p>
          </table:table-cell>
          <table:table-cell table:formula="of:=[.CL14]-[.BX14]" office:value-type="float" office:value="185.129" calcext:value-type="float">
            <text:p>185.129</text:p>
          </table:table-cell>
          <table:table-cell table:formula="of:=[.CM14]-[.BY14]" office:value-type="float" office:value="2" calcext:value-type="float">
            <text:p>2</text:p>
          </table:table-cell>
          <table:table-cell table:formula="of:=[.CN14]-[.BZ14]" office:value-type="float" office:value="47.422" calcext:value-type="float">
            <text:p>47.422</text:p>
          </table:table-cell>
          <table:table-cell table:formula="of:=[.CO14]-[.CA14]" office:value-type="float" office:value="184.684" calcext:value-type="float">
            <text:p>184.684</text:p>
          </table:table-cell>
          <table:table-cell table:formula="of:=AVERAGE([.BE14];[.BH14];[.BK14])" office:value-type="float" office:value="2.33333333333333" calcext:value-type="float">
            <text:p>2.33333333333333</text:p>
          </table:table-cell>
          <table:table-cell table:formula="of:=AVERAGE([.BF14];[.BI14];[.BL14])" office:value-type="float" office:value="47.559" calcext:value-type="float">
            <text:p>47.559</text:p>
          </table:table-cell>
          <table:table-cell table:formula="of:=AVERAGE([.BG14];[.BJ14];[.BM14])" office:value-type="float" office:value="184.832" calcext:value-type="float">
            <text:p>184.8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0.859" calcext:value-type="float">
            <text:p>130.859</text:p>
          </table:table-cell>
          <table:table-cell office:value-type="float" office:value="1935.895" calcext:value-type="float">
            <text:p>1935.895</text:p>
          </table:table-cell>
          <table:table-cell office:value-type="float" office:value="0" calcext:value-type="float">
            <text:p>0</text:p>
          </table:table-cell>
          <table:table-cell office:value-type="float" office:value="162.941" calcext:value-type="float">
            <text:p>162.941</text:p>
          </table:table-cell>
          <table:table-cell office:value-type="float" office:value="2583.785" calcext:value-type="float">
            <text:p>2583.785</text:p>
          </table:table-cell>
          <table:table-cell office:value-type="float" office:value="0" calcext:value-type="float">
            <text:p>0</text:p>
          </table:table-cell>
          <table:table-cell office:value-type="float" office:value="167.883" calcext:value-type="float">
            <text:p>167.883</text:p>
          </table:table-cell>
          <table:table-cell office:value-type="float" office:value="2585.91" calcext:value-type="float">
            <text:p>2585.91</text:p>
          </table:table-cell>
          <table:table-cell table:formula="of:=AVERAGE([.BS14];[.BV14];[.BY14])" office:value-type="float" office:value="0" calcext:value-type="float">
            <text:p>0</text:p>
          </table:table-cell>
          <table:table-cell table:formula="of:=AVERAGE([.BT14];[.BW14];[.BZ14])" office:value-type="float" office:value="153.894333333333" calcext:value-type="float">
            <text:p>153.894333333333</text:p>
          </table:table-cell>
          <table:table-cell table:formula="of:=AVERAGE([.BU14];[.BX14];[.CA14])" office:value-type="float" office:value="2368.53" calcext:value-type="float">
            <text:p>2368.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8.258" calcext:value-type="float">
            <text:p>178.258</text:p>
          </table:table-cell>
          <table:table-cell office:value-type="float" office:value="2120.578" calcext:value-type="float">
            <text:p>2120.578</text:p>
          </table:table-cell>
          <table:table-cell office:value-type="float" office:value="3" calcext:value-type="float">
            <text:p>3</text:p>
          </table:table-cell>
          <table:table-cell office:value-type="float" office:value="210.797" calcext:value-type="float">
            <text:p>210.797</text:p>
          </table:table-cell>
          <table:table-cell office:value-type="float" office:value="2768.914" calcext:value-type="float">
            <text:p>2768.914</text:p>
          </table:table-cell>
          <table:table-cell office:value-type="float" office:value="2" calcext:value-type="float">
            <text:p>2</text:p>
          </table:table-cell>
          <table:table-cell office:value-type="float" office:value="215.305" calcext:value-type="float">
            <text:p>215.305</text:p>
          </table:table-cell>
          <table:table-cell office:value-type="float" office:value="2770.594" calcext:value-type="float">
            <text:p>2770.594</text:p>
          </table:table-cell>
          <table:table-cell table:formula="of:=AVERAGE([.CG14];[.CJ14];[.CM14])" office:value-type="float" office:value="2.33333333333333" calcext:value-type="float">
            <text:p>2.33333333333333</text:p>
          </table:table-cell>
          <table:table-cell table:formula="of:=AVERAGE([.CH14];[.CK14];[.CN14])" office:value-type="float" office:value="201.453333333333" calcext:value-type="float">
            <text:p>201.453333333333</text:p>
          </table:table-cell>
          <table:table-cell table:formula="of:=AVERAGE([.CI14];[.CL14];[.CO14])" office:value-type="float" office:value="2553.362" calcext:value-type="float">
            <text:p>2553.362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88.281" calcext:value-type="float">
            <text:p>288.281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32.6" calcext:value-type="float">
            <text:p>32.6</text:p>
          </table:table-cell>
          <table:table-cell office:value-type="float" office:value="294.566" calcext:value-type="float">
            <text:p>294.56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2.6" calcext:value-type="float">
            <text:p>32.6</text:p>
          </table:table-cell>
          <table:table-cell office:value-type="float" office:value="316.238" calcext:value-type="float">
            <text:p>316.238</text:p>
          </table:table-cell>
          <table:table-cell office:value-type="float" office:value="644.523" calcext:value-type="float">
            <text:p>644.523</text:p>
          </table:table-cell>
          <table:table-cell table:formula="of:=AVERAGE([.A15];[.D15];[.G15])" office:value-type="float" office:value="32.9666666666667" calcext:value-type="float">
            <text:p>32.9666666666667</text:p>
          </table:table-cell>
          <table:table-cell table:formula="of:=AVERAGE([.B15];[.E15];[.H15])" office:value-type="float" office:value="299.695" calcext:value-type="float">
            <text:p>299.695</text:p>
          </table:table-cell>
          <table:table-cell table:formula="of:=AVERAGE([.C15];[.F15];[.I15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5];[.R15];[.U15])" office:value-type="float" office:value="25.3666666666667" calcext:value-type="float">
            <text:p>25.3666666666667</text:p>
          </table:table-cell>
          <table:table-cell table:formula="of:=AVERAGE([.P15];[.S15];[.V15])" office:value-type="float" office:value="35.145" calcext:value-type="float">
            <text:p>35.145</text:p>
          </table:table-cell>
          <table:table-cell table:formula="of:=AVERAGE([.Q15];[.T15];[.W15])" office:value-type="float" office:value="85.125" calcext:value-type="float">
            <text:p>85.125</text:p>
          </table:table-cell>
          <table:table-cell table:number-columns-repeated="2"/>
          <table:table-cell office:value-type="float" office:value="33.7" calcext:value-type="float">
            <text:p>33.7</text:p>
          </table:table-cell>
          <table:table-cell office:value-type="float" office:value="234.961" calcext:value-type="float">
            <text:p>234.961</text:p>
          </table:table-cell>
          <table:table-cell office:value-type="float" office:value="2617.223" calcext:value-type="float">
            <text:p>2617.223</text:p>
          </table:table-cell>
          <table:table-cell office:value-type="float" office:value="33.7" calcext:value-type="float">
            <text:p>33.7</text:p>
          </table:table-cell>
          <table:table-cell office:value-type="float" office:value="234.801" calcext:value-type="float">
            <text:p>234.801</text:p>
          </table:table-cell>
          <table:table-cell office:value-type="float" office:value="2617.184" calcext:value-type="float">
            <text:p>2617.184</text:p>
          </table:table-cell>
          <table:table-cell office:value-type="float" office:value="34.7" calcext:value-type="float">
            <text:p>34.7</text:p>
          </table:table-cell>
          <table:table-cell office:value-type="float" office:value="234.77" calcext:value-type="float">
            <text:p>234.77</text:p>
          </table:table-cell>
          <table:table-cell office:value-type="float" office:value="2617.145" calcext:value-type="float">
            <text:p>2617.145</text:p>
          </table:table-cell>
          <table:table-cell table:formula="of:=AVERAGE([.AC15];[.AF15];[.AI15])" office:value-type="float" office:value="34.0333333333333" calcext:value-type="float">
            <text:p>34.0333333333333</text:p>
          </table:table-cell>
          <table:table-cell table:formula="of:=AVERAGE([.AD15];[.AG15];[.AJ15])" office:value-type="float" office:value="234.844" calcext:value-type="float">
            <text:p>234.844</text:p>
          </table:table-cell>
          <table:table-cell table:formula="of:=AVERAGE([.AE15];[.AH15];[.AK15])" office:value-type="float" office:value="2617.184" calcext:value-type="float">
            <text:p>2617.184</text:p>
          </table:table-cell>
          <table:table-cell table:number-columns-repeated="2"/>
          <table:table-cell table:formula="of:=[.A15]+[.O15]+[.AC15]" office:value-type="float" office:value="93.1" calcext:value-type="float">
            <text:p>93.1</text:p>
          </table:table-cell>
          <table:table-cell table:formula="of:=[.B15]+[.P15]+[.AD15]" office:value-type="float" office:value="558.387" calcext:value-type="float">
            <text:p>558.387</text:p>
          </table:table-cell>
          <table:table-cell table:formula="of:=[.C15]+[.Q15]+[.AE15]" office:value-type="float" office:value="3314.371" calcext:value-type="float">
            <text:p>3314.371</text:p>
          </table:table-cell>
          <table:table-cell table:formula="of:=[.D15]+[.R15]+[.AF15]" office:value-type="float" office:value="91" calcext:value-type="float">
            <text:p>91</text:p>
          </table:table-cell>
          <table:table-cell table:formula="of:=[.E15]+[.S15]+[.AG15]" office:value-type="float" office:value="564.512" calcext:value-type="float">
            <text:p>564.512</text:p>
          </table:table-cell>
          <table:table-cell table:formula="of:=[.F15]+[.T15]+[.AH15]" office:value-type="float" office:value="3328.332" calcext:value-type="float">
            <text:p>3328.332</text:p>
          </table:table-cell>
          <table:table-cell table:formula="of:=[.G15]+[.U15]+[.AI15]" office:value-type="float" office:value="93" calcext:value-type="float">
            <text:p>93</text:p>
          </table:table-cell>
          <table:table-cell table:formula="of:=[.H15]+[.V15]+[.AJ15]" office:value-type="float" office:value="586.153" calcext:value-type="float">
            <text:p>586.153</text:p>
          </table:table-cell>
          <table:table-cell table:formula="of:=[.I15]+[.W15]+[.AK15]" office:value-type="float" office:value="3346.793" calcext:value-type="float">
            <text:p>3346.793</text:p>
          </table:table-cell>
          <table:table-cell table:formula="of:=AVERAGE([.AQ15];[.AT15];[.AW15])" office:value-type="float" office:value="92.3666666666667" calcext:value-type="float">
            <text:p>92.3666666666667</text:p>
          </table:table-cell>
          <table:table-cell table:formula="of:=AVERAGE([.AR15];[.AU15];[.AX15])" office:value-type="float" office:value="569.684" calcext:value-type="float">
            <text:p>569.684</text:p>
          </table:table-cell>
          <table:table-cell table:formula="of:=AVERAGE([.AS15];[.AV15];[.AY15])" office:value-type="float" office:value="3329.832" calcext:value-type="float">
            <text:p>3329.832</text:p>
          </table:table-cell>
          <table:table-cell table:number-columns-repeated="2"/>
          <table:table-cell table:formula="of:=[.CG15]-[.BS15]" office:value-type="float" office:value="4" calcext:value-type="float">
            <text:p>4</text:p>
          </table:table-cell>
          <table:table-cell table:formula="of:=[.CH15]-[.BT15]" office:value-type="float" office:value="48.316" calcext:value-type="float">
            <text:p>48.316</text:p>
          </table:table-cell>
          <table:table-cell table:formula="of:=[.CI15]-[.BU15]" office:value-type="float" office:value="185.89" calcext:value-type="float">
            <text:p>185.89</text:p>
          </table:table-cell>
          <table:table-cell table:formula="of:=[.CJ15]-[.BV15]" office:value-type="float" office:value="5" calcext:value-type="float">
            <text:p>5</text:p>
          </table:table-cell>
          <table:table-cell table:formula="of:=[.CK15]-[.BW15]" office:value-type="float" office:value="48.644" calcext:value-type="float">
            <text:p>48.644</text:p>
          </table:table-cell>
          <table:table-cell table:formula="of:=[.CL15]-[.BX15]" office:value-type="float" office:value="186.516" calcext:value-type="float">
            <text:p>186.516</text:p>
          </table:table-cell>
          <table:table-cell table:formula="of:=[.CM15]-[.BY15]" office:value-type="float" office:value="10" calcext:value-type="float">
            <text:p>10</text:p>
          </table:table-cell>
          <table:table-cell table:formula="of:=[.CN15]-[.BZ15]" office:value-type="float" office:value="49.269" calcext:value-type="float">
            <text:p>49.269</text:p>
          </table:table-cell>
          <table:table-cell table:formula="of:=[.CO15]-[.CA15]" office:value-type="float" office:value="186.598" calcext:value-type="float">
            <text:p>186.598</text:p>
          </table:table-cell>
          <table:table-cell table:formula="of:=AVERAGE([.BE15];[.BH15];[.BK15])" office:value-type="float" office:value="6.33333333333333" calcext:value-type="float">
            <text:p>6.33333333333333</text:p>
          </table:table-cell>
          <table:table-cell table:formula="of:=AVERAGE([.BF15];[.BI15];[.BL15])" office:value-type="float" office:value="48.743" calcext:value-type="float">
            <text:p>48.743</text:p>
          </table:table-cell>
          <table:table-cell table:formula="of:=AVERAGE([.BG15];[.BJ15];[.BM15])" office:value-type="float" office:value="186.334666666667" calcext:value-type="float">
            <text:p>186.33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.094" calcext:value-type="float">
            <text:p>200.094</text:p>
          </table:table-cell>
          <table:table-cell office:value-type="float" office:value="2596.84" calcext:value-type="float">
            <text:p>2596.84</text:p>
          </table:table-cell>
          <table:table-cell office:value-type="float" office:value="0" calcext:value-type="float">
            <text:p>0</text:p>
          </table:table-cell>
          <table:table-cell office:value-type="float" office:value="137.145" calcext:value-type="float">
            <text:p>137.145</text:p>
          </table:table-cell>
          <table:table-cell office:value-type="float" office:value="1942.312" calcext:value-type="float">
            <text:p>1942.312</text:p>
          </table:table-cell>
          <table:table-cell office:value-type="float" office:value="33.7" calcext:value-type="float">
            <text:p>33.7</text:p>
          </table:table-cell>
          <table:table-cell office:value-type="float" office:value="187.301" calcext:value-type="float">
            <text:p>187.301</text:p>
          </table:table-cell>
          <table:table-cell office:value-type="float" office:value="2598.066" calcext:value-type="float">
            <text:p>2598.066</text:p>
          </table:table-cell>
          <table:table-cell table:formula="of:=AVERAGE([.BS15];[.BV15];[.BY15])" office:value-type="float" office:value="11.2333333333333" calcext:value-type="float">
            <text:p>11.2333333333333</text:p>
          </table:table-cell>
          <table:table-cell table:formula="of:=AVERAGE([.BT15];[.BW15];[.BZ15])" office:value-type="float" office:value="174.846666666667" calcext:value-type="float">
            <text:p>174.846666666667</text:p>
          </table:table-cell>
          <table:table-cell table:formula="of:=AVERAGE([.BU15];[.BX15];[.CA15])" office:value-type="float" office:value="2379.07266666667" calcext:value-type="float">
            <text:p>2379.072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8.41" calcext:value-type="float">
            <text:p>248.41</text:p>
          </table:table-cell>
          <table:table-cell office:value-type="float" office:value="2782.73" calcext:value-type="float">
            <text:p>2782.73</text:p>
          </table:table-cell>
          <table:table-cell office:value-type="float" office:value="5" calcext:value-type="float">
            <text:p>5</text:p>
          </table:table-cell>
          <table:table-cell office:value-type="float" office:value="185.789" calcext:value-type="float">
            <text:p>185.789</text:p>
          </table:table-cell>
          <table:table-cell office:value-type="float" office:value="2128.828" calcext:value-type="float">
            <text:p>2128.828</text:p>
          </table:table-cell>
          <table:table-cell office:value-type="float" office:value="43.7" calcext:value-type="float">
            <text:p>43.7</text:p>
          </table:table-cell>
          <table:table-cell office:value-type="float" office:value="236.57" calcext:value-type="float">
            <text:p>236.57</text:p>
          </table:table-cell>
          <table:table-cell office:value-type="float" office:value="2784.664" calcext:value-type="float">
            <text:p>2784.664</text:p>
          </table:table-cell>
          <table:table-cell table:formula="of:=AVERAGE([.CG15];[.CJ15];[.CM15])" office:value-type="float" office:value="17.5666666666667" calcext:value-type="float">
            <text:p>17.5666666666667</text:p>
          </table:table-cell>
          <table:table-cell table:formula="of:=AVERAGE([.CH15];[.CK15];[.CN15])" office:value-type="float" office:value="223.589666666667" calcext:value-type="float">
            <text:p>223.589666666667</text:p>
          </table:table-cell>
          <table:table-cell table:formula="of:=AVERAGE([.CI15];[.CL15];[.CO15])" office:value-type="float" office:value="2565.40733333333" calcext:value-type="float">
            <text:p>2565.40733333333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88.863" calcext:value-type="float">
            <text:p>288.86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31.7" calcext:value-type="float">
            <text:p>31.7</text:p>
          </table:table-cell>
          <table:table-cell office:value-type="float" office:value="295.379" calcext:value-type="float">
            <text:p>295.37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3.7" calcext:value-type="float">
            <text:p>33.7</text:p>
          </table:table-cell>
          <table:table-cell office:value-type="float" office:value="316.797" calcext:value-type="float">
            <text:p>316.797</text:p>
          </table:table-cell>
          <table:table-cell office:value-type="float" office:value="644.523" calcext:value-type="float">
            <text:p>644.523</text:p>
          </table:table-cell>
          <table:table-cell table:formula="of:=AVERAGE([.A16];[.D16];[.G16])" office:value-type="float" office:value="33.0333333333333" calcext:value-type="float">
            <text:p>33.0333333333333</text:p>
          </table:table-cell>
          <table:table-cell table:formula="of:=AVERAGE([.B16];[.E16];[.H16])" office:value-type="float" office:value="300.346333333333" calcext:value-type="float">
            <text:p>300.346333333333</text:p>
          </table:table-cell>
          <table:table-cell table:formula="of:=AVERAGE([.C16];[.F16];[.I16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6];[.R16];[.U16])" office:value-type="float" office:value="26.7333333333333" calcext:value-type="float">
            <text:p>26.7333333333333</text:p>
          </table:table-cell>
          <table:table-cell table:formula="of:=AVERAGE([.P16];[.S16];[.V16])" office:value-type="float" office:value="35.145" calcext:value-type="float">
            <text:p>35.145</text:p>
          </table:table-cell>
          <table:table-cell table:formula="of:=AVERAGE([.Q16];[.T16];[.W16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35.7" calcext:value-type="float">
            <text:p>35.7</text:p>
          </table:table-cell>
          <table:table-cell office:value-type="float" office:value="242.801" calcext:value-type="float">
            <text:p>242.801</text:p>
          </table:table-cell>
          <table:table-cell office:value-type="float" office:value="2625.184" calcext:value-type="float">
            <text:p>2625.184</text:p>
          </table:table-cell>
          <table:table-cell office:value-type="float" office:value="33.7" calcext:value-type="float">
            <text:p>33.7</text:p>
          </table:table-cell>
          <table:table-cell office:value-type="float" office:value="242.77" calcext:value-type="float">
            <text:p>242.77</text:p>
          </table:table-cell>
          <table:table-cell office:value-type="float" office:value="2625.145" calcext:value-type="float">
            <text:p>2625.145</text:p>
          </table:table-cell>
          <table:table-cell table:formula="of:=AVERAGE([.AC16];[.AF16];[.AI16])" office:value-type="float" office:value="34.7" calcext:value-type="float">
            <text:p>34.7</text:p>
          </table:table-cell>
          <table:table-cell table:formula="of:=AVERAGE([.AD16];[.AG16];[.AJ16])" office:value-type="float" office:value="242.844" calcext:value-type="float">
            <text:p>242.844</text:p>
          </table:table-cell>
          <table:table-cell table:formula="of:=AVERAGE([.AE16];[.AH16];[.AK16])" office:value-type="float" office:value="2625.184" calcext:value-type="float">
            <text:p>2625.184</text:p>
          </table:table-cell>
          <table:table-cell table:number-columns-repeated="2"/>
          <table:table-cell table:formula="of:=[.A16]+[.O16]+[.AC16]" office:value-type="float" office:value="95.2" calcext:value-type="float">
            <text:p>95.2</text:p>
          </table:table-cell>
          <table:table-cell table:formula="of:=[.B16]+[.P16]+[.AD16]" office:value-type="float" office:value="566.969" calcext:value-type="float">
            <text:p>566.969</text:p>
          </table:table-cell>
          <table:table-cell table:formula="of:=[.C16]+[.Q16]+[.AE16]" office:value-type="float" office:value="3322.633" calcext:value-type="float">
            <text:p>3322.633</text:p>
          </table:table-cell>
          <table:table-cell table:formula="of:=[.D16]+[.R16]+[.AF16]" office:value-type="float" office:value="94.1" calcext:value-type="float">
            <text:p>94.1</text:p>
          </table:table-cell>
          <table:table-cell table:formula="of:=[.E16]+[.S16]+[.AG16]" office:value-type="float" office:value="573.325" calcext:value-type="float">
            <text:p>573.325</text:p>
          </table:table-cell>
          <table:table-cell table:formula="of:=[.F16]+[.T16]+[.AH16]" office:value-type="float" office:value="3336.332" calcext:value-type="float">
            <text:p>3336.332</text:p>
          </table:table-cell>
          <table:table-cell table:formula="of:=[.G16]+[.U16]+[.AI16]" office:value-type="float" office:value="94.1" calcext:value-type="float">
            <text:p>94.1</text:p>
          </table:table-cell>
          <table:table-cell table:formula="of:=[.H16]+[.V16]+[.AJ16]" office:value-type="float" office:value="594.712" calcext:value-type="float">
            <text:p>594.712</text:p>
          </table:table-cell>
          <table:table-cell table:formula="of:=[.I16]+[.W16]+[.AK16]" office:value-type="float" office:value="3354.793" calcext:value-type="float">
            <text:p>3354.793</text:p>
          </table:table-cell>
          <table:table-cell table:formula="of:=AVERAGE([.AQ16];[.AT16];[.AW16])" office:value-type="float" office:value="94.4666666666667" calcext:value-type="float">
            <text:p>94.4666666666667</text:p>
          </table:table-cell>
          <table:table-cell table:formula="of:=AVERAGE([.AR16];[.AU16];[.AX16])" office:value-type="float" office:value="578.335333333333" calcext:value-type="float">
            <text:p>578.335333333333</text:p>
          </table:table-cell>
          <table:table-cell table:formula="of:=AVERAGE([.AS16];[.AV16];[.AY16])" office:value-type="float" office:value="3337.91933333333" calcext:value-type="float">
            <text:p>3337.91933333333</text:p>
          </table:table-cell>
          <table:table-cell table:number-columns-repeated="2"/>
          <table:table-cell table:formula="of:=[.CG16]-[.BS16]" office:value-type="float" office:value="8.8" calcext:value-type="float">
            <text:p>8.8</text:p>
          </table:table-cell>
          <table:table-cell table:formula="of:=[.CH16]-[.BT16]" office:value-type="float" office:value="49.61" calcext:value-type="float">
            <text:p>49.61</text:p>
          </table:table-cell>
          <table:table-cell table:formula="of:=[.CI16]-[.BU16]" office:value-type="float" office:value="186.832" calcext:value-type="float">
            <text:p>186.832</text:p>
          </table:table-cell>
          <table:table-cell table:formula="of:=[.CJ16]-[.BV16]" office:value-type="float" office:value="9.8" calcext:value-type="float">
            <text:p>9.8</text:p>
          </table:table-cell>
          <table:table-cell table:formula="of:=[.CK16]-[.BW16]" office:value-type="float" office:value="49.602" calcext:value-type="float">
            <text:p>49.602</text:p>
          </table:table-cell>
          <table:table-cell table:formula="of:=[.CL16]-[.BX16]" office:value-type="float" office:value="187.242" calcext:value-type="float">
            <text:p>187.242</text:p>
          </table:table-cell>
          <table:table-cell table:formula="of:=[.CM16]-[.BY16]" office:value-type="float" office:value="7.1" calcext:value-type="float">
            <text:p>7.1</text:p>
          </table:table-cell>
          <table:table-cell table:formula="of:=[.CN16]-[.BZ16]" office:value-type="float" office:value="49.551" calcext:value-type="float">
            <text:p>49.551</text:p>
          </table:table-cell>
          <table:table-cell table:formula="of:=[.CO16]-[.CA16]" office:value-type="float" office:value="187.031" calcext:value-type="float">
            <text:p>187.031</text:p>
          </table:table-cell>
          <table:table-cell table:formula="of:=AVERAGE([.BE16];[.BH16];[.BK16])" office:value-type="float" office:value="8.56666666666667" calcext:value-type="float">
            <text:p>8.56666666666667</text:p>
          </table:table-cell>
          <table:table-cell table:formula="of:=AVERAGE([.BF16];[.BI16];[.BL16])" office:value-type="float" office:value="49.5876666666667" calcext:value-type="float">
            <text:p>49.5876666666667</text:p>
          </table:table-cell>
          <table:table-cell table:formula="of:=AVERAGE([.BG16];[.BJ16];[.BM16])" office:value-type="float" office:value="187.035" calcext:value-type="float">
            <text:p>187.035</text:p>
          </table:table-cell>
          <table:table-cell table:number-columns-repeated="2"/>
          <table:table-cell office:value-type="float" office:value="33.7" calcext:value-type="float">
            <text:p>33.7</text:p>
          </table:table-cell>
          <table:table-cell office:value-type="float" office:value="139.734" calcext:value-type="float">
            <text:p>139.734</text:p>
          </table:table-cell>
          <table:table-cell office:value-type="float" office:value="1944.414" calcext:value-type="float">
            <text:p>1944.414</text:p>
          </table:table-cell>
          <table:table-cell office:value-type="float" office:value="0" calcext:value-type="float">
            <text:p>0</text:p>
          </table:table-cell>
          <table:table-cell office:value-type="float" office:value="172.312" calcext:value-type="float">
            <text:p>172.312</text:p>
          </table:table-cell>
          <table:table-cell office:value-type="float" office:value="2590.051" calcext:value-type="float">
            <text:p>2590.051</text:p>
          </table:table-cell>
          <table:table-cell office:value-type="float" office:value="51.4" calcext:value-type="float">
            <text:p>51.4</text:p>
          </table:table-cell>
          <table:table-cell office:value-type="float" office:value="139.57" calcext:value-type="float">
            <text:p>139.57</text:p>
          </table:table-cell>
          <table:table-cell office:value-type="float" office:value="1944.465" calcext:value-type="float">
            <text:p>1944.465</text:p>
          </table:table-cell>
          <table:table-cell table:formula="of:=AVERAGE([.BS16];[.BV16];[.BY16])" office:value-type="float" office:value="28.3666666666667" calcext:value-type="float">
            <text:p>28.3666666666667</text:p>
          </table:table-cell>
          <table:table-cell table:formula="of:=AVERAGE([.BT16];[.BW16];[.BZ16])" office:value-type="float" office:value="150.538666666667" calcext:value-type="float">
            <text:p>150.538666666667</text:p>
          </table:table-cell>
          <table:table-cell table:formula="of:=AVERAGE([.BU16];[.BX16];[.CA16])" office:value-type="float" office:value="2159.64333333333" calcext:value-type="float">
            <text:p>2159.64333333333</text:p>
          </table:table-cell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189.344" calcext:value-type="float">
            <text:p>189.344</text:p>
          </table:table-cell>
          <table:table-cell office:value-type="float" office:value="2131.246" calcext:value-type="float">
            <text:p>2131.246</text:p>
          </table:table-cell>
          <table:table-cell office:value-type="float" office:value="9.8" calcext:value-type="float">
            <text:p>9.8</text:p>
          </table:table-cell>
          <table:table-cell office:value-type="float" office:value="221.914" calcext:value-type="float">
            <text:p>221.914</text:p>
          </table:table-cell>
          <table:table-cell office:value-type="float" office:value="2777.293" calcext:value-type="float">
            <text:p>2777.293</text:p>
          </table:table-cell>
          <table:table-cell office:value-type="float" office:value="58.5" calcext:value-type="float">
            <text:p>58.5</text:p>
          </table:table-cell>
          <table:table-cell office:value-type="float" office:value="189.121" calcext:value-type="float">
            <text:p>189.121</text:p>
          </table:table-cell>
          <table:table-cell office:value-type="float" office:value="2131.496" calcext:value-type="float">
            <text:p>2131.496</text:p>
          </table:table-cell>
          <table:table-cell table:formula="of:=AVERAGE([.CG16];[.CJ16];[.CM16])" office:value-type="float" office:value="36.9333333333333" calcext:value-type="float">
            <text:p>36.9333333333333</text:p>
          </table:table-cell>
          <table:table-cell table:formula="of:=AVERAGE([.CH16];[.CK16];[.CN16])" office:value-type="float" office:value="200.126333333333" calcext:value-type="float">
            <text:p>200.126333333333</text:p>
          </table:table-cell>
          <table:table-cell table:formula="of:=AVERAGE([.CI16];[.CL16];[.CO16])" office:value-type="float" office:value="2346.67833333333" calcext:value-type="float">
            <text:p>2346.6783333333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89.812" calcext:value-type="float">
            <text:p>289.812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34.7" calcext:value-type="float">
            <text:p>34.7</text:p>
          </table:table-cell>
          <table:table-cell office:value-type="float" office:value="295.48" calcext:value-type="float">
            <text:p>295.4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1.7" calcext:value-type="float">
            <text:p>31.7</text:p>
          </table:table-cell>
          <table:table-cell office:value-type="float" office:value="317.684" calcext:value-type="float">
            <text:p>317.684</text:p>
          </table:table-cell>
          <table:table-cell office:value-type="float" office:value="644.523" calcext:value-type="float">
            <text:p>644.523</text:p>
          </table:table-cell>
          <table:table-cell table:formula="of:=AVERAGE([.A17];[.D17];[.G17])" office:value-type="float" office:value="33" calcext:value-type="float">
            <text:p>33</text:p>
          </table:table-cell>
          <table:table-cell table:formula="of:=AVERAGE([.B17];[.E17];[.H17])" office:value-type="float" office:value="300.992" calcext:value-type="float">
            <text:p>300.992</text:p>
          </table:table-cell>
          <table:table-cell table:formula="of:=AVERAGE([.C17];[.F17];[.I17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8" calcext:value-type="float">
            <text:p>24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17];[.R17];[.U17])" office:value-type="float" office:value="25.4" calcext:value-type="float">
            <text:p>25.4</text:p>
          </table:table-cell>
          <table:table-cell table:formula="of:=AVERAGE([.P17];[.S17];[.V17])" office:value-type="float" office:value="35.145" calcext:value-type="float">
            <text:p>35.145</text:p>
          </table:table-cell>
          <table:table-cell table:formula="of:=AVERAGE([.Q17];[.T17];[.W17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5.6" calcext:value-type="float">
            <text:p>35.6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2627.223" calcext:value-type="float">
            <text:p>2627.223</text:p>
          </table:table-cell>
          <table:table-cell office:value-type="float" office:value="34.7" calcext:value-type="float">
            <text:p>34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4.7" calcext:value-type="float">
            <text:p>34.7</text:p>
          </table:table-cell>
          <table:table-cell office:value-type="float" office:value="248.77" calcext:value-type="float">
            <text:p>248.77</text:p>
          </table:table-cell>
          <table:table-cell office:value-type="float" office:value="2631.145" calcext:value-type="float">
            <text:p>2631.145</text:p>
          </table:table-cell>
          <table:table-cell table:formula="of:=AVERAGE([.AC17];[.AF17];[.AI17])" office:value-type="float" office:value="35" calcext:value-type="float">
            <text:p>35</text:p>
          </table:table-cell>
          <table:table-cell table:formula="of:=AVERAGE([.AD17];[.AG17];[.AJ17])" office:value-type="float" office:value="248.177333333333" calcext:value-type="float">
            <text:p>248.177333333333</text:p>
          </table:table-cell>
          <table:table-cell table:formula="of:=AVERAGE([.AE17];[.AH17];[.AK17])" office:value-type="float" office:value="2630.51733333333" calcext:value-type="float">
            <text:p>2630.51733333333</text:p>
          </table:table-cell>
          <table:table-cell table:number-columns-repeated="2"/>
          <table:table-cell table:formula="of:=[.A17]+[.O17]+[.AC17]" office:value-type="float" office:value="93.9" calcext:value-type="float">
            <text:p>93.9</text:p>
          </table:table-cell>
          <table:table-cell table:formula="of:=[.B17]+[.P17]+[.AD17]" office:value-type="float" office:value="569.918" calcext:value-type="float">
            <text:p>569.918</text:p>
          </table:table-cell>
          <table:table-cell table:formula="of:=[.C17]+[.Q17]+[.AE17]" office:value-type="float" office:value="3324.371" calcext:value-type="float">
            <text:p>3324.371</text:p>
          </table:table-cell>
          <table:table-cell table:formula="of:=[.D17]+[.R17]+[.AF17]" office:value-type="float" office:value="95.1" calcext:value-type="float">
            <text:p>95.1</text:p>
          </table:table-cell>
          <table:table-cell table:formula="of:=[.E17]+[.S17]+[.AG17]" office:value-type="float" office:value="581.426" calcext:value-type="float">
            <text:p>581.426</text:p>
          </table:table-cell>
          <table:table-cell table:formula="of:=[.F17]+[.T17]+[.AH17]" office:value-type="float" office:value="3344.332" calcext:value-type="float">
            <text:p>3344.332</text:p>
          </table:table-cell>
          <table:table-cell table:formula="of:=[.G17]+[.U17]+[.AI17]" office:value-type="float" office:value="91.2" calcext:value-type="float">
            <text:p>91.2</text:p>
          </table:table-cell>
          <table:table-cell table:formula="of:=[.H17]+[.V17]+[.AJ17]" office:value-type="float" office:value="601.599" calcext:value-type="float">
            <text:p>601.599</text:p>
          </table:table-cell>
          <table:table-cell table:formula="of:=[.I17]+[.W17]+[.AK17]" office:value-type="float" office:value="3361.055" calcext:value-type="float">
            <text:p>3361.055</text:p>
          </table:table-cell>
          <table:table-cell table:formula="of:=AVERAGE([.AQ17];[.AT17];[.AW17])" office:value-type="float" office:value="93.4" calcext:value-type="float">
            <text:p>93.4</text:p>
          </table:table-cell>
          <table:table-cell table:formula="of:=AVERAGE([.AR17];[.AU17];[.AX17])" office:value-type="float" office:value="584.314333333333" calcext:value-type="float">
            <text:p>584.314333333333</text:p>
          </table:table-cell>
          <table:table-cell table:formula="of:=AVERAGE([.AS17];[.AV17];[.AY17])" office:value-type="float" office:value="3343.25266666667" calcext:value-type="float">
            <text:p>3343.25266666667</text:p>
          </table:table-cell>
          <table:table-cell table:number-columns-repeated="2"/>
          <table:table-cell table:formula="of:=[.CG17]-[.BS17]" office:value-type="float" office:value="9.9" calcext:value-type="float">
            <text:p>9.9</text:p>
          </table:table-cell>
          <table:table-cell table:formula="of:=[.CH17]-[.BT17]" office:value-type="float" office:value="49.868" calcext:value-type="float">
            <text:p>49.868</text:p>
          </table:table-cell>
          <table:table-cell table:formula="of:=[.CI17]-[.BU17]" office:value-type="float" office:value="187.039" calcext:value-type="float">
            <text:p>187.039</text:p>
          </table:table-cell>
          <table:table-cell table:formula="of:=[.CJ17]-[.BV17]" office:value-type="float" office:value="7.8" calcext:value-type="float">
            <text:p>7.8</text:p>
          </table:table-cell>
          <table:table-cell table:formula="of:=[.CK17]-[.BW17]" office:value-type="float" office:value="50.277" calcext:value-type="float">
            <text:p>50.277</text:p>
          </table:table-cell>
          <table:table-cell table:formula="of:=[.CL17]-[.BX17]" office:value-type="float" office:value="187.16" calcext:value-type="float">
            <text:p>187.16</text:p>
          </table:table-cell>
          <table:table-cell table:formula="of:=[.CM17]-[.BY17]" office:value-type="float" office:value="7.1" calcext:value-type="float">
            <text:p>7.1</text:p>
          </table:table-cell>
          <table:table-cell table:formula="of:=[.CN17]-[.BZ17]" office:value-type="float" office:value="49.95" calcext:value-type="float">
            <text:p>49.95</text:p>
          </table:table-cell>
          <table:table-cell table:formula="of:=[.CO17]-[.CA17]" office:value-type="float" office:value="187.117" calcext:value-type="float">
            <text:p>187.117</text:p>
          </table:table-cell>
          <table:table-cell table:formula="of:=AVERAGE([.BE17];[.BH17];[.BK17])" office:value-type="float" office:value="8.26666666666667" calcext:value-type="float">
            <text:p>8.26666666666667</text:p>
          </table:table-cell>
          <table:table-cell table:formula="of:=AVERAGE([.BF17];[.BI17];[.BL17])" office:value-type="float" office:value="50.0316666666667" calcext:value-type="float">
            <text:p>50.0316666666667</text:p>
          </table:table-cell>
          <table:table-cell table:formula="of:=AVERAGE([.BG17];[.BJ17];[.BM17])" office:value-type="float" office:value="187.105333333333" calcext:value-type="float">
            <text:p>187.105333333333</text:p>
          </table:table-cell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204.07" calcext:value-type="float">
            <text:p>204.07</text:p>
          </table:table-cell>
          <table:table-cell office:value-type="float" office:value="2597.027" calcext:value-type="float">
            <text:p>2597.027</text:p>
          </table:table-cell>
          <table:table-cell office:value-type="float" office:value="13.8" calcext:value-type="float">
            <text:p>13.8</text:p>
          </table:table-cell>
          <table:table-cell office:value-type="float" office:value="201.137" calcext:value-type="float">
            <text:p>201.137</text:p>
          </table:table-cell>
          <table:table-cell office:value-type="float" office:value="2595.043" calcext:value-type="float">
            <text:p>2595.043</text:p>
          </table:table-cell>
          <table:table-cell office:value-type="float" office:value="44.4" calcext:value-type="float">
            <text:p>44.4</text:p>
          </table:table-cell>
          <table:table-cell office:value-type="float" office:value="200.238" calcext:value-type="float">
            <text:p>200.238</text:p>
          </table:table-cell>
          <table:table-cell office:value-type="float" office:value="2595.078" calcext:value-type="float">
            <text:p>2595.078</text:p>
          </table:table-cell>
          <table:table-cell table:formula="of:=AVERAGE([.BS17];[.BV17];[.BY17])" office:value-type="float" office:value="24.0333333333333" calcext:value-type="float">
            <text:p>24.0333333333333</text:p>
          </table:table-cell>
          <table:table-cell table:formula="of:=AVERAGE([.BT17];[.BW17];[.BZ17])" office:value-type="float" office:value="201.815" calcext:value-type="float">
            <text:p>201.815</text:p>
          </table:table-cell>
          <table:table-cell table:formula="of:=AVERAGE([.BU17];[.BX17];[.CA17])" office:value-type="float" office:value="2595.716" calcext:value-type="float">
            <text:p>2595.716</text:p>
          </table:table-cell>
          <table:table-cell table:number-columns-repeated="2"/>
          <table:table-cell office:value-type="float" office:value="23.8" calcext:value-type="float">
            <text:p>23.8</text:p>
          </table:table-cell>
          <table:table-cell office:value-type="float" office:value="253.938" calcext:value-type="float">
            <text:p>253.938</text:p>
          </table:table-cell>
          <table:table-cell office:value-type="float" office:value="2784.066" calcext:value-type="float">
            <text:p>2784.066</text:p>
          </table:table-cell>
          <table:table-cell office:value-type="float" office:value="21.6" calcext:value-type="float">
            <text:p>21.6</text:p>
          </table:table-cell>
          <table:table-cell office:value-type="float" office:value="251.414" calcext:value-type="float">
            <text:p>251.414</text:p>
          </table:table-cell>
          <table:table-cell office:value-type="float" office:value="2782.203" calcext:value-type="float">
            <text:p>2782.203</text:p>
          </table:table-cell>
          <table:table-cell office:value-type="float" office:value="51.5" calcext:value-type="float">
            <text:p>51.5</text:p>
          </table:table-cell>
          <table:table-cell office:value-type="float" office:value="250.188" calcext:value-type="float">
            <text:p>250.188</text:p>
          </table:table-cell>
          <table:table-cell office:value-type="float" office:value="2782.195" calcext:value-type="float">
            <text:p>2782.195</text:p>
          </table:table-cell>
          <table:table-cell table:formula="of:=AVERAGE([.CG17];[.CJ17];[.CM17])" office:value-type="float" office:value="32.3" calcext:value-type="float">
            <text:p>32.3</text:p>
          </table:table-cell>
          <table:table-cell table:formula="of:=AVERAGE([.CH17];[.CK17];[.CN17])" office:value-type="float" office:value="251.846666666667" calcext:value-type="float">
            <text:p>251.846666666667</text:p>
          </table:table-cell>
          <table:table-cell table:formula="of:=AVERAGE([.CI17];[.CL17];[.CO17])" office:value-type="float" office:value="2782.82133333333" calcext:value-type="float">
            <text:p>2782.8213333333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90.043" calcext:value-type="float">
            <text:p>290.04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31.7" calcext:value-type="float">
            <text:p>31.7</text:p>
          </table:table-cell>
          <table:table-cell office:value-type="float" office:value="295.734" calcext:value-type="float">
            <text:p>295.734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3.7" calcext:value-type="float">
            <text:p>33.7</text:p>
          </table:table-cell>
          <table:table-cell office:value-type="float" office:value="318.391" calcext:value-type="float">
            <text:p>318.391</text:p>
          </table:table-cell>
          <table:table-cell office:value-type="float" office:value="644.523" calcext:value-type="float">
            <text:p>644.523</text:p>
          </table:table-cell>
          <table:table-cell table:formula="of:=AVERAGE([.A18];[.D18];[.G18])" office:value-type="float" office:value="33" calcext:value-type="float">
            <text:p>33</text:p>
          </table:table-cell>
          <table:table-cell table:formula="of:=AVERAGE([.B18];[.E18];[.H18])" office:value-type="float" office:value="301.389333333333" calcext:value-type="float">
            <text:p>301.389333333333</text:p>
          </table:table-cell>
          <table:table-cell table:formula="of:=AVERAGE([.C18];[.F18];[.I18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8" calcext:value-type="float">
            <text:p>25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8];[.R18];[.U18])" office:value-type="float" office:value="25.7666666666667" calcext:value-type="float">
            <text:p>25.7666666666667</text:p>
          </table:table-cell>
          <table:table-cell table:formula="of:=AVERAGE([.P18];[.S18];[.V18])" office:value-type="float" office:value="35.2293333333333" calcext:value-type="float">
            <text:p>35.2293333333333</text:p>
          </table:table-cell>
          <table:table-cell table:formula="of:=AVERAGE([.Q18];[.T18];[.W18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35.7" calcext:value-type="float">
            <text:p>35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2.7" calcext:value-type="float">
            <text:p>32.7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18];[.AF18];[.AI18])" office:value-type="float" office:value="34.7" calcext:value-type="float">
            <text:p>34.7</text:p>
          </table:table-cell>
          <table:table-cell table:formula="of:=AVERAGE([.AD18];[.AG18];[.AJ18])" office:value-type="float" office:value="250.177333333333" calcext:value-type="float">
            <text:p>250.177333333333</text:p>
          </table:table-cell>
          <table:table-cell table:formula="of:=AVERAGE([.AE18];[.AH18];[.AK18])" office:value-type="float" office:value="2632.51733333333" calcext:value-type="float">
            <text:p>2632.51733333333</text:p>
          </table:table-cell>
          <table:table-cell table:number-columns-repeated="2"/>
          <table:table-cell table:formula="of:=[.A18]+[.O18]+[.AC18]" office:value-type="float" office:value="95.1" calcext:value-type="float">
            <text:p>95.1</text:p>
          </table:table-cell>
          <table:table-cell table:formula="of:=[.B18]+[.P18]+[.AD18]" office:value-type="float" office:value="574.402" calcext:value-type="float">
            <text:p>574.402</text:p>
          </table:table-cell>
          <table:table-cell table:formula="of:=[.C18]+[.Q18]+[.AE18]" office:value-type="float" office:value="3328.633" calcext:value-type="float">
            <text:p>3328.633</text:p>
          </table:table-cell>
          <table:table-cell table:formula="of:=[.D18]+[.R18]+[.AF18]" office:value-type="float" office:value="93.1" calcext:value-type="float">
            <text:p>93.1</text:p>
          </table:table-cell>
          <table:table-cell table:formula="of:=[.E18]+[.S18]+[.AG18]" office:value-type="float" office:value="581.68" calcext:value-type="float">
            <text:p>581.68</text:p>
          </table:table-cell>
          <table:table-cell table:formula="of:=[.F18]+[.T18]+[.AH18]" office:value-type="float" office:value="3344.332" calcext:value-type="float">
            <text:p>3344.332</text:p>
          </table:table-cell>
          <table:table-cell table:formula="of:=[.G18]+[.U18]+[.AI18]" office:value-type="float" office:value="92.2" calcext:value-type="float">
            <text:p>92.2</text:p>
          </table:table-cell>
          <table:table-cell table:formula="of:=[.H18]+[.V18]+[.AJ18]" office:value-type="float" office:value="604.306" calcext:value-type="float">
            <text:p>604.306</text:p>
          </table:table-cell>
          <table:table-cell table:formula="of:=[.I18]+[.W18]+[.AK18]" office:value-type="float" office:value="3362.793" calcext:value-type="float">
            <text:p>3362.793</text:p>
          </table:table-cell>
          <table:table-cell table:formula="of:=AVERAGE([.AQ18];[.AT18];[.AW18])" office:value-type="float" office:value="93.4666666666667" calcext:value-type="float">
            <text:p>93.4666666666667</text:p>
          </table:table-cell>
          <table:table-cell table:formula="of:=AVERAGE([.AR18];[.AU18];[.AX18])" office:value-type="float" office:value="586.796" calcext:value-type="float">
            <text:p>586.796</text:p>
          </table:table-cell>
          <table:table-cell table:formula="of:=AVERAGE([.AS18];[.AV18];[.AY18])" office:value-type="float" office:value="3345.25266666667" calcext:value-type="float">
            <text:p>3345.25266666667</text:p>
          </table:table-cell>
          <table:table-cell table:number-columns-repeated="2"/>
          <table:table-cell table:formula="of:=[.CG18]-[.BS18]" office:value-type="float" office:value="5.9" calcext:value-type="float">
            <text:p>5.9</text:p>
          </table:table-cell>
          <table:table-cell table:formula="of:=[.CH18]-[.BT18]" office:value-type="float" office:value="50.246" calcext:value-type="float">
            <text:p>50.246</text:p>
          </table:table-cell>
          <table:table-cell table:formula="of:=[.CI18]-[.BU18]" office:value-type="float" office:value="187.137" calcext:value-type="float">
            <text:p>187.137</text:p>
          </table:table-cell>
          <table:table-cell table:formula="of:=[.CJ18]-[.BV18]" office:value-type="float" office:value="6.90000000000001" calcext:value-type="float">
            <text:p>6.90000000000001</text:p>
          </table:table-cell>
          <table:table-cell table:formula="of:=[.CK18]-[.BW18]" office:value-type="float" office:value="50.277" calcext:value-type="float">
            <text:p>50.277</text:p>
          </table:table-cell>
          <table:table-cell table:formula="of:=[.CL18]-[.BX18]" office:value-type="float" office:value="187.187" calcext:value-type="float">
            <text:p>187.187</text:p>
          </table:table-cell>
          <table:table-cell table:formula="of:=[.CM18]-[.BY18]" office:value-type="float" office:value="8.9" calcext:value-type="float">
            <text:p>8.9</text:p>
          </table:table-cell>
          <table:table-cell table:formula="of:=[.CN18]-[.BZ18]" office:value-type="float" office:value="47.949" calcext:value-type="float">
            <text:p>47.949</text:p>
          </table:table-cell>
          <table:table-cell table:formula="of:=[.CO18]-[.CA18]" office:value-type="float" office:value="185.145" calcext:value-type="float">
            <text:p>185.145</text:p>
          </table:table-cell>
          <table:table-cell table:formula="of:=AVERAGE([.BE18];[.BH18];[.BK18])" office:value-type="float" office:value="7.23333333333333" calcext:value-type="float">
            <text:p>7.23333333333333</text:p>
          </table:table-cell>
          <table:table-cell table:formula="of:=AVERAGE([.BF18];[.BI18];[.BL18])" office:value-type="float" office:value="49.4906666666667" calcext:value-type="float">
            <text:p>49.4906666666667</text:p>
          </table:table-cell>
          <table:table-cell table:formula="of:=AVERAGE([.BG18];[.BJ18];[.BM18])" office:value-type="float" office:value="186.489666666667" calcext:value-type="float">
            <text:p>186.489666666667</text:p>
          </table:table-cell>
          <table:table-cell table:number-columns-repeated="2"/>
          <table:table-cell office:value-type="float" office:value="43.6" calcext:value-type="float">
            <text:p>43.6</text:p>
          </table:table-cell>
          <table:table-cell office:value-type="float" office:value="201.414" calcext:value-type="float">
            <text:p>201.414</text:p>
          </table:table-cell>
          <table:table-cell office:value-type="float" office:value="2595.051" calcext:value-type="float">
            <text:p>2595.051</text:p>
          </table:table-cell>
          <table:table-cell office:value-type="float" office:value="44.3" calcext:value-type="float">
            <text:p>44.3</text:p>
          </table:table-cell>
          <table:table-cell office:value-type="float" office:value="200.188" calcext:value-type="float">
            <text:p>200.188</text:p>
          </table:table-cell>
          <table:table-cell office:value-type="float" office:value="2597.051" calcext:value-type="float">
            <text:p>2597.051</text:p>
          </table:table-cell>
          <table:table-cell office:value-type="float" office:value="0" calcext:value-type="float">
            <text:p>0</text:p>
          </table:table-cell>
          <table:table-cell office:value-type="float" office:value="177.516" calcext:value-type="float">
            <text:p>177.516</text:p>
          </table:table-cell>
          <table:table-cell office:value-type="float" office:value="2591.957" calcext:value-type="float">
            <text:p>2591.957</text:p>
          </table:table-cell>
          <table:table-cell table:formula="of:=AVERAGE([.BS18];[.BV18];[.BY18])" office:value-type="float" office:value="29.3" calcext:value-type="float">
            <text:p>29.3</text:p>
          </table:table-cell>
          <table:table-cell table:formula="of:=AVERAGE([.BT18];[.BW18];[.BZ18])" office:value-type="float" office:value="193.039333333333" calcext:value-type="float">
            <text:p>193.039333333333</text:p>
          </table:table-cell>
          <table:table-cell table:formula="of:=AVERAGE([.BU18];[.BX18];[.CA18])" office:value-type="float" office:value="2594.68633333333" calcext:value-type="float">
            <text:p>2594.6863333333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office:value-type="float" office:value="251.66" calcext:value-type="float">
            <text:p>251.66</text:p>
          </table:table-cell>
          <table:table-cell office:value-type="float" office:value="2782.188" calcext:value-type="float">
            <text:p>2782.188</text:p>
          </table:table-cell>
          <table:table-cell office:value-type="float" office:value="51.2" calcext:value-type="float">
            <text:p>51.2</text:p>
          </table:table-cell>
          <table:table-cell office:value-type="float" office:value="250.465" calcext:value-type="float">
            <text:p>250.465</text:p>
          </table:table-cell>
          <table:table-cell office:value-type="float" office:value="2784.238" calcext:value-type="float">
            <text:p>2784.238</text:p>
          </table:table-cell>
          <table:table-cell office:value-type="float" office:value="8.9" calcext:value-type="float">
            <text:p>8.9</text:p>
          </table:table-cell>
          <table:table-cell office:value-type="float" office:value="225.465" calcext:value-type="float">
            <text:p>225.465</text:p>
          </table:table-cell>
          <table:table-cell office:value-type="float" office:value="2777.102" calcext:value-type="float">
            <text:p>2777.102</text:p>
          </table:table-cell>
          <table:table-cell table:formula="of:=AVERAGE([.CG18];[.CJ18];[.CM18])" office:value-type="float" office:value="36.5333333333333" calcext:value-type="float">
            <text:p>36.5333333333333</text:p>
          </table:table-cell>
          <table:table-cell table:formula="of:=AVERAGE([.CH18];[.CK18];[.CN18])" office:value-type="float" office:value="242.53" calcext:value-type="float">
            <text:p>242.53</text:p>
          </table:table-cell>
          <table:table-cell table:formula="of:=AVERAGE([.CI18];[.CL18];[.CO18])" office:value-type="float" office:value="2781.176" calcext:value-type="float">
            <text:p>2781.17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90.328" calcext:value-type="float">
            <text:p>290.32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36.5" calcext:value-type="float">
            <text:p>36.5</text:p>
          </table:table-cell>
          <table:table-cell office:value-type="float" office:value="295.855" calcext:value-type="float">
            <text:p>295.85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4.7" calcext:value-type="float">
            <text:p>34.7</text:p>
          </table:table-cell>
          <table:table-cell office:value-type="float" office:value="318.852" calcext:value-type="float">
            <text:p>318.852</text:p>
          </table:table-cell>
          <table:table-cell office:value-type="float" office:value="644.523" calcext:value-type="float">
            <text:p>644.523</text:p>
          </table:table-cell>
          <table:table-cell table:formula="of:=AVERAGE([.A19];[.D19];[.G19])" office:value-type="float" office:value="34.9333333333333" calcext:value-type="float">
            <text:p>34.9333333333333</text:p>
          </table:table-cell>
          <table:table-cell table:formula="of:=AVERAGE([.B19];[.E19];[.H19])" office:value-type="float" office:value="301.678333333333" calcext:value-type="float">
            <text:p>301.678333333333</text:p>
          </table:table-cell>
          <table:table-cell table:formula="of:=AVERAGE([.C19];[.F19];[.I19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9];[.R19];[.U19])" office:value-type="float" office:value="27.0333333333333" calcext:value-type="float">
            <text:p>27.0333333333333</text:p>
          </table:table-cell>
          <table:table-cell table:formula="of:=AVERAGE([.P19];[.S19];[.V19])" office:value-type="float" office:value="35.145" calcext:value-type="float">
            <text:p>35.145</text:p>
          </table:table-cell>
          <table:table-cell table:formula="of:=AVERAGE([.Q19];[.T19];[.W19])" office:value-type="float" office:value="85.125" calcext:value-type="float">
            <text:p>85.125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29.7" calcext:value-type="float">
            <text:p>29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5.7" calcext:value-type="float">
            <text:p>35.7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19];[.AF19];[.AI19])" office:value-type="float" office:value="32.7" calcext:value-type="float">
            <text:p>32.7</text:p>
          </table:table-cell>
          <table:table-cell table:formula="of:=AVERAGE([.AD19];[.AG19];[.AJ19])" office:value-type="float" office:value="251.510666666667" calcext:value-type="float">
            <text:p>251.510666666667</text:p>
          </table:table-cell>
          <table:table-cell table:formula="of:=AVERAGE([.AE19];[.AH19];[.AK19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19]+[.O19]+[.AC19]" office:value-type="float" office:value="92" calcext:value-type="float">
            <text:p>92</text:p>
          </table:table-cell>
          <table:table-cell table:formula="of:=[.B19]+[.P19]+[.AD19]" office:value-type="float" office:value="578.434" calcext:value-type="float">
            <text:p>578.434</text:p>
          </table:table-cell>
          <table:table-cell table:formula="of:=[.C19]+[.Q19]+[.AE19]" office:value-type="float" office:value="3332.371" calcext:value-type="float">
            <text:p>3332.371</text:p>
          </table:table-cell>
          <table:table-cell table:formula="of:=[.D19]+[.R19]+[.AF19]" office:value-type="float" office:value="93.9" calcext:value-type="float">
            <text:p>93.9</text:p>
          </table:table-cell>
          <table:table-cell table:formula="of:=[.E19]+[.S19]+[.AG19]" office:value-type="float" office:value="581.801" calcext:value-type="float">
            <text:p>581.801</text:p>
          </table:table-cell>
          <table:table-cell table:formula="of:=[.F19]+[.T19]+[.AH19]" office:value-type="float" office:value="3344.332" calcext:value-type="float">
            <text:p>3344.332</text:p>
          </table:table-cell>
          <table:table-cell table:formula="of:=[.G19]+[.U19]+[.AI19]" office:value-type="float" office:value="98.1" calcext:value-type="float">
            <text:p>98.1</text:p>
          </table:table-cell>
          <table:table-cell table:formula="of:=[.H19]+[.V19]+[.AJ19]" office:value-type="float" office:value="604.767" calcext:value-type="float">
            <text:p>604.767</text:p>
          </table:table-cell>
          <table:table-cell table:formula="of:=[.I19]+[.W19]+[.AK19]" office:value-type="float" office:value="3362.793" calcext:value-type="float">
            <text:p>3362.793</text:p>
          </table:table-cell>
          <table:table-cell table:formula="of:=AVERAGE([.AQ19];[.AT19];[.AW19])" office:value-type="float" office:value="94.6666666666667" calcext:value-type="float">
            <text:p>94.6666666666667</text:p>
          </table:table-cell>
          <table:table-cell table:formula="of:=AVERAGE([.AR19];[.AU19];[.AX19])" office:value-type="float" office:value="588.334" calcext:value-type="float">
            <text:p>588.334</text:p>
          </table:table-cell>
          <table:table-cell table:formula="of:=AVERAGE([.AS19];[.AV19];[.AY19])" office:value-type="float" office:value="3346.49866666667" calcext:value-type="float">
            <text:p>3346.49866666667</text:p>
          </table:table-cell>
          <table:table-cell table:number-columns-repeated="2"/>
          <table:table-cell table:formula="of:=[.CG19]-[.BS19]" office:value-type="float" office:value="7.9" calcext:value-type="float">
            <text:p>7.9</text:p>
          </table:table-cell>
          <table:table-cell table:formula="of:=[.CH19]-[.BT19]" office:value-type="float" office:value="50.246" calcext:value-type="float">
            <text:p>50.246</text:p>
          </table:table-cell>
          <table:table-cell table:formula="of:=[.CI19]-[.BU19]" office:value-type="float" office:value="187.195" calcext:value-type="float">
            <text:p>187.195</text:p>
          </table:table-cell>
          <table:table-cell table:formula="of:=[.CJ19]-[.BV19]" office:value-type="float" office:value="7" calcext:value-type="float">
            <text:p>7</text:p>
          </table:table-cell>
          <table:table-cell table:formula="of:=[.CK19]-[.BW19]" office:value-type="float" office:value="50.277" calcext:value-type="float">
            <text:p>50.277</text:p>
          </table:table-cell>
          <table:table-cell table:formula="of:=[.CL19]-[.BX19]" office:value-type="float" office:value="187.195" calcext:value-type="float">
            <text:p>187.195</text:p>
          </table:table-cell>
          <table:table-cell table:formula="of:=[.CM19]-[.BY19]" office:value-type="float" office:value="7" calcext:value-type="float">
            <text:p>7</text:p>
          </table:table-cell>
          <table:table-cell table:formula="of:=[.CN19]-[.BZ19]" office:value-type="float" office:value="44.204" calcext:value-type="float">
            <text:p>44.204</text:p>
          </table:table-cell>
          <table:table-cell table:formula="of:=[.CO19]-[.CA19]" office:value-type="float" office:value="184.809" calcext:value-type="float">
            <text:p>184.809</text:p>
          </table:table-cell>
          <table:table-cell table:formula="of:=AVERAGE([.BE19];[.BH19];[.BK19])" office:value-type="float" office:value="7.3" calcext:value-type="float">
            <text:p>7.3</text:p>
          </table:table-cell>
          <table:table-cell table:formula="of:=AVERAGE([.BF19];[.BI19];[.BL19])" office:value-type="float" office:value="48.2423333333333" calcext:value-type="float">
            <text:p>48.2423333333333</text:p>
          </table:table-cell>
          <table:table-cell table:formula="of:=AVERAGE([.BG19];[.BJ19];[.BM19])" office:value-type="float" office:value="186.399666666667" calcext:value-type="float">
            <text:p>186.39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8.113" calcext:value-type="float">
            <text:p>198.113</text:p>
          </table:table-cell>
          <table:table-cell office:value-type="float" office:value="2595.008" calcext:value-type="float">
            <text:p>2595.008</text:p>
          </table:table-cell>
          <table:table-cell office:value-type="float" office:value="0" calcext:value-type="float">
            <text:p>0</text:p>
          </table:table-cell>
          <table:table-cell office:value-type="float" office:value="200.555" calcext:value-type="float">
            <text:p>200.555</text:p>
          </table:table-cell>
          <table:table-cell office:value-type="float" office:value="2595.008" calcext:value-type="float">
            <text:p>2595.008</text:p>
          </table:table-cell>
          <table:table-cell office:value-type="float" office:value="0" calcext:value-type="float">
            <text:p>0</text:p>
          </table:table-cell>
          <table:table-cell office:value-type="float" office:value="194.316" calcext:value-type="float">
            <text:p>194.316</text:p>
          </table:table-cell>
          <table:table-cell office:value-type="float" office:value="2594.324" calcext:value-type="float">
            <text:p>2594.324</text:p>
          </table:table-cell>
          <table:table-cell table:formula="of:=AVERAGE([.BS19];[.BV19];[.BY19])" office:value-type="float" office:value="0" calcext:value-type="float">
            <text:p>0</text:p>
          </table:table-cell>
          <table:table-cell table:formula="of:=AVERAGE([.BT19];[.BW19];[.BZ19])" office:value-type="float" office:value="197.661333333333" calcext:value-type="float">
            <text:p>197.661333333333</text:p>
          </table:table-cell>
          <table:table-cell table:formula="of:=AVERAGE([.BU19];[.BX19];[.CA19])" office:value-type="float" office:value="2594.78" calcext:value-type="float">
            <text:p>2594.78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248.359" calcext:value-type="float">
            <text:p>248.359</text:p>
          </table:table-cell>
          <table:table-cell office:value-type="float" office:value="2782.203" calcext:value-type="float">
            <text:p>2782.203</text:p>
          </table:table-cell>
          <table:table-cell office:value-type="float" office:value="7" calcext:value-type="float">
            <text:p>7</text:p>
          </table:table-cell>
          <table:table-cell office:value-type="float" office:value="250.832" calcext:value-type="float">
            <text:p>250.832</text:p>
          </table:table-cell>
          <table:table-cell office:value-type="float" office:value="2782.203" calcext:value-type="float">
            <text:p>2782.203</text:p>
          </table:table-cell>
          <table:table-cell office:value-type="float" office:value="7" calcext:value-type="float">
            <text:p>7</text:p>
          </table:table-cell>
          <table:table-cell office:value-type="float" office:value="238.52" calcext:value-type="float">
            <text:p>238.52</text:p>
          </table:table-cell>
          <table:table-cell office:value-type="float" office:value="2779.133" calcext:value-type="float">
            <text:p>2779.133</text:p>
          </table:table-cell>
          <table:table-cell table:formula="of:=AVERAGE([.CG19];[.CJ19];[.CM19])" office:value-type="float" office:value="7.3" calcext:value-type="float">
            <text:p>7.3</text:p>
          </table:table-cell>
          <table:table-cell table:formula="of:=AVERAGE([.CH19];[.CK19];[.CN19])" office:value-type="float" office:value="245.903666666667" calcext:value-type="float">
            <text:p>245.903666666667</text:p>
          </table:table-cell>
          <table:table-cell table:formula="of:=AVERAGE([.CI19];[.CL19];[.CO19])" office:value-type="float" office:value="2781.17966666667" calcext:value-type="float">
            <text:p>2781.17966666667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90.801" calcext:value-type="float">
            <text:p>290.801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36.7" calcext:value-type="float">
            <text:p>36.7</text:p>
          </table:table-cell>
          <table:table-cell office:value-type="float" office:value="295.941" calcext:value-type="float">
            <text:p>295.9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7.7" calcext:value-type="float">
            <text:p>37.7</text:p>
          </table:table-cell>
          <table:table-cell office:value-type="float" office:value="319.152" calcext:value-type="float">
            <text:p>319.152</text:p>
          </table:table-cell>
          <table:table-cell office:value-type="float" office:value="644.523" calcext:value-type="float">
            <text:p>644.523</text:p>
          </table:table-cell>
          <table:table-cell table:formula="of:=AVERAGE([.A20];[.D20];[.G20])" office:value-type="float" office:value="37.6666666666667" calcext:value-type="float">
            <text:p>37.6666666666667</text:p>
          </table:table-cell>
          <table:table-cell table:formula="of:=AVERAGE([.B20];[.E20];[.H20])" office:value-type="float" office:value="301.964666666667" calcext:value-type="float">
            <text:p>301.964666666667</text:p>
          </table:table-cell>
          <table:table-cell table:formula="of:=AVERAGE([.C20];[.F20];[.I20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31.7" calcext:value-type="float">
            <text:p>31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0];[.R20];[.U20])" office:value-type="float" office:value="30.6666666666667" calcext:value-type="float">
            <text:p>30.6666666666667</text:p>
          </table:table-cell>
          <table:table-cell table:formula="of:=AVERAGE([.P20];[.S20];[.V20])" office:value-type="float" office:value="35.145" calcext:value-type="float">
            <text:p>35.145</text:p>
          </table:table-cell>
          <table:table-cell table:formula="of:=AVERAGE([.Q20];[.T20];[.W20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26.7" calcext:value-type="float">
            <text:p>26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24.8" calcext:value-type="float">
            <text:p>24.8</text:p>
          </table:table-cell>
          <table:table-cell office:value-type="float" office:value="250.828" calcext:value-type="float">
            <text:p>250.828</text:p>
          </table:table-cell>
          <table:table-cell office:value-type="float" office:value="2633.207" calcext:value-type="float">
            <text:p>2633.207</text:p>
          </table:table-cell>
          <table:table-cell table:formula="of:=AVERAGE([.AC20];[.AF20];[.AI20])" office:value-type="float" office:value="25.7333333333333" calcext:value-type="float">
            <text:p>25.7333333333333</text:p>
          </table:table-cell>
          <table:table-cell table:formula="of:=AVERAGE([.AD20];[.AG20];[.AJ20])" office:value-type="float" office:value="248.863333333333" calcext:value-type="float">
            <text:p>248.863333333333</text:p>
          </table:table-cell>
          <table:table-cell table:formula="of:=AVERAGE([.AE20];[.AH20];[.AK20])" office:value-type="float" office:value="2631.20466666667" calcext:value-type="float">
            <text:p>2631.20466666667</text:p>
          </table:table-cell>
          <table:table-cell table:number-columns-repeated="2"/>
          <table:table-cell table:formula="of:=[.A20]+[.O20]+[.AC20]" office:value-type="float" office:value="96" calcext:value-type="float">
            <text:p>96</text:p>
          </table:table-cell>
          <table:table-cell table:formula="of:=[.B20]+[.P20]+[.AD20]" office:value-type="float" office:value="568.907" calcext:value-type="float">
            <text:p>568.907</text:p>
          </table:table-cell>
          <table:table-cell table:formula="of:=[.C20]+[.Q20]+[.AE20]" office:value-type="float" office:value="3322.371" calcext:value-type="float">
            <text:p>3322.371</text:p>
          </table:table-cell>
          <table:table-cell table:formula="of:=[.D20]+[.R20]+[.AF20]" office:value-type="float" office:value="93" calcext:value-type="float">
            <text:p>93</text:p>
          </table:table-cell>
          <table:table-cell table:formula="of:=[.E20]+[.S20]+[.AG20]" office:value-type="float" office:value="583.887" calcext:value-type="float">
            <text:p>583.887</text:p>
          </table:table-cell>
          <table:table-cell table:formula="of:=[.F20]+[.T20]+[.AH20]" office:value-type="float" office:value="3346.594" calcext:value-type="float">
            <text:p>3346.594</text:p>
          </table:table-cell>
          <table:table-cell table:formula="of:=[.G20]+[.U20]+[.AI20]" office:value-type="float" office:value="93.2" calcext:value-type="float">
            <text:p>93.2</text:p>
          </table:table-cell>
          <table:table-cell table:formula="of:=[.H20]+[.V20]+[.AJ20]" office:value-type="float" office:value="605.125" calcext:value-type="float">
            <text:p>605.125</text:p>
          </table:table-cell>
          <table:table-cell table:formula="of:=[.I20]+[.W20]+[.AK20]" office:value-type="float" office:value="3362.855" calcext:value-type="float">
            <text:p>3362.855</text:p>
          </table:table-cell>
          <table:table-cell table:formula="of:=AVERAGE([.AQ20];[.AT20];[.AW20])" office:value-type="float" office:value="94.0666666666667" calcext:value-type="float">
            <text:p>94.0666666666667</text:p>
          </table:table-cell>
          <table:table-cell table:formula="of:=AVERAGE([.AR20];[.AU20];[.AX20])" office:value-type="float" office:value="585.973" calcext:value-type="float">
            <text:p>585.973</text:p>
          </table:table-cell>
          <table:table-cell table:formula="of:=AVERAGE([.AS20];[.AV20];[.AY20])" office:value-type="float" office:value="3343.94" calcext:value-type="float">
            <text:p>3343.94</text:p>
          </table:table-cell>
          <table:table-cell table:number-columns-repeated="2"/>
          <table:table-cell table:formula="of:=[.CG20]-[.BS20]" office:value-type="float" office:value="9.8" calcext:value-type="float">
            <text:p>9.8</text:p>
          </table:table-cell>
          <table:table-cell table:formula="of:=[.CH20]-[.BT20]" office:value-type="float" office:value="50.246" calcext:value-type="float">
            <text:p>50.246</text:p>
          </table:table-cell>
          <table:table-cell table:formula="of:=[.CI20]-[.BU20]" office:value-type="float" office:value="187.195" calcext:value-type="float">
            <text:p>187.195</text:p>
          </table:table-cell>
          <table:table-cell table:formula="of:=[.CJ20]-[.BV20]" office:value-type="float" office:value="8.1" calcext:value-type="float">
            <text:p>8.1</text:p>
          </table:table-cell>
          <table:table-cell table:formula="of:=[.CK20]-[.BW20]" office:value-type="float" office:value="50.278" calcext:value-type="float">
            <text:p>50.278</text:p>
          </table:table-cell>
          <table:table-cell table:formula="of:=[.CL20]-[.BX20]" office:value-type="float" office:value="187.195" calcext:value-type="float">
            <text:p>187.195</text:p>
          </table:table-cell>
          <table:table-cell table:formula="of:=[.CM20]-[.BY20]" office:value-type="float" office:value="8.59999999999999" calcext:value-type="float">
            <text:p>8.59999999999999</text:p>
          </table:table-cell>
          <table:table-cell table:formula="of:=[.CN20]-[.BZ20]" office:value-type="float" office:value="50.293" calcext:value-type="float">
            <text:p>50.293</text:p>
          </table:table-cell>
          <table:table-cell table:formula="of:=[.CO20]-[.CA20]" office:value-type="float" office:value="187.196" calcext:value-type="float">
            <text:p>187.196</text:p>
          </table:table-cell>
          <table:table-cell table:formula="of:=AVERAGE([.BE20];[.BH20];[.BK20])" office:value-type="float" office:value="8.83333333333333" calcext:value-type="float">
            <text:p>8.83333333333333</text:p>
          </table:table-cell>
          <table:table-cell table:formula="of:=AVERAGE([.BF20];[.BI20];[.BL20])" office:value-type="float" office:value="50.2723333333333" calcext:value-type="float">
            <text:p>50.2723333333333</text:p>
          </table:table-cell>
          <table:table-cell table:formula="of:=AVERAGE([.BG20];[.BJ20];[.BM20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5.609" calcext:value-type="float">
            <text:p>135.609</text:p>
          </table:table-cell>
          <table:table-cell office:value-type="float" office:value="1940.336" calcext:value-type="float">
            <text:p>1940.336</text:p>
          </table:table-cell>
          <table:table-cell office:value-type="float" office:value="34.5" calcext:value-type="float">
            <text:p>34.5</text:p>
          </table:table-cell>
          <table:table-cell office:value-type="float" office:value="200.273" calcext:value-type="float">
            <text:p>200.273</text:p>
          </table:table-cell>
          <table:table-cell office:value-type="float" office:value="2594.973" calcext:value-type="float">
            <text:p>2594.973</text:p>
          </table:table-cell>
          <table:table-cell office:value-type="float" office:value="32.7" calcext:value-type="float">
            <text:p>32.7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944.359" calcext:value-type="float">
            <text:p>1944.359</text:p>
          </table:table-cell>
          <table:table-cell table:formula="of:=AVERAGE([.BS20];[.BV20];[.BY20])" office:value-type="float" office:value="22.7333333333333" calcext:value-type="float">
            <text:p>22.7333333333333</text:p>
          </table:table-cell>
          <table:table-cell table:formula="of:=AVERAGE([.BT20];[.BW20];[.BZ20])" office:value-type="float" office:value="158.223666666667" calcext:value-type="float">
            <text:p>158.223666666667</text:p>
          </table:table-cell>
          <table:table-cell table:formula="of:=AVERAGE([.BU20];[.BX20];[.CA20])" office:value-type="float" office:value="2159.88933333333" calcext:value-type="float">
            <text:p>2159.88933333333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185.855" calcext:value-type="float">
            <text:p>185.855</text:p>
          </table:table-cell>
          <table:table-cell office:value-type="float" office:value="2127.531" calcext:value-type="float">
            <text:p>2127.531</text:p>
          </table:table-cell>
          <table:table-cell office:value-type="float" office:value="42.6" calcext:value-type="float">
            <text:p>42.6</text:p>
          </table:table-cell>
          <table:table-cell office:value-type="float" office:value="250.551" calcext:value-type="float">
            <text:p>250.551</text:p>
          </table:table-cell>
          <table:table-cell office:value-type="float" office:value="2782.168" calcext:value-type="float">
            <text:p>2782.168</text:p>
          </table:table-cell>
          <table:table-cell office:value-type="float" office:value="41.3" calcext:value-type="float">
            <text:p>41.3</text:p>
          </table:table-cell>
          <table:table-cell office:value-type="float" office:value="189.082" calcext:value-type="float">
            <text:p>189.082</text:p>
          </table:table-cell>
          <table:table-cell office:value-type="float" office:value="2131.555" calcext:value-type="float">
            <text:p>2131.555</text:p>
          </table:table-cell>
          <table:table-cell table:formula="of:=AVERAGE([.CG20];[.CJ20];[.CM20])" office:value-type="float" office:value="31.5666666666667" calcext:value-type="float">
            <text:p>31.5666666666667</text:p>
          </table:table-cell>
          <table:table-cell table:formula="of:=AVERAGE([.CH20];[.CK20];[.CN20])" office:value-type="float" office:value="208.496" calcext:value-type="float">
            <text:p>208.496</text:p>
          </table:table-cell>
          <table:table-cell table:formula="of:=AVERAGE([.CI20];[.CL20];[.CO20])" office:value-type="float" office:value="2347.08466666667" calcext:value-type="float">
            <text:p>2347.0846666666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91.258" calcext:value-type="float">
            <text:p>291.25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6.6" calcext:value-type="float">
            <text:p>36.6</text:p>
          </table:table-cell>
          <table:table-cell office:value-type="float" office:value="295.867" calcext:value-type="float">
            <text:p>295.86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4.7" calcext:value-type="float">
            <text:p>34.7</text:p>
          </table:table-cell>
          <table:table-cell office:value-type="float" office:value="319.379" calcext:value-type="float">
            <text:p>319.379</text:p>
          </table:table-cell>
          <table:table-cell office:value-type="float" office:value="644.523" calcext:value-type="float">
            <text:p>644.523</text:p>
          </table:table-cell>
          <table:table-cell table:formula="of:=AVERAGE([.A21];[.D21];[.G21])" office:value-type="float" office:value="34.6666666666667" calcext:value-type="float">
            <text:p>34.6666666666667</text:p>
          </table:table-cell>
          <table:table-cell table:formula="of:=AVERAGE([.B21];[.E21];[.H21])" office:value-type="float" office:value="302.168" calcext:value-type="float">
            <text:p>302.168</text:p>
          </table:table-cell>
          <table:table-cell table:formula="of:=AVERAGE([.C21];[.F21];[.I21])" office:value-type="float" office:value="628.523" calcext:value-type="float">
            <text:p>628.523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1];[.R21];[.U21])" office:value-type="float" office:value="27.3333333333333" calcext:value-type="float">
            <text:p>27.3333333333333</text:p>
          </table:table-cell>
          <table:table-cell table:formula="of:=AVERAGE([.P21];[.S21];[.V21])" office:value-type="float" office:value="35.145" calcext:value-type="float">
            <text:p>35.145</text:p>
          </table:table-cell>
          <table:table-cell table:formula="of:=AVERAGE([.Q21];[.T21];[.W21])" office:value-type="float" office:value="85.125" calcext:value-type="float">
            <text:p>85.125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31.5" calcext:value-type="float">
            <text:p>31.5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31.7" calcext:value-type="float">
            <text:p>31.7</text:p>
          </table:table-cell>
          <table:table-cell office:value-type="float" office:value="254.828" calcext:value-type="float">
            <text:p>254.828</text:p>
          </table:table-cell>
          <table:table-cell office:value-type="float" office:value="2637.207" calcext:value-type="float">
            <text:p>2637.207</text:p>
          </table:table-cell>
          <table:table-cell table:formula="of:=AVERAGE([.AC21];[.AF21];[.AI21])" office:value-type="float" office:value="31.3" calcext:value-type="float">
            <text:p>31.3</text:p>
          </table:table-cell>
          <table:table-cell table:formula="of:=AVERAGE([.AD21];[.AG21];[.AJ21])" office:value-type="float" office:value="250.863333333333" calcext:value-type="float">
            <text:p>250.863333333333</text:p>
          </table:table-cell>
          <table:table-cell table:formula="of:=AVERAGE([.AE21];[.AH21];[.AK21])" office:value-type="float" office:value="2633.20466666667" calcext:value-type="float">
            <text:p>2633.20466666667</text:p>
          </table:table-cell>
          <table:table-cell table:number-columns-repeated="2"/>
          <table:table-cell table:formula="of:=[.A21]+[.O21]+[.AC21]" office:value-type="float" office:value="89.1" calcext:value-type="float">
            <text:p>89.1</text:p>
          </table:table-cell>
          <table:table-cell table:formula="of:=[.B21]+[.P21]+[.AD21]" office:value-type="float" office:value="575.364" calcext:value-type="float">
            <text:p>575.364</text:p>
          </table:table-cell>
          <table:table-cell table:formula="of:=[.C21]+[.Q21]+[.AE21]" office:value-type="float" office:value="3331.371" calcext:value-type="float">
            <text:p>3331.371</text:p>
          </table:table-cell>
          <table:table-cell table:formula="of:=[.D21]+[.R21]+[.AF21]" office:value-type="float" office:value="97.7" calcext:value-type="float">
            <text:p>97.7</text:p>
          </table:table-cell>
          <table:table-cell table:formula="of:=[.E21]+[.S21]+[.AG21]" office:value-type="float" office:value="579.813" calcext:value-type="float">
            <text:p>579.813</text:p>
          </table:table-cell>
          <table:table-cell table:formula="of:=[.F21]+[.T21]+[.AH21]" office:value-type="float" office:value="3342.332" calcext:value-type="float">
            <text:p>3342.332</text:p>
          </table:table-cell>
          <table:table-cell table:formula="of:=[.G21]+[.U21]+[.AI21]" office:value-type="float" office:value="93.1" calcext:value-type="float">
            <text:p>93.1</text:p>
          </table:table-cell>
          <table:table-cell table:formula="of:=[.H21]+[.V21]+[.AJ21]" office:value-type="float" office:value="609.352" calcext:value-type="float">
            <text:p>609.352</text:p>
          </table:table-cell>
          <table:table-cell table:formula="of:=[.I21]+[.W21]+[.AK21]" office:value-type="float" office:value="3366.855" calcext:value-type="float">
            <text:p>3366.855</text:p>
          </table:table-cell>
          <table:table-cell table:formula="of:=AVERAGE([.AQ21];[.AT21];[.AW21])" office:value-type="float" office:value="93.3" calcext:value-type="float">
            <text:p>93.3</text:p>
          </table:table-cell>
          <table:table-cell table:formula="of:=AVERAGE([.AR21];[.AU21];[.AX21])" office:value-type="float" office:value="588.176333333333" calcext:value-type="float">
            <text:p>588.176333333333</text:p>
          </table:table-cell>
          <table:table-cell table:formula="of:=AVERAGE([.AS21];[.AV21];[.AY21])" office:value-type="float" office:value="3346.85266666667" calcext:value-type="float">
            <text:p>3346.85266666667</text:p>
          </table:table-cell>
          <table:table-cell table:number-columns-repeated="2"/>
          <table:table-cell table:formula="of:=[.CG21]-[.BS21]" office:value-type="float" office:value="8" calcext:value-type="float">
            <text:p>8</text:p>
          </table:table-cell>
          <table:table-cell table:formula="of:=[.CH21]-[.BT21]" office:value-type="float" office:value="42.246" calcext:value-type="float">
            <text:p>42.246</text:p>
          </table:table-cell>
          <table:table-cell table:formula="of:=[.CI21]-[.BU21]" office:value-type="float" office:value="179.195" calcext:value-type="float">
            <text:p>179.195</text:p>
          </table:table-cell>
          <table:table-cell table:formula="of:=[.CJ21]-[.BV21]" office:value-type="float" office:value="9" calcext:value-type="float">
            <text:p>9</text:p>
          </table:table-cell>
          <table:table-cell table:formula="of:=[.CK21]-[.BW21]" office:value-type="float" office:value="48.277" calcext:value-type="float">
            <text:p>48.277</text:p>
          </table:table-cell>
          <table:table-cell table:formula="of:=[.CL21]-[.BX21]" office:value-type="float" office:value="185.195" calcext:value-type="float">
            <text:p>185.195</text:p>
          </table:table-cell>
          <table:table-cell table:formula="of:=[.CM21]-[.BY21]" office:value-type="float" office:value="8" calcext:value-type="float">
            <text:p>8</text:p>
          </table:table-cell>
          <table:table-cell table:formula="of:=[.CN21]-[.BZ21]" office:value-type="float" office:value="50.293" calcext:value-type="float">
            <text:p>50.293</text:p>
          </table:table-cell>
          <table:table-cell table:formula="of:=[.CO21]-[.CA21]" office:value-type="float" office:value="187.195" calcext:value-type="float">
            <text:p>187.195</text:p>
          </table:table-cell>
          <table:table-cell table:formula="of:=AVERAGE([.BE21];[.BH21];[.BK21])" office:value-type="float" office:value="8.33333333333333" calcext:value-type="float">
            <text:p>8.33333333333333</text:p>
          </table:table-cell>
          <table:table-cell table:formula="of:=AVERAGE([.BF21];[.BI21];[.BL21])" office:value-type="float" office:value="46.9386666666667" calcext:value-type="float">
            <text:p>46.9386666666667</text:p>
          </table:table-cell>
          <table:table-cell table:formula="of:=AVERAGE([.BG21];[.BJ21];[.BM21])" office:value-type="float" office:value="183.861666666667" calcext:value-type="float">
            <text:p>183.861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7.93" calcext:value-type="float">
            <text:p>197.93</text:p>
          </table:table-cell>
          <table:table-cell office:value-type="float" office:value="2594.512" calcext:value-type="float">
            <text:p>2594.512</text:p>
          </table:table-cell>
          <table:table-cell office:value-type="float" office:value="0" calcext:value-type="float">
            <text:p>0</text:p>
          </table:table-cell>
          <table:table-cell office:value-type="float" office:value="177.551" calcext:value-type="float">
            <text:p>177.551</text:p>
          </table:table-cell>
          <table:table-cell office:value-type="float" office:value="2592.039" calcext:value-type="float">
            <text:p>2592.039</text:p>
          </table:table-cell>
          <table:table-cell office:value-type="float" office:value="37.6" calcext:value-type="float">
            <text:p>37.6</text:p>
          </table:table-cell>
          <table:table-cell office:value-type="float" office:value="202.551" calcext:value-type="float">
            <text:p>202.551</text:p>
          </table:table-cell>
          <table:table-cell office:value-type="float" office:value="2597.078" calcext:value-type="float">
            <text:p>2597.078</text:p>
          </table:table-cell>
          <table:table-cell table:formula="of:=AVERAGE([.BS21];[.BV21];[.BY21])" office:value-type="float" office:value="12.5333333333333" calcext:value-type="float">
            <text:p>12.5333333333333</text:p>
          </table:table-cell>
          <table:table-cell table:formula="of:=AVERAGE([.BT21];[.BW21];[.BZ21])" office:value-type="float" office:value="192.677333333333" calcext:value-type="float">
            <text:p>192.677333333333</text:p>
          </table:table-cell>
          <table:table-cell table:formula="of:=AVERAGE([.BU21];[.BX21];[.CA21])" office:value-type="float" office:value="2594.543" calcext:value-type="float">
            <text:p>2594.5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0.176" calcext:value-type="float">
            <text:p>240.176</text:p>
          </table:table-cell>
          <table:table-cell office:value-type="float" office:value="2773.707" calcext:value-type="float">
            <text:p>2773.707</text:p>
          </table:table-cell>
          <table:table-cell office:value-type="float" office:value="9" calcext:value-type="float">
            <text:p>9</text:p>
          </table:table-cell>
          <table:table-cell office:value-type="float" office:value="225.828" calcext:value-type="float">
            <text:p>225.828</text:p>
          </table:table-cell>
          <table:table-cell office:value-type="float" office:value="2777.234" calcext:value-type="float">
            <text:p>2777.234</text:p>
          </table:table-cell>
          <table:table-cell office:value-type="float" office:value="45.6" calcext:value-type="float">
            <text:p>45.6</text:p>
          </table:table-cell>
          <table:table-cell office:value-type="float" office:value="252.844" calcext:value-type="float">
            <text:p>252.844</text:p>
          </table:table-cell>
          <table:table-cell office:value-type="float" office:value="2784.273" calcext:value-type="float">
            <text:p>2784.273</text:p>
          </table:table-cell>
          <table:table-cell table:formula="of:=AVERAGE([.CG21];[.CJ21];[.CM21])" office:value-type="float" office:value="20.8666666666667" calcext:value-type="float">
            <text:p>20.8666666666667</text:p>
          </table:table-cell>
          <table:table-cell table:formula="of:=AVERAGE([.CH21];[.CK21];[.CN21])" office:value-type="float" office:value="239.616" calcext:value-type="float">
            <text:p>239.616</text:p>
          </table:table-cell>
          <table:table-cell table:formula="of:=AVERAGE([.CI21];[.CL21];[.CO21])" office:value-type="float" office:value="2778.40466666667" calcext:value-type="float">
            <text:p>2778.40466666667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91.406" calcext:value-type="float">
            <text:p>291.406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7.6" calcext:value-type="float">
            <text:p>37.6</text:p>
          </table:table-cell>
          <table:table-cell office:value-type="float" office:value="296.25" calcext:value-type="float">
            <text:p>296.2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6.6" calcext:value-type="float">
            <text:p>36.6</text:p>
          </table:table-cell>
          <table:table-cell office:value-type="float" office:value="319.605" calcext:value-type="float">
            <text:p>319.605</text:p>
          </table:table-cell>
          <table:table-cell office:value-type="float" office:value="644.523" calcext:value-type="float">
            <text:p>644.523</text:p>
          </table:table-cell>
          <table:table-cell table:formula="of:=AVERAGE([.A22];[.D22];[.G22])" office:value-type="float" office:value="37.3" calcext:value-type="float">
            <text:p>37.3</text:p>
          </table:table-cell>
          <table:table-cell table:formula="of:=AVERAGE([.B22];[.E22];[.H22])" office:value-type="float" office:value="302.420333333333" calcext:value-type="float">
            <text:p>302.420333333333</text:p>
          </table:table-cell>
          <table:table-cell table:formula="of:=AVERAGE([.C22];[.F22];[.I22])" office:value-type="float" office:value="628.523" calcext:value-type="float">
            <text:p>628.523</text:p>
          </table:table-cell>
          <table:table-cell table:number-columns-repeated="2"/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5" calcext:value-type="float">
            <text:p>29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22];[.R22];[.U22])" office:value-type="float" office:value="29.6333333333333" calcext:value-type="float">
            <text:p>29.6333333333333</text:p>
          </table:table-cell>
          <table:table-cell table:formula="of:=AVERAGE([.P22];[.S22];[.V22])" office:value-type="float" office:value="35.145" calcext:value-type="float">
            <text:p>35.145</text:p>
          </table:table-cell>
          <table:table-cell table:formula="of:=AVERAGE([.Q22];[.T22];[.W22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246.961" calcext:value-type="float">
            <text:p>246.961</text:p>
          </table:table-cell>
          <table:table-cell office:value-type="float" office:value="2629.223" calcext:value-type="float">
            <text:p>2629.223</text:p>
          </table:table-cell>
          <table:table-cell office:value-type="float" office:value="20.8" calcext:value-type="float">
            <text:p>20.8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25.8" calcext:value-type="float">
            <text:p>25.8</text:p>
          </table:table-cell>
          <table:table-cell office:value-type="float" office:value="254.828" calcext:value-type="float">
            <text:p>254.828</text:p>
          </table:table-cell>
          <table:table-cell office:value-type="float" office:value="2637.207" calcext:value-type="float">
            <text:p>2637.207</text:p>
          </table:table-cell>
          <table:table-cell table:formula="of:=AVERAGE([.AC22];[.AF22];[.AI22])" office:value-type="float" office:value="25.1333333333333" calcext:value-type="float">
            <text:p>25.1333333333333</text:p>
          </table:table-cell>
          <table:table-cell table:formula="of:=AVERAGE([.AD22];[.AG22];[.AJ22])" office:value-type="float" office:value="250.196666666667" calcext:value-type="float">
            <text:p>250.196666666667</text:p>
          </table:table-cell>
          <table:table-cell table:formula="of:=AVERAGE([.AE22];[.AH22];[.AK22])" office:value-type="float" office:value="2632.538" calcext:value-type="float">
            <text:p>2632.538</text:p>
          </table:table-cell>
          <table:table-cell table:number-columns-repeated="2"/>
          <table:table-cell table:formula="of:=[.A22]+[.O22]+[.AC22]" office:value-type="float" office:value="96.2" calcext:value-type="float">
            <text:p>96.2</text:p>
          </table:table-cell>
          <table:table-cell table:formula="of:=[.B22]+[.P22]+[.AD22]" office:value-type="float" office:value="573.512" calcext:value-type="float">
            <text:p>573.512</text:p>
          </table:table-cell>
          <table:table-cell table:formula="of:=[.C22]+[.Q22]+[.AE22]" office:value-type="float" office:value="3329.371" calcext:value-type="float">
            <text:p>3329.371</text:p>
          </table:table-cell>
          <table:table-cell table:formula="of:=[.D22]+[.R22]+[.AF22]" office:value-type="float" office:value="88.1" calcext:value-type="float">
            <text:p>88.1</text:p>
          </table:table-cell>
          <table:table-cell table:formula="of:=[.E22]+[.S22]+[.AG22]" office:value-type="float" office:value="580.196" calcext:value-type="float">
            <text:p>580.196</text:p>
          </table:table-cell>
          <table:table-cell table:formula="of:=[.F22]+[.T22]+[.AH22]" office:value-type="float" office:value="3342.332" calcext:value-type="float">
            <text:p>3342.332</text:p>
          </table:table-cell>
          <table:table-cell table:formula="of:=[.G22]+[.U22]+[.AI22]" office:value-type="float" office:value="91.9" calcext:value-type="float">
            <text:p>91.9</text:p>
          </table:table-cell>
          <table:table-cell table:formula="of:=[.H22]+[.V22]+[.AJ22]" office:value-type="float" office:value="609.578" calcext:value-type="float">
            <text:p>609.578</text:p>
          </table:table-cell>
          <table:table-cell table:formula="of:=[.I22]+[.W22]+[.AK22]" office:value-type="float" office:value="3367.117" calcext:value-type="float">
            <text:p>3367.117</text:p>
          </table:table-cell>
          <table:table-cell table:formula="of:=AVERAGE([.AQ22];[.AT22];[.AW22])" office:value-type="float" office:value="92.0666666666667" calcext:value-type="float">
            <text:p>92.0666666666667</text:p>
          </table:table-cell>
          <table:table-cell table:formula="of:=AVERAGE([.AR22];[.AU22];[.AX22])" office:value-type="float" office:value="587.762" calcext:value-type="float">
            <text:p>587.762</text:p>
          </table:table-cell>
          <table:table-cell table:formula="of:=AVERAGE([.AS22];[.AV22];[.AY22])" office:value-type="float" office:value="3346.27333333333" calcext:value-type="float">
            <text:p>3346.27333333333</text:p>
          </table:table-cell>
          <table:table-cell table:number-columns-repeated="2"/>
          <table:table-cell table:formula="of:=[.CG22]-[.BS22]" office:value-type="float" office:value="10" calcext:value-type="float">
            <text:p>10</text:p>
          </table:table-cell>
          <table:table-cell table:formula="of:=[.CH22]-[.BT22]" office:value-type="float" office:value="50.246" calcext:value-type="float">
            <text:p>50.246</text:p>
          </table:table-cell>
          <table:table-cell table:formula="of:=[.CI22]-[.BU22]" office:value-type="float" office:value="187.195" calcext:value-type="float">
            <text:p>187.195</text:p>
          </table:table-cell>
          <table:table-cell table:formula="of:=[.CJ22]-[.BV22]" office:value-type="float" office:value="10.5" calcext:value-type="float">
            <text:p>10.5</text:p>
          </table:table-cell>
          <table:table-cell table:formula="of:=[.CK22]-[.BW22]" office:value-type="float" office:value="48.278" calcext:value-type="float">
            <text:p>48.278</text:p>
          </table:table-cell>
          <table:table-cell table:formula="of:=[.CL22]-[.BX22]" office:value-type="float" office:value="185.195" calcext:value-type="float">
            <text:p>185.195</text:p>
          </table:table-cell>
          <table:table-cell table:formula="of:=[.CM22]-[.BY22]" office:value-type="float" office:value="7.7" calcext:value-type="float">
            <text:p>7.7</text:p>
          </table:table-cell>
          <table:table-cell table:formula="of:=[.CN22]-[.BZ22]" office:value-type="float" office:value="50.293" calcext:value-type="float">
            <text:p>50.293</text:p>
          </table:table-cell>
          <table:table-cell table:formula="of:=[.CO22]-[.CA22]" office:value-type="float" office:value="187.195" calcext:value-type="float">
            <text:p>187.195</text:p>
          </table:table-cell>
          <table:table-cell table:formula="of:=AVERAGE([.BE22];[.BH22];[.BK22])" office:value-type="float" office:value="9.4" calcext:value-type="float">
            <text:p>9.4</text:p>
          </table:table-cell>
          <table:table-cell table:formula="of:=AVERAGE([.BF22];[.BI22];[.BL22])" office:value-type="float" office:value="49.6056666666667" calcext:value-type="float">
            <text:p>49.6056666666667</text:p>
          </table:table-cell>
          <table:table-cell table:formula="of:=AVERAGE([.BG22];[.BJ22];[.BM22])" office:value-type="float" office:value="186.528333333333" calcext:value-type="float">
            <text:p>186.528333333333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591.051" calcext:value-type="float">
            <text:p>2591.051</text:p>
          </table:table-cell>
          <table:table-cell office:value-type="float" office:value="42.6" calcext:value-type="float">
            <text:p>42.6</text:p>
          </table:table-cell>
          <table:table-cell office:value-type="float" office:value="202.531" calcext:value-type="float">
            <text:p>202.531</text:p>
          </table:table-cell>
          <table:table-cell office:value-type="float" office:value="2602.43" calcext:value-type="float">
            <text:p>2602.43</text:p>
          </table:table-cell>
          <table:table-cell office:value-type="float" office:value="23.8" calcext:value-type="float">
            <text:p>23.8</text:p>
          </table:table-cell>
          <table:table-cell office:value-type="float" office:value="204.461" calcext:value-type="float">
            <text:p>204.461</text:p>
          </table:table-cell>
          <table:table-cell office:value-type="float" office:value="2599.168" calcext:value-type="float">
            <text:p>2599.168</text:p>
          </table:table-cell>
          <table:table-cell table:formula="of:=AVERAGE([.BS22];[.BV22];[.BY22])" office:value-type="float" office:value="26.4333333333333" calcext:value-type="float">
            <text:p>26.4333333333333</text:p>
          </table:table-cell>
          <table:table-cell table:formula="of:=AVERAGE([.BT22];[.BW22];[.BZ22])" office:value-type="float" office:value="201.575333333333" calcext:value-type="float">
            <text:p>201.575333333333</text:p>
          </table:table-cell>
          <table:table-cell table:formula="of:=AVERAGE([.BU22];[.BX22];[.CA22])" office:value-type="float" office:value="2597.54966666667" calcext:value-type="float">
            <text:p>2597.54966666667</text:p>
          </table:table-cell>
          <table:table-cell table:number-columns-repeated="2"/>
          <table:table-cell office:value-type="float" office:value="22.9" calcext:value-type="float">
            <text:p>22.9</text:p>
          </table:table-cell>
          <table:table-cell office:value-type="float" office:value="247.98" calcext:value-type="float">
            <text:p>247.98</text:p>
          </table:table-cell>
          <table:table-cell office:value-type="float" office:value="2778.246" calcext:value-type="float">
            <text:p>2778.246</text:p>
          </table:table-cell>
          <table:table-cell office:value-type="float" office:value="53.1" calcext:value-type="float">
            <text:p>53.1</text:p>
          </table:table-cell>
          <table:table-cell office:value-type="float" office:value="250.809" calcext:value-type="float">
            <text:p>250.809</text:p>
          </table:table-cell>
          <table:table-cell office:value-type="float" office:value="2787.625" calcext:value-type="float">
            <text:p>2787.625</text:p>
          </table:table-cell>
          <table:table-cell office:value-type="float" office:value="31.5" calcext:value-type="float">
            <text:p>31.5</text:p>
          </table:table-cell>
          <table:table-cell office:value-type="float" office:value="254.754" calcext:value-type="float">
            <text:p>254.754</text:p>
          </table:table-cell>
          <table:table-cell office:value-type="float" office:value="2786.363" calcext:value-type="float">
            <text:p>2786.363</text:p>
          </table:table-cell>
          <table:table-cell table:formula="of:=AVERAGE([.CG22];[.CJ22];[.CM22])" office:value-type="float" office:value="35.8333333333333" calcext:value-type="float">
            <text:p>35.8333333333333</text:p>
          </table:table-cell>
          <table:table-cell table:formula="of:=AVERAGE([.CH22];[.CK22];[.CN22])" office:value-type="float" office:value="251.181" calcext:value-type="float">
            <text:p>251.181</text:p>
          </table:table-cell>
          <table:table-cell table:formula="of:=AVERAGE([.CI22];[.CL22];[.CO22])" office:value-type="float" office:value="2784.078" calcext:value-type="float">
            <text:p>2784.07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91.133" calcext:value-type="float">
            <text:p>291.13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5.7" calcext:value-type="float">
            <text:p>35.7</text:p>
          </table:table-cell>
          <table:table-cell office:value-type="float" office:value="296.355" calcext:value-type="float">
            <text:p>296.35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7.6" calcext:value-type="float">
            <text:p>37.6</text:p>
          </table:table-cell>
          <table:table-cell office:value-type="float" office:value="320.117" calcext:value-type="float">
            <text:p>320.117</text:p>
          </table:table-cell>
          <table:table-cell office:value-type="float" office:value="644.523" calcext:value-type="float">
            <text:p>644.523</text:p>
          </table:table-cell>
          <table:table-cell table:formula="of:=AVERAGE([.A23];[.D23];[.G23])" office:value-type="float" office:value="37.3" calcext:value-type="float">
            <text:p>37.3</text:p>
          </table:table-cell>
          <table:table-cell table:formula="of:=AVERAGE([.B23];[.E23];[.H23])" office:value-type="float" office:value="302.535" calcext:value-type="float">
            <text:p>302.535</text:p>
          </table:table-cell>
          <table:table-cell table:formula="of:=AVERAGE([.C23];[.F23];[.I23])" office:value-type="float" office:value="628.523" calcext:value-type="float">
            <text:p>628.523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30.6" calcext:value-type="float">
            <text:p>3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3];[.R23];[.U23])" office:value-type="float" office:value="28.6666666666667" calcext:value-type="float">
            <text:p>28.6666666666667</text:p>
          </table:table-cell>
          <table:table-cell table:formula="of:=AVERAGE([.P23];[.S23];[.V23])" office:value-type="float" office:value="35.145" calcext:value-type="float">
            <text:p>35.145</text:p>
          </table:table-cell>
          <table:table-cell table:formula="of:=AVERAGE([.Q23];[.T23];[.W23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633.223" calcext:value-type="float">
            <text:p>2633.223</text:p>
          </table:table-cell>
          <table:table-cell office:value-type="float" office:value="33.5" calcext:value-type="float">
            <text:p>33.5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26.8" calcext:value-type="float">
            <text:p>26.8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23];[.AF23];[.AI23])" office:value-type="float" office:value="28.7" calcext:value-type="float">
            <text:p>28.7</text:p>
          </table:table-cell>
          <table:table-cell table:formula="of:=AVERAGE([.AD23];[.AG23];[.AJ23])" office:value-type="float" office:value="249.510666666667" calcext:value-type="float">
            <text:p>249.510666666667</text:p>
          </table:table-cell>
          <table:table-cell table:formula="of:=AVERAGE([.AE23];[.AH23];[.AK23])" office:value-type="float" office:value="2631.85066666667" calcext:value-type="float">
            <text:p>2631.85066666667</text:p>
          </table:table-cell>
          <table:table-cell table:number-columns-repeated="2"/>
          <table:table-cell table:formula="of:=[.A23]+[.O23]+[.AC23]" office:value-type="float" office:value="93.1" calcext:value-type="float">
            <text:p>93.1</text:p>
          </table:table-cell>
          <table:table-cell table:formula="of:=[.B23]+[.P23]+[.AD23]" office:value-type="float" office:value="577.239" calcext:value-type="float">
            <text:p>577.239</text:p>
          </table:table-cell>
          <table:table-cell table:formula="of:=[.C23]+[.Q23]+[.AE23]" office:value-type="float" office:value="3333.371" calcext:value-type="float">
            <text:p>3333.371</text:p>
          </table:table-cell>
          <table:table-cell table:formula="of:=[.D23]+[.R23]+[.AF23]" office:value-type="float" office:value="95.9" calcext:value-type="float">
            <text:p>95.9</text:p>
          </table:table-cell>
          <table:table-cell table:formula="of:=[.E23]+[.S23]+[.AG23]" office:value-type="float" office:value="582.301" calcext:value-type="float">
            <text:p>582.301</text:p>
          </table:table-cell>
          <table:table-cell table:formula="of:=[.F23]+[.T23]+[.AH23]" office:value-type="float" office:value="3344.594" calcext:value-type="float">
            <text:p>3344.594</text:p>
          </table:table-cell>
          <table:table-cell table:formula="of:=[.G23]+[.U23]+[.AI23]" office:value-type="float" office:value="95" calcext:value-type="float">
            <text:p>95</text:p>
          </table:table-cell>
          <table:table-cell table:formula="of:=[.H23]+[.V23]+[.AJ23]" office:value-type="float" office:value="602.032" calcext:value-type="float">
            <text:p>602.032</text:p>
          </table:table-cell>
          <table:table-cell table:formula="of:=[.I23]+[.W23]+[.AK23]" office:value-type="float" office:value="3358.793" calcext:value-type="float">
            <text:p>3358.793</text:p>
          </table:table-cell>
          <table:table-cell table:formula="of:=AVERAGE([.AQ23];[.AT23];[.AW23])" office:value-type="float" office:value="94.6666666666667" calcext:value-type="float">
            <text:p>94.6666666666667</text:p>
          </table:table-cell>
          <table:table-cell table:formula="of:=AVERAGE([.AR23];[.AU23];[.AX23])" office:value-type="float" office:value="587.190666666667" calcext:value-type="float">
            <text:p>587.190666666667</text:p>
          </table:table-cell>
          <table:table-cell table:formula="of:=AVERAGE([.AS23];[.AV23];[.AY23])" office:value-type="float" office:value="3345.586" calcext:value-type="float">
            <text:p>3345.586</text:p>
          </table:table-cell>
          <table:table-cell table:number-columns-repeated="2"/>
          <table:table-cell table:formula="of:=[.CG23]-[.BS23]" office:value-type="float" office:value="7.9" calcext:value-type="float">
            <text:p>7.9</text:p>
          </table:table-cell>
          <table:table-cell table:formula="of:=[.CH23]-[.BT23]" office:value-type="float" office:value="50.246" calcext:value-type="float">
            <text:p>50.246</text:p>
          </table:table-cell>
          <table:table-cell table:formula="of:=[.CI23]-[.BU23]" office:value-type="float" office:value="187.195" calcext:value-type="float">
            <text:p>187.195</text:p>
          </table:table-cell>
          <table:table-cell table:formula="of:=[.CJ23]-[.BV23]" office:value-type="float" office:value="8" calcext:value-type="float">
            <text:p>8</text:p>
          </table:table-cell>
          <table:table-cell table:formula="of:=[.CK23]-[.BW23]" office:value-type="float" office:value="50.277" calcext:value-type="float">
            <text:p>50.277</text:p>
          </table:table-cell>
          <table:table-cell table:formula="of:=[.CL23]-[.BX23]" office:value-type="float" office:value="187.195" calcext:value-type="float">
            <text:p>187.195</text:p>
          </table:table-cell>
          <table:table-cell table:formula="of:=[.CM23]-[.BY23]" office:value-type="float" office:value="7" calcext:value-type="float">
            <text:p>7</text:p>
          </table:table-cell>
          <table:table-cell table:formula="of:=[.CN23]-[.BZ23]" office:value-type="float" office:value="50.293" calcext:value-type="float">
            <text:p>50.293</text:p>
          </table:table-cell>
          <table:table-cell table:formula="of:=[.CO23]-[.CA23]" office:value-type="float" office:value="187.196" calcext:value-type="float">
            <text:p>187.196</text:p>
          </table:table-cell>
          <table:table-cell table:formula="of:=AVERAGE([.BE23];[.BH23];[.BK23])" office:value-type="float" office:value="7.63333333333333" calcext:value-type="float">
            <text:p>7.63333333333333</text:p>
          </table:table-cell>
          <table:table-cell table:formula="of:=AVERAGE([.BF23];[.BI23];[.BL23])" office:value-type="float" office:value="50.272" calcext:value-type="float">
            <text:p>50.272</text:p>
          </table:table-cell>
          <table:table-cell table:formula="of:=AVERAGE([.BG23];[.BJ23];[.BM23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33.7" calcext:value-type="float">
            <text:p>33.7</text:p>
          </table:table-cell>
          <table:table-cell office:value-type="float" office:value="207.5" calcext:value-type="float">
            <text:p>207.5</text:p>
          </table:table-cell>
          <table:table-cell office:value-type="float" office:value="2601.125" calcext:value-type="float">
            <text:p>2601.125</text:p>
          </table:table-cell>
          <table:table-cell office:value-type="float" office:value="49.5" calcext:value-type="float">
            <text:p>49.5</text:p>
          </table:table-cell>
          <table:table-cell office:value-type="float" office:value="139.012" calcext:value-type="float">
            <text:p>139.012</text:p>
          </table:table-cell>
          <table:table-cell office:value-type="float" office:value="1944.352" calcext:value-type="float">
            <text:p>1944.352</text:p>
          </table:table-cell>
          <table:table-cell office:value-type="float" office:value="0" calcext:value-type="float">
            <text:p>0</text:p>
          </table:table-cell>
          <table:table-cell office:value-type="float" office:value="197.941" calcext:value-type="float">
            <text:p>197.941</text:p>
          </table:table-cell>
          <table:table-cell office:value-type="float" office:value="2592.527" calcext:value-type="float">
            <text:p>2592.527</text:p>
          </table:table-cell>
          <table:table-cell table:formula="of:=AVERAGE([.BS23];[.BV23];[.BY23])" office:value-type="float" office:value="27.7333333333333" calcext:value-type="float">
            <text:p>27.7333333333333</text:p>
          </table:table-cell>
          <table:table-cell table:formula="of:=AVERAGE([.BT23];[.BW23];[.BZ23])" office:value-type="float" office:value="181.484333333333" calcext:value-type="float">
            <text:p>181.484333333333</text:p>
          </table:table-cell>
          <table:table-cell table:formula="of:=AVERAGE([.BU23];[.BX23];[.CA23])" office:value-type="float" office:value="2379.33466666667" calcext:value-type="float">
            <text:p>2379.33466666667</text:p>
          </table:table-cell>
          <table:table-cell table:number-columns-repeated="2"/>
          <table:table-cell office:value-type="float" office:value="41.6" calcext:value-type="float">
            <text:p>41.6</text:p>
          </table:table-cell>
          <table:table-cell office:value-type="float" office:value="257.746" calcext:value-type="float">
            <text:p>257.746</text:p>
          </table:table-cell>
          <table:table-cell office:value-type="float" office:value="2788.32" calcext:value-type="float">
            <text:p>2788.32</text:p>
          </table:table-cell>
          <table:table-cell office:value-type="float" office:value="57.5" calcext:value-type="float">
            <text:p>57.5</text:p>
          </table:table-cell>
          <table:table-cell office:value-type="float" office:value="189.289" calcext:value-type="float">
            <text:p>189.289</text:p>
          </table:table-cell>
          <table:table-cell office:value-type="float" office:value="2131.547" calcext:value-type="float">
            <text:p>2131.547</text:p>
          </table:table-cell>
          <table:table-cell office:value-type="float" office:value="7" calcext:value-type="float">
            <text:p>7</text:p>
          </table:table-cell>
          <table:table-cell office:value-type="float" office:value="248.234" calcext:value-type="float">
            <text:p>248.234</text:p>
          </table:table-cell>
          <table:table-cell office:value-type="float" office:value="2779.723" calcext:value-type="float">
            <text:p>2779.723</text:p>
          </table:table-cell>
          <table:table-cell table:formula="of:=AVERAGE([.CG23];[.CJ23];[.CM23])" office:value-type="float" office:value="35.3666666666667" calcext:value-type="float">
            <text:p>35.3666666666667</text:p>
          </table:table-cell>
          <table:table-cell table:formula="of:=AVERAGE([.CH23];[.CK23];[.CN23])" office:value-type="float" office:value="231.756333333333" calcext:value-type="float">
            <text:p>231.756333333333</text:p>
          </table:table-cell>
          <table:table-cell table:formula="of:=AVERAGE([.CI23];[.CL23];[.CO23])" office:value-type="float" office:value="2566.53" calcext:value-type="float">
            <text:p>2566.53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92.133" calcext:value-type="float">
            <text:p>292.13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1.7" calcext:value-type="float">
            <text:p>31.7</text:p>
          </table:table-cell>
          <table:table-cell office:value-type="float" office:value="296.258" calcext:value-type="float">
            <text:p>296.25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1.7" calcext:value-type="float">
            <text:p>31.7</text:p>
          </table:table-cell>
          <table:table-cell office:value-type="float" office:value="319.613" calcext:value-type="float">
            <text:p>319.613</text:p>
          </table:table-cell>
          <table:table-cell office:value-type="float" office:value="644.523" calcext:value-type="float">
            <text:p>644.523</text:p>
          </table:table-cell>
          <table:table-cell table:formula="of:=AVERAGE([.A24];[.D24];[.G24])" office:value-type="float" office:value="32.7" calcext:value-type="float">
            <text:p>32.7</text:p>
          </table:table-cell>
          <table:table-cell table:formula="of:=AVERAGE([.B24];[.E24];[.H24])" office:value-type="float" office:value="302.668" calcext:value-type="float">
            <text:p>302.668</text:p>
          </table:table-cell>
          <table:table-cell table:formula="of:=AVERAGE([.C24];[.F24];[.I24])" office:value-type="float" office:value="628.523" calcext:value-type="float">
            <text:p>628.523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8" calcext:value-type="float">
            <text:p>26.8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24];[.R24];[.U24])" office:value-type="float" office:value="26.7333333333333" calcext:value-type="float">
            <text:p>26.7333333333333</text:p>
          </table:table-cell>
          <table:table-cell table:formula="of:=AVERAGE([.P24];[.S24];[.V24])" office:value-type="float" office:value="35.2293333333333" calcext:value-type="float">
            <text:p>35.2293333333333</text:p>
          </table:table-cell>
          <table:table-cell table:formula="of:=AVERAGE([.Q24];[.T24];[.W24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31.7" calcext:value-type="float">
            <text:p>31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3.7" calcext:value-type="float">
            <text:p>33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7.6" calcext:value-type="float">
            <text:p>37.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631.145" calcext:value-type="float">
            <text:p>2631.145</text:p>
          </table:table-cell>
          <table:table-cell table:formula="of:=AVERAGE([.AC24];[.AF24];[.AI24])" office:value-type="float" office:value="34.3333333333333" calcext:value-type="float">
            <text:p>34.3333333333333</text:p>
          </table:table-cell>
          <table:table-cell table:formula="of:=AVERAGE([.AD24];[.AG24];[.AJ24])" office:value-type="float" office:value="251.510666666667" calcext:value-type="float">
            <text:p>251.510666666667</text:p>
          </table:table-cell>
          <table:table-cell table:formula="of:=AVERAGE([.AE24];[.AH24];[.AK24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24]+[.O24]+[.AC24]" office:value-type="float" office:value="94.1" calcext:value-type="float">
            <text:p>94.1</text:p>
          </table:table-cell>
          <table:table-cell table:formula="of:=[.B24]+[.P24]+[.AD24]" office:value-type="float" office:value="580.239" calcext:value-type="float">
            <text:p>580.239</text:p>
          </table:table-cell>
          <table:table-cell table:formula="of:=[.C24]+[.Q24]+[.AE24]" office:value-type="float" office:value="3335.371" calcext:value-type="float">
            <text:p>3335.371</text:p>
          </table:table-cell>
          <table:table-cell table:formula="of:=[.D24]+[.R24]+[.AF24]" office:value-type="float" office:value="92.2" calcext:value-type="float">
            <text:p>92.2</text:p>
          </table:table-cell>
          <table:table-cell table:formula="of:=[.E24]+[.S24]+[.AG24]" office:value-type="float" office:value="584.457" calcext:value-type="float">
            <text:p>584.457</text:p>
          </table:table-cell>
          <table:table-cell table:formula="of:=[.F24]+[.T24]+[.AH24]" office:value-type="float" office:value="3346.594" calcext:value-type="float">
            <text:p>3346.594</text:p>
          </table:table-cell>
          <table:table-cell table:formula="of:=[.G24]+[.U24]+[.AI24]" office:value-type="float" office:value="95" calcext:value-type="float">
            <text:p>95</text:p>
          </table:table-cell>
          <table:table-cell table:formula="of:=[.H24]+[.V24]+[.AJ24]" office:value-type="float" office:value="603.528" calcext:value-type="float">
            <text:p>603.528</text:p>
          </table:table-cell>
          <table:table-cell table:formula="of:=[.I24]+[.W24]+[.AK24]" office:value-type="float" office:value="3361.055" calcext:value-type="float">
            <text:p>3361.055</text:p>
          </table:table-cell>
          <table:table-cell table:formula="of:=AVERAGE([.AQ24];[.AT24];[.AW24])" office:value-type="float" office:value="93.7666666666667" calcext:value-type="float">
            <text:p>93.7666666666667</text:p>
          </table:table-cell>
          <table:table-cell table:formula="of:=AVERAGE([.AR24];[.AU24];[.AX24])" office:value-type="float" office:value="589.408" calcext:value-type="float">
            <text:p>589.408</text:p>
          </table:table-cell>
          <table:table-cell table:formula="of:=AVERAGE([.AS24];[.AV24];[.AY24])" office:value-type="float" office:value="3347.67333333333" calcext:value-type="float">
            <text:p>3347.67333333333</text:p>
          </table:table-cell>
          <table:table-cell table:number-columns-repeated="2"/>
          <table:table-cell table:formula="of:=[.CG24]-[.BS24]" office:value-type="float" office:value="6" calcext:value-type="float">
            <text:p>6</text:p>
          </table:table-cell>
          <table:table-cell table:formula="of:=[.CH24]-[.BT24]" office:value-type="float" office:value="52.246" calcext:value-type="float">
            <text:p>52.246</text:p>
          </table:table-cell>
          <table:table-cell table:formula="of:=[.CI24]-[.BU24]" office:value-type="float" office:value="189.195" calcext:value-type="float">
            <text:p>189.195</text:p>
          </table:table-cell>
          <table:table-cell table:formula="of:=[.CJ24]-[.BV24]" office:value-type="float" office:value="6" calcext:value-type="float">
            <text:p>6</text:p>
          </table:table-cell>
          <table:table-cell table:formula="of:=[.CK24]-[.BW24]" office:value-type="float" office:value="50.278" calcext:value-type="float">
            <text:p>50.278</text:p>
          </table:table-cell>
          <table:table-cell table:formula="of:=[.CL24]-[.BX24]" office:value-type="float" office:value="187.195" calcext:value-type="float">
            <text:p>187.195</text:p>
          </table:table-cell>
          <table:table-cell table:formula="of:=[.CM24]-[.BY24]" office:value-type="float" office:value="9" calcext:value-type="float">
            <text:p>9</text:p>
          </table:table-cell>
          <table:table-cell table:formula="of:=[.CN24]-[.BZ24]" office:value-type="float" office:value="50.293" calcext:value-type="float">
            <text:p>50.293</text:p>
          </table:table-cell>
          <table:table-cell table:formula="of:=[.CO24]-[.CA24]" office:value-type="float" office:value="187.195" calcext:value-type="float">
            <text:p>187.195</text:p>
          </table:table-cell>
          <table:table-cell table:formula="of:=AVERAGE([.BE24];[.BH24];[.BK24])" office:value-type="float" office:value="7" calcext:value-type="float">
            <text:p>7</text:p>
          </table:table-cell>
          <table:table-cell table:formula="of:=AVERAGE([.BF24];[.BI24];[.BL24])" office:value-type="float" office:value="50.939" calcext:value-type="float">
            <text:p>50.939</text:p>
          </table:table-cell>
          <table:table-cell table:formula="of:=AVERAGE([.BG24];[.BJ24];[.BM24])" office:value-type="float" office:value="187.861666666667" calcext:value-type="float">
            <text:p>187.861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8.742" calcext:value-type="float">
            <text:p>198.742</text:p>
          </table:table-cell>
          <table:table-cell office:value-type="float" office:value="2592.926" calcext:value-type="float">
            <text:p>2592.926</text:p>
          </table:table-cell>
          <table:table-cell office:value-type="float" office:value="0" calcext:value-type="float">
            <text:p>0</text:p>
          </table:table-cell>
          <table:table-cell office:value-type="float" office:value="196.152" calcext:value-type="float">
            <text:p>196.152</text:p>
          </table:table-cell>
          <table:table-cell office:value-type="float" office:value="2590.93" calcext:value-type="float">
            <text:p>2590.93</text:p>
          </table:table-cell>
          <table:table-cell office:value-type="float" office:value="29.7" calcext:value-type="float">
            <text:p>29.7</text:p>
          </table:table-cell>
          <table:table-cell office:value-type="float" office:value="210.402" calcext:value-type="float">
            <text:p>210.402</text:p>
          </table:table-cell>
          <table:table-cell office:value-type="float" office:value="2605.043" calcext:value-type="float">
            <text:p>2605.043</text:p>
          </table:table-cell>
          <table:table-cell table:formula="of:=AVERAGE([.BS24];[.BV24];[.BY24])" office:value-type="float" office:value="9.9" calcext:value-type="float">
            <text:p>9.9</text:p>
          </table:table-cell>
          <table:table-cell table:formula="of:=AVERAGE([.BT24];[.BW24];[.BZ24])" office:value-type="float" office:value="201.765333333333" calcext:value-type="float">
            <text:p>201.765333333333</text:p>
          </table:table-cell>
          <table:table-cell table:formula="of:=AVERAGE([.BU24];[.BX24];[.CA24])" office:value-type="float" office:value="2596.29966666667" calcext:value-type="float">
            <text:p>2596.299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0.988" calcext:value-type="float">
            <text:p>250.988</text:p>
          </table:table-cell>
          <table:table-cell office:value-type="float" office:value="2782.121" calcext:value-type="float">
            <text:p>2782.121</text:p>
          </table:table-cell>
          <table:table-cell office:value-type="float" office:value="6" calcext:value-type="float">
            <text:p>6</text:p>
          </table:table-cell>
          <table:table-cell office:value-type="float" office:value="246.43" calcext:value-type="float">
            <text:p>246.43</text:p>
          </table:table-cell>
          <table:table-cell office:value-type="float" office:value="2778.125" calcext:value-type="float">
            <text:p>2778.125</text:p>
          </table:table-cell>
          <table:table-cell office:value-type="float" office:value="38.7" calcext:value-type="float">
            <text:p>38.7</text:p>
          </table:table-cell>
          <table:table-cell office:value-type="float" office:value="260.695" calcext:value-type="float">
            <text:p>260.695</text:p>
          </table:table-cell>
          <table:table-cell office:value-type="float" office:value="2792.238" calcext:value-type="float">
            <text:p>2792.238</text:p>
          </table:table-cell>
          <table:table-cell table:formula="of:=AVERAGE([.CG24];[.CJ24];[.CM24])" office:value-type="float" office:value="16.9" calcext:value-type="float">
            <text:p>16.9</text:p>
          </table:table-cell>
          <table:table-cell table:formula="of:=AVERAGE([.CH24];[.CK24];[.CN24])" office:value-type="float" office:value="252.704333333333" calcext:value-type="float">
            <text:p>252.704333333333</text:p>
          </table:table-cell>
          <table:table-cell table:formula="of:=AVERAGE([.CI24];[.CL24];[.CO24])" office:value-type="float" office:value="2784.16133333333" calcext:value-type="float">
            <text:p>2784.16133333333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92.125" calcext:value-type="float">
            <text:p>292.125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3.7" calcext:value-type="float">
            <text:p>33.7</text:p>
          </table:table-cell>
          <table:table-cell office:value-type="float" office:value="296.527" calcext:value-type="float">
            <text:p>296.527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1.7" calcext:value-type="float">
            <text:p>31.7</text:p>
          </table:table-cell>
          <table:table-cell office:value-type="float" office:value="319.742" calcext:value-type="float">
            <text:p>319.742</text:p>
          </table:table-cell>
          <table:table-cell office:value-type="float" office:value="644.523" calcext:value-type="float">
            <text:p>644.523</text:p>
          </table:table-cell>
          <table:table-cell table:formula="of:=AVERAGE([.A25];[.D25];[.G25])" office:value-type="float" office:value="33.0333333333333" calcext:value-type="float">
            <text:p>33.0333333333333</text:p>
          </table:table-cell>
          <table:table-cell table:formula="of:=AVERAGE([.B25];[.E25];[.H25])" office:value-type="float" office:value="302.798" calcext:value-type="float">
            <text:p>302.798</text:p>
          </table:table-cell>
          <table:table-cell table:formula="of:=AVERAGE([.C25];[.F25];[.I25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4.8" calcext:value-type="float">
            <text:p>24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5];[.R25];[.U25])" office:value-type="float" office:value="25.0666666666667" calcext:value-type="float">
            <text:p>25.0666666666667</text:p>
          </table:table-cell>
          <table:table-cell table:formula="of:=AVERAGE([.P25];[.S25];[.V25])" office:value-type="float" office:value="35.145" calcext:value-type="float">
            <text:p>35.145</text:p>
          </table:table-cell>
          <table:table-cell table:formula="of:=AVERAGE([.Q25];[.T25];[.W25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3.7" calcext:value-type="float">
            <text:p>33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6.7" calcext:value-type="float">
            <text:p>36.7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25];[.AF25];[.AI25])" office:value-type="float" office:value="35.0333333333333" calcext:value-type="float">
            <text:p>35.0333333333333</text:p>
          </table:table-cell>
          <table:table-cell table:formula="of:=AVERAGE([.AD25];[.AG25];[.AJ25])" office:value-type="float" office:value="253.510666666667" calcext:value-type="float">
            <text:p>253.510666666667</text:p>
          </table:table-cell>
          <table:table-cell table:formula="of:=AVERAGE([.AE25];[.AH25];[.AK25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25]+[.O25]+[.AC25]" office:value-type="float" office:value="93.1" calcext:value-type="float">
            <text:p>93.1</text:p>
          </table:table-cell>
          <table:table-cell table:formula="of:=[.B25]+[.P25]+[.AD25]" office:value-type="float" office:value="580.231" calcext:value-type="float">
            <text:p>580.231</text:p>
          </table:table-cell>
          <table:table-cell table:formula="of:=[.C25]+[.Q25]+[.AE25]" office:value-type="float" office:value="3335.633" calcext:value-type="float">
            <text:p>3335.633</text:p>
          </table:table-cell>
          <table:table-cell table:formula="of:=[.D25]+[.R25]+[.AF25]" office:value-type="float" office:value="93.1" calcext:value-type="float">
            <text:p>93.1</text:p>
          </table:table-cell>
          <table:table-cell table:formula="of:=[.E25]+[.S25]+[.AG25]" office:value-type="float" office:value="586.473" calcext:value-type="float">
            <text:p>586.473</text:p>
          </table:table-cell>
          <table:table-cell table:formula="of:=[.F25]+[.T25]+[.AH25]" office:value-type="float" office:value="3351.594" calcext:value-type="float">
            <text:p>3351.594</text:p>
          </table:table-cell>
          <table:table-cell table:formula="of:=[.G25]+[.U25]+[.AI25]" office:value-type="float" office:value="93.2" calcext:value-type="float">
            <text:p>93.2</text:p>
          </table:table-cell>
          <table:table-cell table:formula="of:=[.H25]+[.V25]+[.AJ25]" office:value-type="float" office:value="607.657" calcext:value-type="float">
            <text:p>607.657</text:p>
          </table:table-cell>
          <table:table-cell table:formula="of:=[.I25]+[.W25]+[.AK25]" office:value-type="float" office:value="3364.793" calcext:value-type="float">
            <text:p>3364.793</text:p>
          </table:table-cell>
          <table:table-cell table:formula="of:=AVERAGE([.AQ25];[.AT25];[.AW25])" office:value-type="float" office:value="93.1333333333333" calcext:value-type="float">
            <text:p>93.1333333333333</text:p>
          </table:table-cell>
          <table:table-cell table:formula="of:=AVERAGE([.AR25];[.AU25];[.AX25])" office:value-type="float" office:value="591.453666666667" calcext:value-type="float">
            <text:p>591.453666666667</text:p>
          </table:table-cell>
          <table:table-cell table:formula="of:=AVERAGE([.AS25];[.AV25];[.AY25])" office:value-type="float" office:value="3350.67333333333" calcext:value-type="float">
            <text:p>3350.67333333333</text:p>
          </table:table-cell>
          <table:table-cell table:number-columns-repeated="2"/>
          <table:table-cell table:formula="of:=[.CG25]-[.BS25]" office:value-type="float" office:value="9.7" calcext:value-type="float">
            <text:p>9.7</text:p>
          </table:table-cell>
          <table:table-cell table:formula="of:=[.CH25]-[.BT25]" office:value-type="float" office:value="50.246" calcext:value-type="float">
            <text:p>50.246</text:p>
          </table:table-cell>
          <table:table-cell table:formula="of:=[.CI25]-[.BU25]" office:value-type="float" office:value="187.196" calcext:value-type="float">
            <text:p>187.196</text:p>
          </table:table-cell>
          <table:table-cell table:formula="of:=[.CJ25]-[.BV25]" office:value-type="float" office:value="6.7" calcext:value-type="float">
            <text:p>6.7</text:p>
          </table:table-cell>
          <table:table-cell table:formula="of:=[.CK25]-[.BW25]" office:value-type="float" office:value="50.277" calcext:value-type="float">
            <text:p>50.277</text:p>
          </table:table-cell>
          <table:table-cell table:formula="of:=[.CL25]-[.BX25]" office:value-type="float" office:value="187.195" calcext:value-type="float">
            <text:p>187.195</text:p>
          </table:table-cell>
          <table:table-cell table:formula="of:=[.CM25]-[.BY25]" office:value-type="float" office:value="7" calcext:value-type="float">
            <text:p>7</text:p>
          </table:table-cell>
          <table:table-cell table:formula="of:=[.CN25]-[.BZ25]" office:value-type="float" office:value="50.293" calcext:value-type="float">
            <text:p>50.293</text:p>
          </table:table-cell>
          <table:table-cell table:formula="of:=[.CO25]-[.CA25]" office:value-type="float" office:value="187.195" calcext:value-type="float">
            <text:p>187.195</text:p>
          </table:table-cell>
          <table:table-cell table:formula="of:=AVERAGE([.BE25];[.BH25];[.BK25])" office:value-type="float" office:value="7.8" calcext:value-type="float">
            <text:p>7.8</text:p>
          </table:table-cell>
          <table:table-cell table:formula="of:=AVERAGE([.BF25];[.BI25];[.BL25])" office:value-type="float" office:value="50.272" calcext:value-type="float">
            <text:p>50.272</text:p>
          </table:table-cell>
          <table:table-cell table:formula="of:=AVERAGE([.BG25];[.BJ25];[.BM25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203.387" calcext:value-type="float">
            <text:p>203.387</text:p>
          </table:table-cell>
          <table:table-cell office:value-type="float" office:value="2597.031" calcext:value-type="float">
            <text:p>2597.031</text:p>
          </table:table-cell>
          <table:table-cell office:value-type="float" office:value="23.7" calcext:value-type="float">
            <text:p>23.7</text:p>
          </table:table-cell>
          <table:table-cell office:value-type="float" office:value="205.039" calcext:value-type="float">
            <text:p>205.039</text:p>
          </table:table-cell>
          <table:table-cell office:value-type="float" office:value="2599.055" calcext:value-type="float">
            <text:p>2599.055</text:p>
          </table:table-cell>
          <table:table-cell office:value-type="float" office:value="12.8" calcext:value-type="float">
            <text:p>12.8</text:p>
          </table:table-cell>
          <table:table-cell office:value-type="float" office:value="202.754" calcext:value-type="float">
            <text:p>202.754</text:p>
          </table:table-cell>
          <table:table-cell office:value-type="float" office:value="2597.043" calcext:value-type="float">
            <text:p>2597.043</text:p>
          </table:table-cell>
          <table:table-cell table:formula="of:=AVERAGE([.BS25];[.BV25];[.BY25])" office:value-type="float" office:value="16.1333333333333" calcext:value-type="float">
            <text:p>16.1333333333333</text:p>
          </table:table-cell>
          <table:table-cell table:formula="of:=AVERAGE([.BT25];[.BW25];[.BZ25])" office:value-type="float" office:value="203.726666666667" calcext:value-type="float">
            <text:p>203.726666666667</text:p>
          </table:table-cell>
          <table:table-cell table:formula="of:=AVERAGE([.BU25];[.BX25];[.CA25])" office:value-type="float" office:value="2597.70966666667" calcext:value-type="float">
            <text:p>2597.70966666667</text:p>
          </table:table-cell>
          <table:table-cell table:number-columns-repeated="2"/>
          <table:table-cell office:value-type="float" office:value="21.6" calcext:value-type="float">
            <text:p>21.6</text:p>
          </table:table-cell>
          <table:table-cell office:value-type="float" office:value="253.633" calcext:value-type="float">
            <text:p>253.633</text:p>
          </table:table-cell>
          <table:table-cell office:value-type="float" office:value="2784.227" calcext:value-type="float">
            <text:p>2784.227</text:p>
          </table:table-cell>
          <table:table-cell office:value-type="float" office:value="30.4" calcext:value-type="float">
            <text:p>30.4</text:p>
          </table:table-cell>
          <table:table-cell office:value-type="float" office:value="255.316" calcext:value-type="float">
            <text:p>255.316</text:p>
          </table:table-cell>
          <table:table-cell office:value-type="float" office:value="2786.25" calcext:value-type="float">
            <text:p>2786.25</text:p>
          </table:table-cell>
          <table:table-cell office:value-type="float" office:value="19.8" calcext:value-type="float">
            <text:p>19.8</text:p>
          </table:table-cell>
          <table:table-cell office:value-type="float" office:value="253.047" calcext:value-type="float">
            <text:p>253.047</text:p>
          </table:table-cell>
          <table:table-cell office:value-type="float" office:value="2784.238" calcext:value-type="float">
            <text:p>2784.238</text:p>
          </table:table-cell>
          <table:table-cell table:formula="of:=AVERAGE([.CG25];[.CJ25];[.CM25])" office:value-type="float" office:value="23.9333333333333" calcext:value-type="float">
            <text:p>23.9333333333333</text:p>
          </table:table-cell>
          <table:table-cell table:formula="of:=AVERAGE([.CH25];[.CK25];[.CN25])" office:value-type="float" office:value="253.998666666667" calcext:value-type="float">
            <text:p>253.998666666667</text:p>
          </table:table-cell>
          <table:table-cell table:formula="of:=AVERAGE([.CI25];[.CL25];[.CO25])" office:value-type="float" office:value="2784.905" calcext:value-type="float">
            <text:p>2784.905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92.414" calcext:value-type="float">
            <text:p>292.414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2.7" calcext:value-type="float">
            <text:p>32.7</text:p>
          </table:table-cell>
          <table:table-cell office:value-type="float" office:value="298.281" calcext:value-type="float">
            <text:p>298.28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3.7" calcext:value-type="float">
            <text:p>33.7</text:p>
          </table:table-cell>
          <table:table-cell office:value-type="float" office:value="319.773" calcext:value-type="float">
            <text:p>319.773</text:p>
          </table:table-cell>
          <table:table-cell office:value-type="float" office:value="644.523" calcext:value-type="float">
            <text:p>644.523</text:p>
          </table:table-cell>
          <table:table-cell table:formula="of:=AVERAGE([.A26];[.D26];[.G26])" office:value-type="float" office:value="33" calcext:value-type="float">
            <text:p>33</text:p>
          </table:table-cell>
          <table:table-cell table:formula="of:=AVERAGE([.B26];[.E26];[.H26])" office:value-type="float" office:value="303.489333333333" calcext:value-type="float">
            <text:p>303.489333333333</text:p>
          </table:table-cell>
          <table:table-cell table:formula="of:=AVERAGE([.C26];[.F26];[.I26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6];[.R26];[.U26])" office:value-type="float" office:value="25.7" calcext:value-type="float">
            <text:p>25.7</text:p>
          </table:table-cell>
          <table:table-cell table:formula="of:=AVERAGE([.P26];[.S26];[.V26])" office:value-type="float" office:value="35.145" calcext:value-type="float">
            <text:p>35.145</text:p>
          </table:table-cell>
          <table:table-cell table:formula="of:=AVERAGE([.Q26];[.T26];[.W26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5.7" calcext:value-type="float">
            <text:p>35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2.7" calcext:value-type="float">
            <text:p>32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26];[.AF26];[.AI26])" office:value-type="float" office:value="34.3666666666667" calcext:value-type="float">
            <text:p>34.3666666666667</text:p>
          </table:table-cell>
          <table:table-cell table:formula="of:=AVERAGE([.AD26];[.AG26];[.AJ26])" office:value-type="float" office:value="254.177333333333" calcext:value-type="float">
            <text:p>254.177333333333</text:p>
          </table:table-cell>
          <table:table-cell table:formula="of:=AVERAGE([.AE26];[.AH26];[.AK26])" office:value-type="float" office:value="2636.51733333333" calcext:value-type="float">
            <text:p>2636.51733333333</text:p>
          </table:table-cell>
          <table:table-cell table:number-columns-repeated="2"/>
          <table:table-cell table:formula="of:=[.A26]+[.O26]+[.AC26]" office:value-type="float" office:value="94" calcext:value-type="float">
            <text:p>94</text:p>
          </table:table-cell>
          <table:table-cell table:formula="of:=[.B26]+[.P26]+[.AD26]" office:value-type="float" office:value="582.52" calcext:value-type="float">
            <text:p>582.52</text:p>
          </table:table-cell>
          <table:table-cell table:formula="of:=[.C26]+[.Q26]+[.AE26]" office:value-type="float" office:value="3337.371" calcext:value-type="float">
            <text:p>3337.371</text:p>
          </table:table-cell>
          <table:table-cell table:formula="of:=[.D26]+[.R26]+[.AF26]" office:value-type="float" office:value="93.1" calcext:value-type="float">
            <text:p>93.1</text:p>
          </table:table-cell>
          <table:table-cell table:formula="of:=[.E26]+[.S26]+[.AG26]" office:value-type="float" office:value="586.227" calcext:value-type="float">
            <text:p>586.227</text:p>
          </table:table-cell>
          <table:table-cell table:formula="of:=[.F26]+[.T26]+[.AH26]" office:value-type="float" office:value="3349.594" calcext:value-type="float">
            <text:p>3349.594</text:p>
          </table:table-cell>
          <table:table-cell table:formula="of:=[.G26]+[.U26]+[.AI26]" office:value-type="float" office:value="92.1" calcext:value-type="float">
            <text:p>92.1</text:p>
          </table:table-cell>
          <table:table-cell table:formula="of:=[.H26]+[.V26]+[.AJ26]" office:value-type="float" office:value="609.688" calcext:value-type="float">
            <text:p>609.688</text:p>
          </table:table-cell>
          <table:table-cell table:formula="of:=[.I26]+[.W26]+[.AK26]" office:value-type="float" office:value="3366.793" calcext:value-type="float">
            <text:p>3366.793</text:p>
          </table:table-cell>
          <table:table-cell table:formula="of:=AVERAGE([.AQ26];[.AT26];[.AW26])" office:value-type="float" office:value="93.0666666666667" calcext:value-type="float">
            <text:p>93.0666666666667</text:p>
          </table:table-cell>
          <table:table-cell table:formula="of:=AVERAGE([.AR26];[.AU26];[.AX26])" office:value-type="float" office:value="592.811666666667" calcext:value-type="float">
            <text:p>592.811666666667</text:p>
          </table:table-cell>
          <table:table-cell table:formula="of:=AVERAGE([.AS26];[.AV26];[.AY26])" office:value-type="float" office:value="3351.25266666667" calcext:value-type="float">
            <text:p>3351.25266666667</text:p>
          </table:table-cell>
          <table:table-cell table:number-columns-repeated="2"/>
          <table:table-cell table:formula="of:=[.CG26]-[.BS26]" office:value-type="float" office:value="10.1" calcext:value-type="float">
            <text:p>10.1</text:p>
          </table:table-cell>
          <table:table-cell table:formula="of:=[.CH26]-[.BT26]" office:value-type="float" office:value="50.246" calcext:value-type="float">
            <text:p>50.246</text:p>
          </table:table-cell>
          <table:table-cell table:formula="of:=[.CI26]-[.BU26]" office:value-type="float" office:value="187.195" calcext:value-type="float">
            <text:p>187.195</text:p>
          </table:table-cell>
          <table:table-cell table:formula="of:=[.CJ26]-[.BV26]" office:value-type="float" office:value="9" calcext:value-type="float">
            <text:p>9</text:p>
          </table:table-cell>
          <table:table-cell table:formula="of:=[.CK26]-[.BW26]" office:value-type="float" office:value="50.278" calcext:value-type="float">
            <text:p>50.278</text:p>
          </table:table-cell>
          <table:table-cell table:formula="of:=[.CL26]-[.BX26]" office:value-type="float" office:value="187.133" calcext:value-type="float">
            <text:p>187.133</text:p>
          </table:table-cell>
          <table:table-cell table:formula="of:=[.CM26]-[.BY26]" office:value-type="float" office:value="10.6" calcext:value-type="float">
            <text:p>10.6</text:p>
          </table:table-cell>
          <table:table-cell table:formula="of:=[.CN26]-[.BZ26]" office:value-type="float" office:value="50.293" calcext:value-type="float">
            <text:p>50.293</text:p>
          </table:table-cell>
          <table:table-cell table:formula="of:=[.CO26]-[.CA26]" office:value-type="float" office:value="187.196" calcext:value-type="float">
            <text:p>187.196</text:p>
          </table:table-cell>
          <table:table-cell table:formula="of:=AVERAGE([.BE26];[.BH26];[.BK26])" office:value-type="float" office:value="9.9" calcext:value-type="float">
            <text:p>9.9</text:p>
          </table:table-cell>
          <table:table-cell table:formula="of:=AVERAGE([.BF26];[.BI26];[.BL26])" office:value-type="float" office:value="50.2723333333333" calcext:value-type="float">
            <text:p>50.2723333333333</text:p>
          </table:table-cell>
          <table:table-cell table:formula="of:=AVERAGE([.BG26];[.BJ26];[.BM26])" office:value-type="float" office:value="187.174666666667" calcext:value-type="float">
            <text:p>187.174666666667</text:p>
          </table:table-cell>
          <table:table-cell table:number-columns-repeated="2"/>
          <table:table-cell office:value-type="float" office:value="37.4" calcext:value-type="float">
            <text:p>37.4</text:p>
          </table:table-cell>
          <table:table-cell office:value-type="float" office:value="207.707" calcext:value-type="float">
            <text:p>207.707</text:p>
          </table:table-cell>
          <table:table-cell office:value-type="float" office:value="2601.133" calcext:value-type="float">
            <text:p>2601.133</text:p>
          </table:table-cell>
          <table:table-cell office:value-type="float" office:value="39.6" calcext:value-type="float">
            <text:p>39.6</text:p>
          </table:table-cell>
          <table:table-cell office:value-type="float" office:value="207.91" calcext:value-type="float">
            <text:p>207.91</text:p>
          </table:table-cell>
          <table:table-cell office:value-type="float" office:value="2605.078" calcext:value-type="float">
            <text:p>2605.078</text:p>
          </table:table-cell>
          <table:table-cell office:value-type="float" office:value="33.7" calcext:value-type="float">
            <text:p>33.7</text:p>
          </table:table-cell>
          <table:table-cell office:value-type="float" office:value="200.734" calcext:value-type="float">
            <text:p>200.734</text:p>
          </table:table-cell>
          <table:table-cell office:value-type="float" office:value="2594.652" calcext:value-type="float">
            <text:p>2594.652</text:p>
          </table:table-cell>
          <table:table-cell table:formula="of:=AVERAGE([.BS26];[.BV26];[.BY26])" office:value-type="float" office:value="36.9" calcext:value-type="float">
            <text:p>36.9</text:p>
          </table:table-cell>
          <table:table-cell table:formula="of:=AVERAGE([.BT26];[.BW26];[.BZ26])" office:value-type="float" office:value="205.450333333333" calcext:value-type="float">
            <text:p>205.450333333333</text:p>
          </table:table-cell>
          <table:table-cell table:formula="of:=AVERAGE([.BU26];[.BX26];[.CA26])" office:value-type="float" office:value="2600.28766666667" calcext:value-type="float">
            <text:p>2600.28766666667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257.953" calcext:value-type="float">
            <text:p>257.953</text:p>
          </table:table-cell>
          <table:table-cell office:value-type="float" office:value="2788.328" calcext:value-type="float">
            <text:p>2788.328</text:p>
          </table:table-cell>
          <table:table-cell office:value-type="float" office:value="48.6" calcext:value-type="float">
            <text:p>48.6</text:p>
          </table:table-cell>
          <table:table-cell office:value-type="float" office:value="258.188" calcext:value-type="float">
            <text:p>258.188</text:p>
          </table:table-cell>
          <table:table-cell office:value-type="float" office:value="2792.211" calcext:value-type="float">
            <text:p>2792.211</text:p>
          </table:table-cell>
          <table:table-cell office:value-type="float" office:value="44.3" calcext:value-type="float">
            <text:p>44.3</text:p>
          </table:table-cell>
          <table:table-cell office:value-type="float" office:value="251.027" calcext:value-type="float">
            <text:p>251.027</text:p>
          </table:table-cell>
          <table:table-cell office:value-type="float" office:value="2781.848" calcext:value-type="float">
            <text:p>2781.848</text:p>
          </table:table-cell>
          <table:table-cell table:formula="of:=AVERAGE([.CG26];[.CJ26];[.CM26])" office:value-type="float" office:value="46.8" calcext:value-type="float">
            <text:p>46.8</text:p>
          </table:table-cell>
          <table:table-cell table:formula="of:=AVERAGE([.CH26];[.CK26];[.CN26])" office:value-type="float" office:value="255.722666666667" calcext:value-type="float">
            <text:p>255.722666666667</text:p>
          </table:table-cell>
          <table:table-cell table:formula="of:=AVERAGE([.CI26];[.CL26];[.CO26])" office:value-type="float" office:value="2787.46233333333" calcext:value-type="float">
            <text:p>2787.4623333333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92.43" calcext:value-type="float">
            <text:p>292.4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2.5" calcext:value-type="float">
            <text:p>32.5</text:p>
          </table:table-cell>
          <table:table-cell office:value-type="float" office:value="298.891" calcext:value-type="float">
            <text:p>298.89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6" calcext:value-type="float">
            <text:p>32.6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644.523" calcext:value-type="float">
            <text:p>644.523</text:p>
          </table:table-cell>
          <table:table-cell table:formula="of:=AVERAGE([.A27];[.D27];[.G27])" office:value-type="float" office:value="32.2333333333333" calcext:value-type="float">
            <text:p>32.2333333333333</text:p>
          </table:table-cell>
          <table:table-cell table:formula="of:=AVERAGE([.B27];[.E27];[.H27])" office:value-type="float" office:value="303.762" calcext:value-type="float">
            <text:p>303.762</text:p>
          </table:table-cell>
          <table:table-cell table:formula="of:=AVERAGE([.C27];[.F27];[.I27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6.6" calcext:value-type="float">
            <text:p>2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7];[.R27];[.U27])" office:value-type="float" office:value="26.6666666666667" calcext:value-type="float">
            <text:p>26.6666666666667</text:p>
          </table:table-cell>
          <table:table-cell table:formula="of:=AVERAGE([.P27];[.S27];[.V27])" office:value-type="float" office:value="35.2293333333333" calcext:value-type="float">
            <text:p>35.2293333333333</text:p>
          </table:table-cell>
          <table:table-cell table:formula="of:=AVERAGE([.Q27];[.T27];[.W27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8.6" calcext:value-type="float">
            <text:p>38.6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633.223" calcext:value-type="float">
            <text:p>2633.223</text:p>
          </table:table-cell>
          <table:table-cell office:value-type="float" office:value="35.4" calcext:value-type="float">
            <text:p>35.4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5.7" calcext:value-type="float">
            <text:p>35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27];[.AF27];[.AI27])" office:value-type="float" office:value="36.5666666666667" calcext:value-type="float">
            <text:p>36.5666666666667</text:p>
          </table:table-cell>
          <table:table-cell table:formula="of:=AVERAGE([.AD27];[.AG27];[.AJ27])" office:value-type="float" office:value="253.510666666667" calcext:value-type="float">
            <text:p>253.510666666667</text:p>
          </table:table-cell>
          <table:table-cell table:formula="of:=AVERAGE([.AE27];[.AH27];[.AK27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27]+[.O27]+[.AC27]" office:value-type="float" office:value="95.9" calcext:value-type="float">
            <text:p>95.9</text:p>
          </table:table-cell>
          <table:table-cell table:formula="of:=[.B27]+[.P27]+[.AD27]" office:value-type="float" office:value="578.789" calcext:value-type="float">
            <text:p>578.789</text:p>
          </table:table-cell>
          <table:table-cell table:formula="of:=[.C27]+[.Q27]+[.AE27]" office:value-type="float" office:value="3333.633" calcext:value-type="float">
            <text:p>3333.633</text:p>
          </table:table-cell>
          <table:table-cell table:formula="of:=[.D27]+[.R27]+[.AF27]" office:value-type="float" office:value="94.5" calcext:value-type="float">
            <text:p>94.5</text:p>
          </table:table-cell>
          <table:table-cell table:formula="of:=[.E27]+[.S27]+[.AG27]" office:value-type="float" office:value="588.837" calcext:value-type="float">
            <text:p>588.837</text:p>
          </table:table-cell>
          <table:table-cell table:formula="of:=[.F27]+[.T27]+[.AH27]" office:value-type="float" office:value="3351.332" calcext:value-type="float">
            <text:p>3351.332</text:p>
          </table:table-cell>
          <table:table-cell table:formula="of:=[.G27]+[.U27]+[.AI27]" office:value-type="float" office:value="96" calcext:value-type="float">
            <text:p>96</text:p>
          </table:table-cell>
          <table:table-cell table:formula="of:=[.H27]+[.V27]+[.AJ27]" office:value-type="float" office:value="609.88" calcext:value-type="float">
            <text:p>609.88</text:p>
          </table:table-cell>
          <table:table-cell table:formula="of:=[.I27]+[.W27]+[.AK27]" office:value-type="float" office:value="3366.793" calcext:value-type="float">
            <text:p>3366.793</text:p>
          </table:table-cell>
          <table:table-cell table:formula="of:=AVERAGE([.AQ27];[.AT27];[.AW27])" office:value-type="float" office:value="95.4666666666667" calcext:value-type="float">
            <text:p>95.4666666666667</text:p>
          </table:table-cell>
          <table:table-cell table:formula="of:=AVERAGE([.AR27];[.AU27];[.AX27])" office:value-type="float" office:value="592.502" calcext:value-type="float">
            <text:p>592.502</text:p>
          </table:table-cell>
          <table:table-cell table:formula="of:=AVERAGE([.AS27];[.AV27];[.AY27])" office:value-type="float" office:value="3350.586" calcext:value-type="float">
            <text:p>3350.586</text:p>
          </table:table-cell>
          <table:table-cell table:number-columns-repeated="2"/>
          <table:table-cell table:formula="of:=[.CG27]-[.BS27]" office:value-type="float" office:value="7" calcext:value-type="float">
            <text:p>7</text:p>
          </table:table-cell>
          <table:table-cell table:formula="of:=[.CH27]-[.BT27]" office:value-type="float" office:value="58.492" calcext:value-type="float">
            <text:p>58.492</text:p>
          </table:table-cell>
          <table:table-cell table:formula="of:=[.CI27]-[.BU27]" office:value-type="float" office:value="190.098" calcext:value-type="float">
            <text:p>190.098</text:p>
          </table:table-cell>
          <table:table-cell table:formula="of:=[.CJ27]-[.BV27]" office:value-type="float" office:value="10.9" calcext:value-type="float">
            <text:p>10.9</text:p>
          </table:table-cell>
          <table:table-cell table:formula="of:=[.CK27]-[.BW27]" office:value-type="float" office:value="50.277" calcext:value-type="float">
            <text:p>50.277</text:p>
          </table:table-cell>
          <table:table-cell table:formula="of:=[.CL27]-[.BX27]" office:value-type="float" office:value="187.196" calcext:value-type="float">
            <text:p>187.196</text:p>
          </table:table-cell>
          <table:table-cell table:formula="of:=[.CM27]-[.BY27]" office:value-type="float" office:value="8" calcext:value-type="float">
            <text:p>8</text:p>
          </table:table-cell>
          <table:table-cell table:formula="of:=[.CN27]-[.BZ27]" office:value-type="float" office:value="50.293" calcext:value-type="float">
            <text:p>50.293</text:p>
          </table:table-cell>
          <table:table-cell table:formula="of:=[.CO27]-[.CA27]" office:value-type="float" office:value="187.196" calcext:value-type="float">
            <text:p>187.196</text:p>
          </table:table-cell>
          <table:table-cell table:formula="of:=AVERAGE([.BE27];[.BH27];[.BK27])" office:value-type="float" office:value="8.63333333333333" calcext:value-type="float">
            <text:p>8.63333333333333</text:p>
          </table:table-cell>
          <table:table-cell table:formula="of:=AVERAGE([.BF27];[.BI27];[.BL27])" office:value-type="float" office:value="53.0206666666667" calcext:value-type="float">
            <text:p>53.0206666666667</text:p>
          </table:table-cell>
          <table:table-cell table:formula="of:=AVERAGE([.BG27];[.BJ27];[.BM27])" office:value-type="float" office:value="188.163333333334" calcext:value-type="float">
            <text:p>188.163333333334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197.746" calcext:value-type="float">
            <text:p>197.746</text:p>
          </table:table-cell>
          <table:table-cell office:value-type="float" office:value="2600.086" calcext:value-type="float">
            <text:p>2600.086</text:p>
          </table:table-cell>
          <table:table-cell office:value-type="float" office:value="22.8" calcext:value-type="float">
            <text:p>22.8</text:p>
          </table:table-cell>
          <table:table-cell office:value-type="float" office:value="202.789" calcext:value-type="float">
            <text:p>202.789</text:p>
          </table:table-cell>
          <table:table-cell office:value-type="float" office:value="2597.074" calcext:value-type="float">
            <text:p>2597.074</text:p>
          </table:table-cell>
          <table:table-cell office:value-type="float" office:value="31.7" calcext:value-type="float">
            <text:p>31.7</text:p>
          </table:table-cell>
          <table:table-cell office:value-type="float" office:value="206.773" calcext:value-type="float">
            <text:p>206.773</text:p>
          </table:table-cell>
          <table:table-cell office:value-type="float" office:value="2601.191" calcext:value-type="float">
            <text:p>2601.191</text:p>
          </table:table-cell>
          <table:table-cell table:formula="of:=AVERAGE([.BS27];[.BV27];[.BY27])" office:value-type="float" office:value="29.0666666666667" calcext:value-type="float">
            <text:p>29.0666666666667</text:p>
          </table:table-cell>
          <table:table-cell table:formula="of:=AVERAGE([.BT27];[.BW27];[.BZ27])" office:value-type="float" office:value="202.436" calcext:value-type="float">
            <text:p>202.436</text:p>
          </table:table-cell>
          <table:table-cell table:formula="of:=AVERAGE([.BU27];[.BX27];[.CA27])" office:value-type="float" office:value="2599.45033333333" calcext:value-type="float">
            <text:p>2599.45033333333</text:p>
          </table:table-cell>
          <table:table-cell table:number-columns-repeated="2"/>
          <table:table-cell office:value-type="float" office:value="39.7" calcext:value-type="float">
            <text:p>39.7</text:p>
          </table:table-cell>
          <table:table-cell office:value-type="float" office:value="256.238" calcext:value-type="float">
            <text:p>256.238</text:p>
          </table:table-cell>
          <table:table-cell office:value-type="float" office:value="2790.184" calcext:value-type="float">
            <text:p>2790.184</text:p>
          </table:table-cell>
          <table:table-cell office:value-type="float" office:value="33.7" calcext:value-type="float">
            <text:p>33.7</text:p>
          </table:table-cell>
          <table:table-cell office:value-type="float" office:value="253.066" calcext:value-type="float">
            <text:p>253.066</text:p>
          </table:table-cell>
          <table:table-cell office:value-type="float" office:value="2784.27" calcext:value-type="float">
            <text:p>2784.27</text:p>
          </table:table-cell>
          <table:table-cell office:value-type="float" office:value="39.7" calcext:value-type="float">
            <text:p>39.7</text:p>
          </table:table-cell>
          <table:table-cell office:value-type="float" office:value="257.066" calcext:value-type="float">
            <text:p>257.066</text:p>
          </table:table-cell>
          <table:table-cell office:value-type="float" office:value="2788.387" calcext:value-type="float">
            <text:p>2788.387</text:p>
          </table:table-cell>
          <table:table-cell table:formula="of:=AVERAGE([.CG27];[.CJ27];[.CM27])" office:value-type="float" office:value="37.7" calcext:value-type="float">
            <text:p>37.7</text:p>
          </table:table-cell>
          <table:table-cell table:formula="of:=AVERAGE([.CH27];[.CK27];[.CN27])" office:value-type="float" office:value="255.456666666667" calcext:value-type="float">
            <text:p>255.456666666667</text:p>
          </table:table-cell>
          <table:table-cell table:formula="of:=AVERAGE([.CI27];[.CL27];[.CO27])" office:value-type="float" office:value="2787.61366666667" calcext:value-type="float">
            <text:p>2787.6136666666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93.016" calcext:value-type="float">
            <text:p>293.016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9.6" calcext:value-type="float">
            <text:p>39.6</text:p>
          </table:table-cell>
          <table:table-cell office:value-type="float" office:value="298.879" calcext:value-type="float">
            <text:p>298.879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4.6" calcext:value-type="float">
            <text:p>34.6</text:p>
          </table:table-cell>
          <table:table-cell office:value-type="float" office:value="320.203" calcext:value-type="float">
            <text:p>320.203</text:p>
          </table:table-cell>
          <table:table-cell office:value-type="float" office:value="644.523" calcext:value-type="float">
            <text:p>644.523</text:p>
          </table:table-cell>
          <table:table-cell table:formula="of:=AVERAGE([.A28];[.D28];[.G28])" office:value-type="float" office:value="35.9666666666667" calcext:value-type="float">
            <text:p>35.9666666666667</text:p>
          </table:table-cell>
          <table:table-cell table:formula="of:=AVERAGE([.B28];[.E28];[.H28])" office:value-type="float" office:value="304.032666666667" calcext:value-type="float">
            <text:p>304.032666666667</text:p>
          </table:table-cell>
          <table:table-cell table:formula="of:=AVERAGE([.C28];[.F28];[.I28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8];[.R28];[.U28])" office:value-type="float" office:value="27.0333333333333" calcext:value-type="float">
            <text:p>27.0333333333333</text:p>
          </table:table-cell>
          <table:table-cell table:formula="of:=AVERAGE([.P28];[.S28];[.V28])" office:value-type="float" office:value="35.145" calcext:value-type="float">
            <text:p>35.145</text:p>
          </table:table-cell>
          <table:table-cell table:formula="of:=AVERAGE([.Q28];[.T28];[.W28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23.8" calcext:value-type="float">
            <text:p>23.8</text:p>
          </table:table-cell>
          <table:table-cell office:value-type="float" office:value="255.051" calcext:value-type="float">
            <text:p>255.051</text:p>
          </table:table-cell>
          <table:table-cell office:value-type="float" office:value="2637.699" calcext:value-type="float">
            <text:p>2637.699</text:p>
          </table:table-cell>
          <table:table-cell office:value-type="float" office:value="31.7" calcext:value-type="float">
            <text:p>31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28];[.AF28];[.AI28])" office:value-type="float" office:value="29.4" calcext:value-type="float">
            <text:p>29.4</text:p>
          </table:table-cell>
          <table:table-cell table:formula="of:=AVERAGE([.AD28];[.AG28];[.AJ28])" office:value-type="float" office:value="254.260666666667" calcext:value-type="float">
            <text:p>254.260666666667</text:p>
          </table:table-cell>
          <table:table-cell table:formula="of:=AVERAGE([.AE28];[.AH28];[.AK28])" office:value-type="float" office:value="2636.689" calcext:value-type="float">
            <text:p>2636.689</text:p>
          </table:table-cell>
          <table:table-cell table:number-columns-repeated="2"/>
          <table:table-cell table:formula="of:=[.A28]+[.O28]+[.AC28]" office:value-type="float" office:value="91.1" calcext:value-type="float">
            <text:p>91.1</text:p>
          </table:table-cell>
          <table:table-cell table:formula="of:=[.B28]+[.P28]+[.AD28]" office:value-type="float" office:value="581.122" calcext:value-type="float">
            <text:p>581.122</text:p>
          </table:table-cell>
          <table:table-cell table:formula="of:=[.C28]+[.Q28]+[.AE28]" office:value-type="float" office:value="3335.633" calcext:value-type="float">
            <text:p>3335.633</text:p>
          </table:table-cell>
          <table:table-cell table:formula="of:=[.D28]+[.R28]+[.AF28]" office:value-type="float" office:value="94.1" calcext:value-type="float">
            <text:p>94.1</text:p>
          </table:table-cell>
          <table:table-cell table:formula="of:=[.E28]+[.S28]+[.AG28]" office:value-type="float" office:value="589.075" calcext:value-type="float">
            <text:p>589.075</text:p>
          </table:table-cell>
          <table:table-cell table:formula="of:=[.F28]+[.T28]+[.AH28]" office:value-type="float" office:value="3351.847" calcext:value-type="float">
            <text:p>3351.847</text:p>
          </table:table-cell>
          <table:table-cell table:formula="of:=[.G28]+[.U28]+[.AI28]" office:value-type="float" office:value="92" calcext:value-type="float">
            <text:p>92</text:p>
          </table:table-cell>
          <table:table-cell table:formula="of:=[.H28]+[.V28]+[.AJ28]" office:value-type="float" office:value="610.118" calcext:value-type="float">
            <text:p>610.118</text:p>
          </table:table-cell>
          <table:table-cell table:formula="of:=[.I28]+[.W28]+[.AK28]" office:value-type="float" office:value="3366.793" calcext:value-type="float">
            <text:p>3366.793</text:p>
          </table:table-cell>
          <table:table-cell table:formula="of:=AVERAGE([.AQ28];[.AT28];[.AW28])" office:value-type="float" office:value="92.4" calcext:value-type="float">
            <text:p>92.4</text:p>
          </table:table-cell>
          <table:table-cell table:formula="of:=AVERAGE([.AR28];[.AU28];[.AX28])" office:value-type="float" office:value="593.438333333333" calcext:value-type="float">
            <text:p>593.438333333333</text:p>
          </table:table-cell>
          <table:table-cell table:formula="of:=AVERAGE([.AS28];[.AV28];[.AY28])" office:value-type="float" office:value="3351.42433333333" calcext:value-type="float">
            <text:p>3351.42433333333</text:p>
          </table:table-cell>
          <table:table-cell table:number-columns-repeated="2"/>
          <table:table-cell table:formula="of:=[.CG28]-[.BS28]" office:value-type="float" office:value="7.1" calcext:value-type="float">
            <text:p>7.1</text:p>
          </table:table-cell>
          <table:table-cell table:formula="of:=[.CH28]-[.BT28]" office:value-type="float" office:value="50.246" calcext:value-type="float">
            <text:p>50.246</text:p>
          </table:table-cell>
          <table:table-cell table:formula="of:=[.CI28]-[.BU28]" office:value-type="float" office:value="187.196" calcext:value-type="float">
            <text:p>187.196</text:p>
          </table:table-cell>
          <table:table-cell table:formula="of:=[.CJ28]-[.BV28]" office:value-type="float" office:value="6.9" calcext:value-type="float">
            <text:p>6.9</text:p>
          </table:table-cell>
          <table:table-cell table:formula="of:=[.CK28]-[.BW28]" office:value-type="float" office:value="44.586" calcext:value-type="float">
            <text:p>44.586</text:p>
          </table:table-cell>
          <table:table-cell table:formula="of:=[.CL28]-[.BX28]" office:value-type="float" office:value="185.195" calcext:value-type="float">
            <text:p>185.195</text:p>
          </table:table-cell>
          <table:table-cell table:formula="of:=[.CM28]-[.BY28]" office:value-type="float" office:value="7" calcext:value-type="float">
            <text:p>7</text:p>
          </table:table-cell>
          <table:table-cell table:formula="of:=[.CN28]-[.BZ28]" office:value-type="float" office:value="50.293" calcext:value-type="float">
            <text:p>50.293</text:p>
          </table:table-cell>
          <table:table-cell table:formula="of:=[.CO28]-[.CA28]" office:value-type="float" office:value="187.195" calcext:value-type="float">
            <text:p>187.195</text:p>
          </table:table-cell>
          <table:table-cell table:formula="of:=AVERAGE([.BE28];[.BH28];[.BK28])" office:value-type="float" office:value="7" calcext:value-type="float">
            <text:p>7</text:p>
          </table:table-cell>
          <table:table-cell table:formula="of:=AVERAGE([.BF28];[.BI28];[.BL28])" office:value-type="float" office:value="48.375" calcext:value-type="float">
            <text:p>48.375</text:p>
          </table:table-cell>
          <table:table-cell table:formula="of:=AVERAGE([.BG28];[.BJ28];[.BM28])" office:value-type="float" office:value="186.528666666667" calcext:value-type="float">
            <text:p>186.528666666667</text:p>
          </table:table-cell>
          <table:table-cell table:number-columns-repeated="2"/>
          <table:table-cell office:value-type="float" office:value="28.6" calcext:value-type="float">
            <text:p>28.6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599.105" calcext:value-type="float">
            <text:p>2599.105</text:p>
          </table:table-cell>
          <table:table-cell office:value-type="float" office:value="44.6" calcext:value-type="float">
            <text:p>44.6</text:p>
          </table:table-cell>
          <table:table-cell office:value-type="float" office:value="187.859" calcext:value-type="float">
            <text:p>187.859</text:p>
          </table:table-cell>
          <table:table-cell office:value-type="float" office:value="2598.059" calcext:value-type="float">
            <text:p>2598.059</text:p>
          </table:table-cell>
          <table:table-cell office:value-type="float" office:value="0" calcext:value-type="float">
            <text:p>0</text:p>
          </table:table-cell>
          <table:table-cell office:value-type="float" office:value="139.379" calcext:value-type="float">
            <text:p>139.379</text:p>
          </table:table-cell>
          <table:table-cell office:value-type="float" office:value="1944.465" calcext:value-type="float">
            <text:p>1944.465</text:p>
          </table:table-cell>
          <table:table-cell table:formula="of:=AVERAGE([.BS28];[.BV28];[.BY28])" office:value-type="float" office:value="24.4" calcext:value-type="float">
            <text:p>24.4</text:p>
          </table:table-cell>
          <table:table-cell table:formula="of:=AVERAGE([.BT28];[.BW28];[.BZ28])" office:value-type="float" office:value="177.47" calcext:value-type="float">
            <text:p>177.47</text:p>
          </table:table-cell>
          <table:table-cell table:formula="of:=AVERAGE([.BU28];[.BX28];[.CA28])" office:value-type="float" office:value="2380.543" calcext:value-type="float">
            <text:p>2380.543</text:p>
          </table:table-cell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255.418" calcext:value-type="float">
            <text:p>255.418</text:p>
          </table:table-cell>
          <table:table-cell office:value-type="float" office:value="2786.301" calcext:value-type="float">
            <text:p>2786.301</text:p>
          </table:table-cell>
          <table:table-cell office:value-type="float" office:value="51.5" calcext:value-type="float">
            <text:p>51.5</text:p>
          </table:table-cell>
          <table:table-cell office:value-type="float" office:value="232.445" calcext:value-type="float">
            <text:p>232.445</text:p>
          </table:table-cell>
          <table:table-cell office:value-type="float" office:value="2783.254" calcext:value-type="float">
            <text:p>2783.254</text:p>
          </table:table-cell>
          <table:table-cell office:value-type="float" office:value="7" calcext:value-type="float">
            <text:p>7</text:p>
          </table:table-cell>
          <table:table-cell office:value-type="float" office:value="189.672" calcext:value-type="float">
            <text:p>189.672</text:p>
          </table:table-cell>
          <table:table-cell office:value-type="float" office:value="2131.66" calcext:value-type="float">
            <text:p>2131.66</text:p>
          </table:table-cell>
          <table:table-cell table:formula="of:=AVERAGE([.CG28];[.CJ28];[.CM28])" office:value-type="float" office:value="31.4" calcext:value-type="float">
            <text:p>31.4</text:p>
          </table:table-cell>
          <table:table-cell table:formula="of:=AVERAGE([.CH28];[.CK28];[.CN28])" office:value-type="float" office:value="225.845" calcext:value-type="float">
            <text:p>225.845</text:p>
          </table:table-cell>
          <table:table-cell table:formula="of:=AVERAGE([.CI28];[.CL28];[.CO28])" office:value-type="float" office:value="2567.07166666667" calcext:value-type="float">
            <text:p>2567.07166666667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293.434" calcext:value-type="float">
            <text:p>293.434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3.7" calcext:value-type="float">
            <text:p>33.7</text:p>
          </table:table-cell>
          <table:table-cell office:value-type="float" office:value="299.309" calcext:value-type="float">
            <text:p>299.309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8.6" calcext:value-type="float">
            <text:p>38.6</text:p>
          </table:table-cell>
          <table:table-cell office:value-type="float" office:value="320.461" calcext:value-type="float">
            <text:p>320.461</text:p>
          </table:table-cell>
          <table:table-cell office:value-type="float" office:value="644.523" calcext:value-type="float">
            <text:p>644.523</text:p>
          </table:table-cell>
          <table:table-cell table:formula="of:=AVERAGE([.A29];[.D29];[.G29])" office:value-type="float" office:value="37" calcext:value-type="float">
            <text:p>37</text:p>
          </table:table-cell>
          <table:table-cell table:formula="of:=AVERAGE([.B29];[.E29];[.H29])" office:value-type="float" office:value="304.401333333333" calcext:value-type="float">
            <text:p>304.401333333333</text:p>
          </table:table-cell>
          <table:table-cell table:formula="of:=AVERAGE([.C29];[.F29];[.I29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31.6" calcext:value-type="float">
            <text:p>31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9];[.R29];[.U29])" office:value-type="float" office:value="29.6666666666667" calcext:value-type="float">
            <text:p>29.6666666666667</text:p>
          </table:table-cell>
          <table:table-cell table:formula="of:=AVERAGE([.P29];[.S29];[.V29])" office:value-type="float" office:value="35.145" calcext:value-type="float">
            <text:p>35.145</text:p>
          </table:table-cell>
          <table:table-cell table:formula="of:=AVERAGE([.Q29];[.T29];[.W29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1.7" calcext:value-type="float">
            <text:p>31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5.8" calcext:value-type="float">
            <text:p>25.8</text:p>
          </table:table-cell>
          <table:table-cell office:value-type="float" office:value="248.77" calcext:value-type="float">
            <text:p>248.77</text:p>
          </table:table-cell>
          <table:table-cell office:value-type="float" office:value="2631.145" calcext:value-type="float">
            <text:p>2631.145</text:p>
          </table:table-cell>
          <table:table-cell table:formula="of:=AVERAGE([.AC29];[.AF29];[.AI29])" office:value-type="float" office:value="27.7666666666667" calcext:value-type="float">
            <text:p>27.7666666666667</text:p>
          </table:table-cell>
          <table:table-cell table:formula="of:=AVERAGE([.AD29];[.AG29];[.AJ29])" office:value-type="float" office:value="252.844" calcext:value-type="float">
            <text:p>252.844</text:p>
          </table:table-cell>
          <table:table-cell table:formula="of:=AVERAGE([.AE29];[.AH29];[.AK29])" office:value-type="float" office:value="2635.184" calcext:value-type="float">
            <text:p>2635.184</text:p>
          </table:table-cell>
          <table:table-cell table:number-columns-repeated="2"/>
          <table:table-cell table:formula="of:=[.A29]+[.O29]+[.AC29]" office:value-type="float" office:value="95.2" calcext:value-type="float">
            <text:p>95.2</text:p>
          </table:table-cell>
          <table:table-cell table:formula="of:=[.B29]+[.P29]+[.AD29]" office:value-type="float" office:value="583.54" calcext:value-type="float">
            <text:p>583.54</text:p>
          </table:table-cell>
          <table:table-cell table:formula="of:=[.C29]+[.Q29]+[.AE29]" office:value-type="float" office:value="3337.371" calcext:value-type="float">
            <text:p>3337.371</text:p>
          </table:table-cell>
          <table:table-cell table:formula="of:=[.D29]+[.R29]+[.AF29]" office:value-type="float" office:value="92.1" calcext:value-type="float">
            <text:p>92.1</text:p>
          </table:table-cell>
          <table:table-cell table:formula="of:=[.E29]+[.S29]+[.AG29]" office:value-type="float" office:value="589.255" calcext:value-type="float">
            <text:p>589.255</text:p>
          </table:table-cell>
          <table:table-cell table:formula="of:=[.F29]+[.T29]+[.AH29]" office:value-type="float" office:value="3351.594" calcext:value-type="float">
            <text:p>3351.594</text:p>
          </table:table-cell>
          <table:table-cell table:formula="of:=[.G29]+[.U29]+[.AI29]" office:value-type="float" office:value="96" calcext:value-type="float">
            <text:p>96</text:p>
          </table:table-cell>
          <table:table-cell table:formula="of:=[.H29]+[.V29]+[.AJ29]" office:value-type="float" office:value="604.376" calcext:value-type="float">
            <text:p>604.376</text:p>
          </table:table-cell>
          <table:table-cell table:formula="of:=[.I29]+[.W29]+[.AK29]" office:value-type="float" office:value="3360.793" calcext:value-type="float">
            <text:p>3360.793</text:p>
          </table:table-cell>
          <table:table-cell table:formula="of:=AVERAGE([.AQ29];[.AT29];[.AW29])" office:value-type="float" office:value="94.4333333333333" calcext:value-type="float">
            <text:p>94.4333333333333</text:p>
          </table:table-cell>
          <table:table-cell table:formula="of:=AVERAGE([.AR29];[.AU29];[.AX29])" office:value-type="float" office:value="592.390333333333" calcext:value-type="float">
            <text:p>592.390333333333</text:p>
          </table:table-cell>
          <table:table-cell table:formula="of:=AVERAGE([.AS29];[.AV29];[.AY29])" office:value-type="float" office:value="3349.91933333333" calcext:value-type="float">
            <text:p>3349.91933333333</text:p>
          </table:table-cell>
          <table:table-cell table:number-columns-repeated="2"/>
          <table:table-cell table:formula="of:=[.CG29]-[.BS29]" office:value-type="float" office:value="6.9" calcext:value-type="float">
            <text:p>6.9</text:p>
          </table:table-cell>
          <table:table-cell table:formula="of:=[.CH29]-[.BT29]" office:value-type="float" office:value="50.488" calcext:value-type="float">
            <text:p>50.488</text:p>
          </table:table-cell>
          <table:table-cell table:formula="of:=[.CI29]-[.BU29]" office:value-type="float" office:value="187.582" calcext:value-type="float">
            <text:p>187.582</text:p>
          </table:table-cell>
          <table:table-cell table:formula="of:=[.CJ29]-[.BV29]" office:value-type="float" office:value="8" calcext:value-type="float">
            <text:p>8</text:p>
          </table:table-cell>
          <table:table-cell table:formula="of:=[.CK29]-[.BW29]" office:value-type="float" office:value="50.277" calcext:value-type="float">
            <text:p>50.277</text:p>
          </table:table-cell>
          <table:table-cell table:formula="of:=[.CL29]-[.BX29]" office:value-type="float" office:value="187.195" calcext:value-type="float">
            <text:p>187.195</text:p>
          </table:table-cell>
          <table:table-cell table:formula="of:=[.CM29]-[.BY29]" office:value-type="float" office:value="8.9" calcext:value-type="float">
            <text:p>8.9</text:p>
          </table:table-cell>
          <table:table-cell table:formula="of:=[.CN29]-[.BZ29]" office:value-type="float" office:value="50.293" calcext:value-type="float">
            <text:p>50.293</text:p>
          </table:table-cell>
          <table:table-cell table:formula="of:=[.CO29]-[.CA29]" office:value-type="float" office:value="187.195" calcext:value-type="float">
            <text:p>187.195</text:p>
          </table:table-cell>
          <table:table-cell table:formula="of:=AVERAGE([.BE29];[.BH29];[.BK29])" office:value-type="float" office:value="7.93333333333333" calcext:value-type="float">
            <text:p>7.93333333333333</text:p>
          </table:table-cell>
          <table:table-cell table:formula="of:=AVERAGE([.BF29];[.BI29];[.BL29])" office:value-type="float" office:value="50.3526666666667" calcext:value-type="float">
            <text:p>50.3526666666667</text:p>
          </table:table-cell>
          <table:table-cell table:formula="of:=AVERAGE([.BG29];[.BJ29];[.BM29])" office:value-type="float" office:value="187.324" calcext:value-type="float">
            <text:p>187.3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8.52" calcext:value-type="float">
            <text:p>198.52</text:p>
          </table:table-cell>
          <table:table-cell office:value-type="float" office:value="2592.539" calcext:value-type="float">
            <text:p>2592.539</text:p>
          </table:table-cell>
          <table:table-cell office:value-type="float" office:value="1" calcext:value-type="float">
            <text:p>1</text:p>
          </table:table-cell>
          <table:table-cell office:value-type="float" office:value="196.172" calcext:value-type="float">
            <text:p>196.172</text:p>
          </table:table-cell>
          <table:table-cell office:value-type="float" office:value="2590.93" calcext:value-type="float">
            <text:p>2590.93</text:p>
          </table:table-cell>
          <table:table-cell office:value-type="float" office:value="0" calcext:value-type="float">
            <text:p>0</text:p>
          </table:table-cell>
          <table:table-cell office:value-type="float" office:value="198.672" calcext:value-type="float">
            <text:p>198.672</text:p>
          </table:table-cell>
          <table:table-cell office:value-type="float" office:value="2592.926" calcext:value-type="float">
            <text:p>2592.926</text:p>
          </table:table-cell>
          <table:table-cell table:formula="of:=AVERAGE([.BS29];[.BV29];[.BY29])" office:value-type="float" office:value="0.333333333333333" calcext:value-type="float">
            <text:p>0.333333333333333</text:p>
          </table:table-cell>
          <table:table-cell table:formula="of:=AVERAGE([.BT29];[.BW29];[.BZ29])" office:value-type="float" office:value="197.788" calcext:value-type="float">
            <text:p>197.788</text:p>
          </table:table-cell>
          <table:table-cell table:formula="of:=AVERAGE([.BU29];[.BX29];[.CA29])" office:value-type="float" office:value="2592.13166666667" calcext:value-type="float">
            <text:p>2592.13166666667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2780.121" calcext:value-type="float">
            <text:p>2780.121</text:p>
          </table:table-cell>
          <table:table-cell office:value-type="float" office:value="9" calcext:value-type="float">
            <text:p>9</text:p>
          </table:table-cell>
          <table:table-cell office:value-type="float" office:value="246.449" calcext:value-type="float">
            <text:p>246.449</text:p>
          </table:table-cell>
          <table:table-cell office:value-type="float" office:value="2778.125" calcext:value-type="float">
            <text:p>2778.125</text:p>
          </table:table-cell>
          <table:table-cell office:value-type="float" office:value="8.9" calcext:value-type="float">
            <text:p>8.9</text:p>
          </table:table-cell>
          <table:table-cell office:value-type="float" office:value="248.965" calcext:value-type="float">
            <text:p>248.965</text:p>
          </table:table-cell>
          <table:table-cell office:value-type="float" office:value="2780.121" calcext:value-type="float">
            <text:p>2780.121</text:p>
          </table:table-cell>
          <table:table-cell table:formula="of:=AVERAGE([.CG29];[.CJ29];[.CM29])" office:value-type="float" office:value="8.26666666666667" calcext:value-type="float">
            <text:p>8.26666666666667</text:p>
          </table:table-cell>
          <table:table-cell table:formula="of:=AVERAGE([.CH29];[.CK29];[.CN29])" office:value-type="float" office:value="248.140666666667" calcext:value-type="float">
            <text:p>248.140666666667</text:p>
          </table:table-cell>
          <table:table-cell table:formula="of:=AVERAGE([.CI29];[.CL29];[.CO29])" office:value-type="float" office:value="2779.45566666667" calcext:value-type="float">
            <text:p>2779.4556666666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92.797" calcext:value-type="float">
            <text:p>292.797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7.6" calcext:value-type="float">
            <text:p>37.6</text:p>
          </table:table-cell>
          <table:table-cell office:value-type="float" office:value="299.512" calcext:value-type="float">
            <text:p>299.512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5.7" calcext:value-type="float">
            <text:p>35.7</text:p>
          </table:table-cell>
          <table:table-cell office:value-type="float" office:value="320.461" calcext:value-type="float">
            <text:p>320.461</text:p>
          </table:table-cell>
          <table:table-cell office:value-type="float" office:value="644.523" calcext:value-type="float">
            <text:p>644.523</text:p>
          </table:table-cell>
          <table:table-cell table:formula="of:=AVERAGE([.A30];[.D30];[.G30])" office:value-type="float" office:value="35.6666666666667" calcext:value-type="float">
            <text:p>35.6666666666667</text:p>
          </table:table-cell>
          <table:table-cell table:formula="of:=AVERAGE([.B30];[.E30];[.H30])" office:value-type="float" office:value="304.256666666667" calcext:value-type="float">
            <text:p>304.256666666667</text:p>
          </table:table-cell>
          <table:table-cell table:formula="of:=AVERAGE([.C30];[.F30];[.I30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0];[.R30];[.U30])" office:value-type="float" office:value="28.0333333333333" calcext:value-type="float">
            <text:p>28.0333333333333</text:p>
          </table:table-cell>
          <table:table-cell table:formula="of:=AVERAGE([.P30];[.S30];[.V30])" office:value-type="float" office:value="35.2293333333333" calcext:value-type="float">
            <text:p>35.2293333333333</text:p>
          </table:table-cell>
          <table:table-cell table:formula="of:=AVERAGE([.Q30];[.T30];[.W30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1.7" calcext:value-type="float">
            <text:p>31.7</text:p>
          </table:table-cell>
          <table:table-cell office:value-type="float" office:value="246.961" calcext:value-type="float">
            <text:p>246.961</text:p>
          </table:table-cell>
          <table:table-cell office:value-type="float" office:value="2629.223" calcext:value-type="float">
            <text:p>2629.223</text:p>
          </table:table-cell>
          <table:table-cell office:value-type="float" office:value="25.8" calcext:value-type="float">
            <text:p>25.8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1.5" calcext:value-type="float">
            <text:p>31.5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30];[.AF30];[.AI30])" office:value-type="float" office:value="29.6666666666667" calcext:value-type="float">
            <text:p>29.6666666666667</text:p>
          </table:table-cell>
          <table:table-cell table:formula="of:=AVERAGE([.AD30];[.AG30];[.AJ30])" office:value-type="float" office:value="251.510666666667" calcext:value-type="float">
            <text:p>251.510666666667</text:p>
          </table:table-cell>
          <table:table-cell table:formula="of:=AVERAGE([.AE30];[.AH30];[.AK30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30]+[.O30]+[.AC30]" office:value-type="float" office:value="92.1" calcext:value-type="float">
            <text:p>92.1</text:p>
          </table:table-cell>
          <table:table-cell table:formula="of:=[.B30]+[.P30]+[.AD30]" office:value-type="float" office:value="574.903" calcext:value-type="float">
            <text:p>574.903</text:p>
          </table:table-cell>
          <table:table-cell table:formula="of:=[.C30]+[.Q30]+[.AE30]" office:value-type="float" office:value="3329.371" calcext:value-type="float">
            <text:p>3329.371</text:p>
          </table:table-cell>
          <table:table-cell table:formula="of:=[.D30]+[.R30]+[.AF30]" office:value-type="float" office:value="94.1" calcext:value-type="float">
            <text:p>94.1</text:p>
          </table:table-cell>
          <table:table-cell table:formula="of:=[.E30]+[.S30]+[.AG30]" office:value-type="float" office:value="589.711" calcext:value-type="float">
            <text:p>589.711</text:p>
          </table:table-cell>
          <table:table-cell table:formula="of:=[.F30]+[.T30]+[.AH30]" office:value-type="float" office:value="3351.594" calcext:value-type="float">
            <text:p>3351.594</text:p>
          </table:table-cell>
          <table:table-cell table:formula="of:=[.G30]+[.U30]+[.AI30]" office:value-type="float" office:value="93.9" calcext:value-type="float">
            <text:p>93.9</text:p>
          </table:table-cell>
          <table:table-cell table:formula="of:=[.H30]+[.V30]+[.AJ30]" office:value-type="float" office:value="608.376" calcext:value-type="float">
            <text:p>608.376</text:p>
          </table:table-cell>
          <table:table-cell table:formula="of:=[.I30]+[.W30]+[.AK30]" office:value-type="float" office:value="3364.793" calcext:value-type="float">
            <text:p>3364.793</text:p>
          </table:table-cell>
          <table:table-cell table:formula="of:=AVERAGE([.AQ30];[.AT30];[.AW30])" office:value-type="float" office:value="93.3666666666667" calcext:value-type="float">
            <text:p>93.3666666666667</text:p>
          </table:table-cell>
          <table:table-cell table:formula="of:=AVERAGE([.AR30];[.AU30];[.AX30])" office:value-type="float" office:value="590.996666666667" calcext:value-type="float">
            <text:p>590.996666666667</text:p>
          </table:table-cell>
          <table:table-cell table:formula="of:=AVERAGE([.AS30];[.AV30];[.AY30])" office:value-type="float" office:value="3348.586" calcext:value-type="float">
            <text:p>3348.586</text:p>
          </table:table-cell>
          <table:table-cell table:number-columns-repeated="2"/>
          <table:table-cell table:formula="of:=[.CG30]-[.BS30]" office:value-type="float" office:value="10.4" calcext:value-type="float">
            <text:p>10.4</text:p>
          </table:table-cell>
          <table:table-cell table:formula="of:=[.CH30]-[.BT30]" office:value-type="float" office:value="50.246" calcext:value-type="float">
            <text:p>50.246</text:p>
          </table:table-cell>
          <table:table-cell table:formula="of:=[.CI30]-[.BU30]" office:value-type="float" office:value="187.195" calcext:value-type="float">
            <text:p>187.195</text:p>
          </table:table-cell>
          <table:table-cell table:formula="of:=[.CJ30]-[.BV30]" office:value-type="float" office:value="6.1" calcext:value-type="float">
            <text:p>6.1</text:p>
          </table:table-cell>
          <table:table-cell table:formula="of:=[.CK30]-[.BW30]" office:value-type="float" office:value="48.277" calcext:value-type="float">
            <text:p>48.277</text:p>
          </table:table-cell>
          <table:table-cell table:formula="of:=[.CL30]-[.BX30]" office:value-type="float" office:value="185.195" calcext:value-type="float">
            <text:p>185.195</text:p>
          </table:table-cell>
          <table:table-cell table:formula="of:=[.CM30]-[.BY30]" office:value-type="float" office:value="9.2" calcext:value-type="float">
            <text:p>9.2</text:p>
          </table:table-cell>
          <table:table-cell table:formula="of:=[.CN30]-[.BZ30]" office:value-type="float" office:value="50.293" calcext:value-type="float">
            <text:p>50.293</text:p>
          </table:table-cell>
          <table:table-cell table:formula="of:=[.CO30]-[.CA30]" office:value-type="float" office:value="187.195" calcext:value-type="float">
            <text:p>187.195</text:p>
          </table:table-cell>
          <table:table-cell table:formula="of:=AVERAGE([.BE30];[.BH30];[.BK30])" office:value-type="float" office:value="8.56666666666667" calcext:value-type="float">
            <text:p>8.56666666666667</text:p>
          </table:table-cell>
          <table:table-cell table:formula="of:=AVERAGE([.BF30];[.BI30];[.BL30])" office:value-type="float" office:value="49.6053333333333" calcext:value-type="float">
            <text:p>49.6053333333333</text:p>
          </table:table-cell>
          <table:table-cell table:formula="of:=AVERAGE([.BG30];[.BJ30];[.BM30])" office:value-type="float" office:value="186.528333333333" calcext:value-type="float">
            <text:p>186.528333333333</text:p>
          </table:table-cell>
          <table:table-cell table:number-columns-repeated="2"/>
          <table:table-cell office:value-type="float" office:value="42.6" calcext:value-type="float">
            <text:p>42.6</text:p>
          </table:table-cell>
          <table:table-cell office:value-type="float" office:value="203.027" calcext:value-type="float">
            <text:p>203.027</text:p>
          </table:table-cell>
          <table:table-cell office:value-type="float" office:value="2597.008" calcext:value-type="float">
            <text:p>2597.008</text:p>
          </table:table-cell>
          <table:table-cell office:value-type="float" office:value="56.4" calcext:value-type="float">
            <text:p>56.4</text:p>
          </table:table-cell>
          <table:table-cell office:value-type="float" office:value="141.371" calcext:value-type="float">
            <text:p>141.371</text:p>
          </table:table-cell>
          <table:table-cell office:value-type="float" office:value="1946.418" calcext:value-type="float">
            <text:p>1946.418</text:p>
          </table:table-cell>
          <table:table-cell office:value-type="float" office:value="34.5" calcext:value-type="float">
            <text:p>34.5</text:p>
          </table:table-cell>
          <table:table-cell office:value-type="float" office:value="205.086" calcext:value-type="float">
            <text:p>205.086</text:p>
          </table:table-cell>
          <table:table-cell office:value-type="float" office:value="2599.184" calcext:value-type="float">
            <text:p>2599.184</text:p>
          </table:table-cell>
          <table:table-cell table:formula="of:=AVERAGE([.BS30];[.BV30];[.BY30])" office:value-type="float" office:value="44.5" calcext:value-type="float">
            <text:p>44.5</text:p>
          </table:table-cell>
          <table:table-cell table:formula="of:=AVERAGE([.BT30];[.BW30];[.BZ30])" office:value-type="float" office:value="183.161333333333" calcext:value-type="float">
            <text:p>183.161333333333</text:p>
          </table:table-cell>
          <table:table-cell table:formula="of:=AVERAGE([.BU30];[.BX30];[.CA30])" office:value-type="float" office:value="2380.87" calcext:value-type="float">
            <text:p>2380.8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53.273" calcext:value-type="float">
            <text:p>253.273</text:p>
          </table:table-cell>
          <table:table-cell office:value-type="float" office:value="2784.203" calcext:value-type="float">
            <text:p>2784.203</text:p>
          </table:table-cell>
          <table:table-cell office:value-type="float" office:value="62.5" calcext:value-type="float">
            <text:p>62.5</text:p>
          </table:table-cell>
          <table:table-cell office:value-type="float" office:value="189.648" calcext:value-type="float">
            <text:p>189.648</text:p>
          </table:table-cell>
          <table:table-cell office:value-type="float" office:value="2131.613" calcext:value-type="float">
            <text:p>2131.613</text:p>
          </table:table-cell>
          <table:table-cell office:value-type="float" office:value="43.7" calcext:value-type="float">
            <text:p>43.7</text:p>
          </table:table-cell>
          <table:table-cell office:value-type="float" office:value="255.379" calcext:value-type="float">
            <text:p>255.379</text:p>
          </table:table-cell>
          <table:table-cell office:value-type="float" office:value="2786.379" calcext:value-type="float">
            <text:p>2786.379</text:p>
          </table:table-cell>
          <table:table-cell table:formula="of:=AVERAGE([.CG30];[.CJ30];[.CM30])" office:value-type="float" office:value="53.0666666666667" calcext:value-type="float">
            <text:p>53.0666666666667</text:p>
          </table:table-cell>
          <table:table-cell table:formula="of:=AVERAGE([.CH30];[.CK30];[.CN30])" office:value-type="float" office:value="232.766666666667" calcext:value-type="float">
            <text:p>232.766666666667</text:p>
          </table:table-cell>
          <table:table-cell table:formula="of:=AVERAGE([.CI30];[.CL30];[.CO30])" office:value-type="float" office:value="2567.39833333333" calcext:value-type="float">
            <text:p>2567.39833333333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92.594" calcext:value-type="float">
            <text:p>292.594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9.6" calcext:value-type="float">
            <text:p>39.6</text:p>
          </table:table-cell>
          <table:table-cell office:value-type="float" office:value="299.863" calcext:value-type="float">
            <text:p>299.863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6.6" calcext:value-type="float">
            <text:p>36.6</text:p>
          </table:table-cell>
          <table:table-cell office:value-type="float" office:value="320.855" calcext:value-type="float">
            <text:p>320.855</text:p>
          </table:table-cell>
          <table:table-cell office:value-type="float" office:value="644.523" calcext:value-type="float">
            <text:p>644.523</text:p>
          </table:table-cell>
          <table:table-cell table:formula="of:=AVERAGE([.A31];[.D31];[.G31])" office:value-type="float" office:value="37.9333333333333" calcext:value-type="float">
            <text:p>37.9333333333333</text:p>
          </table:table-cell>
          <table:table-cell table:formula="of:=AVERAGE([.B31];[.E31];[.H31])" office:value-type="float" office:value="304.437333333333" calcext:value-type="float">
            <text:p>304.437333333333</text:p>
          </table:table-cell>
          <table:table-cell table:formula="of:=AVERAGE([.C31];[.F31];[.I31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1];[.R31];[.U31])" office:value-type="float" office:value="30" calcext:value-type="float">
            <text:p>30</text:p>
          </table:table-cell>
          <table:table-cell table:formula="of:=AVERAGE([.P31];[.S31];[.V31])" office:value-type="float" office:value="35.145" calcext:value-type="float">
            <text:p>35.145</text:p>
          </table:table-cell>
          <table:table-cell table:formula="of:=AVERAGE([.Q31];[.T31];[.W31])" office:value-type="float" office:value="85.125" calcext:value-type="float">
            <text:p>85.125</text:p>
          </table:table-cell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56.961" calcext:value-type="float">
            <text:p>256.961</text:p>
          </table:table-cell>
          <table:table-cell office:value-type="float" office:value="2639.223" calcext:value-type="float">
            <text:p>2639.223</text:p>
          </table:table-cell>
          <table:table-cell office:value-type="float" office:value="26.8" calcext:value-type="float">
            <text:p>26.8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25.8" calcext:value-type="float">
            <text:p>25.8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31];[.AF31];[.AI31])" office:value-type="float" office:value="25.8" calcext:value-type="float">
            <text:p>25.8</text:p>
          </table:table-cell>
          <table:table-cell table:formula="of:=AVERAGE([.AD31];[.AG31];[.AJ31])" office:value-type="float" office:value="254.177333333333" calcext:value-type="float">
            <text:p>254.177333333333</text:p>
          </table:table-cell>
          <table:table-cell table:formula="of:=AVERAGE([.AE31];[.AH31];[.AK31])" office:value-type="float" office:value="2636.51733333333" calcext:value-type="float">
            <text:p>2636.51733333333</text:p>
          </table:table-cell>
          <table:table-cell table:number-columns-repeated="2"/>
          <table:table-cell table:formula="of:=[.A31]+[.O31]+[.AC31]" office:value-type="float" office:value="92.1" calcext:value-type="float">
            <text:p>92.1</text:p>
          </table:table-cell>
          <table:table-cell table:formula="of:=[.B31]+[.P31]+[.AD31]" office:value-type="float" office:value="584.7" calcext:value-type="float">
            <text:p>584.7</text:p>
          </table:table-cell>
          <table:table-cell table:formula="of:=[.C31]+[.Q31]+[.AE31]" office:value-type="float" office:value="3339.371" calcext:value-type="float">
            <text:p>3339.371</text:p>
          </table:table-cell>
          <table:table-cell table:formula="of:=[.D31]+[.R31]+[.AF31]" office:value-type="float" office:value="97.1" calcext:value-type="float">
            <text:p>97.1</text:p>
          </table:table-cell>
          <table:table-cell table:formula="of:=[.E31]+[.S31]+[.AG31]" office:value-type="float" office:value="585.809" calcext:value-type="float">
            <text:p>585.809</text:p>
          </table:table-cell>
          <table:table-cell table:formula="of:=[.F31]+[.T31]+[.AH31]" office:value-type="float" office:value="3347.332" calcext:value-type="float">
            <text:p>3347.332</text:p>
          </table:table-cell>
          <table:table-cell table:formula="of:=[.G31]+[.U31]+[.AI31]" office:value-type="float" office:value="92" calcext:value-type="float">
            <text:p>92</text:p>
          </table:table-cell>
          <table:table-cell table:formula="of:=[.H31]+[.V31]+[.AJ31]" office:value-type="float" office:value="610.77" calcext:value-type="float">
            <text:p>610.77</text:p>
          </table:table-cell>
          <table:table-cell table:formula="of:=[.I31]+[.W31]+[.AK31]" office:value-type="float" office:value="3366.793" calcext:value-type="float">
            <text:p>3366.793</text:p>
          </table:table-cell>
          <table:table-cell table:formula="of:=AVERAGE([.AQ31];[.AT31];[.AW31])" office:value-type="float" office:value="93.7333333333333" calcext:value-type="float">
            <text:p>93.7333333333333</text:p>
          </table:table-cell>
          <table:table-cell table:formula="of:=AVERAGE([.AR31];[.AU31];[.AX31])" office:value-type="float" office:value="593.759666666667" calcext:value-type="float">
            <text:p>593.759666666667</text:p>
          </table:table-cell>
          <table:table-cell table:formula="of:=AVERAGE([.AS31];[.AV31];[.AY31])" office:value-type="float" office:value="3351.16533333333" calcext:value-type="float">
            <text:p>3351.16533333333</text:p>
          </table:table-cell>
          <table:table-cell table:number-columns-repeated="2"/>
          <table:table-cell table:formula="of:=[.CG31]-[.BS31]" office:value-type="float" office:value="5.9" calcext:value-type="float">
            <text:p>5.9</text:p>
          </table:table-cell>
          <table:table-cell table:formula="of:=[.CH31]-[.BT31]" office:value-type="float" office:value="52.547" calcext:value-type="float">
            <text:p>52.547</text:p>
          </table:table-cell>
          <table:table-cell table:formula="of:=[.CI31]-[.BU31]" office:value-type="float" office:value="189.711" calcext:value-type="float">
            <text:p>189.711</text:p>
          </table:table-cell>
          <table:table-cell table:formula="of:=[.CJ31]-[.BV31]" office:value-type="float" office:value="8.8" calcext:value-type="float">
            <text:p>8.8</text:p>
          </table:table-cell>
          <table:table-cell table:formula="of:=[.CK31]-[.BW31]" office:value-type="float" office:value="50.278" calcext:value-type="float">
            <text:p>50.278</text:p>
          </table:table-cell>
          <table:table-cell table:formula="of:=[.CL31]-[.BX31]" office:value-type="float" office:value="187.195" calcext:value-type="float">
            <text:p>187.195</text:p>
          </table:table-cell>
          <table:table-cell table:formula="of:=[.CM31]-[.BY31]" office:value-type="float" office:value="11" calcext:value-type="float">
            <text:p>11</text:p>
          </table:table-cell>
          <table:table-cell table:formula="of:=[.CN31]-[.BZ31]" office:value-type="float" office:value="50.293" calcext:value-type="float">
            <text:p>50.293</text:p>
          </table:table-cell>
          <table:table-cell table:formula="of:=[.CO31]-[.CA31]" office:value-type="float" office:value="187.195" calcext:value-type="float">
            <text:p>187.195</text:p>
          </table:table-cell>
          <table:table-cell table:formula="of:=AVERAGE([.BE31];[.BH31];[.BK31])" office:value-type="float" office:value="8.56666666666667" calcext:value-type="float">
            <text:p>8.56666666666667</text:p>
          </table:table-cell>
          <table:table-cell table:formula="of:=AVERAGE([.BF31];[.BI31];[.BL31])" office:value-type="float" office:value="51.0393333333333" calcext:value-type="float">
            <text:p>51.0393333333333</text:p>
          </table:table-cell>
          <table:table-cell table:formula="of:=AVERAGE([.BG31];[.BJ31];[.BM31])" office:value-type="float" office:value="188.033666666667" calcext:value-type="float">
            <text:p>188.033666666667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209.008" calcext:value-type="float">
            <text:p>209.008</text:p>
          </table:table-cell>
          <table:table-cell office:value-type="float" office:value="2602.617" calcext:value-type="float">
            <text:p>2602.617</text:p>
          </table:table-cell>
          <table:table-cell office:value-type="float" office:value="49.5" calcext:value-type="float">
            <text:p>49.5</text:p>
          </table:table-cell>
          <table:table-cell office:value-type="float" office:value="200.781" calcext:value-type="float">
            <text:p>200.781</text:p>
          </table:table-cell>
          <table:table-cell office:value-type="float" office:value="2595.008" calcext:value-type="float">
            <text:p>2595.008</text:p>
          </table:table-cell>
          <table:table-cell office:value-type="float" office:value="19.8" calcext:value-type="float">
            <text:p>19.8</text:p>
          </table:table-cell>
          <table:table-cell office:value-type="float" office:value="206.879" calcext:value-type="float">
            <text:p>206.879</text:p>
          </table:table-cell>
          <table:table-cell office:value-type="float" office:value="2601.16" calcext:value-type="float">
            <text:p>2601.16</text:p>
          </table:table-cell>
          <table:table-cell table:formula="of:=AVERAGE([.BS31];[.BV31];[.BY31])" office:value-type="float" office:value="32.6666666666667" calcext:value-type="float">
            <text:p>32.6666666666667</text:p>
          </table:table-cell>
          <table:table-cell table:formula="of:=AVERAGE([.BT31];[.BW31];[.BZ31])" office:value-type="float" office:value="205.556" calcext:value-type="float">
            <text:p>205.556</text:p>
          </table:table-cell>
          <table:table-cell table:formula="of:=AVERAGE([.BU31];[.BX31];[.CA31])" office:value-type="float" office:value="2599.595" calcext:value-type="float">
            <text:p>2599.595</text:p>
          </table:table-cell>
          <table:table-cell table:number-columns-repeated="2"/>
          <table:table-cell office:value-type="float" office:value="34.6" calcext:value-type="float">
            <text:p>34.6</text:p>
          </table:table-cell>
          <table:table-cell office:value-type="float" office:value="261.555" calcext:value-type="float">
            <text:p>261.555</text:p>
          </table:table-cell>
          <table:table-cell office:value-type="float" office:value="2792.328" calcext:value-type="float">
            <text:p>2792.328</text:p>
          </table:table-cell>
          <table:table-cell office:value-type="float" office:value="58.3" calcext:value-type="float">
            <text:p>58.3</text:p>
          </table:table-cell>
          <table:table-cell office:value-type="float" office:value="251.059" calcext:value-type="float">
            <text:p>251.059</text:p>
          </table:table-cell>
          <table:table-cell office:value-type="float" office:value="2782.203" calcext:value-type="float">
            <text:p>2782.203</text:p>
          </table:table-cell>
          <table:table-cell office:value-type="float" office:value="30.8" calcext:value-type="float">
            <text:p>30.8</text:p>
          </table:table-cell>
          <table:table-cell office:value-type="float" office:value="257.172" calcext:value-type="float">
            <text:p>257.172</text:p>
          </table:table-cell>
          <table:table-cell office:value-type="float" office:value="2788.355" calcext:value-type="float">
            <text:p>2788.355</text:p>
          </table:table-cell>
          <table:table-cell table:formula="of:=AVERAGE([.CG31];[.CJ31];[.CM31])" office:value-type="float" office:value="41.2333333333333" calcext:value-type="float">
            <text:p>41.2333333333333</text:p>
          </table:table-cell>
          <table:table-cell table:formula="of:=AVERAGE([.CH31];[.CK31];[.CN31])" office:value-type="float" office:value="256.595333333333" calcext:value-type="float">
            <text:p>256.595333333333</text:p>
          </table:table-cell>
          <table:table-cell table:formula="of:=AVERAGE([.CI31];[.CL31];[.CO31])" office:value-type="float" office:value="2787.62866666667" calcext:value-type="float">
            <text:p>2787.6286666666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95.008" calcext:value-type="float">
            <text:p>295.00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2.7" calcext:value-type="float">
            <text:p>32.7</text:p>
          </table:table-cell>
          <table:table-cell office:value-type="float" office:value="299.98" calcext:value-type="float">
            <text:p>299.98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9.6" calcext:value-type="float">
            <text:p>39.6</text:p>
          </table:table-cell>
          <table:table-cell office:value-type="float" office:value="321.445" calcext:value-type="float">
            <text:p>321.445</text:p>
          </table:table-cell>
          <table:table-cell office:value-type="float" office:value="644.523" calcext:value-type="float">
            <text:p>644.523</text:p>
          </table:table-cell>
          <table:table-cell table:formula="of:=AVERAGE([.A32];[.D32];[.G32])" office:value-type="float" office:value="36.9333333333333" calcext:value-type="float">
            <text:p>36.9333333333333</text:p>
          </table:table-cell>
          <table:table-cell table:formula="of:=AVERAGE([.B32];[.E32];[.H32])" office:value-type="float" office:value="305.477666666667" calcext:value-type="float">
            <text:p>305.477666666667</text:p>
          </table:table-cell>
          <table:table-cell table:formula="of:=AVERAGE([.C32];[.F32];[.I32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8" calcext:value-type="float">
            <text:p>26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2];[.R32];[.U32])" office:value-type="float" office:value="28.7" calcext:value-type="float">
            <text:p>28.7</text:p>
          </table:table-cell>
          <table:table-cell table:formula="of:=AVERAGE([.P32];[.S32];[.V32])" office:value-type="float" office:value="35.145" calcext:value-type="float">
            <text:p>35.145</text:p>
          </table:table-cell>
          <table:table-cell table:formula="of:=AVERAGE([.Q32];[.T32];[.W32])" office:value-type="float" office:value="85.125" calcext:value-type="float">
            <text:p>85.125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33.7" calcext:value-type="float">
            <text:p>33.7</text:p>
          </table:table-cell>
          <table:table-cell office:value-type="float" office:value="242.801" calcext:value-type="float">
            <text:p>242.801</text:p>
          </table:table-cell>
          <table:table-cell office:value-type="float" office:value="2625.184" calcext:value-type="float">
            <text:p>2625.184</text:p>
          </table:table-cell>
          <table:table-cell office:value-type="float" office:value="23.8" calcext:value-type="float">
            <text:p>23.8</text:p>
          </table:table-cell>
          <table:table-cell office:value-type="float" office:value="255.023" calcext:value-type="float">
            <text:p>255.023</text:p>
          </table:table-cell>
          <table:table-cell office:value-type="float" office:value="2637.66" calcext:value-type="float">
            <text:p>2637.66</text:p>
          </table:table-cell>
          <table:table-cell table:formula="of:=AVERAGE([.AC32];[.AF32];[.AI32])" office:value-type="float" office:value="28.4333333333333" calcext:value-type="float">
            <text:p>28.4333333333333</text:p>
          </table:table-cell>
          <table:table-cell table:formula="of:=AVERAGE([.AD32];[.AG32];[.AJ32])" office:value-type="float" office:value="248.928333333333" calcext:value-type="float">
            <text:p>248.928333333333</text:p>
          </table:table-cell>
          <table:table-cell table:formula="of:=AVERAGE([.AE32];[.AH32];[.AK32])" office:value-type="float" office:value="2631.35566666667" calcext:value-type="float">
            <text:p>2631.35566666667</text:p>
          </table:table-cell>
          <table:table-cell table:number-columns-repeated="2"/>
          <table:table-cell table:formula="of:=[.A32]+[.O32]+[.AC32]" office:value-type="float" office:value="95.9" calcext:value-type="float">
            <text:p>95.9</text:p>
          </table:table-cell>
          <table:table-cell table:formula="of:=[.B32]+[.P32]+[.AD32]" office:value-type="float" office:value="579.114" calcext:value-type="float">
            <text:p>579.114</text:p>
          </table:table-cell>
          <table:table-cell table:formula="of:=[.C32]+[.Q32]+[.AE32]" office:value-type="float" office:value="3331.371" calcext:value-type="float">
            <text:p>3331.371</text:p>
          </table:table-cell>
          <table:table-cell table:formula="of:=[.D32]+[.R32]+[.AF32]" office:value-type="float" office:value="93.2" calcext:value-type="float">
            <text:p>93.2</text:p>
          </table:table-cell>
          <table:table-cell table:formula="of:=[.E32]+[.S32]+[.AG32]" office:value-type="float" office:value="577.926" calcext:value-type="float">
            <text:p>577.926</text:p>
          </table:table-cell>
          <table:table-cell table:formula="of:=[.F32]+[.T32]+[.AH32]" office:value-type="float" office:value="3339.332" calcext:value-type="float">
            <text:p>3339.332</text:p>
          </table:table-cell>
          <table:table-cell table:formula="of:=[.G32]+[.U32]+[.AI32]" office:value-type="float" office:value="93.1" calcext:value-type="float">
            <text:p>93.1</text:p>
          </table:table-cell>
          <table:table-cell table:formula="of:=[.H32]+[.V32]+[.AJ32]" office:value-type="float" office:value="611.613" calcext:value-type="float">
            <text:p>611.613</text:p>
          </table:table-cell>
          <table:table-cell table:formula="of:=[.I32]+[.W32]+[.AK32]" office:value-type="float" office:value="3367.308" calcext:value-type="float">
            <text:p>3367.308</text:p>
          </table:table-cell>
          <table:table-cell table:formula="of:=AVERAGE([.AQ32];[.AT32];[.AW32])" office:value-type="float" office:value="94.0666666666667" calcext:value-type="float">
            <text:p>94.0666666666667</text:p>
          </table:table-cell>
          <table:table-cell table:formula="of:=AVERAGE([.AR32];[.AU32];[.AX32])" office:value-type="float" office:value="589.551" calcext:value-type="float">
            <text:p>589.551</text:p>
          </table:table-cell>
          <table:table-cell table:formula="of:=AVERAGE([.AS32];[.AV32];[.AY32])" office:value-type="float" office:value="3346.00366666667" calcext:value-type="float">
            <text:p>3346.00366666667</text:p>
          </table:table-cell>
          <table:table-cell table:number-columns-repeated="2"/>
          <table:table-cell table:formula="of:=[.CG32]-[.BS32]" office:value-type="float" office:value="10.2" calcext:value-type="float">
            <text:p>10.2</text:p>
          </table:table-cell>
          <table:table-cell table:formula="of:=[.CH32]-[.BT32]" office:value-type="float" office:value="50.246" calcext:value-type="float">
            <text:p>50.246</text:p>
          </table:table-cell>
          <table:table-cell table:formula="of:=[.CI32]-[.BU32]" office:value-type="float" office:value="187.195" calcext:value-type="float">
            <text:p>187.195</text:p>
          </table:table-cell>
          <table:table-cell table:formula="of:=[.CJ32]-[.BV32]" office:value-type="float" office:value="8.1" calcext:value-type="float">
            <text:p>8.1</text:p>
          </table:table-cell>
          <table:table-cell table:formula="of:=[.CK32]-[.BW32]" office:value-type="float" office:value="50.278" calcext:value-type="float">
            <text:p>50.278</text:p>
          </table:table-cell>
          <table:table-cell table:formula="of:=[.CL32]-[.BX32]" office:value-type="float" office:value="187.195" calcext:value-type="float">
            <text:p>187.195</text:p>
          </table:table-cell>
          <table:table-cell table:formula="of:=[.CM32]-[.BY32]" office:value-type="float" office:value="8" calcext:value-type="float">
            <text:p>8</text:p>
          </table:table-cell>
          <table:table-cell table:formula="of:=[.CN32]-[.BZ32]" office:value-type="float" office:value="50.293" calcext:value-type="float">
            <text:p>50.293</text:p>
          </table:table-cell>
          <table:table-cell table:formula="of:=[.CO32]-[.CA32]" office:value-type="float" office:value="187.196" calcext:value-type="float">
            <text:p>187.196</text:p>
          </table:table-cell>
          <table:table-cell table:formula="of:=AVERAGE([.BE32];[.BH32];[.BK32])" office:value-type="float" office:value="8.76666666666667" calcext:value-type="float">
            <text:p>8.76666666666667</text:p>
          </table:table-cell>
          <table:table-cell table:formula="of:=AVERAGE([.BF32];[.BI32];[.BL32])" office:value-type="float" office:value="50.2723333333333" calcext:value-type="float">
            <text:p>50.2723333333333</text:p>
          </table:table-cell>
          <table:table-cell table:formula="of:=AVERAGE([.BG32];[.BJ32];[.BM32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45.4" calcext:value-type="float">
            <text:p>45.4</text:p>
          </table:table-cell>
          <table:table-cell office:value-type="float" office:value="139.738" calcext:value-type="float">
            <text:p>139.738</text:p>
          </table:table-cell>
          <table:table-cell office:value-type="float" office:value="1944.418" calcext:value-type="float">
            <text:p>1944.418</text:p>
          </table:table-cell>
          <table:table-cell office:value-type="float" office:value="35.6" calcext:value-type="float">
            <text:p>35.6</text:p>
          </table:table-cell>
          <table:table-cell office:value-type="float" office:value="202.781" calcext:value-type="float">
            <text:p>202.781</text:p>
          </table:table-cell>
          <table:table-cell office:value-type="float" office:value="2597.008" calcext:value-type="float">
            <text:p>2597.008</text:p>
          </table:table-cell>
          <table:table-cell office:value-type="float" office:value="17.8" calcext:value-type="float">
            <text:p>17.8</text:p>
          </table:table-cell>
          <table:table-cell office:value-type="float" office:value="206.805" calcext:value-type="float">
            <text:p>206.805</text:p>
          </table:table-cell>
          <table:table-cell office:value-type="float" office:value="2601.148" calcext:value-type="float">
            <text:p>2601.148</text:p>
          </table:table-cell>
          <table:table-cell table:formula="of:=AVERAGE([.BS32];[.BV32];[.BY32])" office:value-type="float" office:value="32.9333333333333" calcext:value-type="float">
            <text:p>32.9333333333333</text:p>
          </table:table-cell>
          <table:table-cell table:formula="of:=AVERAGE([.BT32];[.BW32];[.BZ32])" office:value-type="float" office:value="183.108" calcext:value-type="float">
            <text:p>183.108</text:p>
          </table:table-cell>
          <table:table-cell table:formula="of:=AVERAGE([.BU32];[.BX32];[.CA32])" office:value-type="float" office:value="2380.858" calcext:value-type="float">
            <text:p>2380.858</text:p>
          </table:table-cell>
          <table:table-cell table:number-columns-repeated="2"/>
          <table:table-cell office:value-type="float" office:value="55.6" calcext:value-type="float">
            <text:p>55.6</text:p>
          </table:table-cell>
          <table:table-cell office:value-type="float" office:value="189.984" calcext:value-type="float">
            <text:p>189.984</text:p>
          </table:table-cell>
          <table:table-cell office:value-type="float" office:value="2131.613" calcext:value-type="float">
            <text:p>2131.613</text:p>
          </table:table-cell>
          <table:table-cell office:value-type="float" office:value="43.7" calcext:value-type="float">
            <text:p>43.7</text:p>
          </table:table-cell>
          <table:table-cell office:value-type="float" office:value="253.059" calcext:value-type="float">
            <text:p>253.059</text:p>
          </table:table-cell>
          <table:table-cell office:value-type="float" office:value="2784.203" calcext:value-type="float">
            <text:p>2784.203</text:p>
          </table:table-cell>
          <table:table-cell office:value-type="float" office:value="25.8" calcext:value-type="float">
            <text:p>25.8</text:p>
          </table:table-cell>
          <table:table-cell office:value-type="float" office:value="257.098" calcext:value-type="float">
            <text:p>257.098</text:p>
          </table:table-cell>
          <table:table-cell office:value-type="float" office:value="2788.344" calcext:value-type="float">
            <text:p>2788.344</text:p>
          </table:table-cell>
          <table:table-cell table:formula="of:=AVERAGE([.CG32];[.CJ32];[.CM32])" office:value-type="float" office:value="41.7" calcext:value-type="float">
            <text:p>41.7</text:p>
          </table:table-cell>
          <table:table-cell table:formula="of:=AVERAGE([.CH32];[.CK32];[.CN32])" office:value-type="float" office:value="233.380333333333" calcext:value-type="float">
            <text:p>233.380333333333</text:p>
          </table:table-cell>
          <table:table-cell table:formula="of:=AVERAGE([.CI32];[.CL32];[.CO32])" office:value-type="float" office:value="2568.05333333333" calcext:value-type="float">
            <text:p>2568.0533333333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5.203" calcext:value-type="float">
            <text:p>295.20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0.7" calcext:value-type="float">
            <text:p>30.7</text:p>
          </table:table-cell>
          <table:table-cell office:value-type="float" office:value="300.316" calcext:value-type="float">
            <text:p>300.316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1.7" calcext:value-type="float">
            <text:p>31.7</text:p>
          </table:table-cell>
          <table:table-cell office:value-type="float" office:value="321.543" calcext:value-type="float">
            <text:p>321.543</text:p>
          </table:table-cell>
          <table:table-cell office:value-type="float" office:value="644.523" calcext:value-type="float">
            <text:p>644.523</text:p>
          </table:table-cell>
          <table:table-cell table:formula="of:=AVERAGE([.A33];[.D33];[.G33])" office:value-type="float" office:value="30.7" calcext:value-type="float">
            <text:p>30.7</text:p>
          </table:table-cell>
          <table:table-cell table:formula="of:=AVERAGE([.B33];[.E33];[.H33])" office:value-type="float" office:value="305.687333333333" calcext:value-type="float">
            <text:p>305.687333333333</text:p>
          </table:table-cell>
          <table:table-cell table:formula="of:=AVERAGE([.C33];[.F33];[.I33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3];[.R33];[.U33])" office:value-type="float" office:value="27.0333333333333" calcext:value-type="float">
            <text:p>27.0333333333333</text:p>
          </table:table-cell>
          <table:table-cell table:formula="of:=AVERAGE([.P33];[.S33];[.V33])" office:value-type="float" office:value="35.145" calcext:value-type="float">
            <text:p>35.145</text:p>
          </table:table-cell>
          <table:table-cell table:formula="of:=AVERAGE([.Q33];[.T33];[.W33])" office:value-type="float" office:value="85.125" calcext:value-type="float">
            <text:p>85.125</text:p>
          </table:table-cell>
          <table:table-cell table:number-columns-repeated="2"/>
          <table:table-cell office:value-type="float" office:value="37.7" calcext:value-type="float">
            <text:p>37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3.7" calcext:value-type="float">
            <text:p>33.7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34.7" calcext:value-type="float">
            <text:p>34.7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33];[.AF33];[.AI33])" office:value-type="float" office:value="35.3666666666667" calcext:value-type="float">
            <text:p>35.3666666666667</text:p>
          </table:table-cell>
          <table:table-cell table:formula="of:=AVERAGE([.AD33];[.AG33];[.AJ33])" office:value-type="float" office:value="249.510666666667" calcext:value-type="float">
            <text:p>249.510666666667</text:p>
          </table:table-cell>
          <table:table-cell table:formula="of:=AVERAGE([.AE33];[.AH33];[.AK33])" office:value-type="float" office:value="2631.85066666667" calcext:value-type="float">
            <text:p>2631.85066666667</text:p>
          </table:table-cell>
          <table:table-cell table:number-columns-repeated="2"/>
          <table:table-cell table:formula="of:=[.A33]+[.O33]+[.AC33]" office:value-type="float" office:value="94.1" calcext:value-type="float">
            <text:p>94.1</text:p>
          </table:table-cell>
          <table:table-cell table:formula="of:=[.B33]+[.P33]+[.AD33]" office:value-type="float" office:value="583.309" calcext:value-type="float">
            <text:p>583.309</text:p>
          </table:table-cell>
          <table:table-cell table:formula="of:=[.C33]+[.Q33]+[.AE33]" office:value-type="float" office:value="3335.371" calcext:value-type="float">
            <text:p>3335.371</text:p>
          </table:table-cell>
          <table:table-cell table:formula="of:=[.D33]+[.R33]+[.AF33]" office:value-type="float" office:value="91.1" calcext:value-type="float">
            <text:p>91.1</text:p>
          </table:table-cell>
          <table:table-cell table:formula="of:=[.E33]+[.S33]+[.AG33]" office:value-type="float" office:value="584.262" calcext:value-type="float">
            <text:p>584.262</text:p>
          </table:table-cell>
          <table:table-cell table:formula="of:=[.F33]+[.T33]+[.AH33]" office:value-type="float" office:value="3345.332" calcext:value-type="float">
            <text:p>3345.332</text:p>
          </table:table-cell>
          <table:table-cell table:formula="of:=[.G33]+[.U33]+[.AI33]" office:value-type="float" office:value="94.1" calcext:value-type="float">
            <text:p>94.1</text:p>
          </table:table-cell>
          <table:table-cell table:formula="of:=[.H33]+[.V33]+[.AJ33]" office:value-type="float" office:value="603.458" calcext:value-type="float">
            <text:p>603.458</text:p>
          </table:table-cell>
          <table:table-cell table:formula="of:=[.I33]+[.W33]+[.AK33]" office:value-type="float" office:value="3358.793" calcext:value-type="float">
            <text:p>3358.793</text:p>
          </table:table-cell>
          <table:table-cell table:formula="of:=AVERAGE([.AQ33];[.AT33];[.AW33])" office:value-type="float" office:value="93.1" calcext:value-type="float">
            <text:p>93.1</text:p>
          </table:table-cell>
          <table:table-cell table:formula="of:=AVERAGE([.AR33];[.AU33];[.AX33])" office:value-type="float" office:value="590.343" calcext:value-type="float">
            <text:p>590.343</text:p>
          </table:table-cell>
          <table:table-cell table:formula="of:=AVERAGE([.AS33];[.AV33];[.AY33])" office:value-type="float" office:value="3346.49866666667" calcext:value-type="float">
            <text:p>3346.49866666667</text:p>
          </table:table-cell>
          <table:table-cell table:number-columns-repeated="2"/>
          <table:table-cell table:formula="of:=[.CG33]-[.BS33]" office:value-type="float" office:value="7" calcext:value-type="float">
            <text:p>7</text:p>
          </table:table-cell>
          <table:table-cell table:formula="of:=[.CH33]-[.BT33]" office:value-type="float" office:value="50.246" calcext:value-type="float">
            <text:p>50.246</text:p>
          </table:table-cell>
          <table:table-cell table:formula="of:=[.CI33]-[.BU33]" office:value-type="float" office:value="187.196" calcext:value-type="float">
            <text:p>187.196</text:p>
          </table:table-cell>
          <table:table-cell table:formula="of:=[.CJ33]-[.BV33]" office:value-type="float" office:value="8.8" calcext:value-type="float">
            <text:p>8.8</text:p>
          </table:table-cell>
          <table:table-cell table:formula="of:=[.CK33]-[.BW33]" office:value-type="float" office:value="50.278" calcext:value-type="float">
            <text:p>50.278</text:p>
          </table:table-cell>
          <table:table-cell table:formula="of:=[.CL33]-[.BX33]" office:value-type="float" office:value="187.196" calcext:value-type="float">
            <text:p>187.196</text:p>
          </table:table-cell>
          <table:table-cell table:formula="of:=[.CM33]-[.BY33]" office:value-type="float" office:value="7" calcext:value-type="float">
            <text:p>7</text:p>
          </table:table-cell>
          <table:table-cell table:formula="of:=[.CN33]-[.BZ33]" office:value-type="float" office:value="50.293" calcext:value-type="float">
            <text:p>50.293</text:p>
          </table:table-cell>
          <table:table-cell table:formula="of:=[.CO33]-[.CA33]" office:value-type="float" office:value="187.195" calcext:value-type="float">
            <text:p>187.195</text:p>
          </table:table-cell>
          <table:table-cell table:formula="of:=AVERAGE([.BE33];[.BH33];[.BK33])" office:value-type="float" office:value="7.6" calcext:value-type="float">
            <text:p>7.6</text:p>
          </table:table-cell>
          <table:table-cell table:formula="of:=AVERAGE([.BF33];[.BI33];[.BL33])" office:value-type="float" office:value="50.2723333333333" calcext:value-type="float">
            <text:p>50.2723333333333</text:p>
          </table:table-cell>
          <table:table-cell table:formula="of:=AVERAGE([.BG33];[.BJ33];[.BM33])" office:value-type="float" office:value="187.195666666667" calcext:value-type="float">
            <text:p>187.195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9.102" calcext:value-type="float">
            <text:p>199.102</text:p>
          </table:table-cell>
          <table:table-cell office:value-type="float" office:value="2593.023" calcext:value-type="float">
            <text:p>2593.023</text:p>
          </table:table-cell>
          <table:table-cell office:value-type="float" office:value="37.6" calcext:value-type="float">
            <text:p>37.6</text:p>
          </table:table-cell>
          <table:table-cell office:value-type="float" office:value="206.824" calcext:value-type="float">
            <text:p>206.824</text:p>
          </table:table-cell>
          <table:table-cell office:value-type="float" office:value="2601.148" calcext:value-type="float">
            <text:p>2601.148</text:p>
          </table:table-cell>
          <table:table-cell office:value-type="float" office:value="0" calcext:value-type="float">
            <text:p>0</text:p>
          </table:table-cell>
          <table:table-cell office:value-type="float" office:value="196.172" calcext:value-type="float">
            <text:p>196.172</text:p>
          </table:table-cell>
          <table:table-cell office:value-type="float" office:value="2590.93" calcext:value-type="float">
            <text:p>2590.93</text:p>
          </table:table-cell>
          <table:table-cell table:formula="of:=AVERAGE([.BS33];[.BV33];[.BY33])" office:value-type="float" office:value="12.5333333333333" calcext:value-type="float">
            <text:p>12.5333333333333</text:p>
          </table:table-cell>
          <table:table-cell table:formula="of:=AVERAGE([.BT33];[.BW33];[.BZ33])" office:value-type="float" office:value="200.699333333333" calcext:value-type="float">
            <text:p>200.699333333333</text:p>
          </table:table-cell>
          <table:table-cell table:formula="of:=AVERAGE([.BU33];[.BX33];[.CA33])" office:value-type="float" office:value="2595.03366666667" calcext:value-type="float">
            <text:p>2595.033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9.348" calcext:value-type="float">
            <text:p>249.348</text:p>
          </table:table-cell>
          <table:table-cell office:value-type="float" office:value="2780.219" calcext:value-type="float">
            <text:p>2780.219</text:p>
          </table:table-cell>
          <table:table-cell office:value-type="float" office:value="46.4" calcext:value-type="float">
            <text:p>46.4</text:p>
          </table:table-cell>
          <table:table-cell office:value-type="float" office:value="257.102" calcext:value-type="float">
            <text:p>257.102</text:p>
          </table:table-cell>
          <table:table-cell office:value-type="float" office:value="2788.344" calcext:value-type="float">
            <text:p>2788.344</text:p>
          </table:table-cell>
          <table:table-cell office:value-type="float" office:value="7" calcext:value-type="float">
            <text:p>7</text:p>
          </table:table-cell>
          <table:table-cell office:value-type="float" office:value="246.465" calcext:value-type="float">
            <text:p>246.465</text:p>
          </table:table-cell>
          <table:table-cell office:value-type="float" office:value="2778.125" calcext:value-type="float">
            <text:p>2778.125</text:p>
          </table:table-cell>
          <table:table-cell table:formula="of:=AVERAGE([.CG33];[.CJ33];[.CM33])" office:value-type="float" office:value="20.1333333333333" calcext:value-type="float">
            <text:p>20.1333333333333</text:p>
          </table:table-cell>
          <table:table-cell table:formula="of:=AVERAGE([.CH33];[.CK33];[.CN33])" office:value-type="float" office:value="250.971666666667" calcext:value-type="float">
            <text:p>250.971666666667</text:p>
          </table:table-cell>
          <table:table-cell table:formula="of:=AVERAGE([.CI33];[.CL33];[.CO33])" office:value-type="float" office:value="2782.22933333333" calcext:value-type="float">
            <text:p>2782.2293333333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95.258" calcext:value-type="float">
            <text:p>295.25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3.7" calcext:value-type="float">
            <text:p>33.7</text:p>
          </table:table-cell>
          <table:table-cell office:value-type="float" office:value="300.621" calcext:value-type="float">
            <text:p>300.62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6" calcext:value-type="float">
            <text:p>32.6</text:p>
          </table:table-cell>
          <table:table-cell office:value-type="float" office:value="321.863" calcext:value-type="float">
            <text:p>321.863</text:p>
          </table:table-cell>
          <table:table-cell office:value-type="float" office:value="644.523" calcext:value-type="float">
            <text:p>644.523</text:p>
          </table:table-cell>
          <table:table-cell table:formula="of:=AVERAGE([.A34];[.D34];[.G34])" office:value-type="float" office:value="33" calcext:value-type="float">
            <text:p>33</text:p>
          </table:table-cell>
          <table:table-cell table:formula="of:=AVERAGE([.B34];[.E34];[.H34])" office:value-type="float" office:value="305.914" calcext:value-type="float">
            <text:p>305.914</text:p>
          </table:table-cell>
          <table:table-cell table:formula="of:=AVERAGE([.C34];[.F34];[.I34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4.7" calcext:value-type="float">
            <text:p>24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table:formula="of:=AVERAGE([.O34];[.R34];[.U34])" office:value-type="float" office:value="25.0333333333333" calcext:value-type="float">
            <text:p>25.0333333333333</text:p>
          </table:table-cell>
          <table:table-cell table:formula="of:=AVERAGE([.P34];[.S34];[.V34])" office:value-type="float" office:value="35.3136666666667" calcext:value-type="float">
            <text:p>35.3136666666667</text:p>
          </table:table-cell>
          <table:table-cell table:formula="of:=AVERAGE([.Q34];[.T34];[.W34])" office:value-type="float" office:value="85.387" calcext:value-type="float">
            <text:p>85.387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5.7" calcext:value-type="float">
            <text:p>35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7.6" calcext:value-type="float">
            <text:p>37.6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34];[.AF34];[.AI34])" office:value-type="float" office:value="36" calcext:value-type="float">
            <text:p>36</text:p>
          </table:table-cell>
          <table:table-cell table:formula="of:=AVERAGE([.AD34];[.AG34];[.AJ34])" office:value-type="float" office:value="250.844" calcext:value-type="float">
            <text:p>250.844</text:p>
          </table:table-cell>
          <table:table-cell table:formula="of:=AVERAGE([.AE34];[.AH34];[.AK34])" office:value-type="float" office:value="2633.184" calcext:value-type="float">
            <text:p>2633.184</text:p>
          </table:table-cell>
          <table:table-cell table:number-columns-repeated="2"/>
          <table:table-cell table:formula="of:=[.A34]+[.O34]+[.AC34]" office:value-type="float" office:value="92.1" calcext:value-type="float">
            <text:p>92.1</text:p>
          </table:table-cell>
          <table:table-cell table:formula="of:=[.B34]+[.P34]+[.AD34]" office:value-type="float" office:value="585.364" calcext:value-type="float">
            <text:p>585.364</text:p>
          </table:table-cell>
          <table:table-cell table:formula="of:=[.C34]+[.Q34]+[.AE34]" office:value-type="float" office:value="3337.633" calcext:value-type="float">
            <text:p>3337.633</text:p>
          </table:table-cell>
          <table:table-cell table:formula="of:=[.D34]+[.R34]+[.AF34]" office:value-type="float" office:value="94.1" calcext:value-type="float">
            <text:p>94.1</text:p>
          </table:table-cell>
          <table:table-cell table:formula="of:=[.E34]+[.S34]+[.AG34]" office:value-type="float" office:value="586.82" calcext:value-type="float">
            <text:p>586.82</text:p>
          </table:table-cell>
          <table:table-cell table:formula="of:=[.F34]+[.T34]+[.AH34]" office:value-type="float" office:value="3347.594" calcext:value-type="float">
            <text:p>3347.594</text:p>
          </table:table-cell>
          <table:table-cell table:formula="of:=[.G34]+[.U34]+[.AI34]" office:value-type="float" office:value="95.9" calcext:value-type="float">
            <text:p>95.9</text:p>
          </table:table-cell>
          <table:table-cell table:formula="of:=[.H34]+[.V34]+[.AJ34]" office:value-type="float" office:value="604.031" calcext:value-type="float">
            <text:p>604.031</text:p>
          </table:table-cell>
          <table:table-cell table:formula="of:=[.I34]+[.W34]+[.AK34]" office:value-type="float" office:value="3359.055" calcext:value-type="float">
            <text:p>3359.055</text:p>
          </table:table-cell>
          <table:table-cell table:formula="of:=AVERAGE([.AQ34];[.AT34];[.AW34])" office:value-type="float" office:value="94.0333333333333" calcext:value-type="float">
            <text:p>94.0333333333333</text:p>
          </table:table-cell>
          <table:table-cell table:formula="of:=AVERAGE([.AR34];[.AU34];[.AX34])" office:value-type="float" office:value="592.071666666667" calcext:value-type="float">
            <text:p>592.071666666667</text:p>
          </table:table-cell>
          <table:table-cell table:formula="of:=AVERAGE([.AS34];[.AV34];[.AY34])" office:value-type="float" office:value="3348.094" calcext:value-type="float">
            <text:p>3348.094</text:p>
          </table:table-cell>
          <table:table-cell table:number-columns-repeated="2"/>
          <table:table-cell table:formula="of:=[.CG34]-[.BS34]" office:value-type="float" office:value="7.9" calcext:value-type="float">
            <text:p>7.9</text:p>
          </table:table-cell>
          <table:table-cell table:formula="of:=[.CH34]-[.BT34]" office:value-type="float" office:value="50.246" calcext:value-type="float">
            <text:p>50.246</text:p>
          </table:table-cell>
          <table:table-cell table:formula="of:=[.CI34]-[.BU34]" office:value-type="float" office:value="187.195" calcext:value-type="float">
            <text:p>187.195</text:p>
          </table:table-cell>
          <table:table-cell table:formula="of:=[.CJ34]-[.BV34]" office:value-type="float" office:value="6.9" calcext:value-type="float">
            <text:p>6.9</text:p>
          </table:table-cell>
          <table:table-cell table:formula="of:=[.CK34]-[.BW34]" office:value-type="float" office:value="50.277" calcext:value-type="float">
            <text:p>50.277</text:p>
          </table:table-cell>
          <table:table-cell table:formula="of:=[.CL34]-[.BX34]" office:value-type="float" office:value="187.195" calcext:value-type="float">
            <text:p>187.195</text:p>
          </table:table-cell>
          <table:table-cell table:formula="of:=[.CM34]-[.BY34]" office:value-type="float" office:value="6" calcext:value-type="float">
            <text:p>6</text:p>
          </table:table-cell>
          <table:table-cell table:formula="of:=[.CN34]-[.BZ34]" office:value-type="float" office:value="50.293" calcext:value-type="float">
            <text:p>50.293</text:p>
          </table:table-cell>
          <table:table-cell table:formula="of:=[.CO34]-[.CA34]" office:value-type="float" office:value="187.195" calcext:value-type="float">
            <text:p>187.195</text:p>
          </table:table-cell>
          <table:table-cell table:formula="of:=AVERAGE([.BE34];[.BH34];[.BK34])" office:value-type="float" office:value="6.93333333333333" calcext:value-type="float">
            <text:p>6.93333333333333</text:p>
          </table:table-cell>
          <table:table-cell table:formula="of:=AVERAGE([.BF34];[.BI34];[.BL34])" office:value-type="float" office:value="50.272" calcext:value-type="float">
            <text:p>50.272</text:p>
          </table:table-cell>
          <table:table-cell table:formula="of:=AVERAGE([.BG34];[.BJ34];[.BM34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49.2" calcext:value-type="float">
            <text:p>49.2</text:p>
          </table:table-cell>
          <table:table-cell office:value-type="float" office:value="200.844" calcext:value-type="float">
            <text:p>200.844</text:p>
          </table:table-cell>
          <table:table-cell office:value-type="float" office:value="2595.047" calcext:value-type="float">
            <text:p>2595.047</text:p>
          </table:table-cell>
          <table:table-cell office:value-type="float" office:value="0" calcext:value-type="float">
            <text:p>0</text:p>
          </table:table-cell>
          <table:table-cell office:value-type="float" office:value="196.172" calcext:value-type="float">
            <text:p>196.172</text:p>
          </table:table-cell>
          <table:table-cell office:value-type="float" office:value="2590.93" calcext:value-type="float">
            <text:p>2590.93</text:p>
          </table:table-cell>
          <table:table-cell office:value-type="float" office:value="27.7" calcext:value-type="float">
            <text:p>27.7</text:p>
          </table:table-cell>
          <table:table-cell office:value-type="float" office:value="200.348" calcext:value-type="float">
            <text:p>200.348</text:p>
          </table:table-cell>
          <table:table-cell office:value-type="float" office:value="2594.551" calcext:value-type="float">
            <text:p>2594.551</text:p>
          </table:table-cell>
          <table:table-cell table:formula="of:=AVERAGE([.BS34];[.BV34];[.BY34])" office:value-type="float" office:value="25.6333333333333" calcext:value-type="float">
            <text:p>25.6333333333333</text:p>
          </table:table-cell>
          <table:table-cell table:formula="of:=AVERAGE([.BT34];[.BW34];[.BZ34])" office:value-type="float" office:value="199.121333333333" calcext:value-type="float">
            <text:p>199.121333333333</text:p>
          </table:table-cell>
          <table:table-cell table:formula="of:=AVERAGE([.BU34];[.BX34];[.CA34])" office:value-type="float" office:value="2593.50933333333" calcext:value-type="float">
            <text:p>2593.50933333333</text:p>
          </table:table-cell>
          <table:table-cell table:number-columns-repeated="2"/>
          <table:table-cell office:value-type="float" office:value="57.1" calcext:value-type="float">
            <text:p>57.1</text:p>
          </table:table-cell>
          <table:table-cell office:value-type="float" office:value="251.09" calcext:value-type="float">
            <text:p>251.09</text:p>
          </table:table-cell>
          <table:table-cell office:value-type="float" office:value="2782.242" calcext:value-type="float">
            <text:p>2782.242</text:p>
          </table:table-cell>
          <table:table-cell office:value-type="float" office:value="6.9" calcext:value-type="float">
            <text:p>6.9</text:p>
          </table:table-cell>
          <table:table-cell office:value-type="float" office:value="246.449" calcext:value-type="float">
            <text:p>246.449</text:p>
          </table:table-cell>
          <table:table-cell office:value-type="float" office:value="2778.125" calcext:value-type="float">
            <text:p>2778.125</text:p>
          </table:table-cell>
          <table:table-cell office:value-type="float" office:value="33.7" calcext:value-type="float">
            <text:p>33.7</text:p>
          </table:table-cell>
          <table:table-cell office:value-type="float" office:value="250.641" calcext:value-type="float">
            <text:p>250.641</text:p>
          </table:table-cell>
          <table:table-cell office:value-type="float" office:value="2781.746" calcext:value-type="float">
            <text:p>2781.746</text:p>
          </table:table-cell>
          <table:table-cell table:formula="of:=AVERAGE([.CG34];[.CJ34];[.CM34])" office:value-type="float" office:value="32.5666666666667" calcext:value-type="float">
            <text:p>32.5666666666667</text:p>
          </table:table-cell>
          <table:table-cell table:formula="of:=AVERAGE([.CH34];[.CK34];[.CN34])" office:value-type="float" office:value="249.393333333333" calcext:value-type="float">
            <text:p>249.393333333333</text:p>
          </table:table-cell>
          <table:table-cell table:formula="of:=AVERAGE([.CI34];[.CL34];[.CO34])" office:value-type="float" office:value="2780.70433333333" calcext:value-type="float">
            <text:p>2780.7043333333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95.238" calcext:value-type="float">
            <text:p>295.23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2.6" calcext:value-type="float">
            <text:p>32.6</text:p>
          </table:table-cell>
          <table:table-cell office:value-type="float" office:value="300.594" calcext:value-type="float">
            <text:p>300.594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1.7" calcext:value-type="float">
            <text:p>31.7</text:p>
          </table:table-cell>
          <table:table-cell office:value-type="float" office:value="321.879" calcext:value-type="float">
            <text:p>321.879</text:p>
          </table:table-cell>
          <table:table-cell office:value-type="float" office:value="644.523" calcext:value-type="float">
            <text:p>644.523</text:p>
          </table:table-cell>
          <table:table-cell table:formula="of:=AVERAGE([.A35];[.D35];[.G35])" office:value-type="float" office:value="32.3" calcext:value-type="float">
            <text:p>32.3</text:p>
          </table:table-cell>
          <table:table-cell table:formula="of:=AVERAGE([.B35];[.E35];[.H35])" office:value-type="float" office:value="305.903666666667" calcext:value-type="float">
            <text:p>305.903666666667</text:p>
          </table:table-cell>
          <table:table-cell table:formula="of:=AVERAGE([.C35];[.F35];[.I35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8" calcext:value-type="float">
            <text:p>25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5];[.R35];[.U35])" office:value-type="float" office:value="26.0666666666667" calcext:value-type="float">
            <text:p>26.0666666666667</text:p>
          </table:table-cell>
          <table:table-cell table:formula="of:=AVERAGE([.P35];[.S35];[.V35])" office:value-type="float" office:value="35.145" calcext:value-type="float">
            <text:p>35.145</text:p>
          </table:table-cell>
          <table:table-cell table:formula="of:=AVERAGE([.Q35];[.T35];[.W35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3.7" calcext:value-type="float">
            <text:p>33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4.6" calcext:value-type="float">
            <text:p>34.6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4.7" calcext:value-type="float">
            <text:p>34.7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35];[.AF35];[.AI35])" office:value-type="float" office:value="34.3333333333333" calcext:value-type="float">
            <text:p>34.3333333333333</text:p>
          </table:table-cell>
          <table:table-cell table:formula="of:=AVERAGE([.AD35];[.AG35];[.AJ35])" office:value-type="float" office:value="252.844" calcext:value-type="float">
            <text:p>252.844</text:p>
          </table:table-cell>
          <table:table-cell table:formula="of:=AVERAGE([.AE35];[.AH35];[.AK35])" office:value-type="float" office:value="2635.184" calcext:value-type="float">
            <text:p>2635.184</text:p>
          </table:table-cell>
          <table:table-cell table:number-columns-repeated="2"/>
          <table:table-cell table:formula="of:=[.A35]+[.O35]+[.AC35]" office:value-type="float" office:value="93" calcext:value-type="float">
            <text:p>93</text:p>
          </table:table-cell>
          <table:table-cell table:formula="of:=[.B35]+[.P35]+[.AD35]" office:value-type="float" office:value="585.344" calcext:value-type="float">
            <text:p>585.344</text:p>
          </table:table-cell>
          <table:table-cell table:formula="of:=[.C35]+[.Q35]+[.AE35]" office:value-type="float" office:value="3337.371" calcext:value-type="float">
            <text:p>3337.371</text:p>
          </table:table-cell>
          <table:table-cell table:formula="of:=[.D35]+[.R35]+[.AF35]" office:value-type="float" office:value="92.9" calcext:value-type="float">
            <text:p>92.9</text:p>
          </table:table-cell>
          <table:table-cell table:formula="of:=[.E35]+[.S35]+[.AG35]" office:value-type="float" office:value="588.54" calcext:value-type="float">
            <text:p>588.54</text:p>
          </table:table-cell>
          <table:table-cell table:formula="of:=[.F35]+[.T35]+[.AH35]" office:value-type="float" office:value="3349.594" calcext:value-type="float">
            <text:p>3349.594</text:p>
          </table:table-cell>
          <table:table-cell table:formula="of:=[.G35]+[.U35]+[.AI35]" office:value-type="float" office:value="92.2" calcext:value-type="float">
            <text:p>92.2</text:p>
          </table:table-cell>
          <table:table-cell table:formula="of:=[.H35]+[.V35]+[.AJ35]" office:value-type="float" office:value="607.794" calcext:value-type="float">
            <text:p>607.794</text:p>
          </table:table-cell>
          <table:table-cell table:formula="of:=[.I35]+[.W35]+[.AK35]" office:value-type="float" office:value="3362.793" calcext:value-type="float">
            <text:p>3362.793</text:p>
          </table:table-cell>
          <table:table-cell table:formula="of:=AVERAGE([.AQ35];[.AT35];[.AW35])" office:value-type="float" office:value="92.7" calcext:value-type="float">
            <text:p>92.7</text:p>
          </table:table-cell>
          <table:table-cell table:formula="of:=AVERAGE([.AR35];[.AU35];[.AX35])" office:value-type="float" office:value="593.892666666667" calcext:value-type="float">
            <text:p>593.892666666667</text:p>
          </table:table-cell>
          <table:table-cell table:formula="of:=AVERAGE([.AS35];[.AV35];[.AY35])" office:value-type="float" office:value="3349.91933333333" calcext:value-type="float">
            <text:p>3349.91933333333</text:p>
          </table:table-cell>
          <table:table-cell table:number-columns-repeated="2"/>
          <table:table-cell table:formula="of:=[.CG35]-[.BS35]" office:value-type="float" office:value="9.3" calcext:value-type="float">
            <text:p>9.3</text:p>
          </table:table-cell>
          <table:table-cell table:formula="of:=[.CH35]-[.BT35]" office:value-type="float" office:value="50.246" calcext:value-type="float">
            <text:p>50.246</text:p>
          </table:table-cell>
          <table:table-cell table:formula="of:=[.CI35]-[.BU35]" office:value-type="float" office:value="187.195" calcext:value-type="float">
            <text:p>187.195</text:p>
          </table:table-cell>
          <table:table-cell table:formula="of:=[.CJ35]-[.BV35]" office:value-type="float" office:value="7" calcext:value-type="float">
            <text:p>7</text:p>
          </table:table-cell>
          <table:table-cell table:formula="of:=[.CK35]-[.BW35]" office:value-type="float" office:value="50.277" calcext:value-type="float">
            <text:p>50.277</text:p>
          </table:table-cell>
          <table:table-cell table:formula="of:=[.CL35]-[.BX35]" office:value-type="float" office:value="187.195" calcext:value-type="float">
            <text:p>187.195</text:p>
          </table:table-cell>
          <table:table-cell table:formula="of:=[.CM35]-[.BY35]" office:value-type="float" office:value="9.9" calcext:value-type="float">
            <text:p>9.9</text:p>
          </table:table-cell>
          <table:table-cell table:formula="of:=[.CN35]-[.BZ35]" office:value-type="float" office:value="48.293" calcext:value-type="float">
            <text:p>48.293</text:p>
          </table:table-cell>
          <table:table-cell table:formula="of:=[.CO35]-[.CA35]" office:value-type="float" office:value="185.196" calcext:value-type="float">
            <text:p>185.196</text:p>
          </table:table-cell>
          <table:table-cell table:formula="of:=AVERAGE([.BE35];[.BH35];[.BK35])" office:value-type="float" office:value="8.73333333333333" calcext:value-type="float">
            <text:p>8.73333333333333</text:p>
          </table:table-cell>
          <table:table-cell table:formula="of:=AVERAGE([.BF35];[.BI35];[.BL35])" office:value-type="float" office:value="49.6053333333333" calcext:value-type="float">
            <text:p>49.6053333333333</text:p>
          </table:table-cell>
          <table:table-cell table:formula="of:=AVERAGE([.BG35];[.BJ35];[.BM35])" office:value-type="float" office:value="186.528666666667" calcext:value-type="float">
            <text:p>186.528666666667</text:p>
          </table:table-cell>
          <table:table-cell table:number-columns-repeated="2"/>
          <table:table-cell office:value-type="float" office:value="48.2" calcext:value-type="float">
            <text:p>48.2</text:p>
          </table:table-cell>
          <table:table-cell office:value-type="float" office:value="202.844" calcext:value-type="float">
            <text:p>202.844</text:p>
          </table:table-cell>
          <table:table-cell office:value-type="float" office:value="2597.047" calcext:value-type="float">
            <text:p>2597.047</text:p>
          </table:table-cell>
          <table:table-cell office:value-type="float" office:value="10.9" calcext:value-type="float">
            <text:p>10.9</text:p>
          </table:table-cell>
          <table:table-cell office:value-type="float" office:value="206.75" calcext:value-type="float">
            <text:p>206.75</text:p>
          </table:table-cell>
          <table:table-cell office:value-type="float" office:value="2601.188" calcext:value-type="float">
            <text:p>2601.188</text:p>
          </table:table-cell>
          <table:table-cell office:value-type="float" office:value="30.7" calcext:value-type="float">
            <text:p>30.7</text:p>
          </table:table-cell>
          <table:table-cell office:value-type="float" office:value="209.031" calcext:value-type="float">
            <text:p>209.031</text:p>
          </table:table-cell>
          <table:table-cell office:value-type="float" office:value="2603.191" calcext:value-type="float">
            <text:p>2603.191</text:p>
          </table:table-cell>
          <table:table-cell table:formula="of:=AVERAGE([.BS35];[.BV35];[.BY35])" office:value-type="float" office:value="29.9333333333333" calcext:value-type="float">
            <text:p>29.9333333333333</text:p>
          </table:table-cell>
          <table:table-cell table:formula="of:=AVERAGE([.BT35];[.BW35];[.BZ35])" office:value-type="float" office:value="206.208333333333" calcext:value-type="float">
            <text:p>206.208333333333</text:p>
          </table:table-cell>
          <table:table-cell table:formula="of:=AVERAGE([.BU35];[.BX35];[.CA35])" office:value-type="float" office:value="2600.47533333333" calcext:value-type="float">
            <text:p>2600.47533333333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253.09" calcext:value-type="float">
            <text:p>253.09</text:p>
          </table:table-cell>
          <table:table-cell office:value-type="float" office:value="2784.242" calcext:value-type="float">
            <text:p>2784.242</text:p>
          </table:table-cell>
          <table:table-cell office:value-type="float" office:value="17.9" calcext:value-type="float">
            <text:p>17.9</text:p>
          </table:table-cell>
          <table:table-cell office:value-type="float" office:value="257.027" calcext:value-type="float">
            <text:p>257.027</text:p>
          </table:table-cell>
          <table:table-cell office:value-type="float" office:value="2788.383" calcext:value-type="float">
            <text:p>2788.383</text:p>
          </table:table-cell>
          <table:table-cell office:value-type="float" office:value="40.6" calcext:value-type="float">
            <text:p>40.6</text:p>
          </table:table-cell>
          <table:table-cell office:value-type="float" office:value="257.324" calcext:value-type="float">
            <text:p>257.324</text:p>
          </table:table-cell>
          <table:table-cell office:value-type="float" office:value="2788.387" calcext:value-type="float">
            <text:p>2788.387</text:p>
          </table:table-cell>
          <table:table-cell table:formula="of:=AVERAGE([.CG35];[.CJ35];[.CM35])" office:value-type="float" office:value="38.6666666666667" calcext:value-type="float">
            <text:p>38.6666666666667</text:p>
          </table:table-cell>
          <table:table-cell table:formula="of:=AVERAGE([.CH35];[.CK35];[.CN35])" office:value-type="float" office:value="255.813666666667" calcext:value-type="float">
            <text:p>255.813666666667</text:p>
          </table:table-cell>
          <table:table-cell table:formula="of:=AVERAGE([.CI35];[.CL35];[.CO35])" office:value-type="float" office:value="2787.004" calcext:value-type="float">
            <text:p>2787.004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95.402" calcext:value-type="float">
            <text:p>295.402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5.7" calcext:value-type="float">
            <text:p>35.7</text:p>
          </table:table-cell>
          <table:table-cell office:value-type="float" office:value="300.527" calcext:value-type="float">
            <text:p>300.527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3.7" calcext:value-type="float">
            <text:p>33.7</text:p>
          </table:table-cell>
          <table:table-cell office:value-type="float" office:value="322.449" calcext:value-type="float">
            <text:p>322.449</text:p>
          </table:table-cell>
          <table:table-cell office:value-type="float" office:value="644.523" calcext:value-type="float">
            <text:p>644.523</text:p>
          </table:table-cell>
          <table:table-cell table:formula="of:=AVERAGE([.A36];[.D36];[.G36])" office:value-type="float" office:value="34.0333333333333" calcext:value-type="float">
            <text:p>34.0333333333333</text:p>
          </table:table-cell>
          <table:table-cell table:formula="of:=AVERAGE([.B36];[.E36];[.H36])" office:value-type="float" office:value="306.126" calcext:value-type="float">
            <text:p>306.126</text:p>
          </table:table-cell>
          <table:table-cell table:formula="of:=AVERAGE([.C36];[.F36];[.I36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6];[.R36];[.U36])" office:value-type="float" office:value="26" calcext:value-type="float">
            <text:p>26</text:p>
          </table:table-cell>
          <table:table-cell table:formula="of:=AVERAGE([.P36];[.S36];[.V36])" office:value-type="float" office:value="35.145" calcext:value-type="float">
            <text:p>35.145</text:p>
          </table:table-cell>
          <table:table-cell table:formula="of:=AVERAGE([.Q36];[.T36];[.W36])" office:value-type="float" office:value="85.125" calcext:value-type="float">
            <text:p>85.125</text:p>
          </table:table-cell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256.961" calcext:value-type="float">
            <text:p>256.961</text:p>
          </table:table-cell>
          <table:table-cell office:value-type="float" office:value="2639.223" calcext:value-type="float">
            <text:p>2639.223</text:p>
          </table:table-cell>
          <table:table-cell office:value-type="float" office:value="31.7" calcext:value-type="float">
            <text:p>31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3.7" calcext:value-type="float">
            <text:p>33.7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36];[.AF36];[.AI36])" office:value-type="float" office:value="33.7" calcext:value-type="float">
            <text:p>33.7</text:p>
          </table:table-cell>
          <table:table-cell table:formula="of:=AVERAGE([.AD36];[.AG36];[.AJ36])" office:value-type="float" office:value="254.177333333333" calcext:value-type="float">
            <text:p>254.177333333333</text:p>
          </table:table-cell>
          <table:table-cell table:formula="of:=AVERAGE([.AE36];[.AH36];[.AK36])" office:value-type="float" office:value="2636.51733333333" calcext:value-type="float">
            <text:p>2636.51733333333</text:p>
          </table:table-cell>
          <table:table-cell table:number-columns-repeated="2"/>
          <table:table-cell table:formula="of:=[.A36]+[.O36]+[.AC36]" office:value-type="float" office:value="93" calcext:value-type="float">
            <text:p>93</text:p>
          </table:table-cell>
          <table:table-cell table:formula="of:=[.B36]+[.P36]+[.AD36]" office:value-type="float" office:value="587.508" calcext:value-type="float">
            <text:p>587.508</text:p>
          </table:table-cell>
          <table:table-cell table:formula="of:=[.C36]+[.Q36]+[.AE36]" office:value-type="float" office:value="3339.371" calcext:value-type="float">
            <text:p>3339.371</text:p>
          </table:table-cell>
          <table:table-cell table:formula="of:=[.D36]+[.R36]+[.AF36]" office:value-type="float" office:value="95.1" calcext:value-type="float">
            <text:p>95.1</text:p>
          </table:table-cell>
          <table:table-cell table:formula="of:=[.E36]+[.S36]+[.AG36]" office:value-type="float" office:value="588.473" calcext:value-type="float">
            <text:p>588.473</text:p>
          </table:table-cell>
          <table:table-cell table:formula="of:=[.F36]+[.T36]+[.AH36]" office:value-type="float" office:value="3349.332" calcext:value-type="float">
            <text:p>3349.332</text:p>
          </table:table-cell>
          <table:table-cell table:formula="of:=[.G36]+[.U36]+[.AI36]" office:value-type="float" office:value="93.1" calcext:value-type="float">
            <text:p>93.1</text:p>
          </table:table-cell>
          <table:table-cell table:formula="of:=[.H36]+[.V36]+[.AJ36]" office:value-type="float" office:value="610.364" calcext:value-type="float">
            <text:p>610.364</text:p>
          </table:table-cell>
          <table:table-cell table:formula="of:=[.I36]+[.W36]+[.AK36]" office:value-type="float" office:value="3364.793" calcext:value-type="float">
            <text:p>3364.793</text:p>
          </table:table-cell>
          <table:table-cell table:formula="of:=AVERAGE([.AQ36];[.AT36];[.AW36])" office:value-type="float" office:value="93.7333333333334" calcext:value-type="float">
            <text:p>93.7333333333334</text:p>
          </table:table-cell>
          <table:table-cell table:formula="of:=AVERAGE([.AR36];[.AU36];[.AX36])" office:value-type="float" office:value="595.448333333333" calcext:value-type="float">
            <text:p>595.448333333333</text:p>
          </table:table-cell>
          <table:table-cell table:formula="of:=AVERAGE([.AS36];[.AV36];[.AY36])" office:value-type="float" office:value="3351.16533333333" calcext:value-type="float">
            <text:p>3351.16533333333</text:p>
          </table:table-cell>
          <table:table-cell table:number-columns-repeated="2"/>
          <table:table-cell table:formula="of:=[.CG36]-[.BS36]" office:value-type="float" office:value="8.9" calcext:value-type="float">
            <text:p>8.9</text:p>
          </table:table-cell>
          <table:table-cell table:formula="of:=[.CH36]-[.BT36]" office:value-type="float" office:value="50.246" calcext:value-type="float">
            <text:p>50.246</text:p>
          </table:table-cell>
          <table:table-cell table:formula="of:=[.CI36]-[.BU36]" office:value-type="float" office:value="187.196" calcext:value-type="float">
            <text:p>187.196</text:p>
          </table:table-cell>
          <table:table-cell table:formula="of:=[.CJ36]-[.BV36]" office:value-type="float" office:value="7" calcext:value-type="float">
            <text:p>7</text:p>
          </table:table-cell>
          <table:table-cell table:formula="of:=[.CK36]-[.BW36]" office:value-type="float" office:value="50.278" calcext:value-type="float">
            <text:p>50.278</text:p>
          </table:table-cell>
          <table:table-cell table:formula="of:=[.CL36]-[.BX36]" office:value-type="float" office:value="187.195" calcext:value-type="float">
            <text:p>187.195</text:p>
          </table:table-cell>
          <table:table-cell table:formula="of:=[.CM36]-[.BY36]" office:value-type="float" office:value="9.1" calcext:value-type="float">
            <text:p>9.1</text:p>
          </table:table-cell>
          <table:table-cell table:formula="of:=[.CN36]-[.BZ36]" office:value-type="float" office:value="50.293" calcext:value-type="float">
            <text:p>50.293</text:p>
          </table:table-cell>
          <table:table-cell table:formula="of:=[.CO36]-[.CA36]" office:value-type="float" office:value="187.195" calcext:value-type="float">
            <text:p>187.195</text:p>
          </table:table-cell>
          <table:table-cell table:formula="of:=AVERAGE([.BE36];[.BH36];[.BK36])" office:value-type="float" office:value="8.33333333333333" calcext:value-type="float">
            <text:p>8.33333333333333</text:p>
          </table:table-cell>
          <table:table-cell table:formula="of:=AVERAGE([.BF36];[.BI36];[.BL36])" office:value-type="float" office:value="50.2723333333333" calcext:value-type="float">
            <text:p>50.2723333333333</text:p>
          </table:table-cell>
          <table:table-cell table:formula="of:=AVERAGE([.BG36];[.BJ36];[.BM36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1.016" calcext:value-type="float">
            <text:p>171.016</text:p>
          </table:table-cell>
          <table:table-cell office:value-type="float" office:value="2588.062" calcext:value-type="float">
            <text:p>2588.062</text:p>
          </table:table-cell>
          <table:table-cell office:value-type="float" office:value="0" calcext:value-type="float">
            <text:p>0</text:p>
          </table:table-cell>
          <table:table-cell office:value-type="float" office:value="195.945" calcext:value-type="float">
            <text:p>195.945</text:p>
          </table:table-cell>
          <table:table-cell office:value-type="float" office:value="2591.051" calcext:value-type="float">
            <text:p>2591.051</text:p>
          </table:table-cell>
          <table:table-cell office:value-type="float" office:value="34.6" calcext:value-type="float">
            <text:p>34.6</text:p>
          </table:table-cell>
          <table:table-cell office:value-type="float" office:value="139.051" calcext:value-type="float">
            <text:p>139.051</text:p>
          </table:table-cell>
          <table:table-cell office:value-type="float" office:value="1944.477" calcext:value-type="float">
            <text:p>1944.477</text:p>
          </table:table-cell>
          <table:table-cell table:formula="of:=AVERAGE([.BS36];[.BV36];[.BY36])" office:value-type="float" office:value="11.5333333333333" calcext:value-type="float">
            <text:p>11.5333333333333</text:p>
          </table:table-cell>
          <table:table-cell table:formula="of:=AVERAGE([.BT36];[.BW36];[.BZ36])" office:value-type="float" office:value="168.670666666667" calcext:value-type="float">
            <text:p>168.670666666667</text:p>
          </table:table-cell>
          <table:table-cell table:formula="of:=AVERAGE([.BU36];[.BX36];[.CA36])" office:value-type="float" office:value="2374.53" calcext:value-type="float">
            <text:p>2374.53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221.262" calcext:value-type="float">
            <text:p>221.262</text:p>
          </table:table-cell>
          <table:table-cell office:value-type="float" office:value="2775.258" calcext:value-type="float">
            <text:p>2775.258</text:p>
          </table:table-cell>
          <table:table-cell office:value-type="float" office:value="7" calcext:value-type="float">
            <text:p>7</text:p>
          </table:table-cell>
          <table:table-cell office:value-type="float" office:value="246.223" calcext:value-type="float">
            <text:p>246.223</text:p>
          </table:table-cell>
          <table:table-cell office:value-type="float" office:value="2778.246" calcext:value-type="float">
            <text:p>2778.246</text:p>
          </table:table-cell>
          <table:table-cell office:value-type="float" office:value="43.7" calcext:value-type="float">
            <text:p>43.7</text:p>
          </table:table-cell>
          <table:table-cell office:value-type="float" office:value="189.344" calcext:value-type="float">
            <text:p>189.344</text:p>
          </table:table-cell>
          <table:table-cell office:value-type="float" office:value="2131.672" calcext:value-type="float">
            <text:p>2131.672</text:p>
          </table:table-cell>
          <table:table-cell table:formula="of:=AVERAGE([.CG36];[.CJ36];[.CM36])" office:value-type="float" office:value="19.8666666666667" calcext:value-type="float">
            <text:p>19.8666666666667</text:p>
          </table:table-cell>
          <table:table-cell table:formula="of:=AVERAGE([.CH36];[.CK36];[.CN36])" office:value-type="float" office:value="218.943" calcext:value-type="float">
            <text:p>218.943</text:p>
          </table:table-cell>
          <table:table-cell table:formula="of:=AVERAGE([.CI36];[.CL36];[.CO36])" office:value-type="float" office:value="2561.72533333333" calcext:value-type="float">
            <text:p>2561.72533333333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95.316" calcext:value-type="float">
            <text:p>295.316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5.7" calcext:value-type="float">
            <text:p>35.7</text:p>
          </table:table-cell>
          <table:table-cell office:value-type="float" office:value="300.496" calcext:value-type="float">
            <text:p>300.496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4.7" calcext:value-type="float">
            <text:p>34.7</text:p>
          </table:table-cell>
          <table:table-cell office:value-type="float" office:value="322.871" calcext:value-type="float">
            <text:p>322.871</text:p>
          </table:table-cell>
          <table:table-cell office:value-type="float" office:value="644.523" calcext:value-type="float">
            <text:p>644.523</text:p>
          </table:table-cell>
          <table:table-cell table:formula="of:=AVERAGE([.A37];[.D37];[.G37])" office:value-type="float" office:value="36" calcext:value-type="float">
            <text:p>36</text:p>
          </table:table-cell>
          <table:table-cell table:formula="of:=AVERAGE([.B37];[.E37];[.H37])" office:value-type="float" office:value="306.227666666667" calcext:value-type="float">
            <text:p>306.227666666667</text:p>
          </table:table-cell>
          <table:table-cell table:formula="of:=AVERAGE([.C37];[.F37];[.I37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6" calcext:value-type="float">
            <text:p>25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7];[.R37];[.U37])" office:value-type="float" office:value="28.6" calcext:value-type="float">
            <text:p>28.6</text:p>
          </table:table-cell>
          <table:table-cell table:formula="of:=AVERAGE([.P37];[.S37];[.V37])" office:value-type="float" office:value="35.145" calcext:value-type="float">
            <text:p>35.145</text:p>
          </table:table-cell>
          <table:table-cell table:formula="of:=AVERAGE([.Q37];[.T37];[.W37])" office:value-type="float" office:value="85.125" calcext:value-type="float">
            <text:p>85.125</text:p>
          </table:table-cell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27.8" calcext:value-type="float">
            <text:p>27.8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2.7" calcext:value-type="float">
            <text:p>32.7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37];[.AF37];[.AI37])" office:value-type="float" office:value="30.0333333333333" calcext:value-type="float">
            <text:p>30.0333333333333</text:p>
          </table:table-cell>
          <table:table-cell table:formula="of:=AVERAGE([.AD37];[.AG37];[.AJ37])" office:value-type="float" office:value="251.510666666667" calcext:value-type="float">
            <text:p>251.510666666667</text:p>
          </table:table-cell>
          <table:table-cell table:formula="of:=AVERAGE([.AE37];[.AH37];[.AK37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37]+[.O37]+[.AC37]" office:value-type="float" office:value="97.8" calcext:value-type="float">
            <text:p>97.8</text:p>
          </table:table-cell>
          <table:table-cell table:formula="of:=[.B37]+[.P37]+[.AD37]" office:value-type="float" office:value="579.422" calcext:value-type="float">
            <text:p>579.422</text:p>
          </table:table-cell>
          <table:table-cell table:formula="of:=[.C37]+[.Q37]+[.AE37]" office:value-type="float" office:value="3331.371" calcext:value-type="float">
            <text:p>3331.371</text:p>
          </table:table-cell>
          <table:table-cell table:formula="of:=[.D37]+[.R37]+[.AF37]" office:value-type="float" office:value="93.1" calcext:value-type="float">
            <text:p>93.1</text:p>
          </table:table-cell>
          <table:table-cell table:formula="of:=[.E37]+[.S37]+[.AG37]" office:value-type="float" office:value="588.442" calcext:value-type="float">
            <text:p>588.442</text:p>
          </table:table-cell>
          <table:table-cell table:formula="of:=[.F37]+[.T37]+[.AH37]" office:value-type="float" office:value="3349.332" calcext:value-type="float">
            <text:p>3349.332</text:p>
          </table:table-cell>
          <table:table-cell table:formula="of:=[.G37]+[.U37]+[.AI37]" office:value-type="float" office:value="93" calcext:value-type="float">
            <text:p>93</text:p>
          </table:table-cell>
          <table:table-cell table:formula="of:=[.H37]+[.V37]+[.AJ37]" office:value-type="float" office:value="610.786" calcext:value-type="float">
            <text:p>610.786</text:p>
          </table:table-cell>
          <table:table-cell table:formula="of:=[.I37]+[.W37]+[.AK37]" office:value-type="float" office:value="3364.793" calcext:value-type="float">
            <text:p>3364.793</text:p>
          </table:table-cell>
          <table:table-cell table:formula="of:=AVERAGE([.AQ37];[.AT37];[.AW37])" office:value-type="float" office:value="94.6333333333334" calcext:value-type="float">
            <text:p>94.6333333333334</text:p>
          </table:table-cell>
          <table:table-cell table:formula="of:=AVERAGE([.AR37];[.AU37];[.AX37])" office:value-type="float" office:value="592.883333333333" calcext:value-type="float">
            <text:p>592.883333333333</text:p>
          </table:table-cell>
          <table:table-cell table:formula="of:=AVERAGE([.AS37];[.AV37];[.AY37])" office:value-type="float" office:value="3348.49866666667" calcext:value-type="float">
            <text:p>3348.49866666667</text:p>
          </table:table-cell>
          <table:table-cell table:number-columns-repeated="2"/>
          <table:table-cell table:formula="of:=[.CG37]-[.BS37]" office:value-type="float" office:value="6.1" calcext:value-type="float">
            <text:p>6.1</text:p>
          </table:table-cell>
          <table:table-cell table:formula="of:=[.CH37]-[.BT37]" office:value-type="float" office:value="48.246" calcext:value-type="float">
            <text:p>48.246</text:p>
          </table:table-cell>
          <table:table-cell table:formula="of:=[.CI37]-[.BU37]" office:value-type="float" office:value="185.195" calcext:value-type="float">
            <text:p>185.195</text:p>
          </table:table-cell>
          <table:table-cell table:formula="of:=[.CJ37]-[.BV37]" office:value-type="float" office:value="9.8" calcext:value-type="float">
            <text:p>9.8</text:p>
          </table:table-cell>
          <table:table-cell table:formula="of:=[.CK37]-[.BW37]" office:value-type="float" office:value="50.277" calcext:value-type="float">
            <text:p>50.277</text:p>
          </table:table-cell>
          <table:table-cell table:formula="of:=[.CL37]-[.BX37]" office:value-type="float" office:value="187.196" calcext:value-type="float">
            <text:p>187.196</text:p>
          </table:table-cell>
          <table:table-cell table:formula="of:=[.CM37]-[.BY37]" office:value-type="float" office:value="7.8" calcext:value-type="float">
            <text:p>7.8</text:p>
          </table:table-cell>
          <table:table-cell table:formula="of:=[.CN37]-[.BZ37]" office:value-type="float" office:value="50.293" calcext:value-type="float">
            <text:p>50.293</text:p>
          </table:table-cell>
          <table:table-cell table:formula="of:=[.CO37]-[.CA37]" office:value-type="float" office:value="187.195" calcext:value-type="float">
            <text:p>187.195</text:p>
          </table:table-cell>
          <table:table-cell table:formula="of:=AVERAGE([.BE37];[.BH37];[.BK37])" office:value-type="float" office:value="7.9" calcext:value-type="float">
            <text:p>7.9</text:p>
          </table:table-cell>
          <table:table-cell table:formula="of:=AVERAGE([.BF37];[.BI37];[.BL37])" office:value-type="float" office:value="49.6053333333333" calcext:value-type="float">
            <text:p>49.6053333333333</text:p>
          </table:table-cell>
          <table:table-cell table:formula="of:=AVERAGE([.BG37];[.BJ37];[.BM37])" office:value-type="float" office:value="186.528666666667" calcext:value-type="float">
            <text:p>186.528666666667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09.422" calcext:value-type="float">
            <text:p>209.422</text:p>
          </table:table-cell>
          <table:table-cell office:value-type="float" office:value="2603.176" calcext:value-type="float">
            <text:p>2603.176</text:p>
          </table:table-cell>
          <table:table-cell office:value-type="float" office:value="39.6" calcext:value-type="float">
            <text:p>39.6</text:p>
          </table:table-cell>
          <table:table-cell office:value-type="float" office:value="210.914" calcext:value-type="float">
            <text:p>210.914</text:p>
          </table:table-cell>
          <table:table-cell office:value-type="float" office:value="2605.074" calcext:value-type="float">
            <text:p>2605.074</text:p>
          </table:table-cell>
          <table:table-cell office:value-type="float" office:value="48.5" calcext:value-type="float">
            <text:p>48.5</text:p>
          </table:table-cell>
          <table:table-cell office:value-type="float" office:value="139.059" calcext:value-type="float">
            <text:p>139.059</text:p>
          </table:table-cell>
          <table:table-cell office:value-type="float" office:value="1944.477" calcext:value-type="float">
            <text:p>1944.477</text:p>
          </table:table-cell>
          <table:table-cell table:formula="of:=AVERAGE([.BS37];[.BV37];[.BY37])" office:value-type="float" office:value="37.5666666666667" calcext:value-type="float">
            <text:p>37.5666666666667</text:p>
          </table:table-cell>
          <table:table-cell table:formula="of:=AVERAGE([.BT37];[.BW37];[.BZ37])" office:value-type="float" office:value="186.465" calcext:value-type="float">
            <text:p>186.465</text:p>
          </table:table-cell>
          <table:table-cell table:formula="of:=AVERAGE([.BU37];[.BX37];[.CA37])" office:value-type="float" office:value="2384.24233333333" calcext:value-type="float">
            <text:p>2384.24233333333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257.668" calcext:value-type="float">
            <text:p>257.668</text:p>
          </table:table-cell>
          <table:table-cell office:value-type="float" office:value="2788.371" calcext:value-type="float">
            <text:p>2788.371</text:p>
          </table:table-cell>
          <table:table-cell office:value-type="float" office:value="49.4" calcext:value-type="float">
            <text:p>49.4</text:p>
          </table:table-cell>
          <table:table-cell office:value-type="float" office:value="261.191" calcext:value-type="float">
            <text:p>261.191</text:p>
          </table:table-cell>
          <table:table-cell office:value-type="float" office:value="2792.27" calcext:value-type="float">
            <text:p>2792.27</text:p>
          </table:table-cell>
          <table:table-cell office:value-type="float" office:value="56.3" calcext:value-type="float">
            <text:p>56.3</text:p>
          </table:table-cell>
          <table:table-cell office:value-type="float" office:value="189.352" calcext:value-type="float">
            <text:p>189.352</text:p>
          </table:table-cell>
          <table:table-cell office:value-type="float" office:value="2131.672" calcext:value-type="float">
            <text:p>2131.672</text:p>
          </table:table-cell>
          <table:table-cell table:formula="of:=AVERAGE([.CG37];[.CJ37];[.CM37])" office:value-type="float" office:value="45.4666666666667" calcext:value-type="float">
            <text:p>45.4666666666667</text:p>
          </table:table-cell>
          <table:table-cell table:formula="of:=AVERAGE([.CH37];[.CK37];[.CN37])" office:value-type="float" office:value="236.070333333333" calcext:value-type="float">
            <text:p>236.070333333333</text:p>
          </table:table-cell>
          <table:table-cell table:formula="of:=AVERAGE([.CI37];[.CL37];[.CO37])" office:value-type="float" office:value="2570.771" calcext:value-type="float">
            <text:p>2570.77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95.453" calcext:value-type="float">
            <text:p>295.45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40.6" calcext:value-type="float">
            <text:p>40.6</text:p>
          </table:table-cell>
          <table:table-cell office:value-type="float" office:value="300.504" calcext:value-type="float">
            <text:p>300.504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7.6" calcext:value-type="float">
            <text:p>37.6</text:p>
          </table:table-cell>
          <table:table-cell office:value-type="float" office:value="322.949" calcext:value-type="float">
            <text:p>322.949</text:p>
          </table:table-cell>
          <table:table-cell office:value-type="float" office:value="644.523" calcext:value-type="float">
            <text:p>644.523</text:p>
          </table:table-cell>
          <table:table-cell table:formula="of:=AVERAGE([.A38];[.D38];[.G38])" office:value-type="float" office:value="38.6" calcext:value-type="float">
            <text:p>38.6</text:p>
          </table:table-cell>
          <table:table-cell table:formula="of:=AVERAGE([.B38];[.E38];[.H38])" office:value-type="float" office:value="306.302" calcext:value-type="float">
            <text:p>306.302</text:p>
          </table:table-cell>
          <table:table-cell table:formula="of:=AVERAGE([.C38];[.F38];[.I38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8];[.R38];[.U38])" office:value-type="float" office:value="29.0333333333333" calcext:value-type="float">
            <text:p>29.0333333333333</text:p>
          </table:table-cell>
          <table:table-cell table:formula="of:=AVERAGE([.P38];[.S38];[.V38])" office:value-type="float" office:value="35.145" calcext:value-type="float">
            <text:p>35.145</text:p>
          </table:table-cell>
          <table:table-cell table:formula="of:=AVERAGE([.Q38];[.T38];[.W38])" office:value-type="float" office:value="85.125" calcext:value-type="float">
            <text:p>85.125</text:p>
          </table:table-cell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633.223" calcext:value-type="float">
            <text:p>2633.223</text:p>
          </table:table-cell>
          <table:table-cell office:value-type="float" office:value="24.8" calcext:value-type="float">
            <text:p>24.8</text:p>
          </table:table-cell>
          <table:table-cell office:value-type="float" office:value="255.055" calcext:value-type="float">
            <text:p>255.055</text:p>
          </table:table-cell>
          <table:table-cell office:value-type="float" office:value="2637.699" calcext:value-type="float">
            <text:p>2637.699</text:p>
          </table:table-cell>
          <table:table-cell office:value-type="float" office:value="26.8" calcext:value-type="float">
            <text:p>26.8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38];[.AF38];[.AI38])" office:value-type="float" office:value="25.4666666666667" calcext:value-type="float">
            <text:p>25.4666666666667</text:p>
          </table:table-cell>
          <table:table-cell table:formula="of:=AVERAGE([.AD38];[.AG38];[.AJ38])" office:value-type="float" office:value="252.928666666667" calcext:value-type="float">
            <text:p>252.928666666667</text:p>
          </table:table-cell>
          <table:table-cell table:formula="of:=AVERAGE([.AE38];[.AH38];[.AK38])" office:value-type="float" office:value="2635.35566666667" calcext:value-type="float">
            <text:p>2635.35566666667</text:p>
          </table:table-cell>
          <table:table-cell table:number-columns-repeated="2"/>
          <table:table-cell table:formula="of:=[.A38]+[.O38]+[.AC38]" office:value-type="float" office:value="90.1" calcext:value-type="float">
            <text:p>90.1</text:p>
          </table:table-cell>
          <table:table-cell table:formula="of:=[.B38]+[.P38]+[.AD38]" office:value-type="float" office:value="581.559" calcext:value-type="float">
            <text:p>581.559</text:p>
          </table:table-cell>
          <table:table-cell table:formula="of:=[.C38]+[.Q38]+[.AE38]" office:value-type="float" office:value="3333.371" calcext:value-type="float">
            <text:p>3333.371</text:p>
          </table:table-cell>
          <table:table-cell table:formula="of:=[.D38]+[.R38]+[.AF38]" office:value-type="float" office:value="94.1" calcext:value-type="float">
            <text:p>94.1</text:p>
          </table:table-cell>
          <table:table-cell table:formula="of:=[.E38]+[.S38]+[.AG38]" office:value-type="float" office:value="590.704" calcext:value-type="float">
            <text:p>590.704</text:p>
          </table:table-cell>
          <table:table-cell table:formula="of:=[.F38]+[.T38]+[.AH38]" office:value-type="float" office:value="3351.847" calcext:value-type="float">
            <text:p>3351.847</text:p>
          </table:table-cell>
          <table:table-cell table:formula="of:=[.G38]+[.U38]+[.AI38]" office:value-type="float" office:value="95.1" calcext:value-type="float">
            <text:p>95.1</text:p>
          </table:table-cell>
          <table:table-cell table:formula="of:=[.H38]+[.V38]+[.AJ38]" office:value-type="float" office:value="610.864" calcext:value-type="float">
            <text:p>610.864</text:p>
          </table:table-cell>
          <table:table-cell table:formula="of:=[.I38]+[.W38]+[.AK38]" office:value-type="float" office:value="3364.793" calcext:value-type="float">
            <text:p>3364.793</text:p>
          </table:table-cell>
          <table:table-cell table:formula="of:=AVERAGE([.AQ38];[.AT38];[.AW38])" office:value-type="float" office:value="93.1" calcext:value-type="float">
            <text:p>93.1</text:p>
          </table:table-cell>
          <table:table-cell table:formula="of:=AVERAGE([.AR38];[.AU38];[.AX38])" office:value-type="float" office:value="594.375666666667" calcext:value-type="float">
            <text:p>594.375666666667</text:p>
          </table:table-cell>
          <table:table-cell table:formula="of:=AVERAGE([.AS38];[.AV38];[.AY38])" office:value-type="float" office:value="3350.00366666667" calcext:value-type="float">
            <text:p>3350.00366666667</text:p>
          </table:table-cell>
          <table:table-cell table:number-columns-repeated="2"/>
          <table:table-cell table:formula="of:=[.CG38]-[.BS38]" office:value-type="float" office:value="9" calcext:value-type="float">
            <text:p>9</text:p>
          </table:table-cell>
          <table:table-cell table:formula="of:=[.CH38]-[.BT38]" office:value-type="float" office:value="50.246" calcext:value-type="float">
            <text:p>50.246</text:p>
          </table:table-cell>
          <table:table-cell table:formula="of:=[.CI38]-[.BU38]" office:value-type="float" office:value="187.196" calcext:value-type="float">
            <text:p>187.196</text:p>
          </table:table-cell>
          <table:table-cell table:formula="of:=[.CJ38]-[.BV38]" office:value-type="float" office:value="9" calcext:value-type="float">
            <text:p>9</text:p>
          </table:table-cell>
          <table:table-cell table:formula="of:=[.CK38]-[.BW38]" office:value-type="float" office:value="50.152" calcext:value-type="float">
            <text:p>50.152</text:p>
          </table:table-cell>
          <table:table-cell table:formula="of:=[.CL38]-[.BX38]" office:value-type="float" office:value="187.629" calcext:value-type="float">
            <text:p>187.629</text:p>
          </table:table-cell>
          <table:table-cell table:formula="of:=[.CM38]-[.BY38]" office:value-type="float" office:value="7" calcext:value-type="float">
            <text:p>7</text:p>
          </table:table-cell>
          <table:table-cell table:formula="of:=[.CN38]-[.BZ38]" office:value-type="float" office:value="50.293" calcext:value-type="float">
            <text:p>50.293</text:p>
          </table:table-cell>
          <table:table-cell table:formula="of:=[.CO38]-[.CA38]" office:value-type="float" office:value="187.195" calcext:value-type="float">
            <text:p>187.195</text:p>
          </table:table-cell>
          <table:table-cell table:formula="of:=AVERAGE([.BE38];[.BH38];[.BK38])" office:value-type="float" office:value="8.33333333333333" calcext:value-type="float">
            <text:p>8.33333333333333</text:p>
          </table:table-cell>
          <table:table-cell table:formula="of:=AVERAGE([.BF38];[.BI38];[.BL38])" office:value-type="float" office:value="50.2303333333333" calcext:value-type="float">
            <text:p>50.2303333333333</text:p>
          </table:table-cell>
          <table:table-cell table:formula="of:=AVERAGE([.BG38];[.BJ38];[.BM38])" office:value-type="float" office:value="187.34" calcext:value-type="float">
            <text:p>187.34</text:p>
          </table:table-cell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203.043" calcext:value-type="float">
            <text:p>203.043</text:p>
          </table:table-cell>
          <table:table-cell office:value-type="float" office:value="2597.023" calcext:value-type="float">
            <text:p>2597.023</text:p>
          </table:table-cell>
          <table:table-cell office:value-type="float" office:value="34.6" calcext:value-type="float">
            <text:p>34.6</text:p>
          </table:table-cell>
          <table:table-cell office:value-type="float" office:value="200.418" calcext:value-type="float">
            <text:p>200.418</text:p>
          </table:table-cell>
          <table:table-cell office:value-type="float" office:value="2594.539" calcext:value-type="float">
            <text:p>2594.539</text:p>
          </table:table-cell>
          <table:table-cell office:value-type="float" office:value="0" calcext:value-type="float">
            <text:p>0</text:p>
          </table:table-cell>
          <table:table-cell office:value-type="float" office:value="195.828" calcext:value-type="float">
            <text:p>195.828</text:p>
          </table:table-cell>
          <table:table-cell office:value-type="float" office:value="2590.926" calcext:value-type="float">
            <text:p>2590.926</text:p>
          </table:table-cell>
          <table:table-cell table:formula="of:=AVERAGE([.BS38];[.BV38];[.BY38])" office:value-type="float" office:value="27.7" calcext:value-type="float">
            <text:p>27.7</text:p>
          </table:table-cell>
          <table:table-cell table:formula="of:=AVERAGE([.BT38];[.BW38];[.BZ38])" office:value-type="float" office:value="199.763" calcext:value-type="float">
            <text:p>199.763</text:p>
          </table:table-cell>
          <table:table-cell table:formula="of:=AVERAGE([.BU38];[.BX38];[.CA38])" office:value-type="float" office:value="2594.16266666667" calcext:value-type="float">
            <text:p>2594.16266666667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253.289" calcext:value-type="float">
            <text:p>253.289</text:p>
          </table:table-cell>
          <table:table-cell office:value-type="float" office:value="2784.219" calcext:value-type="float">
            <text:p>2784.219</text:p>
          </table:table-cell>
          <table:table-cell office:value-type="float" office:value="43.6" calcext:value-type="float">
            <text:p>43.6</text:p>
          </table:table-cell>
          <table:table-cell office:value-type="float" office:value="250.57" calcext:value-type="float">
            <text:p>250.57</text:p>
          </table:table-cell>
          <table:table-cell office:value-type="float" office:value="2782.168" calcext:value-type="float">
            <text:p>2782.168</text:p>
          </table:table-cell>
          <table:table-cell office:value-type="float" office:value="7" calcext:value-type="float">
            <text:p>7</text:p>
          </table:table-cell>
          <table:table-cell office:value-type="float" office:value="246.121" calcext:value-type="float">
            <text:p>246.121</text:p>
          </table:table-cell>
          <table:table-cell office:value-type="float" office:value="2778.121" calcext:value-type="float">
            <text:p>2778.121</text:p>
          </table:table-cell>
          <table:table-cell table:formula="of:=AVERAGE([.CG38];[.CJ38];[.CM38])" office:value-type="float" office:value="36.0333333333333" calcext:value-type="float">
            <text:p>36.0333333333333</text:p>
          </table:table-cell>
          <table:table-cell table:formula="of:=AVERAGE([.CH38];[.CK38];[.CN38])" office:value-type="float" office:value="249.993333333333" calcext:value-type="float">
            <text:p>249.993333333333</text:p>
          </table:table-cell>
          <table:table-cell table:formula="of:=AVERAGE([.CI38];[.CL38];[.CO38])" office:value-type="float" office:value="2781.50266666667" calcext:value-type="float">
            <text:p>2781.5026666666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95.227" calcext:value-type="float">
            <text:p>295.227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7.7" calcext:value-type="float">
            <text:p>37.7</text:p>
          </table:table-cell>
          <table:table-cell office:value-type="float" office:value="300.293" calcext:value-type="float">
            <text:p>300.293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6.6" calcext:value-type="float">
            <text:p>36.6</text:p>
          </table:table-cell>
          <table:table-cell office:value-type="float" office:value="322.988" calcext:value-type="float">
            <text:p>322.988</text:p>
          </table:table-cell>
          <table:table-cell office:value-type="float" office:value="644.523" calcext:value-type="float">
            <text:p>644.523</text:p>
          </table:table-cell>
          <table:table-cell table:formula="of:=AVERAGE([.A39];[.D39];[.G39])" office:value-type="float" office:value="37.2666666666667" calcext:value-type="float">
            <text:p>37.2666666666667</text:p>
          </table:table-cell>
          <table:table-cell table:formula="of:=AVERAGE([.B39];[.E39];[.H39])" office:value-type="float" office:value="306.169333333333" calcext:value-type="float">
            <text:p>306.169333333333</text:p>
          </table:table-cell>
          <table:table-cell table:formula="of:=AVERAGE([.C39];[.F39];[.I39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9];[.R39];[.U39])" office:value-type="float" office:value="29.0333333333333" calcext:value-type="float">
            <text:p>29.0333333333333</text:p>
          </table:table-cell>
          <table:table-cell table:formula="of:=AVERAGE([.P39];[.S39];[.V39])" office:value-type="float" office:value="35.145" calcext:value-type="float">
            <text:p>35.145</text:p>
          </table:table-cell>
          <table:table-cell table:formula="of:=AVERAGE([.Q39];[.T39];[.W39])" office:value-type="float" office:value="85.125" calcext:value-type="float">
            <text:p>85.125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23.8" calcext:value-type="float">
            <text:p>23.8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9.7" calcext:value-type="float">
            <text:p>29.7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39];[.AF39];[.AI39])" office:value-type="float" office:value="26.4333333333333" calcext:value-type="float">
            <text:p>26.4333333333333</text:p>
          </table:table-cell>
          <table:table-cell table:formula="of:=AVERAGE([.AD39];[.AG39];[.AJ39])" office:value-type="float" office:value="253.510666666667" calcext:value-type="float">
            <text:p>253.510666666667</text:p>
          </table:table-cell>
          <table:table-cell table:formula="of:=AVERAGE([.AE39];[.AH39];[.AK39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39]+[.O39]+[.AC39]" office:value-type="float" office:value="94" calcext:value-type="float">
            <text:p>94</text:p>
          </table:table-cell>
          <table:table-cell table:formula="of:=[.B39]+[.P39]+[.AD39]" office:value-type="float" office:value="585.333" calcext:value-type="float">
            <text:p>585.333</text:p>
          </table:table-cell>
          <table:table-cell table:formula="of:=[.C39]+[.Q39]+[.AE39]" office:value-type="float" office:value="3337.371" calcext:value-type="float">
            <text:p>3337.371</text:p>
          </table:table-cell>
          <table:table-cell table:formula="of:=[.D39]+[.R39]+[.AF39]" office:value-type="float" office:value="90.2" calcext:value-type="float">
            <text:p>90.2</text:p>
          </table:table-cell>
          <table:table-cell table:formula="of:=[.E39]+[.S39]+[.AG39]" office:value-type="float" office:value="590.239" calcext:value-type="float">
            <text:p>590.239</text:p>
          </table:table-cell>
          <table:table-cell table:formula="of:=[.F39]+[.T39]+[.AH39]" office:value-type="float" office:value="3351.332" calcext:value-type="float">
            <text:p>3351.332</text:p>
          </table:table-cell>
          <table:table-cell table:formula="of:=[.G39]+[.U39]+[.AI39]" office:value-type="float" office:value="94" calcext:value-type="float">
            <text:p>94</text:p>
          </table:table-cell>
          <table:table-cell table:formula="of:=[.H39]+[.V39]+[.AJ39]" office:value-type="float" office:value="608.903" calcext:value-type="float">
            <text:p>608.903</text:p>
          </table:table-cell>
          <table:table-cell table:formula="of:=[.I39]+[.W39]+[.AK39]" office:value-type="float" office:value="3362.793" calcext:value-type="float">
            <text:p>3362.793</text:p>
          </table:table-cell>
          <table:table-cell table:formula="of:=AVERAGE([.AQ39];[.AT39];[.AW39])" office:value-type="float" office:value="92.7333333333333" calcext:value-type="float">
            <text:p>92.7333333333333</text:p>
          </table:table-cell>
          <table:table-cell table:formula="of:=AVERAGE([.AR39];[.AU39];[.AX39])" office:value-type="float" office:value="594.825" calcext:value-type="float">
            <text:p>594.825</text:p>
          </table:table-cell>
          <table:table-cell table:formula="of:=AVERAGE([.AS39];[.AV39];[.AY39])" office:value-type="float" office:value="3350.49866666667" calcext:value-type="float">
            <text:p>3350.49866666667</text:p>
          </table:table-cell>
          <table:table-cell table:number-columns-repeated="2"/>
          <table:table-cell table:formula="of:=[.CG39]-[.BS39]" office:value-type="float" office:value="9" calcext:value-type="float">
            <text:p>9</text:p>
          </table:table-cell>
          <table:table-cell table:formula="of:=[.CH39]-[.BT39]" office:value-type="float" office:value="52.246" calcext:value-type="float">
            <text:p>52.246</text:p>
          </table:table-cell>
          <table:table-cell table:formula="of:=[.CI39]-[.BU39]" office:value-type="float" office:value="189.195" calcext:value-type="float">
            <text:p>189.195</text:p>
          </table:table-cell>
          <table:table-cell table:formula="of:=[.CJ39]-[.BV39]" office:value-type="float" office:value="8.9" calcext:value-type="float">
            <text:p>8.9</text:p>
          </table:table-cell>
          <table:table-cell table:formula="of:=[.CK39]-[.BW39]" office:value-type="float" office:value="50.277" calcext:value-type="float">
            <text:p>50.277</text:p>
          </table:table-cell>
          <table:table-cell table:formula="of:=[.CL39]-[.BX39]" office:value-type="float" office:value="187.195" calcext:value-type="float">
            <text:p>187.195</text:p>
          </table:table-cell>
          <table:table-cell table:formula="of:=[.CM39]-[.BY39]" office:value-type="float" office:value="7.2" calcext:value-type="float">
            <text:p>7.2</text:p>
          </table:table-cell>
          <table:table-cell table:formula="of:=[.CN39]-[.BZ39]" office:value-type="float" office:value="50.293" calcext:value-type="float">
            <text:p>50.293</text:p>
          </table:table-cell>
          <table:table-cell table:formula="of:=[.CO39]-[.CA39]" office:value-type="float" office:value="187.195" calcext:value-type="float">
            <text:p>187.195</text:p>
          </table:table-cell>
          <table:table-cell table:formula="of:=AVERAGE([.BE39];[.BH39];[.BK39])" office:value-type="float" office:value="8.36666666666667" calcext:value-type="float">
            <text:p>8.36666666666667</text:p>
          </table:table-cell>
          <table:table-cell table:formula="of:=AVERAGE([.BF39];[.BI39];[.BL39])" office:value-type="float" office:value="50.9386666666667" calcext:value-type="float">
            <text:p>50.9386666666667</text:p>
          </table:table-cell>
          <table:table-cell table:formula="of:=AVERAGE([.BG39];[.BJ39];[.BM39])" office:value-type="float" office:value="187.861666666667" calcext:value-type="float">
            <text:p>187.861666666667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06.816" calcext:value-type="float">
            <text:p>206.816</text:p>
          </table:table-cell>
          <table:table-cell office:value-type="float" office:value="2600.621" calcext:value-type="float">
            <text:p>2600.621</text:p>
          </table:table-cell>
          <table:table-cell office:value-type="float" office:value="1" calcext:value-type="float">
            <text:p>1</text:p>
          </table:table-cell>
          <table:table-cell office:value-type="float" office:value="137.379" calcext:value-type="float">
            <text:p>137.379</text:p>
          </table:table-cell>
          <table:table-cell office:value-type="float" office:value="1942.465" calcext:value-type="float">
            <text:p>1942.465</text:p>
          </table:table-cell>
          <table:table-cell office:value-type="float" office:value="21.6" calcext:value-type="float">
            <text:p>21.6</text:p>
          </table:table-cell>
          <table:table-cell office:value-type="float" office:value="209.031" calcext:value-type="float">
            <text:p>209.031</text:p>
          </table:table-cell>
          <table:table-cell office:value-type="float" office:value="2603.102" calcext:value-type="float">
            <text:p>2603.102</text:p>
          </table:table-cell>
          <table:table-cell table:formula="of:=AVERAGE([.BS39];[.BV39];[.BY39])" office:value-type="float" office:value="19.1" calcext:value-type="float">
            <text:p>19.1</text:p>
          </table:table-cell>
          <table:table-cell table:formula="of:=AVERAGE([.BT39];[.BW39];[.BZ39])" office:value-type="float" office:value="184.408666666667" calcext:value-type="float">
            <text:p>184.408666666667</text:p>
          </table:table-cell>
          <table:table-cell table:formula="of:=AVERAGE([.BU39];[.BX39];[.CA39])" office:value-type="float" office:value="2382.06266666667" calcext:value-type="float">
            <text:p>2382.06266666667</text:p>
          </table:table-cell>
          <table:table-cell table:number-columns-repeated="2"/>
          <table:table-cell office:value-type="float" office:value="43.7" calcext:value-type="float">
            <text:p>43.7</text:p>
          </table:table-cell>
          <table:table-cell office:value-type="float" office:value="259.062" calcext:value-type="float">
            <text:p>259.062</text:p>
          </table:table-cell>
          <table:table-cell office:value-type="float" office:value="2789.816" calcext:value-type="float">
            <text:p>2789.816</text:p>
          </table:table-cell>
          <table:table-cell office:value-type="float" office:value="9.9" calcext:value-type="float">
            <text:p>9.9</text:p>
          </table:table-cell>
          <table:table-cell office:value-type="float" office:value="187.656" calcext:value-type="float">
            <text:p>187.656</text:p>
          </table:table-cell>
          <table:table-cell office:value-type="float" office:value="2129.66" calcext:value-type="float">
            <text:p>2129.66</text:p>
          </table:table-cell>
          <table:table-cell office:value-type="float" office:value="28.8" calcext:value-type="float">
            <text:p>28.8</text:p>
          </table:table-cell>
          <table:table-cell office:value-type="float" office:value="259.324" calcext:value-type="float">
            <text:p>259.324</text:p>
          </table:table-cell>
          <table:table-cell office:value-type="float" office:value="2790.297" calcext:value-type="float">
            <text:p>2790.297</text:p>
          </table:table-cell>
          <table:table-cell table:formula="of:=AVERAGE([.CG39];[.CJ39];[.CM39])" office:value-type="float" office:value="27.4666666666667" calcext:value-type="float">
            <text:p>27.4666666666667</text:p>
          </table:table-cell>
          <table:table-cell table:formula="of:=AVERAGE([.CH39];[.CK39];[.CN39])" office:value-type="float" office:value="235.347333333333" calcext:value-type="float">
            <text:p>235.347333333333</text:p>
          </table:table-cell>
          <table:table-cell table:formula="of:=AVERAGE([.CI39];[.CL39];[.CO39])" office:value-type="float" office:value="2569.92433333333" calcext:value-type="float">
            <text:p>2569.9243333333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95.188" calcext:value-type="float">
            <text:p>295.18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3.7" calcext:value-type="float">
            <text:p>33.7</text:p>
          </table:table-cell>
          <table:table-cell office:value-type="float" office:value="300.355" calcext:value-type="float">
            <text:p>300.355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8.6" calcext:value-type="float">
            <text:p>38.6</text:p>
          </table:table-cell>
          <table:table-cell office:value-type="float" office:value="323.141" calcext:value-type="float">
            <text:p>323.141</text:p>
          </table:table-cell>
          <table:table-cell office:value-type="float" office:value="644.523" calcext:value-type="float">
            <text:p>644.523</text:p>
          </table:table-cell>
          <table:table-cell table:formula="of:=AVERAGE([.A40];[.D40];[.G40])" office:value-type="float" office:value="35.3" calcext:value-type="float">
            <text:p>35.3</text:p>
          </table:table-cell>
          <table:table-cell table:formula="of:=AVERAGE([.B40];[.E40];[.H40])" office:value-type="float" office:value="306.228" calcext:value-type="float">
            <text:p>306.228</text:p>
          </table:table-cell>
          <table:table-cell table:formula="of:=AVERAGE([.C40];[.F40];[.I40])" office:value-type="float" office:value="629.523" calcext:value-type="float">
            <text:p>629.52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0];[.R40];[.U40])" office:value-type="float" office:value="28.0333333333333" calcext:value-type="float">
            <text:p>28.0333333333333</text:p>
          </table:table-cell>
          <table:table-cell table:formula="of:=AVERAGE([.P40];[.S40];[.V40])" office:value-type="float" office:value="35.145" calcext:value-type="float">
            <text:p>35.145</text:p>
          </table:table-cell>
          <table:table-cell table:formula="of:=AVERAGE([.Q40];[.T40];[.W40])" office:value-type="float" office:value="85.125" calcext:value-type="float">
            <text:p>85.125</text:p>
          </table:table-cell>
          <table:table-cell table:number-columns-repeated="2"/>
          <table:table-cell office:value-type="float" office:value="33.7" calcext:value-type="float">
            <text:p>33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2.7" calcext:value-type="float">
            <text:p>32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6.6" calcext:value-type="float">
            <text:p>26.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40];[.AF40];[.AI40])" office:value-type="float" office:value="31" calcext:value-type="float">
            <text:p>31</text:p>
          </table:table-cell>
          <table:table-cell table:formula="of:=AVERAGE([.AD40];[.AG40];[.AJ40])" office:value-type="float" office:value="254.177333333333" calcext:value-type="float">
            <text:p>254.177333333333</text:p>
          </table:table-cell>
          <table:table-cell table:formula="of:=AVERAGE([.AE40];[.AH40];[.AK40])" office:value-type="float" office:value="2636.51733333333" calcext:value-type="float">
            <text:p>2636.51733333333</text:p>
          </table:table-cell>
          <table:table-cell table:number-columns-repeated="2"/>
          <table:table-cell table:formula="of:=[.A40]+[.O40]+[.AC40]" office:value-type="float" office:value="94" calcext:value-type="float">
            <text:p>94</text:p>
          </table:table-cell>
          <table:table-cell table:formula="of:=[.B40]+[.P40]+[.AD40]" office:value-type="float" office:value="585.294" calcext:value-type="float">
            <text:p>585.294</text:p>
          </table:table-cell>
          <table:table-cell table:formula="of:=[.C40]+[.Q40]+[.AE40]" office:value-type="float" office:value="3337.371" calcext:value-type="float">
            <text:p>3337.371</text:p>
          </table:table-cell>
          <table:table-cell table:formula="of:=[.D40]+[.R40]+[.AF40]" office:value-type="float" office:value="95.1" calcext:value-type="float">
            <text:p>95.1</text:p>
          </table:table-cell>
          <table:table-cell table:formula="of:=[.E40]+[.S40]+[.AG40]" office:value-type="float" office:value="590.301" calcext:value-type="float">
            <text:p>590.301</text:p>
          </table:table-cell>
          <table:table-cell table:formula="of:=[.F40]+[.T40]+[.AH40]" office:value-type="float" office:value="3351.332" calcext:value-type="float">
            <text:p>3351.332</text:p>
          </table:table-cell>
          <table:table-cell table:formula="of:=[.G40]+[.U40]+[.AI40]" office:value-type="float" office:value="93.9" calcext:value-type="float">
            <text:p>93.9</text:p>
          </table:table-cell>
          <table:table-cell table:formula="of:=[.H40]+[.V40]+[.AJ40]" office:value-type="float" office:value="611.056" calcext:value-type="float">
            <text:p>611.056</text:p>
          </table:table-cell>
          <table:table-cell table:formula="of:=[.I40]+[.W40]+[.AK40]" office:value-type="float" office:value="3364.793" calcext:value-type="float">
            <text:p>3364.793</text:p>
          </table:table-cell>
          <table:table-cell table:formula="of:=AVERAGE([.AQ40];[.AT40];[.AW40])" office:value-type="float" office:value="94.3333333333333" calcext:value-type="float">
            <text:p>94.3333333333333</text:p>
          </table:table-cell>
          <table:table-cell table:formula="of:=AVERAGE([.AR40];[.AU40];[.AX40])" office:value-type="float" office:value="595.550333333333" calcext:value-type="float">
            <text:p>595.550333333333</text:p>
          </table:table-cell>
          <table:table-cell table:formula="of:=AVERAGE([.AS40];[.AV40];[.AY40])" office:value-type="float" office:value="3351.16533333333" calcext:value-type="float">
            <text:p>3351.16533333333</text:p>
          </table:table-cell>
          <table:table-cell table:number-columns-repeated="2"/>
          <table:table-cell table:formula="of:=[.CG40]-[.BS40]" office:value-type="float" office:value="7.2" calcext:value-type="float">
            <text:p>7.2</text:p>
          </table:table-cell>
          <table:table-cell table:formula="of:=[.CH40]-[.BT40]" office:value-type="float" office:value="52.246" calcext:value-type="float">
            <text:p>52.246</text:p>
          </table:table-cell>
          <table:table-cell table:formula="of:=[.CI40]-[.BU40]" office:value-type="float" office:value="189.195" calcext:value-type="float">
            <text:p>189.195</text:p>
          </table:table-cell>
          <table:table-cell table:formula="of:=[.CJ40]-[.BV40]" office:value-type="float" office:value="6" calcext:value-type="float">
            <text:p>6</text:p>
          </table:table-cell>
          <table:table-cell table:formula="of:=[.CK40]-[.BW40]" office:value-type="float" office:value="50.277" calcext:value-type="float">
            <text:p>50.277</text:p>
          </table:table-cell>
          <table:table-cell table:formula="of:=[.CL40]-[.BX40]" office:value-type="float" office:value="187.195" calcext:value-type="float">
            <text:p>187.195</text:p>
          </table:table-cell>
          <table:table-cell table:formula="of:=[.CM40]-[.BY40]" office:value-type="float" office:value="8.2" calcext:value-type="float">
            <text:p>8.2</text:p>
          </table:table-cell>
          <table:table-cell table:formula="of:=[.CN40]-[.BZ40]" office:value-type="float" office:value="50.293" calcext:value-type="float">
            <text:p>50.293</text:p>
          </table:table-cell>
          <table:table-cell table:formula="of:=[.CO40]-[.CA40]" office:value-type="float" office:value="187.195" calcext:value-type="float">
            <text:p>187.195</text:p>
          </table:table-cell>
          <table:table-cell table:formula="of:=AVERAGE([.BE40];[.BH40];[.BK40])" office:value-type="float" office:value="7.13333333333334" calcext:value-type="float">
            <text:p>7.13333333333334</text:p>
          </table:table-cell>
          <table:table-cell table:formula="of:=AVERAGE([.BF40];[.BI40];[.BL40])" office:value-type="float" office:value="50.9386666666667" calcext:value-type="float">
            <text:p>50.9386666666667</text:p>
          </table:table-cell>
          <table:table-cell table:formula="of:=AVERAGE([.BG40];[.BJ40];[.BM40])" office:value-type="float" office:value="187.861666666667" calcext:value-type="float">
            <text:p>187.861666666667</text:p>
          </table:table-cell>
          <table:table-cell table:number-columns-repeated="2"/>
          <table:table-cell office:value-type="float" office:value="38.4" calcext:value-type="float">
            <text:p>38.4</text:p>
          </table:table-cell>
          <table:table-cell office:value-type="float" office:value="211.703" calcext:value-type="float">
            <text:p>211.703</text:p>
          </table:table-cell>
          <table:table-cell office:value-type="float" office:value="2605.133" calcext:value-type="float">
            <text:p>2605.133</text:p>
          </table:table-cell>
          <table:table-cell office:value-type="float" office:value="42.5" calcext:value-type="float">
            <text:p>42.5</text:p>
          </table:table-cell>
          <table:table-cell office:value-type="float" office:value="200.086" calcext:value-type="float">
            <text:p>200.086</text:p>
          </table:table-cell>
          <table:table-cell office:value-type="float" office:value="2597.055" calcext:value-type="float">
            <text:p>2597.055</text:p>
          </table:table-cell>
          <table:table-cell office:value-type="float" office:value="36.4" calcext:value-type="float">
            <text:p>36.4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2597.078" calcext:value-type="float">
            <text:p>2597.078</text:p>
          </table:table-cell>
          <table:table-cell table:formula="of:=AVERAGE([.BS40];[.BV40];[.BY40])" office:value-type="float" office:value="39.1" calcext:value-type="float">
            <text:p>39.1</text:p>
          </table:table-cell>
          <table:table-cell table:formula="of:=AVERAGE([.BT40];[.BW40];[.BZ40])" office:value-type="float" office:value="204.845" calcext:value-type="float">
            <text:p>204.845</text:p>
          </table:table-cell>
          <table:table-cell table:formula="of:=AVERAGE([.BU40];[.BX40];[.CA40])" office:value-type="float" office:value="2599.75533333333" calcext:value-type="float">
            <text:p>2599.75533333333</text:p>
          </table:table-cell>
          <table:table-cell table:number-columns-repeated="2"/>
          <table:table-cell office:value-type="float" office:value="45.6" calcext:value-type="float">
            <text:p>45.6</text:p>
          </table:table-cell>
          <table:table-cell office:value-type="float" office:value="263.949" calcext:value-type="float">
            <text:p>263.949</text:p>
          </table:table-cell>
          <table:table-cell office:value-type="float" office:value="2794.328" calcext:value-type="float">
            <text:p>2794.328</text:p>
          </table:table-cell>
          <table:table-cell office:value-type="float" office:value="48.5" calcext:value-type="float">
            <text:p>48.5</text:p>
          </table:table-cell>
          <table:table-cell office:value-type="float" office:value="250.363" calcext:value-type="float">
            <text:p>250.363</text:p>
          </table:table-cell>
          <table:table-cell office:value-type="float" office:value="2784.25" calcext:value-type="float">
            <text:p>2784.25</text:p>
          </table:table-cell>
          <table:table-cell office:value-type="float" office:value="44.6" calcext:value-type="float">
            <text:p>44.6</text:p>
          </table:table-cell>
          <table:table-cell office:value-type="float" office:value="253.039" calcext:value-type="float">
            <text:p>253.039</text:p>
          </table:table-cell>
          <table:table-cell office:value-type="float" office:value="2784.273" calcext:value-type="float">
            <text:p>2784.273</text:p>
          </table:table-cell>
          <table:table-cell table:formula="of:=AVERAGE([.CG40];[.CJ40];[.CM40])" office:value-type="float" office:value="46.2333333333333" calcext:value-type="float">
            <text:p>46.2333333333333</text:p>
          </table:table-cell>
          <table:table-cell table:formula="of:=AVERAGE([.CH40];[.CK40];[.CN40])" office:value-type="float" office:value="255.783666666667" calcext:value-type="float">
            <text:p>255.783666666667</text:p>
          </table:table-cell>
          <table:table-cell table:formula="of:=AVERAGE([.CI40];[.CL40];[.CO40])" office:value-type="float" office:value="2787.617" calcext:value-type="float">
            <text:p>2787.61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5.141" calcext:value-type="float">
            <text:p>295.141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29.7" calcext:value-type="float">
            <text:p>29.7</text:p>
          </table:table-cell>
          <table:table-cell office:value-type="float" office:value="300.621" calcext:value-type="float">
            <text:p>300.62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5.6" calcext:value-type="float">
            <text:p>35.6</text:p>
          </table:table-cell>
          <table:table-cell office:value-type="float" office:value="325.551" calcext:value-type="float">
            <text:p>325.551</text:p>
          </table:table-cell>
          <table:table-cell office:value-type="float" office:value="648.023" calcext:value-type="float">
            <text:p>648.023</text:p>
          </table:table-cell>
          <table:table-cell table:formula="of:=AVERAGE([.A41];[.D41];[.G41])" office:value-type="float" office:value="31.6666666666667" calcext:value-type="float">
            <text:p>31.6666666666667</text:p>
          </table:table-cell>
          <table:table-cell table:formula="of:=AVERAGE([.B41];[.E41];[.H41])" office:value-type="float" office:value="307.104333333333" calcext:value-type="float">
            <text:p>307.104333333333</text:p>
          </table:table-cell>
          <table:table-cell table:formula="of:=AVERAGE([.C41];[.F41];[.I41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6.6" calcext:value-type="float">
            <text:p>2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3.8" calcext:value-type="float">
            <text:p>23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1];[.R41];[.U41])" office:value-type="float" office:value="26.7" calcext:value-type="float">
            <text:p>26.7</text:p>
          </table:table-cell>
          <table:table-cell table:formula="of:=AVERAGE([.P41];[.S41];[.V41])" office:value-type="float" office:value="35.145" calcext:value-type="float">
            <text:p>35.145</text:p>
          </table:table-cell>
          <table:table-cell table:formula="of:=AVERAGE([.Q41];[.T41];[.W41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6.7" calcext:value-type="float">
            <text:p>36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40.6" calcext:value-type="float">
            <text:p>40.6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27.8" calcext:value-type="float">
            <text:p>27.8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41];[.AF41];[.AI41])" office:value-type="float" office:value="35.0333333333333" calcext:value-type="float">
            <text:p>35.0333333333333</text:p>
          </table:table-cell>
          <table:table-cell table:formula="of:=AVERAGE([.AD41];[.AG41];[.AJ41])" office:value-type="float" office:value="252.177333333333" calcext:value-type="float">
            <text:p>252.177333333333</text:p>
          </table:table-cell>
          <table:table-cell table:formula="of:=AVERAGE([.AE41];[.AH41];[.AK41])" office:value-type="float" office:value="2634.51733333333" calcext:value-type="float">
            <text:p>2634.51733333333</text:p>
          </table:table-cell>
          <table:table-cell table:number-columns-repeated="2"/>
          <table:table-cell table:formula="of:=[.A41]+[.O41]+[.AC41]" office:value-type="float" office:value="93" calcext:value-type="float">
            <text:p>93</text:p>
          </table:table-cell>
          <table:table-cell table:formula="of:=[.B41]+[.P41]+[.AD41]" office:value-type="float" office:value="579.247" calcext:value-type="float">
            <text:p>579.247</text:p>
          </table:table-cell>
          <table:table-cell table:formula="of:=[.C41]+[.Q41]+[.AE41]" office:value-type="float" office:value="3331.371" calcext:value-type="float">
            <text:p>3331.371</text:p>
          </table:table-cell>
          <table:table-cell table:formula="of:=[.D41]+[.R41]+[.AF41]" office:value-type="float" office:value="94.1" calcext:value-type="float">
            <text:p>94.1</text:p>
          </table:table-cell>
          <table:table-cell table:formula="of:=[.E41]+[.S41]+[.AG41]" office:value-type="float" office:value="588.567" calcext:value-type="float">
            <text:p>588.567</text:p>
          </table:table-cell>
          <table:table-cell table:formula="of:=[.F41]+[.T41]+[.AH41]" office:value-type="float" office:value="3349.594" calcext:value-type="float">
            <text:p>3349.594</text:p>
          </table:table-cell>
          <table:table-cell table:formula="of:=[.G41]+[.U41]+[.AI41]" office:value-type="float" office:value="93.1" calcext:value-type="float">
            <text:p>93.1</text:p>
          </table:table-cell>
          <table:table-cell table:formula="of:=[.H41]+[.V41]+[.AJ41]" office:value-type="float" office:value="615.466" calcext:value-type="float">
            <text:p>615.466</text:p>
          </table:table-cell>
          <table:table-cell table:formula="of:=[.I41]+[.W41]+[.AK41]" office:value-type="float" office:value="3370.293" calcext:value-type="float">
            <text:p>3370.293</text:p>
          </table:table-cell>
          <table:table-cell table:formula="of:=AVERAGE([.AQ41];[.AT41];[.AW41])" office:value-type="float" office:value="93.4" calcext:value-type="float">
            <text:p>93.4</text:p>
          </table:table-cell>
          <table:table-cell table:formula="of:=AVERAGE([.AR41];[.AU41];[.AX41])" office:value-type="float" office:value="594.426666666667" calcext:value-type="float">
            <text:p>594.426666666667</text:p>
          </table:table-cell>
          <table:table-cell table:formula="of:=AVERAGE([.AS41];[.AV41];[.AY41])" office:value-type="float" office:value="3350.41933333333" calcext:value-type="float">
            <text:p>3350.41933333333</text:p>
          </table:table-cell>
          <table:table-cell table:number-columns-repeated="2"/>
          <table:table-cell table:formula="of:=[.CG41]-[.BS41]" office:value-type="float" office:value="8.9" calcext:value-type="float">
            <text:p>8.9</text:p>
          </table:table-cell>
          <table:table-cell table:formula="of:=[.CH41]-[.BT41]" office:value-type="float" office:value="50.246" calcext:value-type="float">
            <text:p>50.246</text:p>
          </table:table-cell>
          <table:table-cell table:formula="of:=[.CI41]-[.BU41]" office:value-type="float" office:value="187.195" calcext:value-type="float">
            <text:p>187.195</text:p>
          </table:table-cell>
          <table:table-cell table:formula="of:=[.CJ41]-[.BV41]" office:value-type="float" office:value="5.1" calcext:value-type="float">
            <text:p>5.1</text:p>
          </table:table-cell>
          <table:table-cell table:formula="of:=[.CK41]-[.BW41]" office:value-type="float" office:value="50.277" calcext:value-type="float">
            <text:p>50.277</text:p>
          </table:table-cell>
          <table:table-cell table:formula="of:=[.CL41]-[.BX41]" office:value-type="float" office:value="187.195" calcext:value-type="float">
            <text:p>187.195</text:p>
          </table:table-cell>
          <table:table-cell table:formula="of:=[.CM41]-[.BY41]" office:value-type="float" office:value="11.6" calcext:value-type="float">
            <text:p>11.6</text:p>
          </table:table-cell>
          <table:table-cell table:formula="of:=[.CN41]-[.BZ41]" office:value-type="float" office:value="52.293" calcext:value-type="float">
            <text:p>52.293</text:p>
          </table:table-cell>
          <table:table-cell table:formula="of:=[.CO41]-[.CA41]" office:value-type="float" office:value="189.195" calcext:value-type="float">
            <text:p>189.195</text:p>
          </table:table-cell>
          <table:table-cell table:formula="of:=AVERAGE([.BE41];[.BH41];[.BK41])" office:value-type="float" office:value="8.53333333333333" calcext:value-type="float">
            <text:p>8.53333333333333</text:p>
          </table:table-cell>
          <table:table-cell table:formula="of:=AVERAGE([.BF41];[.BI41];[.BL41])" office:value-type="float" office:value="50.9386666666667" calcext:value-type="float">
            <text:p>50.9386666666667</text:p>
          </table:table-cell>
          <table:table-cell table:formula="of:=AVERAGE([.BG41];[.BJ41];[.BM41])" office:value-type="float" office:value="187.861666666667" calcext:value-type="float">
            <text:p>187.861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9.633" calcext:value-type="float">
            <text:p>199.633</text:p>
          </table:table-cell>
          <table:table-cell office:value-type="float" office:value="2593.055" calcext:value-type="float">
            <text:p>2593.055</text:p>
          </table:table-cell>
          <table:table-cell office:value-type="float" office:value="32.6" calcext:value-type="float">
            <text:p>32.6</text:p>
          </table:table-cell>
          <table:table-cell office:value-type="float" office:value="206.953" calcext:value-type="float">
            <text:p>206.953</text:p>
          </table:table-cell>
          <table:table-cell office:value-type="float" office:value="2601.18" calcext:value-type="float">
            <text:p>2601.18</text:p>
          </table:table-cell>
          <table:table-cell office:value-type="float" office:value="26.7" calcext:value-type="float">
            <text:p>26.7</text:p>
          </table:table-cell>
          <table:table-cell office:value-type="float" office:value="202.914" calcext:value-type="float">
            <text:p>202.914</text:p>
          </table:table-cell>
          <table:table-cell office:value-type="float" office:value="2597.18" calcext:value-type="float">
            <text:p>2597.18</text:p>
          </table:table-cell>
          <table:table-cell table:formula="of:=AVERAGE([.BS41];[.BV41];[.BY41])" office:value-type="float" office:value="19.7666666666667" calcext:value-type="float">
            <text:p>19.7666666666667</text:p>
          </table:table-cell>
          <table:table-cell table:formula="of:=AVERAGE([.BT41];[.BW41];[.BZ41])" office:value-type="float" office:value="203.166666666667" calcext:value-type="float">
            <text:p>203.166666666667</text:p>
          </table:table-cell>
          <table:table-cell table:formula="of:=AVERAGE([.BU41];[.BX41];[.CA41])" office:value-type="float" office:value="2597.13833333333" calcext:value-type="float">
            <text:p>2597.13833333333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249.879" calcext:value-type="float">
            <text:p>249.879</text:p>
          </table:table-cell>
          <table:table-cell office:value-type="float" office:value="2780.25" calcext:value-type="float">
            <text:p>2780.25</text:p>
          </table:table-cell>
          <table:table-cell office:value-type="float" office:value="37.7" calcext:value-type="float">
            <text:p>37.7</text:p>
          </table:table-cell>
          <table:table-cell office:value-type="float" office:value="257.23" calcext:value-type="float">
            <text:p>257.23</text:p>
          </table:table-cell>
          <table:table-cell office:value-type="float" office:value="2788.375" calcext:value-type="float">
            <text:p>2788.375</text:p>
          </table:table-cell>
          <table:table-cell office:value-type="float" office:value="38.3" calcext:value-type="float">
            <text:p>38.3</text:p>
          </table:table-cell>
          <table:table-cell office:value-type="float" office:value="255.207" calcext:value-type="float">
            <text:p>255.207</text:p>
          </table:table-cell>
          <table:table-cell office:value-type="float" office:value="2786.375" calcext:value-type="float">
            <text:p>2786.375</text:p>
          </table:table-cell>
          <table:table-cell table:formula="of:=AVERAGE([.CG41];[.CJ41];[.CM41])" office:value-type="float" office:value="28.3" calcext:value-type="float">
            <text:p>28.3</text:p>
          </table:table-cell>
          <table:table-cell table:formula="of:=AVERAGE([.CH41];[.CK41];[.CN41])" office:value-type="float" office:value="254.105333333333" calcext:value-type="float">
            <text:p>254.105333333333</text:p>
          </table:table-cell>
          <table:table-cell table:formula="of:=AVERAGE([.CI41];[.CL41];[.CO41])"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95.062" calcext:value-type="float">
            <text:p>295.062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1.6" calcext:value-type="float">
            <text:p>31.6</text:p>
          </table:table-cell>
          <table:table-cell office:value-type="float" office:value="300.926" calcext:value-type="float">
            <text:p>300.926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1.7" calcext:value-type="float">
            <text:p>31.7</text:p>
          </table:table-cell>
          <table:table-cell office:value-type="float" office:value="325.582" calcext:value-type="float">
            <text:p>325.582</text:p>
          </table:table-cell>
          <table:table-cell office:value-type="float" office:value="648.023" calcext:value-type="float">
            <text:p>648.023</text:p>
          </table:table-cell>
          <table:table-cell table:formula="of:=AVERAGE([.A42];[.D42];[.G42])" office:value-type="float" office:value="30.6666666666667" calcext:value-type="float">
            <text:p>30.6666666666667</text:p>
          </table:table-cell>
          <table:table-cell table:formula="of:=AVERAGE([.B42];[.E42];[.H42])" office:value-type="float" office:value="307.19" calcext:value-type="float">
            <text:p>307.19</text:p>
          </table:table-cell>
          <table:table-cell table:formula="of:=AVERAGE([.C42];[.F42];[.I42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3.7" calcext:value-type="float">
            <text:p>2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6" calcext:value-type="float">
            <text:p>2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6" calcext:value-type="float">
            <text:p>2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42];[.R42];[.U42])" office:value-type="float" office:value="24.9666666666667" calcext:value-type="float">
            <text:p>24.9666666666667</text:p>
          </table:table-cell>
          <table:table-cell table:formula="of:=AVERAGE([.P42];[.S42];[.V42])" office:value-type="float" office:value="35.145" calcext:value-type="float">
            <text:p>35.145</text:p>
          </table:table-cell>
          <table:table-cell table:formula="of:=AVERAGE([.Q42];[.T42];[.W42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36.7" calcext:value-type="float">
            <text:p>36.7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34.7" calcext:value-type="float">
            <text:p>34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42];[.AF42];[.AI42])" office:value-type="float" office:value="37.7" calcext:value-type="float">
            <text:p>37.7</text:p>
          </table:table-cell>
          <table:table-cell table:formula="of:=AVERAGE([.AD42];[.AG42];[.AJ42])" office:value-type="float" office:value="250.844" calcext:value-type="float">
            <text:p>250.844</text:p>
          </table:table-cell>
          <table:table-cell table:formula="of:=AVERAGE([.AE42];[.AH42];[.AK42])" office:value-type="float" office:value="2633.184" calcext:value-type="float">
            <text:p>2633.184</text:p>
          </table:table-cell>
          <table:table-cell table:number-columns-repeated="2"/>
          <table:table-cell table:formula="of:=[.A42]+[.O42]+[.AC42]" office:value-type="float" office:value="94.1" calcext:value-type="float">
            <text:p>94.1</text:p>
          </table:table-cell>
          <table:table-cell table:formula="of:=[.B42]+[.P42]+[.AD42]" office:value-type="float" office:value="579.168" calcext:value-type="float">
            <text:p>579.168</text:p>
          </table:table-cell>
          <table:table-cell table:formula="of:=[.C42]+[.Q42]+[.AE42]" office:value-type="float" office:value="3331.371" calcext:value-type="float">
            <text:p>3331.371</text:p>
          </table:table-cell>
          <table:table-cell table:formula="of:=[.D42]+[.R42]+[.AF42]" office:value-type="float" office:value="92.9" calcext:value-type="float">
            <text:p>92.9</text:p>
          </table:table-cell>
          <table:table-cell table:formula="of:=[.E42]+[.S42]+[.AG42]" office:value-type="float" office:value="584.872" calcext:value-type="float">
            <text:p>584.872</text:p>
          </table:table-cell>
          <table:table-cell table:formula="of:=[.F42]+[.T42]+[.AH42]" office:value-type="float" office:value="3345.332" calcext:value-type="float">
            <text:p>3345.332</text:p>
          </table:table-cell>
          <table:table-cell table:formula="of:=[.G42]+[.U42]+[.AI42]" office:value-type="float" office:value="93" calcext:value-type="float">
            <text:p>93</text:p>
          </table:table-cell>
          <table:table-cell table:formula="of:=[.H42]+[.V42]+[.AJ42]" office:value-type="float" office:value="615.497" calcext:value-type="float">
            <text:p>615.497</text:p>
          </table:table-cell>
          <table:table-cell table:formula="of:=[.I42]+[.W42]+[.AK42]" office:value-type="float" office:value="3370.555" calcext:value-type="float">
            <text:p>3370.555</text:p>
          </table:table-cell>
          <table:table-cell table:formula="of:=AVERAGE([.AQ42];[.AT42];[.AW42])" office:value-type="float" office:value="93.3333333333333" calcext:value-type="float">
            <text:p>93.3333333333333</text:p>
          </table:table-cell>
          <table:table-cell table:formula="of:=AVERAGE([.AR42];[.AU42];[.AX42])" office:value-type="float" office:value="593.179" calcext:value-type="float">
            <text:p>593.179</text:p>
          </table:table-cell>
          <table:table-cell table:formula="of:=AVERAGE([.AS42];[.AV42];[.AY42])" office:value-type="float" office:value="3349.086" calcext:value-type="float">
            <text:p>3349.086</text:p>
          </table:table-cell>
          <table:table-cell table:number-columns-repeated="2"/>
          <table:table-cell table:formula="of:=[.CG42]-[.BS42]" office:value-type="float" office:value="8" calcext:value-type="float">
            <text:p>8</text:p>
          </table:table-cell>
          <table:table-cell table:formula="of:=[.CH42]-[.BT42]" office:value-type="float" office:value="50.246" calcext:value-type="float">
            <text:p>50.246</text:p>
          </table:table-cell>
          <table:table-cell table:formula="of:=[.CI42]-[.BU42]" office:value-type="float" office:value="187.195" calcext:value-type="float">
            <text:p>187.195</text:p>
          </table:table-cell>
          <table:table-cell table:formula="of:=[.CJ42]-[.BV42]" office:value-type="float" office:value="8.9" calcext:value-type="float">
            <text:p>8.9</text:p>
          </table:table-cell>
          <table:table-cell table:formula="of:=[.CK42]-[.BW42]" office:value-type="float" office:value="54.278" calcext:value-type="float">
            <text:p>54.278</text:p>
          </table:table-cell>
          <table:table-cell table:formula="of:=[.CL42]-[.BX42]" office:value-type="float" office:value="191.196" calcext:value-type="float">
            <text:p>191.196</text:p>
          </table:table-cell>
          <table:table-cell table:formula="of:=[.CM42]-[.BY42]" office:value-type="float" office:value="6" calcext:value-type="float">
            <text:p>6</text:p>
          </table:table-cell>
          <table:table-cell table:formula="of:=[.CN42]-[.BZ42]" office:value-type="float" office:value="50.293" calcext:value-type="float">
            <text:p>50.293</text:p>
          </table:table-cell>
          <table:table-cell table:formula="of:=[.CO42]-[.CA42]" office:value-type="float" office:value="187.195" calcext:value-type="float">
            <text:p>187.195</text:p>
          </table:table-cell>
          <table:table-cell table:formula="of:=AVERAGE([.BE42];[.BH42];[.BK42])" office:value-type="float" office:value="7.63333333333334" calcext:value-type="float">
            <text:p>7.63333333333334</text:p>
          </table:table-cell>
          <table:table-cell table:formula="of:=AVERAGE([.BF42];[.BI42];[.BL42])" office:value-type="float" office:value="51.6056666666667" calcext:value-type="float">
            <text:p>51.6056666666667</text:p>
          </table:table-cell>
          <table:table-cell table:formula="of:=AVERAGE([.BG42];[.BJ42];[.BM42])" office:value-type="float" office:value="188.528666666667" calcext:value-type="float">
            <text:p>188.528666666667</text:p>
          </table:table-cell>
          <table:table-cell table:number-columns-repeated="2"/>
          <table:table-cell office:value-type="float" office:value="31.7" calcext:value-type="float">
            <text:p>31.7</text:p>
          </table:table-cell>
          <table:table-cell office:value-type="float" office:value="207.422" calcext:value-type="float">
            <text:p>207.422</text:p>
          </table:table-cell>
          <table:table-cell office:value-type="float" office:value="2601.176" calcext:value-type="float">
            <text:p>2601.176</text:p>
          </table:table-cell>
          <table:table-cell office:value-type="float" office:value="0" calcext:value-type="float">
            <text:p>0</text:p>
          </table:table-cell>
          <table:table-cell office:value-type="float" office:value="202.855" calcext:value-type="float">
            <text:p>202.855</text:p>
          </table:table-cell>
          <table:table-cell office:value-type="float" office:value="2597.062" calcext:value-type="float">
            <text:p>2597.062</text:p>
          </table:table-cell>
          <table:table-cell office:value-type="float" office:value="0" calcext:value-type="float">
            <text:p>0</text:p>
          </table:table-cell>
          <table:table-cell office:value-type="float" office:value="198.574" calcext:value-type="float">
            <text:p>198.574</text:p>
          </table:table-cell>
          <table:table-cell office:value-type="float" office:value="2593.008" calcext:value-type="float">
            <text:p>2593.008</text:p>
          </table:table-cell>
          <table:table-cell table:formula="of:=AVERAGE([.BS42];[.BV42];[.BY42])" office:value-type="float" office:value="10.5666666666667" calcext:value-type="float">
            <text:p>10.5666666666667</text:p>
          </table:table-cell>
          <table:table-cell table:formula="of:=AVERAGE([.BT42];[.BW42];[.BZ42])" office:value-type="float" office:value="202.950333333333" calcext:value-type="float">
            <text:p>202.950333333333</text:p>
          </table:table-cell>
          <table:table-cell table:formula="of:=AVERAGE([.BU42];[.BX42];[.CA42])" office:value-type="float" office:value="2597.082" calcext:value-type="float">
            <text:p>2597.082</text:p>
          </table:table-cell>
          <table:table-cell table:number-columns-repeated="2"/>
          <table:table-cell office:value-type="float" office:value="39.7" calcext:value-type="float">
            <text:p>39.7</text:p>
          </table:table-cell>
          <table:table-cell office:value-type="float" office:value="257.668" calcext:value-type="float">
            <text:p>257.668</text:p>
          </table:table-cell>
          <table:table-cell office:value-type="float" office:value="2788.371" calcext:value-type="float">
            <text:p>2788.371</text:p>
          </table:table-cell>
          <table:table-cell office:value-type="float" office:value="8.9" calcext:value-type="float">
            <text:p>8.9</text:p>
          </table:table-cell>
          <table:table-cell office:value-type="float" office:value="257.133" calcext:value-type="float">
            <text:p>257.133</text:p>
          </table:table-cell>
          <table:table-cell office:value-type="float" office:value="2788.258" calcext:value-type="float">
            <text:p>2788.258</text:p>
          </table:table-cell>
          <table:table-cell office:value-type="float" office:value="6" calcext:value-type="float">
            <text:p>6</text:p>
          </table:table-cell>
          <table:table-cell office:value-type="float" office:value="248.867" calcext:value-type="float">
            <text:p>248.867</text:p>
          </table:table-cell>
          <table:table-cell office:value-type="float" office:value="2780.203" calcext:value-type="float">
            <text:p>2780.203</text:p>
          </table:table-cell>
          <table:table-cell table:formula="of:=AVERAGE([.CG42];[.CJ42];[.CM42])" office:value-type="float" office:value="18.2" calcext:value-type="float">
            <text:p>18.2</text:p>
          </table:table-cell>
          <table:table-cell table:formula="of:=AVERAGE([.CH42];[.CK42];[.CN42])" office:value-type="float" office:value="254.556" calcext:value-type="float">
            <text:p>254.556</text:p>
          </table:table-cell>
          <table:table-cell table:formula="of:=AVERAGE([.CI42];[.CL42];[.CO42])" office:value-type="float" office:value="2785.61066666667" calcext:value-type="float">
            <text:p>2785.6106666666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95.066" calcext:value-type="float">
            <text:p>295.066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3.7" calcext:value-type="float">
            <text:p>33.7</text:p>
          </table:table-cell>
          <table:table-cell office:value-type="float" office:value="300.91" calcext:value-type="float">
            <text:p>300.9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7" calcext:value-type="float">
            <text:p>32.7</text:p>
          </table:table-cell>
          <table:table-cell office:value-type="float" office:value="325.379" calcext:value-type="float">
            <text:p>325.379</text:p>
          </table:table-cell>
          <table:table-cell office:value-type="float" office:value="648.023" calcext:value-type="float">
            <text:p>648.023</text:p>
          </table:table-cell>
          <table:table-cell table:formula="of:=AVERAGE([.A43];[.D43];[.G43])" office:value-type="float" office:value="34.6666666666667" calcext:value-type="float">
            <text:p>34.6666666666667</text:p>
          </table:table-cell>
          <table:table-cell table:formula="of:=AVERAGE([.B43];[.E43];[.H43])" office:value-type="float" office:value="307.118333333333" calcext:value-type="float">
            <text:p>307.118333333333</text:p>
          </table:table-cell>
          <table:table-cell table:formula="of:=AVERAGE([.C43];[.F43];[.I43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table:formula="of:=AVERAGE([.O43];[.R43];[.U43])" office:value-type="float" office:value="26.7" calcext:value-type="float">
            <text:p>26.7</text:p>
          </table:table-cell>
          <table:table-cell table:formula="of:=AVERAGE([.P43];[.S43];[.V43])" office:value-type="float" office:value="35.2293333333333" calcext:value-type="float">
            <text:p>35.2293333333333</text:p>
          </table:table-cell>
          <table:table-cell table:formula="of:=AVERAGE([.Q43];[.T43];[.W43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3.4" calcext:value-type="float">
            <text:p>33.4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5.7" calcext:value-type="float">
            <text:p>35.7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43];[.AF43];[.AI43])" office:value-type="float" office:value="32.2666666666667" calcext:value-type="float">
            <text:p>32.2666666666667</text:p>
          </table:table-cell>
          <table:table-cell table:formula="of:=AVERAGE([.AD43];[.AG43];[.AJ43])" office:value-type="float" office:value="251.510666666667" calcext:value-type="float">
            <text:p>251.510666666667</text:p>
          </table:table-cell>
          <table:table-cell table:formula="of:=AVERAGE([.AE43];[.AH43];[.AK43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43]+[.O43]+[.AC43]" office:value-type="float" office:value="93" calcext:value-type="float">
            <text:p>93</text:p>
          </table:table-cell>
          <table:table-cell table:formula="of:=[.B43]+[.P43]+[.AD43]" office:value-type="float" office:value="583.172" calcext:value-type="float">
            <text:p>583.172</text:p>
          </table:table-cell>
          <table:table-cell table:formula="of:=[.C43]+[.Q43]+[.AE43]" office:value-type="float" office:value="3335.371" calcext:value-type="float">
            <text:p>3335.371</text:p>
          </table:table-cell>
          <table:table-cell table:formula="of:=[.D43]+[.R43]+[.AF43]" office:value-type="float" office:value="93.8" calcext:value-type="float">
            <text:p>93.8</text:p>
          </table:table-cell>
          <table:table-cell table:formula="of:=[.E43]+[.S43]+[.AG43]" office:value-type="float" office:value="590.856" calcext:value-type="float">
            <text:p>590.856</text:p>
          </table:table-cell>
          <table:table-cell table:formula="of:=[.F43]+[.T43]+[.AH43]" office:value-type="float" office:value="3351.594" calcext:value-type="float">
            <text:p>3351.594</text:p>
          </table:table-cell>
          <table:table-cell table:formula="of:=[.G43]+[.U43]+[.AI43]" office:value-type="float" office:value="94.1" calcext:value-type="float">
            <text:p>94.1</text:p>
          </table:table-cell>
          <table:table-cell table:formula="of:=[.H43]+[.V43]+[.AJ43]" office:value-type="float" office:value="607.547" calcext:value-type="float">
            <text:p>607.547</text:p>
          </table:table-cell>
          <table:table-cell table:formula="of:=[.I43]+[.W43]+[.AK43]" office:value-type="float" office:value="3362.555" calcext:value-type="float">
            <text:p>3362.555</text:p>
          </table:table-cell>
          <table:table-cell table:formula="of:=AVERAGE([.AQ43];[.AT43];[.AW43])" office:value-type="float" office:value="93.6333333333333" calcext:value-type="float">
            <text:p>93.6333333333333</text:p>
          </table:table-cell>
          <table:table-cell table:formula="of:=AVERAGE([.AR43];[.AU43];[.AX43])" office:value-type="float" office:value="593.858333333333" calcext:value-type="float">
            <text:p>593.858333333333</text:p>
          </table:table-cell>
          <table:table-cell table:formula="of:=AVERAGE([.AS43];[.AV43];[.AY43])" office:value-type="float" office:value="3349.84" calcext:value-type="float">
            <text:p>3349.84</text:p>
          </table:table-cell>
          <table:table-cell table:number-columns-repeated="2"/>
          <table:table-cell table:formula="of:=[.CG43]-[.BS43]" office:value-type="float" office:value="7.2" calcext:value-type="float">
            <text:p>7.2</text:p>
          </table:table-cell>
          <table:table-cell table:formula="of:=[.CH43]-[.BT43]" office:value-type="float" office:value="48.246" calcext:value-type="float">
            <text:p>48.246</text:p>
          </table:table-cell>
          <table:table-cell table:formula="of:=[.CI43]-[.BU43]" office:value-type="float" office:value="185.196" calcext:value-type="float">
            <text:p>185.196</text:p>
          </table:table-cell>
          <table:table-cell table:formula="of:=[.CJ43]-[.BV43]" office:value-type="float" office:value="9.1" calcext:value-type="float">
            <text:p>9.1</text:p>
          </table:table-cell>
          <table:table-cell table:formula="of:=[.CK43]-[.BW43]" office:value-type="float" office:value="50.277" calcext:value-type="float">
            <text:p>50.277</text:p>
          </table:table-cell>
          <table:table-cell table:formula="of:=[.CL43]-[.BX43]" office:value-type="float" office:value="187.196" calcext:value-type="float">
            <text:p>187.196</text:p>
          </table:table-cell>
          <table:table-cell table:formula="of:=[.CM43]-[.BY43]" office:value-type="float" office:value="6.7" calcext:value-type="float">
            <text:p>6.7</text:p>
          </table:table-cell>
          <table:table-cell table:formula="of:=[.CN43]-[.BZ43]" office:value-type="float" office:value="50.293" calcext:value-type="float">
            <text:p>50.293</text:p>
          </table:table-cell>
          <table:table-cell table:formula="of:=[.CO43]-[.CA43]" office:value-type="float" office:value="187.195" calcext:value-type="float">
            <text:p>187.195</text:p>
          </table:table-cell>
          <table:table-cell table:formula="of:=AVERAGE([.BE43];[.BH43];[.BK43])" office:value-type="float" office:value="7.66666666666667" calcext:value-type="float">
            <text:p>7.66666666666667</text:p>
          </table:table-cell>
          <table:table-cell table:formula="of:=AVERAGE([.BF43];[.BI43];[.BL43])" office:value-type="float" office:value="49.6053333333333" calcext:value-type="float">
            <text:p>49.6053333333333</text:p>
          </table:table-cell>
          <table:table-cell table:formula="of:=AVERAGE([.BG43];[.BJ43];[.BM43])" office:value-type="float" office:value="186.529" calcext:value-type="float">
            <text:p>186.529</text:p>
          </table:table-cell>
          <table:table-cell table:number-columns-repeated="2"/>
          <table:table-cell office:value-type="float" office:value="30.5" calcext:value-type="float">
            <text:p>30.5</text:p>
          </table:table-cell>
          <table:table-cell office:value-type="float" office:value="207.324" calcext:value-type="float">
            <text:p>207.324</text:p>
          </table:table-cell>
          <table:table-cell office:value-type="float" office:value="2601.148" calcext:value-type="float">
            <text:p>2601.148</text:p>
          </table:table-cell>
          <table:table-cell office:value-type="float" office:value="22.7" calcext:value-type="float">
            <text:p>22.7</text:p>
          </table:table-cell>
          <table:table-cell office:value-type="float" office:value="208.922" calcext:value-type="float">
            <text:p>208.922</text:p>
          </table:table-cell>
          <table:table-cell office:value-type="float" office:value="2603.148" calcext:value-type="float">
            <text:p>2603.148</text:p>
          </table:table-cell>
          <table:table-cell office:value-type="float" office:value="45.5" calcext:value-type="float">
            <text:p>45.5</text:p>
          </table:table-cell>
          <table:table-cell office:value-type="float" office:value="200.293" calcext:value-type="float">
            <text:p>200.293</text:p>
          </table:table-cell>
          <table:table-cell office:value-type="float" office:value="2594.973" calcext:value-type="float">
            <text:p>2594.973</text:p>
          </table:table-cell>
          <table:table-cell table:formula="of:=AVERAGE([.BS43];[.BV43];[.BY43])" office:value-type="float" office:value="32.9" calcext:value-type="float">
            <text:p>32.9</text:p>
          </table:table-cell>
          <table:table-cell table:formula="of:=AVERAGE([.BT43];[.BW43];[.BZ43])" office:value-type="float" office:value="205.513" calcext:value-type="float">
            <text:p>205.513</text:p>
          </table:table-cell>
          <table:table-cell table:formula="of:=AVERAGE([.BU43];[.BX43];[.CA43])" office:value-type="float" office:value="2599.75633333333" calcext:value-type="float">
            <text:p>2599.75633333333</text:p>
          </table:table-cell>
          <table:table-cell table:number-columns-repeated="2"/>
          <table:table-cell office:value-type="float" office:value="37.7" calcext:value-type="float">
            <text:p>37.7</text:p>
          </table:table-cell>
          <table:table-cell office:value-type="float" office:value="255.57" calcext:value-type="float">
            <text:p>255.57</text:p>
          </table:table-cell>
          <table:table-cell office:value-type="float" office:value="2786.344" calcext:value-type="float">
            <text:p>2786.344</text:p>
          </table:table-cell>
          <table:table-cell office:value-type="float" office:value="31.8" calcext:value-type="float">
            <text:p>31.8</text:p>
          </table:table-cell>
          <table:table-cell office:value-type="float" office:value="259.199" calcext:value-type="float">
            <text:p>259.199</text:p>
          </table:table-cell>
          <table:table-cell office:value-type="float" office:value="2790.344" calcext:value-type="float">
            <text:p>2790.344</text:p>
          </table:table-cell>
          <table:table-cell office:value-type="float" office:value="52.2" calcext:value-type="float">
            <text:p>52.2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82.168" calcext:value-type="float">
            <text:p>2782.168</text:p>
          </table:table-cell>
          <table:table-cell table:formula="of:=AVERAGE([.CG43];[.CJ43];[.CM43])" office:value-type="float" office:value="40.5666666666667" calcext:value-type="float">
            <text:p>40.5666666666667</text:p>
          </table:table-cell>
          <table:table-cell table:formula="of:=AVERAGE([.CH43];[.CK43];[.CN43])" office:value-type="float" office:value="255.118333333333" calcext:value-type="float">
            <text:p>255.118333333333</text:p>
          </table:table-cell>
          <table:table-cell table:formula="of:=AVERAGE([.CI43];[.CL43];[.CO43])" office:value-type="float" office:value="2786.28533333333" calcext:value-type="float">
            <text:p>2786.28533333333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94.488" calcext:value-type="float">
            <text:p>294.48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6.6" calcext:value-type="float">
            <text:p>36.6</text:p>
          </table:table-cell>
          <table:table-cell office:value-type="float" office:value="300.773" calcext:value-type="float">
            <text:p>300.773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6" calcext:value-type="float">
            <text:p>32.6</text:p>
          </table:table-cell>
          <table:table-cell office:value-type="float" office:value="325.242" calcext:value-type="float">
            <text:p>325.242</text:p>
          </table:table-cell>
          <table:table-cell office:value-type="float" office:value="648.023" calcext:value-type="float">
            <text:p>648.023</text:p>
          </table:table-cell>
          <table:table-cell table:formula="of:=AVERAGE([.A44];[.D44];[.G44])" office:value-type="float" office:value="34.6333333333333" calcext:value-type="float">
            <text:p>34.6333333333333</text:p>
          </table:table-cell>
          <table:table-cell table:formula="of:=AVERAGE([.B44];[.E44];[.H44])" office:value-type="float" office:value="306.834333333333" calcext:value-type="float">
            <text:p>306.834333333333</text:p>
          </table:table-cell>
          <table:table-cell table:formula="of:=AVERAGE([.C44];[.F44];[.I44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4];[.R44];[.U44])" office:value-type="float" office:value="27.7" calcext:value-type="float">
            <text:p>27.7</text:p>
          </table:table-cell>
          <table:table-cell table:formula="of:=AVERAGE([.P44];[.S44];[.V44])" office:value-type="float" office:value="35.2293333333333" calcext:value-type="float">
            <text:p>35.2293333333333</text:p>
          </table:table-cell>
          <table:table-cell table:formula="of:=AVERAGE([.Q44];[.T44];[.W44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27.8" calcext:value-type="float">
            <text:p>27.8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6.7" calcext:value-type="float">
            <text:p>36.7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44];[.AF44];[.AI44])" office:value-type="float" office:value="31.7333333333333" calcext:value-type="float">
            <text:p>31.7333333333333</text:p>
          </table:table-cell>
          <table:table-cell table:formula="of:=AVERAGE([.AD44];[.AG44];[.AJ44])" office:value-type="float" office:value="250.844" calcext:value-type="float">
            <text:p>250.844</text:p>
          </table:table-cell>
          <table:table-cell table:formula="of:=AVERAGE([.AE44];[.AH44];[.AK44])" office:value-type="float" office:value="2633.184" calcext:value-type="float">
            <text:p>2633.184</text:p>
          </table:table-cell>
          <table:table-cell table:number-columns-repeated="2"/>
          <table:table-cell table:formula="of:=[.A44]+[.O44]+[.AC44]" office:value-type="float" office:value="93.1" calcext:value-type="float">
            <text:p>93.1</text:p>
          </table:table-cell>
          <table:table-cell table:formula="of:=[.B44]+[.P44]+[.AD44]" office:value-type="float" office:value="584.594" calcext:value-type="float">
            <text:p>584.594</text:p>
          </table:table-cell>
          <table:table-cell table:formula="of:=[.C44]+[.Q44]+[.AE44]" office:value-type="float" office:value="3337.371" calcext:value-type="float">
            <text:p>3337.371</text:p>
          </table:table-cell>
          <table:table-cell table:formula="of:=[.D44]+[.R44]+[.AF44]" office:value-type="float" office:value="94.1" calcext:value-type="float">
            <text:p>94.1</text:p>
          </table:table-cell>
          <table:table-cell table:formula="of:=[.E44]+[.S44]+[.AG44]" office:value-type="float" office:value="586.972" calcext:value-type="float">
            <text:p>586.972</text:p>
          </table:table-cell>
          <table:table-cell table:formula="of:=[.F44]+[.T44]+[.AH44]" office:value-type="float" office:value="3347.594" calcext:value-type="float">
            <text:p>3347.594</text:p>
          </table:table-cell>
          <table:table-cell table:formula="of:=[.G44]+[.U44]+[.AI44]" office:value-type="float" office:value="95" calcext:value-type="float">
            <text:p>95</text:p>
          </table:table-cell>
          <table:table-cell table:formula="of:=[.H44]+[.V44]+[.AJ44]" office:value-type="float" office:value="607.157" calcext:value-type="float">
            <text:p>607.157</text:p>
          </table:table-cell>
          <table:table-cell table:formula="of:=[.I44]+[.W44]+[.AK44]" office:value-type="float" office:value="3362.293" calcext:value-type="float">
            <text:p>3362.293</text:p>
          </table:table-cell>
          <table:table-cell table:formula="of:=AVERAGE([.AQ44];[.AT44];[.AW44])" office:value-type="float" office:value="94.0666666666667" calcext:value-type="float">
            <text:p>94.0666666666667</text:p>
          </table:table-cell>
          <table:table-cell table:formula="of:=AVERAGE([.AR44];[.AU44];[.AX44])" office:value-type="float" office:value="592.907666666667" calcext:value-type="float">
            <text:p>592.907666666667</text:p>
          </table:table-cell>
          <table:table-cell table:formula="of:=AVERAGE([.AS44];[.AV44];[.AY44])" office:value-type="float" office:value="3349.086" calcext:value-type="float">
            <text:p>3349.086</text:p>
          </table:table-cell>
          <table:table-cell table:number-columns-repeated="2"/>
          <table:table-cell table:formula="of:=[.CG44]-[.BS44]" office:value-type="float" office:value="8" calcext:value-type="float">
            <text:p>8</text:p>
          </table:table-cell>
          <table:table-cell table:formula="of:=[.CH44]-[.BT44]" office:value-type="float" office:value="50.055" calcext:value-type="float">
            <text:p>50.055</text:p>
          </table:table-cell>
          <table:table-cell table:formula="of:=[.CI44]-[.BU44]" office:value-type="float" office:value="187.172" calcext:value-type="float">
            <text:p>187.172</text:p>
          </table:table-cell>
          <table:table-cell table:formula="of:=[.CJ44]-[.BV44]" office:value-type="float" office:value="9.9" calcext:value-type="float">
            <text:p>9.9</text:p>
          </table:table-cell>
          <table:table-cell table:formula="of:=[.CK44]-[.BW44]" office:value-type="float" office:value="50.277" calcext:value-type="float">
            <text:p>50.277</text:p>
          </table:table-cell>
          <table:table-cell table:formula="of:=[.CL44]-[.BX44]" office:value-type="float" office:value="187.196" calcext:value-type="float">
            <text:p>187.196</text:p>
          </table:table-cell>
          <table:table-cell table:formula="of:=[.CM44]-[.BY44]" office:value-type="float" office:value="6" calcext:value-type="float">
            <text:p>6</text:p>
          </table:table-cell>
          <table:table-cell table:formula="of:=[.CN44]-[.BZ44]" office:value-type="float" office:value="50.293" calcext:value-type="float">
            <text:p>50.293</text:p>
          </table:table-cell>
          <table:table-cell table:formula="of:=[.CO44]-[.CA44]" office:value-type="float" office:value="187.195" calcext:value-type="float">
            <text:p>187.195</text:p>
          </table:table-cell>
          <table:table-cell table:formula="of:=AVERAGE([.BE44];[.BH44];[.BK44])" office:value-type="float" office:value="7.96666666666667" calcext:value-type="float">
            <text:p>7.96666666666667</text:p>
          </table:table-cell>
          <table:table-cell table:formula="of:=AVERAGE([.BF44];[.BI44];[.BL44])" office:value-type="float" office:value="50.2083333333334" calcext:value-type="float">
            <text:p>50.2083333333334</text:p>
          </table:table-cell>
          <table:table-cell table:formula="of:=AVERAGE([.BG44];[.BJ44];[.BM44])" office:value-type="float" office:value="187.187666666667" calcext:value-type="float">
            <text:p>187.18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1.191" calcext:value-type="float">
            <text:p>201.191</text:p>
          </table:table-cell>
          <table:table-cell office:value-type="float" office:value="2595.043" calcext:value-type="float">
            <text:p>2595.043</text:p>
          </table:table-cell>
          <table:table-cell office:value-type="float" office:value="0" calcext:value-type="float">
            <text:p>0</text:p>
          </table:table-cell>
          <table:table-cell office:value-type="float" office:value="198.551" calcext:value-type="float">
            <text:p>198.551</text:p>
          </table:table-cell>
          <table:table-cell office:value-type="float" office:value="2592.949" calcext:value-type="float">
            <text:p>2592.949</text:p>
          </table:table-cell>
          <table:table-cell office:value-type="float" office:value="39.6" calcext:value-type="float">
            <text:p>39.6</text:p>
          </table:table-cell>
          <table:table-cell office:value-type="float" office:value="207.117" calcext:value-type="float">
            <text:p>207.117</text:p>
          </table:table-cell>
          <table:table-cell office:value-type="float" office:value="2601.098" calcext:value-type="float">
            <text:p>2601.098</text:p>
          </table:table-cell>
          <table:table-cell table:formula="of:=AVERAGE([.BS44];[.BV44];[.BY44])" office:value-type="float" office:value="13.2" calcext:value-type="float">
            <text:p>13.2</text:p>
          </table:table-cell>
          <table:table-cell table:formula="of:=AVERAGE([.BT44];[.BW44];[.BZ44])" office:value-type="float" office:value="202.286333333333" calcext:value-type="float">
            <text:p>202.286333333333</text:p>
          </table:table-cell>
          <table:table-cell table:formula="of:=AVERAGE([.BU44];[.BX44];[.CA44])" office:value-type="float" office:value="2596.36333333333" calcext:value-type="float">
            <text:p>2596.36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1.246" calcext:value-type="float">
            <text:p>251.246</text:p>
          </table:table-cell>
          <table:table-cell office:value-type="float" office:value="2782.215" calcext:value-type="float">
            <text:p>2782.215</text:p>
          </table:table-cell>
          <table:table-cell office:value-type="float" office:value="9.9" calcext:value-type="float">
            <text:p>9.9</text:p>
          </table:table-cell>
          <table:table-cell office:value-type="float" office:value="248.828" calcext:value-type="float">
            <text:p>248.828</text:p>
          </table:table-cell>
          <table:table-cell office:value-type="float" office:value="2780.145" calcext:value-type="float">
            <text:p>2780.145</text:p>
          </table:table-cell>
          <table:table-cell office:value-type="float" office:value="45.6" calcext:value-type="float">
            <text:p>45.6</text:p>
          </table:table-cell>
          <table:table-cell office:value-type="float" office:value="257.41" calcext:value-type="float">
            <text:p>257.41</text:p>
          </table:table-cell>
          <table:table-cell office:value-type="float" office:value="2788.293" calcext:value-type="float">
            <text:p>2788.293</text:p>
          </table:table-cell>
          <table:table-cell table:formula="of:=AVERAGE([.CG44];[.CJ44];[.CM44])" office:value-type="float" office:value="21.1666666666667" calcext:value-type="float">
            <text:p>21.1666666666667</text:p>
          </table:table-cell>
          <table:table-cell table:formula="of:=AVERAGE([.CH44];[.CK44];[.CN44])" office:value-type="float" office:value="252.494666666667" calcext:value-type="float">
            <text:p>252.494666666667</text:p>
          </table:table-cell>
          <table:table-cell table:formula="of:=AVERAGE([.CI44];[.CL44];[.CO44])" office:value-type="float" office:value="2783.551" calcext:value-type="float">
            <text:p>2783.55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94.824" calcext:value-type="float">
            <text:p>294.824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7.7" calcext:value-type="float">
            <text:p>37.7</text:p>
          </table:table-cell>
          <table:table-cell office:value-type="float" office:value="300.348" calcext:value-type="float">
            <text:p>300.348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4.7" calcext:value-type="float">
            <text:p>34.7</text:p>
          </table:table-cell>
          <table:table-cell office:value-type="float" office:value="325.375" calcext:value-type="float">
            <text:p>325.375</text:p>
          </table:table-cell>
          <table:table-cell office:value-type="float" office:value="648.023" calcext:value-type="float">
            <text:p>648.023</text:p>
          </table:table-cell>
          <table:table-cell table:formula="of:=AVERAGE([.A45];[.D45];[.G45])" office:value-type="float" office:value="36.6666666666667" calcext:value-type="float">
            <text:p>36.6666666666667</text:p>
          </table:table-cell>
          <table:table-cell table:formula="of:=AVERAGE([.B45];[.E45];[.H45])" office:value-type="float" office:value="306.849" calcext:value-type="float">
            <text:p>306.849</text:p>
          </table:table-cell>
          <table:table-cell table:formula="of:=AVERAGE([.C45];[.F45];[.I45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5];[.R45];[.U45])" office:value-type="float" office:value="27.7" calcext:value-type="float">
            <text:p>27.7</text:p>
          </table:table-cell>
          <table:table-cell table:formula="of:=AVERAGE([.P45];[.S45];[.V45])" office:value-type="float" office:value="35.145" calcext:value-type="float">
            <text:p>35.145</text:p>
          </table:table-cell>
          <table:table-cell table:formula="of:=AVERAGE([.Q45];[.T45];[.W45])" office:value-type="float" office:value="85.125" calcext:value-type="float">
            <text:p>85.125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27.7" calcext:value-type="float">
            <text:p>27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4.4" calcext:value-type="float">
            <text:p>3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45];[.AF45];[.AI45])" office:value-type="float" office:value="28.3" calcext:value-type="float">
            <text:p>28.3</text:p>
          </table:table-cell>
          <table:table-cell table:formula="of:=AVERAGE([.AD45];[.AG45];[.AJ45])" office:value-type="float" office:value="253.510666666667" calcext:value-type="float">
            <text:p>253.510666666667</text:p>
          </table:table-cell>
          <table:table-cell table:formula="of:=AVERAGE([.AE45];[.AH45];[.AK45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45]+[.O45]+[.AC45]" office:value-type="float" office:value="90.1" calcext:value-type="float">
            <text:p>90.1</text:p>
          </table:table-cell>
          <table:table-cell table:formula="of:=[.B45]+[.P45]+[.AD45]" office:value-type="float" office:value="584.93" calcext:value-type="float">
            <text:p>584.93</text:p>
          </table:table-cell>
          <table:table-cell table:formula="of:=[.C45]+[.Q45]+[.AE45]" office:value-type="float" office:value="3337.371" calcext:value-type="float">
            <text:p>3337.371</text:p>
          </table:table-cell>
          <table:table-cell table:formula="of:=[.D45]+[.R45]+[.AF45]" office:value-type="float" office:value="92.1" calcext:value-type="float">
            <text:p>92.1</text:p>
          </table:table-cell>
          <table:table-cell table:formula="of:=[.E45]+[.S45]+[.AG45]" office:value-type="float" office:value="588.294" calcext:value-type="float">
            <text:p>588.294</text:p>
          </table:table-cell>
          <table:table-cell table:formula="of:=[.F45]+[.T45]+[.AH45]" office:value-type="float" office:value="3349.332" calcext:value-type="float">
            <text:p>3349.332</text:p>
          </table:table-cell>
          <table:table-cell table:formula="of:=[.G45]+[.U45]+[.AI45]" office:value-type="float" office:value="95.8" calcext:value-type="float">
            <text:p>95.8</text:p>
          </table:table-cell>
          <table:table-cell table:formula="of:=[.H45]+[.V45]+[.AJ45]" office:value-type="float" office:value="613.29" calcext:value-type="float">
            <text:p>613.29</text:p>
          </table:table-cell>
          <table:table-cell table:formula="of:=[.I45]+[.W45]+[.AK45]" office:value-type="float" office:value="3368.293" calcext:value-type="float">
            <text:p>3368.293</text:p>
          </table:table-cell>
          <table:table-cell table:formula="of:=AVERAGE([.AQ45];[.AT45];[.AW45])" office:value-type="float" office:value="92.6666666666667" calcext:value-type="float">
            <text:p>92.6666666666667</text:p>
          </table:table-cell>
          <table:table-cell table:formula="of:=AVERAGE([.AR45];[.AU45];[.AX45])" office:value-type="float" office:value="595.504666666667" calcext:value-type="float">
            <text:p>595.504666666667</text:p>
          </table:table-cell>
          <table:table-cell table:formula="of:=AVERAGE([.AS45];[.AV45];[.AY45])" office:value-type="float" office:value="3351.66533333333" calcext:value-type="float">
            <text:p>3351.66533333333</text:p>
          </table:table-cell>
          <table:table-cell table:number-columns-repeated="2"/>
          <table:table-cell table:formula="of:=[.CG45]-[.BS45]" office:value-type="float" office:value="8.9" calcext:value-type="float">
            <text:p>8.9</text:p>
          </table:table-cell>
          <table:table-cell table:formula="of:=[.CH45]-[.BT45]" office:value-type="float" office:value="50.246" calcext:value-type="float">
            <text:p>50.246</text:p>
          </table:table-cell>
          <table:table-cell table:formula="of:=[.CI45]-[.BU45]" office:value-type="float" office:value="187.195" calcext:value-type="float">
            <text:p>187.195</text:p>
          </table:table-cell>
          <table:table-cell table:formula="of:=[.CJ45]-[.BV45]" office:value-type="float" office:value="9.2" calcext:value-type="float">
            <text:p>9.2</text:p>
          </table:table-cell>
          <table:table-cell table:formula="of:=[.CK45]-[.BW45]" office:value-type="float" office:value="50.277" calcext:value-type="float">
            <text:p>50.277</text:p>
          </table:table-cell>
          <table:table-cell table:formula="of:=[.CL45]-[.BX45]" office:value-type="float" office:value="187.196" calcext:value-type="float">
            <text:p>187.196</text:p>
          </table:table-cell>
          <table:table-cell table:formula="of:=[.CM45]-[.BY45]" office:value-type="float" office:value="9" calcext:value-type="float">
            <text:p>9</text:p>
          </table:table-cell>
          <table:table-cell table:formula="of:=[.CN45]-[.BZ45]" office:value-type="float" office:value="50.125" calcext:value-type="float">
            <text:p>50.125</text:p>
          </table:table-cell>
          <table:table-cell table:formula="of:=[.CO45]-[.CA45]" office:value-type="float" office:value="187.172" calcext:value-type="float">
            <text:p>187.172</text:p>
          </table:table-cell>
          <table:table-cell table:formula="of:=AVERAGE([.BE45];[.BH45];[.BK45])" office:value-type="float" office:value="9.03333333333333" calcext:value-type="float">
            <text:p>9.03333333333333</text:p>
          </table:table-cell>
          <table:table-cell table:formula="of:=AVERAGE([.BF45];[.BI45];[.BL45])" office:value-type="float" office:value="50.216" calcext:value-type="float">
            <text:p>50.216</text:p>
          </table:table-cell>
          <table:table-cell table:formula="of:=AVERAGE([.BG45];[.BJ45];[.BM45])" office:value-type="float" office:value="187.187666666667" calcext:value-type="float">
            <text:p>187.187666666667</text:p>
          </table:table-cell>
          <table:table-cell table:number-columns-repeated="2"/>
          <table:table-cell office:value-type="float" office:value="35.6" calcext:value-type="float">
            <text:p>35.6</text:p>
          </table:table-cell>
          <table:table-cell office:value-type="float" office:value="200.215" calcext:value-type="float">
            <text:p>200.215</text:p>
          </table:table-cell>
          <table:table-cell office:value-type="float" office:value="2597.008" calcext:value-type="float">
            <text:p>2597.008</text:p>
          </table:table-cell>
          <table:table-cell office:value-type="float" office:value="51.2" calcext:value-type="float">
            <text:p>51.2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944.488" calcext:value-type="float">
            <text:p>1944.488</text:p>
          </table:table-cell>
          <table:table-cell office:value-type="float" office:value="12.9" calcext:value-type="float">
            <text:p>12.9</text:p>
          </table:table-cell>
          <table:table-cell office:value-type="float" office:value="209.094" calcext:value-type="float">
            <text:p>209.094</text:p>
          </table:table-cell>
          <table:table-cell office:value-type="float" office:value="2603.207" calcext:value-type="float">
            <text:p>2603.207</text:p>
          </table:table-cell>
          <table:table-cell table:formula="of:=AVERAGE([.BS45];[.BV45];[.BY45])" office:value-type="float" office:value="33.2333333333333" calcext:value-type="float">
            <text:p>33.2333333333333</text:p>
          </table:table-cell>
          <table:table-cell table:formula="of:=AVERAGE([.BT45];[.BW45];[.BZ45])" office:value-type="float" office:value="182.699333333333" calcext:value-type="float">
            <text:p>182.699333333333</text:p>
          </table:table-cell>
          <table:table-cell table:formula="of:=AVERAGE([.BU45];[.BX45];[.CA45])" office:value-type="float" office:value="2381.56766666667" calcext:value-type="float">
            <text:p>2381.56766666667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250.461" calcext:value-type="float">
            <text:p>250.461</text:p>
          </table:table-cell>
          <table:table-cell office:value-type="float" office:value="2784.203" calcext:value-type="float">
            <text:p>2784.203</text:p>
          </table:table-cell>
          <table:table-cell office:value-type="float" office:value="60.4" calcext:value-type="float">
            <text:p>60.4</text:p>
          </table:table-cell>
          <table:table-cell office:value-type="float" office:value="189.066" calcext:value-type="float">
            <text:p>189.066</text:p>
          </table:table-cell>
          <table:table-cell office:value-type="float" office:value="2131.684" calcext:value-type="float">
            <text:p>2131.684</text:p>
          </table:table-cell>
          <table:table-cell office:value-type="float" office:value="21.9" calcext:value-type="float">
            <text:p>21.9</text:p>
          </table:table-cell>
          <table:table-cell office:value-type="float" office:value="259.219" calcext:value-type="float">
            <text:p>259.219</text:p>
          </table:table-cell>
          <table:table-cell office:value-type="float" office:value="2790.379" calcext:value-type="float">
            <text:p>2790.379</text:p>
          </table:table-cell>
          <table:table-cell table:formula="of:=AVERAGE([.CG45];[.CJ45];[.CM45])" office:value-type="float" office:value="42.2666666666667" calcext:value-type="float">
            <text:p>42.2666666666667</text:p>
          </table:table-cell>
          <table:table-cell table:formula="of:=AVERAGE([.CH45];[.CK45];[.CN45])" office:value-type="float" office:value="232.915333333333" calcext:value-type="float">
            <text:p>232.915333333333</text:p>
          </table:table-cell>
          <table:table-cell table:formula="of:=AVERAGE([.CI45];[.CL45];[.CO45])" office:value-type="float" office:value="2568.75533333333" calcext:value-type="float">
            <text:p>2568.75533333333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95.203" calcext:value-type="float">
            <text:p>295.20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7.6" calcext:value-type="float">
            <text:p>37.6</text:p>
          </table:table-cell>
          <table:table-cell office:value-type="float" office:value="300.488" calcext:value-type="float">
            <text:p>300.488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8.6" calcext:value-type="float">
            <text:p>38.6</text:p>
          </table:table-cell>
          <table:table-cell office:value-type="float" office:value="325.238" calcext:value-type="float">
            <text:p>325.238</text:p>
          </table:table-cell>
          <table:table-cell office:value-type="float" office:value="648.023" calcext:value-type="float">
            <text:p>648.023</text:p>
          </table:table-cell>
          <table:table-cell table:formula="of:=AVERAGE([.A46];[.D46];[.G46])" office:value-type="float" office:value="37.9333333333333" calcext:value-type="float">
            <text:p>37.9333333333333</text:p>
          </table:table-cell>
          <table:table-cell table:formula="of:=AVERAGE([.B46];[.E46];[.H46])" office:value-type="float" office:value="306.976333333333" calcext:value-type="float">
            <text:p>306.976333333333</text:p>
          </table:table-cell>
          <table:table-cell table:formula="of:=AVERAGE([.C46];[.F46];[.I46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6];[.R46];[.U46])" office:value-type="float" office:value="30.3666666666667" calcext:value-type="float">
            <text:p>30.3666666666667</text:p>
          </table:table-cell>
          <table:table-cell table:formula="of:=AVERAGE([.P46];[.S46];[.V46])" office:value-type="float" office:value="35.145" calcext:value-type="float">
            <text:p>35.145</text:p>
          </table:table-cell>
          <table:table-cell table:formula="of:=AVERAGE([.Q46];[.T46];[.W46])" office:value-type="float" office:value="85.125" calcext:value-type="float">
            <text:p>85.125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27.8" calcext:value-type="float">
            <text:p>27.8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23.8" calcext:value-type="float">
            <text:p>23.8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46];[.AF46];[.AI46])" office:value-type="float" office:value="26.1333333333333" calcext:value-type="float">
            <text:p>26.1333333333333</text:p>
          </table:table-cell>
          <table:table-cell table:formula="of:=AVERAGE([.AD46];[.AG46];[.AJ46])" office:value-type="float" office:value="252.844" calcext:value-type="float">
            <text:p>252.844</text:p>
          </table:table-cell>
          <table:table-cell table:formula="of:=AVERAGE([.AE46];[.AH46];[.AK46])" office:value-type="float" office:value="2635.184" calcext:value-type="float">
            <text:p>2635.184</text:p>
          </table:table-cell>
          <table:table-cell table:number-columns-repeated="2"/>
          <table:table-cell table:formula="of:=[.A46]+[.O46]+[.AC46]" office:value-type="float" office:value="95.1" calcext:value-type="float">
            <text:p>95.1</text:p>
          </table:table-cell>
          <table:table-cell table:formula="of:=[.B46]+[.P46]+[.AD46]" office:value-type="float" office:value="585.309" calcext:value-type="float">
            <text:p>585.309</text:p>
          </table:table-cell>
          <table:table-cell table:formula="of:=[.C46]+[.Q46]+[.AE46]" office:value-type="float" office:value="3337.371" calcext:value-type="float">
            <text:p>3337.371</text:p>
          </table:table-cell>
          <table:table-cell table:formula="of:=[.D46]+[.R46]+[.AF46]" office:value-type="float" office:value="96.1" calcext:value-type="float">
            <text:p>96.1</text:p>
          </table:table-cell>
          <table:table-cell table:formula="of:=[.E46]+[.S46]+[.AG46]" office:value-type="float" office:value="586.434" calcext:value-type="float">
            <text:p>586.434</text:p>
          </table:table-cell>
          <table:table-cell table:formula="of:=[.F46]+[.T46]+[.AH46]" office:value-type="float" office:value="3347.332" calcext:value-type="float">
            <text:p>3347.332</text:p>
          </table:table-cell>
          <table:table-cell table:formula="of:=[.G46]+[.U46]+[.AI46]" office:value-type="float" office:value="92.1" calcext:value-type="float">
            <text:p>92.1</text:p>
          </table:table-cell>
          <table:table-cell table:formula="of:=[.H46]+[.V46]+[.AJ46]" office:value-type="float" office:value="613.153" calcext:value-type="float">
            <text:p>613.153</text:p>
          </table:table-cell>
          <table:table-cell table:formula="of:=[.I46]+[.W46]+[.AK46]" office:value-type="float" office:value="3368.293" calcext:value-type="float">
            <text:p>3368.293</text:p>
          </table:table-cell>
          <table:table-cell table:formula="of:=AVERAGE([.AQ46];[.AT46];[.AW46])" office:value-type="float" office:value="94.4333333333333" calcext:value-type="float">
            <text:p>94.4333333333333</text:p>
          </table:table-cell>
          <table:table-cell table:formula="of:=AVERAGE([.AR46];[.AU46];[.AX46])" office:value-type="float" office:value="594.965333333333" calcext:value-type="float">
            <text:p>594.965333333333</text:p>
          </table:table-cell>
          <table:table-cell table:formula="of:=AVERAGE([.AS46];[.AV46];[.AY46])" office:value-type="float" office:value="3350.99866666667" calcext:value-type="float">
            <text:p>3350.99866666667</text:p>
          </table:table-cell>
          <table:table-cell table:number-columns-repeated="2"/>
          <table:table-cell table:formula="of:=[.CG46]-[.BS46]" office:value-type="float" office:value="8.8" calcext:value-type="float">
            <text:p>8.8</text:p>
          </table:table-cell>
          <table:table-cell table:formula="of:=[.CH46]-[.BT46]" office:value-type="float" office:value="50.246" calcext:value-type="float">
            <text:p>50.246</text:p>
          </table:table-cell>
          <table:table-cell table:formula="of:=[.CI46]-[.BU46]" office:value-type="float" office:value="187.195" calcext:value-type="float">
            <text:p>187.195</text:p>
          </table:table-cell>
          <table:table-cell table:formula="of:=[.CJ46]-[.BV46]" office:value-type="float" office:value="6.7" calcext:value-type="float">
            <text:p>6.7</text:p>
          </table:table-cell>
          <table:table-cell table:formula="of:=[.CK46]-[.BW46]" office:value-type="float" office:value="56.277" calcext:value-type="float">
            <text:p>56.277</text:p>
          </table:table-cell>
          <table:table-cell table:formula="of:=[.CL46]-[.BX46]" office:value-type="float" office:value="193.195" calcext:value-type="float">
            <text:p>193.195</text:p>
          </table:table-cell>
          <table:table-cell table:formula="of:=[.CM46]-[.BY46]" office:value-type="float" office:value="9.9" calcext:value-type="float">
            <text:p>9.9</text:p>
          </table:table-cell>
          <table:table-cell table:formula="of:=[.CN46]-[.BZ46]" office:value-type="float" office:value="50.293" calcext:value-type="float">
            <text:p>50.293</text:p>
          </table:table-cell>
          <table:table-cell table:formula="of:=[.CO46]-[.CA46]" office:value-type="float" office:value="187.195" calcext:value-type="float">
            <text:p>187.195</text:p>
          </table:table-cell>
          <table:table-cell table:formula="of:=AVERAGE([.BE46];[.BH46];[.BK46])" office:value-type="float" office:value="8.46666666666667" calcext:value-type="float">
            <text:p>8.46666666666667</text:p>
          </table:table-cell>
          <table:table-cell table:formula="of:=AVERAGE([.BF46];[.BI46];[.BL46])" office:value-type="float" office:value="52.272" calcext:value-type="float">
            <text:p>52.272</text:p>
          </table:table-cell>
          <table:table-cell table:formula="of:=AVERAGE([.BG46];[.BJ46];[.BM46])" office:value-type="float" office:value="189.195" calcext:value-type="float">
            <text:p>189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2592.59" calcext:value-type="float">
            <text:p>2592.59</text:p>
          </table:table-cell>
          <table:table-cell office:value-type="float" office:value="35.6" calcext:value-type="float">
            <text:p>35.6</text:p>
          </table:table-cell>
          <table:table-cell office:value-type="float" office:value="204.918" calcext:value-type="float">
            <text:p>204.918</text:p>
          </table:table-cell>
          <table:table-cell office:value-type="float" office:value="2599.078" calcext:value-type="float">
            <text:p>2599.078</text:p>
          </table:table-cell>
          <table:table-cell office:value-type="float" office:value="25.7" calcext:value-type="float">
            <text:p>25.7</text:p>
          </table:table-cell>
          <table:table-cell office:value-type="float" office:value="206.879" calcext:value-type="float">
            <text:p>206.879</text:p>
          </table:table-cell>
          <table:table-cell office:value-type="float" office:value="2601.16" calcext:value-type="float">
            <text:p>2601.16</text:p>
          </table:table-cell>
          <table:table-cell table:formula="of:=AVERAGE([.BS46];[.BV46];[.BY46])" office:value-type="float" office:value="20.4333333333333" calcext:value-type="float">
            <text:p>20.4333333333333</text:p>
          </table:table-cell>
          <table:table-cell table:formula="of:=AVERAGE([.BT46];[.BW46];[.BZ46])" office:value-type="float" office:value="203.514333333333" calcext:value-type="float">
            <text:p>203.514333333333</text:p>
          </table:table-cell>
          <table:table-cell table:formula="of:=AVERAGE([.BU46];[.BX46];[.CA46])" office:value-type="float" office:value="2597.60933333333" calcext:value-type="float">
            <text:p>2597.60933333333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248.992" calcext:value-type="float">
            <text:p>248.992</text:p>
          </table:table-cell>
          <table:table-cell office:value-type="float" office:value="2779.785" calcext:value-type="float">
            <text:p>2779.785</text:p>
          </table:table-cell>
          <table:table-cell office:value-type="float" office:value="42.3" calcext:value-type="float">
            <text:p>42.3</text:p>
          </table:table-cell>
          <table:table-cell office:value-type="float" office:value="261.195" calcext:value-type="float">
            <text:p>261.195</text:p>
          </table:table-cell>
          <table:table-cell office:value-type="float" office:value="2792.273" calcext:value-type="float">
            <text:p>2792.273</text:p>
          </table:table-cell>
          <table:table-cell office:value-type="float" office:value="35.6" calcext:value-type="float">
            <text:p>35.6</text:p>
          </table:table-cell>
          <table:table-cell office:value-type="float" office:value="257.172" calcext:value-type="float">
            <text:p>257.172</text:p>
          </table:table-cell>
          <table:table-cell office:value-type="float" office:value="2788.355" calcext:value-type="float">
            <text:p>2788.355</text:p>
          </table:table-cell>
          <table:table-cell table:formula="of:=AVERAGE([.CG46];[.CJ46];[.CM46])" office:value-type="float" office:value="28.9" calcext:value-type="float">
            <text:p>28.9</text:p>
          </table:table-cell>
          <table:table-cell table:formula="of:=AVERAGE([.CH46];[.CK46];[.CN46])" office:value-type="float" office:value="255.786333333333" calcext:value-type="float">
            <text:p>255.786333333333</text:p>
          </table:table-cell>
          <table:table-cell table:formula="of:=AVERAGE([.CI46];[.CL46];[.CO46])" office:value-type="float" office:value="2786.80433333333" calcext:value-type="float">
            <text:p>2786.8043333333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97.16" calcext:value-type="float">
            <text:p>297.16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5.7" calcext:value-type="float">
            <text:p>35.7</text:p>
          </table:table-cell>
          <table:table-cell office:value-type="float" office:value="300.41" calcext:value-type="float">
            <text:p>300.4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5.5" calcext:value-type="float">
            <text:p>35.5</text:p>
          </table:table-cell>
          <table:table-cell office:value-type="float" office:value="325.195" calcext:value-type="float">
            <text:p>325.195</text:p>
          </table:table-cell>
          <table:table-cell office:value-type="float" office:value="648.023" calcext:value-type="float">
            <text:p>648.023</text:p>
          </table:table-cell>
          <table:table-cell table:formula="of:=AVERAGE([.A47];[.D47];[.G47])" office:value-type="float" office:value="34.6333333333333" calcext:value-type="float">
            <text:p>34.6333333333333</text:p>
          </table:table-cell>
          <table:table-cell table:formula="of:=AVERAGE([.B47];[.E47];[.H47])" office:value-type="float" office:value="307.588333333333" calcext:value-type="float">
            <text:p>307.588333333333</text:p>
          </table:table-cell>
          <table:table-cell table:formula="of:=AVERAGE([.C47];[.F47];[.I47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8.5" calcext:value-type="float">
            <text:p>28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6.6" calcext:value-type="float">
            <text:p>2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7];[.R47];[.U47])" office:value-type="float" office:value="26.9" calcext:value-type="float">
            <text:p>26.9</text:p>
          </table:table-cell>
          <table:table-cell table:formula="of:=AVERAGE([.P47];[.S47];[.V47])" office:value-type="float" office:value="35.2293333333333" calcext:value-type="float">
            <text:p>35.2293333333333</text:p>
          </table:table-cell>
          <table:table-cell table:formula="of:=AVERAGE([.Q47];[.T47];[.W47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8.7" calcext:value-type="float">
            <text:p>38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27.7" calcext:value-type="float">
            <text:p>27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29.7" calcext:value-type="float">
            <text:p>29.7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47];[.AF47];[.AI47])" office:value-type="float" office:value="32.0333333333333" calcext:value-type="float">
            <text:p>32.0333333333333</text:p>
          </table:table-cell>
          <table:table-cell table:formula="of:=AVERAGE([.AD47];[.AG47];[.AJ47])" office:value-type="float" office:value="251.510666666667" calcext:value-type="float">
            <text:p>251.510666666667</text:p>
          </table:table-cell>
          <table:table-cell table:formula="of:=AVERAGE([.AE47];[.AH47];[.AK47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47]+[.O47]+[.AC47]" office:value-type="float" office:value="97" calcext:value-type="float">
            <text:p>97</text:p>
          </table:table-cell>
          <table:table-cell table:formula="of:=[.B47]+[.P47]+[.AD47]" office:value-type="float" office:value="581.266" calcext:value-type="float">
            <text:p>581.266</text:p>
          </table:table-cell>
          <table:table-cell table:formula="of:=[.C47]+[.Q47]+[.AE47]" office:value-type="float" office:value="3331.371" calcext:value-type="float">
            <text:p>3331.371</text:p>
          </table:table-cell>
          <table:table-cell table:formula="of:=[.D47]+[.R47]+[.AF47]" office:value-type="float" office:value="91.9" calcext:value-type="float">
            <text:p>91.9</text:p>
          </table:table-cell>
          <table:table-cell table:formula="of:=[.E47]+[.S47]+[.AG47]" office:value-type="float" office:value="588.609" calcext:value-type="float">
            <text:p>588.609</text:p>
          </table:table-cell>
          <table:table-cell table:formula="of:=[.F47]+[.T47]+[.AH47]" office:value-type="float" office:value="3349.594" calcext:value-type="float">
            <text:p>3349.594</text:p>
          </table:table-cell>
          <table:table-cell table:formula="of:=[.G47]+[.U47]+[.AI47]" office:value-type="float" office:value="91.8" calcext:value-type="float">
            <text:p>91.8</text:p>
          </table:table-cell>
          <table:table-cell table:formula="of:=[.H47]+[.V47]+[.AJ47]" office:value-type="float" office:value="613.11" calcext:value-type="float">
            <text:p>613.11</text:p>
          </table:table-cell>
          <table:table-cell table:formula="of:=[.I47]+[.W47]+[.AK47]" office:value-type="float" office:value="3368.293" calcext:value-type="float">
            <text:p>3368.293</text:p>
          </table:table-cell>
          <table:table-cell table:formula="of:=AVERAGE([.AQ47];[.AT47];[.AW47])" office:value-type="float" office:value="93.5666666666667" calcext:value-type="float">
            <text:p>93.5666666666667</text:p>
          </table:table-cell>
          <table:table-cell table:formula="of:=AVERAGE([.AR47];[.AU47];[.AX47])" office:value-type="float" office:value="594.328333333333" calcext:value-type="float">
            <text:p>594.328333333333</text:p>
          </table:table-cell>
          <table:table-cell table:formula="of:=AVERAGE([.AS47];[.AV47];[.AY47])" office:value-type="float" office:value="3349.75266666667" calcext:value-type="float">
            <text:p>3349.75266666667</text:p>
          </table:table-cell>
          <table:table-cell table:number-columns-repeated="2"/>
          <table:table-cell table:formula="of:=[.CG47]-[.BS47]" office:value-type="float" office:value="8" calcext:value-type="float">
            <text:p>8</text:p>
          </table:table-cell>
          <table:table-cell table:formula="of:=[.CH47]-[.BT47]" office:value-type="float" office:value="50.246" calcext:value-type="float">
            <text:p>50.246</text:p>
          </table:table-cell>
          <table:table-cell table:formula="of:=[.CI47]-[.BU47]" office:value-type="float" office:value="187.195" calcext:value-type="float">
            <text:p>187.195</text:p>
          </table:table-cell>
          <table:table-cell table:formula="of:=[.CJ47]-[.BV47]" office:value-type="float" office:value="7" calcext:value-type="float">
            <text:p>7</text:p>
          </table:table-cell>
          <table:table-cell table:formula="of:=[.CK47]-[.BW47]" office:value-type="float" office:value="50.277" calcext:value-type="float">
            <text:p>50.277</text:p>
          </table:table-cell>
          <table:table-cell table:formula="of:=[.CL47]-[.BX47]" office:value-type="float" office:value="187.195" calcext:value-type="float">
            <text:p>187.195</text:p>
          </table:table-cell>
          <table:table-cell table:formula="of:=[.CM47]-[.BY47]" office:value-type="float" office:value="9" calcext:value-type="float">
            <text:p>9</text:p>
          </table:table-cell>
          <table:table-cell table:formula="of:=[.CN47]-[.BZ47]" office:value-type="float" office:value="46.742" calcext:value-type="float">
            <text:p>46.742</text:p>
          </table:table-cell>
          <table:table-cell table:formula="of:=[.CO47]-[.CA47]" office:value-type="float" office:value="187.195" calcext:value-type="float">
            <text:p>187.195</text:p>
          </table:table-cell>
          <table:table-cell table:formula="of:=AVERAGE([.BE47];[.BH47];[.BK47])" office:value-type="float" office:value="8" calcext:value-type="float">
            <text:p>8</text:p>
          </table:table-cell>
          <table:table-cell table:formula="of:=AVERAGE([.BF47];[.BI47];[.BL47])" office:value-type="float" office:value="49.0883333333334" calcext:value-type="float">
            <text:p>49.0883333333334</text:p>
          </table:table-cell>
          <table:table-cell table:formula="of:=AVERAGE([.BG47];[.BJ47];[.BM47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207.609" calcext:value-type="float">
            <text:p>207.609</text:p>
          </table:table-cell>
          <table:table-cell office:value-type="float" office:value="2601.129" calcext:value-type="float">
            <text:p>2601.129</text:p>
          </table:table-cell>
          <table:table-cell office:value-type="float" office:value="35.6" calcext:value-type="float">
            <text:p>35.6</text:p>
          </table:table-cell>
          <table:table-cell office:value-type="float" office:value="207.141" calcext:value-type="float">
            <text:p>207.141</text:p>
          </table:table-cell>
          <table:table-cell office:value-type="float" office:value="2601.102" calcext:value-type="float">
            <text:p>2601.102</text:p>
          </table:table-cell>
          <table:table-cell office:value-type="float" office:value="0" calcext:value-type="float">
            <text:p>0</text:p>
          </table:table-cell>
          <table:table-cell office:value-type="float" office:value="177.516" calcext:value-type="float">
            <text:p>177.516</text:p>
          </table:table-cell>
          <table:table-cell office:value-type="float" office:value="2591.957" calcext:value-type="float">
            <text:p>2591.957</text:p>
          </table:table-cell>
          <table:table-cell table:formula="of:=AVERAGE([.BS47];[.BV47];[.BY47])" office:value-type="float" office:value="19.4666666666667" calcext:value-type="float">
            <text:p>19.4666666666667</text:p>
          </table:table-cell>
          <table:table-cell table:formula="of:=AVERAGE([.BT47];[.BW47];[.BZ47])" office:value-type="float" office:value="197.422" calcext:value-type="float">
            <text:p>197.422</text:p>
          </table:table-cell>
          <table:table-cell table:formula="of:=AVERAGE([.BU47];[.BX47];[.CA47])" office:value-type="float" office:value="2598.06266666667" calcext:value-type="float">
            <text:p>2598.06266666667</text:p>
          </table:table-cell>
          <table:table-cell table:number-columns-repeated="2"/>
          <table:table-cell office:value-type="float" office:value="30.8" calcext:value-type="float">
            <text:p>30.8</text:p>
          </table:table-cell>
          <table:table-cell office:value-type="float" office:value="257.855" calcext:value-type="float">
            <text:p>257.855</text:p>
          </table:table-cell>
          <table:table-cell office:value-type="float" office:value="2788.324" calcext:value-type="float">
            <text:p>2788.324</text:p>
          </table:table-cell>
          <table:table-cell office:value-type="float" office:value="42.6" calcext:value-type="float">
            <text:p>42.6</text:p>
          </table:table-cell>
          <table:table-cell office:value-type="float" office:value="257.418" calcext:value-type="float">
            <text:p>257.418</text:p>
          </table:table-cell>
          <table:table-cell office:value-type="float" office:value="2788.297" calcext:value-type="float">
            <text:p>2788.297</text:p>
          </table:table-cell>
          <table:table-cell office:value-type="float" office:value="9" calcext:value-type="float">
            <text:p>9</text:p>
          </table:table-cell>
          <table:table-cell office:value-type="float" office:value="224.258" calcext:value-type="float">
            <text:p>224.258</text:p>
          </table:table-cell>
          <table:table-cell office:value-type="float" office:value="2779.152" calcext:value-type="float">
            <text:p>2779.152</text:p>
          </table:table-cell>
          <table:table-cell table:formula="of:=AVERAGE([.CG47];[.CJ47];[.CM47])" office:value-type="float" office:value="27.4666666666667" calcext:value-type="float">
            <text:p>27.4666666666667</text:p>
          </table:table-cell>
          <table:table-cell table:formula="of:=AVERAGE([.CH47];[.CK47];[.CN47])" office:value-type="float" office:value="246.510333333333" calcext:value-type="float">
            <text:p>246.510333333333</text:p>
          </table:table-cell>
          <table:table-cell table:formula="of:=AVERAGE([.CI47];[.CL47];[.CO47])" office:value-type="float" office:value="2785.25766666667" calcext:value-type="float">
            <text:p>2785.2576666666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97.023" calcext:value-type="float">
            <text:p>297.02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1.7" calcext:value-type="float">
            <text:p>31.7</text:p>
          </table:table-cell>
          <table:table-cell office:value-type="float" office:value="300.477" calcext:value-type="float">
            <text:p>300.477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7.4" calcext:value-type="float">
            <text:p>37.4</text:p>
          </table:table-cell>
          <table:table-cell office:value-type="float" office:value="325.117" calcext:value-type="float">
            <text:p>325.117</text:p>
          </table:table-cell>
          <table:table-cell office:value-type="float" office:value="648.023" calcext:value-type="float">
            <text:p>648.023</text:p>
          </table:table-cell>
          <table:table-cell table:formula="of:=AVERAGE([.A48];[.D48];[.G48])" office:value-type="float" office:value="33.5666666666667" calcext:value-type="float">
            <text:p>33.5666666666667</text:p>
          </table:table-cell>
          <table:table-cell table:formula="of:=AVERAGE([.B48];[.E48];[.H48])" office:value-type="float" office:value="307.539" calcext:value-type="float">
            <text:p>307.539</text:p>
          </table:table-cell>
          <table:table-cell table:formula="of:=AVERAGE([.C48];[.F48];[.I48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3.7" calcext:value-type="float">
            <text:p>2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8];[.R48];[.U48])" office:value-type="float" office:value="26.3666666666667" calcext:value-type="float">
            <text:p>26.3666666666667</text:p>
          </table:table-cell>
          <table:table-cell table:formula="of:=AVERAGE([.P48];[.S48];[.V48])" office:value-type="float" office:value="35.145" calcext:value-type="float">
            <text:p>35.145</text:p>
          </table:table-cell>
          <table:table-cell table:formula="of:=AVERAGE([.Q48];[.T48];[.W48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633.223" calcext:value-type="float">
            <text:p>2633.223</text:p>
          </table:table-cell>
          <table:table-cell office:value-type="float" office:value="35.7" calcext:value-type="float">
            <text:p>35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6.8" calcext:value-type="float">
            <text:p>26.8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48];[.AF48];[.AI48])" office:value-type="float" office:value="32.7333333333333" calcext:value-type="float">
            <text:p>32.7333333333333</text:p>
          </table:table-cell>
          <table:table-cell table:formula="of:=AVERAGE([.AD48];[.AG48];[.AJ48])" office:value-type="float" office:value="253.510666666667" calcext:value-type="float">
            <text:p>253.510666666667</text:p>
          </table:table-cell>
          <table:table-cell table:formula="of:=AVERAGE([.AE48];[.AH48];[.AK48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48]+[.O48]+[.AC48]" office:value-type="float" office:value="91" calcext:value-type="float">
            <text:p>91</text:p>
          </table:table-cell>
          <table:table-cell table:formula="of:=[.B48]+[.P48]+[.AD48]" office:value-type="float" office:value="583.129" calcext:value-type="float">
            <text:p>583.129</text:p>
          </table:table-cell>
          <table:table-cell table:formula="of:=[.C48]+[.Q48]+[.AE48]" office:value-type="float" office:value="3333.633" calcext:value-type="float">
            <text:p>3333.633</text:p>
          </table:table-cell>
          <table:table-cell table:formula="of:=[.D48]+[.R48]+[.AF48]" office:value-type="float" office:value="93.1" calcext:value-type="float">
            <text:p>93.1</text:p>
          </table:table-cell>
          <table:table-cell table:formula="of:=[.E48]+[.S48]+[.AG48]" office:value-type="float" office:value="590.423" calcext:value-type="float">
            <text:p>590.423</text:p>
          </table:table-cell>
          <table:table-cell table:formula="of:=[.F48]+[.T48]+[.AH48]" office:value-type="float" office:value="3351.594" calcext:value-type="float">
            <text:p>3351.594</text:p>
          </table:table-cell>
          <table:table-cell table:formula="of:=[.G48]+[.U48]+[.AI48]" office:value-type="float" office:value="93.9" calcext:value-type="float">
            <text:p>93.9</text:p>
          </table:table-cell>
          <table:table-cell table:formula="of:=[.H48]+[.V48]+[.AJ48]" office:value-type="float" office:value="615.032" calcext:value-type="float">
            <text:p>615.032</text:p>
          </table:table-cell>
          <table:table-cell table:formula="of:=[.I48]+[.W48]+[.AK48]" office:value-type="float" office:value="3370.293" calcext:value-type="float">
            <text:p>3370.293</text:p>
          </table:table-cell>
          <table:table-cell table:formula="of:=AVERAGE([.AQ48];[.AT48];[.AW48])" office:value-type="float" office:value="92.6666666666667" calcext:value-type="float">
            <text:p>92.6666666666667</text:p>
          </table:table-cell>
          <table:table-cell table:formula="of:=AVERAGE([.AR48];[.AU48];[.AX48])" office:value-type="float" office:value="596.194666666667" calcext:value-type="float">
            <text:p>596.194666666667</text:p>
          </table:table-cell>
          <table:table-cell table:formula="of:=AVERAGE([.AS48];[.AV48];[.AY48])" office:value-type="float" office:value="3351.84" calcext:value-type="float">
            <text:p>3351.84</text:p>
          </table:table-cell>
          <table:table-cell table:number-columns-repeated="2"/>
          <table:table-cell table:formula="of:=[.CG48]-[.BS48]" office:value-type="float" office:value="6" calcext:value-type="float">
            <text:p>6</text:p>
          </table:table-cell>
          <table:table-cell table:formula="of:=[.CH48]-[.BT48]" office:value-type="float" office:value="50.246" calcext:value-type="float">
            <text:p>50.246</text:p>
          </table:table-cell>
          <table:table-cell table:formula="of:=[.CI48]-[.BU48]" office:value-type="float" office:value="187.196" calcext:value-type="float">
            <text:p>187.196</text:p>
          </table:table-cell>
          <table:table-cell table:formula="of:=[.CJ48]-[.BV48]" office:value-type="float" office:value="9.9" calcext:value-type="float">
            <text:p>9.9</text:p>
          </table:table-cell>
          <table:table-cell table:formula="of:=[.CK48]-[.BW48]" office:value-type="float" office:value="50.277" calcext:value-type="float">
            <text:p>50.277</text:p>
          </table:table-cell>
          <table:table-cell table:formula="of:=[.CL48]-[.BX48]" office:value-type="float" office:value="187.195" calcext:value-type="float">
            <text:p>187.195</text:p>
          </table:table-cell>
          <table:table-cell table:formula="of:=[.CM48]-[.BY48]" office:value-type="float" office:value="7.1" calcext:value-type="float">
            <text:p>7.1</text:p>
          </table:table-cell>
          <table:table-cell table:formula="of:=[.CN48]-[.BZ48]" office:value-type="float" office:value="50.293" calcext:value-type="float">
            <text:p>50.293</text:p>
          </table:table-cell>
          <table:table-cell table:formula="of:=[.CO48]-[.CA48]" office:value-type="float" office:value="187.195" calcext:value-type="float">
            <text:p>187.195</text:p>
          </table:table-cell>
          <table:table-cell table:formula="of:=AVERAGE([.BE48];[.BH48];[.BK48])" office:value-type="float" office:value="7.66666666666667" calcext:value-type="float">
            <text:p>7.66666666666667</text:p>
          </table:table-cell>
          <table:table-cell table:formula="of:=AVERAGE([.BF48];[.BI48];[.BL48])" office:value-type="float" office:value="50.272" calcext:value-type="float">
            <text:p>50.272</text:p>
          </table:table-cell>
          <table:table-cell table:formula="of:=AVERAGE([.BG48];[.BJ48];[.BM48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56.4" calcext:value-type="float">
            <text:p>56.4</text:p>
          </table:table-cell>
          <table:table-cell office:value-type="float" office:value="203.043" calcext:value-type="float">
            <text:p>203.043</text:p>
          </table:table-cell>
          <table:table-cell office:value-type="float" office:value="2597.023" calcext:value-type="float">
            <text:p>2597.023</text:p>
          </table:table-cell>
          <table:table-cell office:value-type="float" office:value="0" calcext:value-type="float">
            <text:p>0</text:p>
          </table:table-cell>
          <table:table-cell office:value-type="float" office:value="197.828" calcext:value-type="float">
            <text:p>197.828</text:p>
          </table:table-cell>
          <table:table-cell office:value-type="float" office:value="2593.055" calcext:value-type="float">
            <text:p>2593.055</text:p>
          </table:table-cell>
          <table:table-cell office:value-type="float" office:value="33.6" calcext:value-type="float">
            <text:p>33.6</text:p>
          </table:table-cell>
          <table:table-cell office:value-type="float" office:value="206.91" calcext:value-type="float">
            <text:p>206.91</text:p>
          </table:table-cell>
          <table:table-cell office:value-type="float" office:value="2601.078" calcext:value-type="float">
            <text:p>2601.078</text:p>
          </table:table-cell>
          <table:table-cell table:formula="of:=AVERAGE([.BS48];[.BV48];[.BY48])" office:value-type="float" office:value="30" calcext:value-type="float">
            <text:p>30</text:p>
          </table:table-cell>
          <table:table-cell table:formula="of:=AVERAGE([.BT48];[.BW48];[.BZ48])" office:value-type="float" office:value="202.593666666667" calcext:value-type="float">
            <text:p>202.593666666667</text:p>
          </table:table-cell>
          <table:table-cell table:formula="of:=AVERAGE([.BU48];[.BX48];[.CA48])" office:value-type="float" office:value="2597.052" calcext:value-type="float">
            <text:p>2597.052</text:p>
          </table:table-cell>
          <table:table-cell table:number-columns-repeated="2"/>
          <table:table-cell office:value-type="float" office:value="62.4" calcext:value-type="float">
            <text:p>62.4</text:p>
          </table:table-cell>
          <table:table-cell office:value-type="float" office:value="253.289" calcext:value-type="float">
            <text:p>253.289</text:p>
          </table:table-cell>
          <table:table-cell office:value-type="float" office:value="2784.219" calcext:value-type="float">
            <text:p>2784.219</text:p>
          </table:table-cell>
          <table:table-cell office:value-type="float" office:value="9.9" calcext:value-type="float">
            <text:p>9.9</text:p>
          </table:table-cell>
          <table:table-cell office:value-type="float" office:value="248.105" calcext:value-type="float">
            <text:p>248.105</text:p>
          </table:table-cell>
          <table:table-cell office:value-type="float" office:value="2780.25" calcext:value-type="float">
            <text:p>2780.25</text:p>
          </table:table-cell>
          <table:table-cell office:value-type="float" office:value="40.7" calcext:value-type="float">
            <text:p>40.7</text:p>
          </table:table-cell>
          <table:table-cell office:value-type="float" office:value="257.203" calcext:value-type="float">
            <text:p>257.203</text:p>
          </table:table-cell>
          <table:table-cell office:value-type="float" office:value="2788.273" calcext:value-type="float">
            <text:p>2788.273</text:p>
          </table:table-cell>
          <table:table-cell table:formula="of:=AVERAGE([.CG48];[.CJ48];[.CM48])" office:value-type="float" office:value="37.6666666666667" calcext:value-type="float">
            <text:p>37.6666666666667</text:p>
          </table:table-cell>
          <table:table-cell table:formula="of:=AVERAGE([.CH48];[.CK48];[.CN48])" office:value-type="float" office:value="252.865666666667" calcext:value-type="float">
            <text:p>252.865666666667</text:p>
          </table:table-cell>
          <table:table-cell table:formula="of:=AVERAGE([.CI48];[.CL48];[.CO48])" office:value-type="float" office:value="2784.24733333333" calcext:value-type="float">
            <text:p>2784.2473333333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97.059" calcext:value-type="float">
            <text:p>297.059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2.7" calcext:value-type="float">
            <text:p>32.7</text:p>
          </table:table-cell>
          <table:table-cell office:value-type="float" office:value="300.023" calcext:value-type="float">
            <text:p>300.023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6.6" calcext:value-type="float">
            <text:p>36.6</text:p>
          </table:table-cell>
          <table:table-cell office:value-type="float" office:value="324.965" calcext:value-type="float">
            <text:p>324.965</text:p>
          </table:table-cell>
          <table:table-cell office:value-type="float" office:value="648.023" calcext:value-type="float">
            <text:p>648.023</text:p>
          </table:table-cell>
          <table:table-cell table:formula="of:=AVERAGE([.A49];[.D49];[.G49])" office:value-type="float" office:value="33.3333333333333" calcext:value-type="float">
            <text:p>33.3333333333333</text:p>
          </table:table-cell>
          <table:table-cell table:formula="of:=AVERAGE([.B49];[.E49];[.H49])" office:value-type="float" office:value="307.349" calcext:value-type="float">
            <text:p>307.349</text:p>
          </table:table-cell>
          <table:table-cell table:formula="of:=AVERAGE([.C49];[.F49];[.I49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49];[.R49];[.U49])" office:value-type="float" office:value="27.3666666666667" calcext:value-type="float">
            <text:p>27.3666666666667</text:p>
          </table:table-cell>
          <table:table-cell table:formula="of:=AVERAGE([.P49];[.S49];[.V49])" office:value-type="float" office:value="35.145" calcext:value-type="float">
            <text:p>35.145</text:p>
          </table:table-cell>
          <table:table-cell table:formula="of:=AVERAGE([.Q49];[.T49];[.W49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5.7" calcext:value-type="float">
            <text:p>35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9.7" calcext:value-type="float">
            <text:p>29.7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49];[.AF49];[.AI49])" office:value-type="float" office:value="34.3333333333333" calcext:value-type="float">
            <text:p>34.3333333333333</text:p>
          </table:table-cell>
          <table:table-cell table:formula="of:=AVERAGE([.AD49];[.AG49];[.AJ49])" office:value-type="float" office:value="253.510666666667" calcext:value-type="float">
            <text:p>253.510666666667</text:p>
          </table:table-cell>
          <table:table-cell table:formula="of:=AVERAGE([.AE49];[.AH49];[.AK49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49]+[.O49]+[.AC49]" office:value-type="float" office:value="94" calcext:value-type="float">
            <text:p>94</text:p>
          </table:table-cell>
          <table:table-cell table:formula="of:=[.B49]+[.P49]+[.AD49]" office:value-type="float" office:value="587.165" calcext:value-type="float">
            <text:p>587.165</text:p>
          </table:table-cell>
          <table:table-cell table:formula="of:=[.C49]+[.Q49]+[.AE49]" office:value-type="float" office:value="3337.371" calcext:value-type="float">
            <text:p>3337.371</text:p>
          </table:table-cell>
          <table:table-cell table:formula="of:=[.D49]+[.R49]+[.AF49]" office:value-type="float" office:value="94.1" calcext:value-type="float">
            <text:p>94.1</text:p>
          </table:table-cell>
          <table:table-cell table:formula="of:=[.E49]+[.S49]+[.AG49]" office:value-type="float" office:value="589.969" calcext:value-type="float">
            <text:p>589.969</text:p>
          </table:table-cell>
          <table:table-cell table:formula="of:=[.F49]+[.T49]+[.AH49]" office:value-type="float" office:value="3351.332" calcext:value-type="float">
            <text:p>3351.332</text:p>
          </table:table-cell>
          <table:table-cell table:formula="of:=[.G49]+[.U49]+[.AI49]" office:value-type="float" office:value="97" calcext:value-type="float">
            <text:p>97</text:p>
          </table:table-cell>
          <table:table-cell table:formula="of:=[.H49]+[.V49]+[.AJ49]" office:value-type="float" office:value="610.88" calcext:value-type="float">
            <text:p>610.88</text:p>
          </table:table-cell>
          <table:table-cell table:formula="of:=[.I49]+[.W49]+[.AK49]" office:value-type="float" office:value="3366.555" calcext:value-type="float">
            <text:p>3366.555</text:p>
          </table:table-cell>
          <table:table-cell table:formula="of:=AVERAGE([.AQ49];[.AT49];[.AW49])" office:value-type="float" office:value="95.0333333333333" calcext:value-type="float">
            <text:p>95.0333333333333</text:p>
          </table:table-cell>
          <table:table-cell table:formula="of:=AVERAGE([.AR49];[.AU49];[.AX49])" office:value-type="float" office:value="596.004666666667" calcext:value-type="float">
            <text:p>596.004666666667</text:p>
          </table:table-cell>
          <table:table-cell table:formula="of:=AVERAGE([.AS49];[.AV49];[.AY49])" office:value-type="float" office:value="3351.75266666667" calcext:value-type="float">
            <text:p>3351.75266666667</text:p>
          </table:table-cell>
          <table:table-cell table:number-columns-repeated="2"/>
          <table:table-cell table:formula="of:=[.CG49]-[.BS49]" office:value-type="float" office:value="9.9" calcext:value-type="float">
            <text:p>9.9</text:p>
          </table:table-cell>
          <table:table-cell table:formula="of:=[.CH49]-[.BT49]" office:value-type="float" office:value="50.246" calcext:value-type="float">
            <text:p>50.246</text:p>
          </table:table-cell>
          <table:table-cell table:formula="of:=[.CI49]-[.BU49]" office:value-type="float" office:value="187.195" calcext:value-type="float">
            <text:p>187.195</text:p>
          </table:table-cell>
          <table:table-cell table:formula="of:=[.CJ49]-[.BV49]" office:value-type="float" office:value="6.9" calcext:value-type="float">
            <text:p>6.9</text:p>
          </table:table-cell>
          <table:table-cell table:formula="of:=[.CK49]-[.BW49]" office:value-type="float" office:value="50.278" calcext:value-type="float">
            <text:p>50.278</text:p>
          </table:table-cell>
          <table:table-cell table:formula="of:=[.CL49]-[.BX49]" office:value-type="float" office:value="187.196" calcext:value-type="float">
            <text:p>187.196</text:p>
          </table:table-cell>
          <table:table-cell table:formula="of:=[.CM49]-[.BY49]" office:value-type="float" office:value="7" calcext:value-type="float">
            <text:p>7</text:p>
          </table:table-cell>
          <table:table-cell table:formula="of:=[.CN49]-[.BZ49]" office:value-type="float" office:value="49.996" calcext:value-type="float">
            <text:p>49.996</text:p>
          </table:table-cell>
          <table:table-cell table:formula="of:=[.CO49]-[.CA49]" office:value-type="float" office:value="186.68" calcext:value-type="float">
            <text:p>186.68</text:p>
          </table:table-cell>
          <table:table-cell table:formula="of:=AVERAGE([.BE49];[.BH49];[.BK49])" office:value-type="float" office:value="7.93333333333333" calcext:value-type="float">
            <text:p>7.93333333333333</text:p>
          </table:table-cell>
          <table:table-cell table:formula="of:=AVERAGE([.BF49];[.BI49];[.BL49])" office:value-type="float" office:value="50.1733333333334" calcext:value-type="float">
            <text:p>50.1733333333334</text:p>
          </table:table-cell>
          <table:table-cell table:formula="of:=AVERAGE([.BG49];[.BJ49];[.BM49])" office:value-type="float" office:value="187.023666666667" calcext:value-type="float">
            <text:p>187.023666666667</text:p>
          </table:table-cell>
          <table:table-cell table:number-columns-repeated="2"/>
          <table:table-cell office:value-type="float" office:value="58.4" calcext:value-type="float">
            <text:p>58.4</text:p>
          </table:table-cell>
          <table:table-cell office:value-type="float" office:value="139.664" calcext:value-type="float">
            <text:p>139.664</text:p>
          </table:table-cell>
          <table:table-cell office:value-type="float" office:value="1944.465" calcext:value-type="float">
            <text:p>1944.465</text:p>
          </table:table-cell>
          <table:table-cell office:value-type="float" office:value="29.7" calcext:value-type="float">
            <text:p>29.7</text:p>
          </table:table-cell>
          <table:table-cell office:value-type="float" office:value="204.617" calcext:value-type="float">
            <text:p>204.617</text:p>
          </table:table-cell>
          <table:table-cell office:value-type="float" office:value="2599.066" calcext:value-type="float">
            <text:p>2599.066</text:p>
          </table:table-cell>
          <table:table-cell office:value-type="float" office:value="33.7" calcext:value-type="float">
            <text:p>33.7</text:p>
          </table:table-cell>
          <table:table-cell office:value-type="float" office:value="208.777" calcext:value-type="float">
            <text:p>208.777</text:p>
          </table:table-cell>
          <table:table-cell office:value-type="float" office:value="2603.195" calcext:value-type="float">
            <text:p>2603.195</text:p>
          </table:table-cell>
          <table:table-cell table:formula="of:=AVERAGE([.BS49];[.BV49];[.BY49])" office:value-type="float" office:value="40.6" calcext:value-type="float">
            <text:p>40.6</text:p>
          </table:table-cell>
          <table:table-cell table:formula="of:=AVERAGE([.BT49];[.BW49];[.BZ49])" office:value-type="float" office:value="184.352666666667" calcext:value-type="float">
            <text:p>184.352666666667</text:p>
          </table:table-cell>
          <table:table-cell table:formula="of:=AVERAGE([.BU49];[.BX49];[.CA49])" office:value-type="float" office:value="2382.242" calcext:value-type="float">
            <text:p>2382.242</text:p>
          </table:table-cell>
          <table:table-cell table:number-columns-repeated="2"/>
          <table:table-cell office:value-type="float" office:value="68.3" calcext:value-type="float">
            <text:p>68.3</text:p>
          </table:table-cell>
          <table:table-cell office:value-type="float" office:value="189.91" calcext:value-type="float">
            <text:p>189.91</text:p>
          </table:table-cell>
          <table:table-cell office:value-type="float" office:value="2131.66" calcext:value-type="float">
            <text:p>2131.66</text:p>
          </table:table-cell>
          <table:table-cell office:value-type="float" office:value="36.6" calcext:value-type="float">
            <text:p>36.6</text:p>
          </table:table-cell>
          <table:table-cell office:value-type="float" office:value="254.895" calcext:value-type="float">
            <text:p>254.895</text:p>
          </table:table-cell>
          <table:table-cell office:value-type="float" office:value="2786.262" calcext:value-type="float">
            <text:p>2786.262</text:p>
          </table:table-cell>
          <table:table-cell office:value-type="float" office:value="40.7" calcext:value-type="float">
            <text:p>40.7</text:p>
          </table:table-cell>
          <table:table-cell office:value-type="float" office:value="258.773" calcext:value-type="float">
            <text:p>258.773</text:p>
          </table:table-cell>
          <table:table-cell office:value-type="float" office:value="2789.875" calcext:value-type="float">
            <text:p>2789.875</text:p>
          </table:table-cell>
          <table:table-cell table:formula="of:=AVERAGE([.CG49];[.CJ49];[.CM49])" office:value-type="float" office:value="48.5333333333333" calcext:value-type="float">
            <text:p>48.5333333333333</text:p>
          </table:table-cell>
          <table:table-cell table:formula="of:=AVERAGE([.CH49];[.CK49];[.CN49])" office:value-type="float" office:value="234.526" calcext:value-type="float">
            <text:p>234.526</text:p>
          </table:table-cell>
          <table:table-cell table:formula="of:=AVERAGE([.CI49];[.CL49];[.CO49])" office:value-type="float" office:value="2569.26566666667" calcext:value-type="float">
            <text:p>2569.26566666667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97.145" calcext:value-type="float">
            <text:p>297.145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1.7" calcext:value-type="float">
            <text:p>31.7</text:p>
          </table:table-cell>
          <table:table-cell office:value-type="float" office:value="300.145" calcext:value-type="float">
            <text:p>300.145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7" calcext:value-type="float">
            <text:p>32.7</text:p>
          </table:table-cell>
          <table:table-cell office:value-type="float" office:value="324.754" calcext:value-type="float">
            <text:p>324.754</text:p>
          </table:table-cell>
          <table:table-cell office:value-type="float" office:value="648.023" calcext:value-type="float">
            <text:p>648.023</text:p>
          </table:table-cell>
          <table:table-cell table:formula="of:=AVERAGE([.A50];[.D50];[.G50])" office:value-type="float" office:value="34.3333333333333" calcext:value-type="float">
            <text:p>34.3333333333333</text:p>
          </table:table-cell>
          <table:table-cell table:formula="of:=AVERAGE([.B50];[.E50];[.H50])" office:value-type="float" office:value="307.348" calcext:value-type="float">
            <text:p>307.348</text:p>
          </table:table-cell>
          <table:table-cell table:formula="of:=AVERAGE([.C50];[.F50];[.I50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6" calcext:value-type="float">
            <text:p>25.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0];[.R50];[.U50])" office:value-type="float" office:value="26.6666666666667" calcext:value-type="float">
            <text:p>26.6666666666667</text:p>
          </table:table-cell>
          <table:table-cell table:formula="of:=AVERAGE([.P50];[.S50];[.V50])" office:value-type="float" office:value="35.2293333333333" calcext:value-type="float">
            <text:p>35.2293333333333</text:p>
          </table:table-cell>
          <table:table-cell table:formula="of:=AVERAGE([.Q50];[.T50];[.W50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5.4" calcext:value-type="float">
            <text:p>35.4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4.7" calcext:value-type="float">
            <text:p>34.7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50];[.AF50];[.AI50])" office:value-type="float" office:value="31.9666666666667" calcext:value-type="float">
            <text:p>31.9666666666667</text:p>
          </table:table-cell>
          <table:table-cell table:formula="of:=AVERAGE([.AD50];[.AG50];[.AJ50])" office:value-type="float" office:value="254.177333333333" calcext:value-type="float">
            <text:p>254.177333333333</text:p>
          </table:table-cell>
          <table:table-cell table:formula="of:=AVERAGE([.AE50];[.AH50];[.AK50])" office:value-type="float" office:value="2636.51733333333" calcext:value-type="float">
            <text:p>2636.51733333333</text:p>
          </table:table-cell>
          <table:table-cell table:number-columns-repeated="2"/>
          <table:table-cell table:formula="of:=[.A50]+[.O50]+[.AC50]" office:value-type="float" office:value="93.1" calcext:value-type="float">
            <text:p>93.1</text:p>
          </table:table-cell>
          <table:table-cell table:formula="of:=[.B50]+[.P50]+[.AD50]" office:value-type="float" office:value="587.251" calcext:value-type="float">
            <text:p>587.251</text:p>
          </table:table-cell>
          <table:table-cell table:formula="of:=[.C50]+[.Q50]+[.AE50]" office:value-type="float" office:value="3337.371" calcext:value-type="float">
            <text:p>3337.371</text:p>
          </table:table-cell>
          <table:table-cell table:formula="of:=[.D50]+[.R50]+[.AF50]" office:value-type="float" office:value="92.7" calcext:value-type="float">
            <text:p>92.7</text:p>
          </table:table-cell>
          <table:table-cell table:formula="of:=[.E50]+[.S50]+[.AG50]" office:value-type="float" office:value="590.344" calcext:value-type="float">
            <text:p>590.344</text:p>
          </table:table-cell>
          <table:table-cell table:formula="of:=[.F50]+[.T50]+[.AH50]" office:value-type="float" office:value="3351.594" calcext:value-type="float">
            <text:p>3351.594</text:p>
          </table:table-cell>
          <table:table-cell table:formula="of:=[.G50]+[.U50]+[.AI50]" office:value-type="float" office:value="93.1" calcext:value-type="float">
            <text:p>93.1</text:p>
          </table:table-cell>
          <table:table-cell table:formula="of:=[.H50]+[.V50]+[.AJ50]" office:value-type="float" office:value="612.669" calcext:value-type="float">
            <text:p>612.669</text:p>
          </table:table-cell>
          <table:table-cell table:formula="of:=[.I50]+[.W50]+[.AK50]" office:value-type="float" office:value="3368.293" calcext:value-type="float">
            <text:p>3368.293</text:p>
          </table:table-cell>
          <table:table-cell table:formula="of:=AVERAGE([.AQ50];[.AT50];[.AW50])" office:value-type="float" office:value="92.9666666666667" calcext:value-type="float">
            <text:p>92.9666666666667</text:p>
          </table:table-cell>
          <table:table-cell table:formula="of:=AVERAGE([.AR50];[.AU50];[.AX50])" office:value-type="float" office:value="596.754666666667" calcext:value-type="float">
            <text:p>596.754666666667</text:p>
          </table:table-cell>
          <table:table-cell table:formula="of:=AVERAGE([.AS50];[.AV50];[.AY50])" office:value-type="float" office:value="3352.41933333333" calcext:value-type="float">
            <text:p>3352.41933333333</text:p>
          </table:table-cell>
          <table:table-cell table:number-columns-repeated="2"/>
          <table:table-cell table:formula="of:=[.CG50]-[.BS50]" office:value-type="float" office:value="9.8" calcext:value-type="float">
            <text:p>9.8</text:p>
          </table:table-cell>
          <table:table-cell table:formula="of:=[.CH50]-[.BT50]" office:value-type="float" office:value="50.246" calcext:value-type="float">
            <text:p>50.246</text:p>
          </table:table-cell>
          <table:table-cell table:formula="of:=[.CI50]-[.BU50]" office:value-type="float" office:value="187.195" calcext:value-type="float">
            <text:p>187.195</text:p>
          </table:table-cell>
          <table:table-cell table:formula="of:=[.CJ50]-[.BV50]" office:value-type="float" office:value="8.9" calcext:value-type="float">
            <text:p>8.9</text:p>
          </table:table-cell>
          <table:table-cell table:formula="of:=[.CK50]-[.BW50]" office:value-type="float" office:value="50.278" calcext:value-type="float">
            <text:p>50.278</text:p>
          </table:table-cell>
          <table:table-cell table:formula="of:=[.CL50]-[.BX50]" office:value-type="float" office:value="187.196" calcext:value-type="float">
            <text:p>187.196</text:p>
          </table:table-cell>
          <table:table-cell table:formula="of:=[.CM50]-[.BY50]" office:value-type="float" office:value="7" calcext:value-type="float">
            <text:p>7</text:p>
          </table:table-cell>
          <table:table-cell table:formula="of:=[.CN50]-[.BZ50]" office:value-type="float" office:value="50.168" calcext:value-type="float">
            <text:p>50.168</text:p>
          </table:table-cell>
          <table:table-cell table:formula="of:=[.CO50]-[.CA50]" office:value-type="float" office:value="187.172" calcext:value-type="float">
            <text:p>187.172</text:p>
          </table:table-cell>
          <table:table-cell table:formula="of:=AVERAGE([.BE50];[.BH50];[.BK50])" office:value-type="float" office:value="8.56666666666667" calcext:value-type="float">
            <text:p>8.56666666666667</text:p>
          </table:table-cell>
          <table:table-cell table:formula="of:=AVERAGE([.BF50];[.BI50];[.BL50])" office:value-type="float" office:value="50.2306666666667" calcext:value-type="float">
            <text:p>50.2306666666667</text:p>
          </table:table-cell>
          <table:table-cell table:formula="of:=AVERAGE([.BG50];[.BJ50];[.BM50])" office:value-type="float" office:value="187.187666666667" calcext:value-type="float">
            <text:p>187.18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9.629" calcext:value-type="float">
            <text:p>139.629</text:p>
          </table:table-cell>
          <table:table-cell office:value-type="float" office:value="1944.465" calcext:value-type="float">
            <text:p>1944.465</text:p>
          </table:table-cell>
          <table:table-cell office:value-type="float" office:value="26.7" calcext:value-type="float">
            <text:p>26.7</text:p>
          </table:table-cell>
          <table:table-cell office:value-type="float" office:value="208.617" calcext:value-type="float">
            <text:p>208.617</text:p>
          </table:table-cell>
          <table:table-cell office:value-type="float" office:value="2603.195" calcext:value-type="float">
            <text:p>2603.195</text:p>
          </table:table-cell>
          <table:table-cell office:value-type="float" office:value="34.6" calcext:value-type="float">
            <text:p>34.6</text:p>
          </table:table-cell>
          <table:table-cell office:value-type="float" office:value="211.246" calcext:value-type="float">
            <text:p>211.246</text:p>
          </table:table-cell>
          <table:table-cell office:value-type="float" office:value="2605.078" calcext:value-type="float">
            <text:p>2605.078</text:p>
          </table:table-cell>
          <table:table-cell table:formula="of:=AVERAGE([.BS50];[.BV50];[.BY50])" office:value-type="float" office:value="20.4333333333333" calcext:value-type="float">
            <text:p>20.4333333333333</text:p>
          </table:table-cell>
          <table:table-cell table:formula="of:=AVERAGE([.BT50];[.BW50];[.BZ50])" office:value-type="float" office:value="186.497333333333" calcext:value-type="float">
            <text:p>186.497333333333</text:p>
          </table:table-cell>
          <table:table-cell table:formula="of:=AVERAGE([.BU50];[.BX50];[.CA50])" office:value-type="float" office:value="2384.246" calcext:value-type="float">
            <text:p>2384.246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189.875" calcext:value-type="float">
            <text:p>189.875</text:p>
          </table:table-cell>
          <table:table-cell office:value-type="float" office:value="2131.66" calcext:value-type="float">
            <text:p>2131.66</text:p>
          </table:table-cell>
          <table:table-cell office:value-type="float" office:value="35.6" calcext:value-type="float">
            <text:p>35.6</text:p>
          </table:table-cell>
          <table:table-cell office:value-type="float" office:value="258.895" calcext:value-type="float">
            <text:p>258.895</text:p>
          </table:table-cell>
          <table:table-cell office:value-type="float" office:value="2790.391" calcext:value-type="float">
            <text:p>2790.391</text:p>
          </table:table-cell>
          <table:table-cell office:value-type="float" office:value="41.6" calcext:value-type="float">
            <text:p>41.6</text:p>
          </table:table-cell>
          <table:table-cell office:value-type="float" office:value="261.414" calcext:value-type="float">
            <text:p>261.414</text:p>
          </table:table-cell>
          <table:table-cell office:value-type="float" office:value="2792.25" calcext:value-type="float">
            <text:p>2792.25</text:p>
          </table:table-cell>
          <table:table-cell table:formula="of:=AVERAGE([.CG50];[.CJ50];[.CM50])" office:value-type="float" office:value="29" calcext:value-type="float">
            <text:p>29</text:p>
          </table:table-cell>
          <table:table-cell table:formula="of:=AVERAGE([.CH50];[.CK50];[.CN50])" office:value-type="float" office:value="236.728" calcext:value-type="float">
            <text:p>236.728</text:p>
          </table:table-cell>
          <table:table-cell table:formula="of:=AVERAGE([.CI50];[.CL50];[.CO50])" office:value-type="float" office:value="2571.43366666667" calcext:value-type="float">
            <text:p>2571.4336666666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96.887" calcext:value-type="float">
            <text:p>296.887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7.6" calcext:value-type="float">
            <text:p>37.6</text:p>
          </table:table-cell>
          <table:table-cell office:value-type="float" office:value="300.805" calcext:value-type="float">
            <text:p>300.805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1.7" calcext:value-type="float">
            <text:p>31.7</text:p>
          </table:table-cell>
          <table:table-cell office:value-type="float" office:value="324.633" calcext:value-type="float">
            <text:p>324.633</text:p>
          </table:table-cell>
          <table:table-cell office:value-type="float" office:value="648.023" calcext:value-type="float">
            <text:p>648.023</text:p>
          </table:table-cell>
          <table:table-cell table:formula="of:=AVERAGE([.A51];[.D51];[.G51])" office:value-type="float" office:value="34.9666666666667" calcext:value-type="float">
            <text:p>34.9666666666667</text:p>
          </table:table-cell>
          <table:table-cell table:formula="of:=AVERAGE([.B51];[.E51];[.H51])" office:value-type="float" office:value="307.441666666667" calcext:value-type="float">
            <text:p>307.441666666667</text:p>
          </table:table-cell>
          <table:table-cell table:formula="of:=AVERAGE([.C51];[.F51];[.I51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1];[.R51];[.U51])" office:value-type="float" office:value="27.3666666666667" calcext:value-type="float">
            <text:p>27.3666666666667</text:p>
          </table:table-cell>
          <table:table-cell table:formula="of:=AVERAGE([.P51];[.S51];[.V51])" office:value-type="float" office:value="35.145" calcext:value-type="float">
            <text:p>35.145</text:p>
          </table:table-cell>
          <table:table-cell table:formula="of:=AVERAGE([.Q51];[.T51];[.W51])" office:value-type="float" office:value="85.125" calcext:value-type="float">
            <text:p>85.125</text:p>
          </table:table-cell>
          <table:table-cell table:number-columns-repeated="2"/>
          <table:table-cell office:value-type="float" office:value="27.6" calcext:value-type="float">
            <text:p>27.6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2627.223" calcext:value-type="float">
            <text:p>2627.223</text:p>
          </table:table-cell>
          <table:table-cell office:value-type="float" office:value="32.7" calcext:value-type="float">
            <text:p>32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4.7" calcext:value-type="float">
            <text:p>34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51];[.AF51];[.AI51])" office:value-type="float" office:value="31.6666666666667" calcext:value-type="float">
            <text:p>31.6666666666667</text:p>
          </table:table-cell>
          <table:table-cell table:formula="of:=AVERAGE([.AD51];[.AG51];[.AJ51])" office:value-type="float" office:value="250.177333333333" calcext:value-type="float">
            <text:p>250.177333333333</text:p>
          </table:table-cell>
          <table:table-cell table:formula="of:=AVERAGE([.AE51];[.AH51];[.AK51])" office:value-type="float" office:value="2632.51733333333" calcext:value-type="float">
            <text:p>2632.51733333333</text:p>
          </table:table-cell>
          <table:table-cell table:number-columns-repeated="2"/>
          <table:table-cell table:formula="of:=[.A51]+[.O51]+[.AC51]" office:value-type="float" office:value="91.9" calcext:value-type="float">
            <text:p>91.9</text:p>
          </table:table-cell>
          <table:table-cell table:formula="of:=[.B51]+[.P51]+[.AD51]" office:value-type="float" office:value="576.993" calcext:value-type="float">
            <text:p>576.993</text:p>
          </table:table-cell>
          <table:table-cell table:formula="of:=[.C51]+[.Q51]+[.AE51]" office:value-type="float" office:value="3327.371" calcext:value-type="float">
            <text:p>3327.371</text:p>
          </table:table-cell>
          <table:table-cell table:formula="of:=[.D51]+[.R51]+[.AF51]" office:value-type="float" office:value="97" calcext:value-type="float">
            <text:p>97</text:p>
          </table:table-cell>
          <table:table-cell table:formula="of:=[.E51]+[.S51]+[.AG51]" office:value-type="float" office:value="586.751" calcext:value-type="float">
            <text:p>586.751</text:p>
          </table:table-cell>
          <table:table-cell table:formula="of:=[.F51]+[.T51]+[.AH51]" office:value-type="float" office:value="3347.332" calcext:value-type="float">
            <text:p>3347.332</text:p>
          </table:table-cell>
          <table:table-cell table:formula="of:=[.G51]+[.U51]+[.AI51]" office:value-type="float" office:value="93.1" calcext:value-type="float">
            <text:p>93.1</text:p>
          </table:table-cell>
          <table:table-cell table:formula="of:=[.H51]+[.V51]+[.AJ51]" office:value-type="float" office:value="614.548" calcext:value-type="float">
            <text:p>614.548</text:p>
          </table:table-cell>
          <table:table-cell table:formula="of:=[.I51]+[.W51]+[.AK51]" office:value-type="float" office:value="3370.293" calcext:value-type="float">
            <text:p>3370.293</text:p>
          </table:table-cell>
          <table:table-cell table:formula="of:=AVERAGE([.AQ51];[.AT51];[.AW51])" office:value-type="float" office:value="94" calcext:value-type="float">
            <text:p>94</text:p>
          </table:table-cell>
          <table:table-cell table:formula="of:=AVERAGE([.AR51];[.AU51];[.AX51])" office:value-type="float" office:value="592.764" calcext:value-type="float">
            <text:p>592.764</text:p>
          </table:table-cell>
          <table:table-cell table:formula="of:=AVERAGE([.AS51];[.AV51];[.AY51])" office:value-type="float" office:value="3348.332" calcext:value-type="float">
            <text:p>3348.332</text:p>
          </table:table-cell>
          <table:table-cell table:number-columns-repeated="2"/>
          <table:table-cell table:formula="of:=[.CG51]-[.BS51]" office:value-type="float" office:value="7" calcext:value-type="float">
            <text:p>7</text:p>
          </table:table-cell>
          <table:table-cell table:formula="of:=[.CH51]-[.BT51]" office:value-type="float" office:value="48.246" calcext:value-type="float">
            <text:p>48.246</text:p>
          </table:table-cell>
          <table:table-cell table:formula="of:=[.CI51]-[.BU51]" office:value-type="float" office:value="185.195" calcext:value-type="float">
            <text:p>185.195</text:p>
          </table:table-cell>
          <table:table-cell table:formula="of:=[.CJ51]-[.BV51]" office:value-type="float" office:value="7" calcext:value-type="float">
            <text:p>7</text:p>
          </table:table-cell>
          <table:table-cell table:formula="of:=[.CK51]-[.BW51]" office:value-type="float" office:value="50.278" calcext:value-type="float">
            <text:p>50.278</text:p>
          </table:table-cell>
          <table:table-cell table:formula="of:=[.CL51]-[.BX51]" office:value-type="float" office:value="187.195" calcext:value-type="float">
            <text:p>187.195</text:p>
          </table:table-cell>
          <table:table-cell table:formula="of:=[.CM51]-[.BY51]" office:value-type="float" office:value="8.9" calcext:value-type="float">
            <text:p>8.9</text:p>
          </table:table-cell>
          <table:table-cell table:formula="of:=[.CN51]-[.BZ51]" office:value-type="float" office:value="50.293" calcext:value-type="float">
            <text:p>50.293</text:p>
          </table:table-cell>
          <table:table-cell table:formula="of:=[.CO51]-[.CA51]" office:value-type="float" office:value="187.196" calcext:value-type="float">
            <text:p>187.196</text:p>
          </table:table-cell>
          <table:table-cell table:formula="of:=AVERAGE([.BE51];[.BH51];[.BK51])" office:value-type="float" office:value="7.63333333333333" calcext:value-type="float">
            <text:p>7.63333333333333</text:p>
          </table:table-cell>
          <table:table-cell table:formula="of:=AVERAGE([.BF51];[.BI51];[.BL51])" office:value-type="float" office:value="49.6056666666667" calcext:value-type="float">
            <text:p>49.6056666666667</text:p>
          </table:table-cell>
          <table:table-cell table:formula="of:=AVERAGE([.BG51];[.BJ51];[.BM51])" office:value-type="float" office:value="186.528666666667" calcext:value-type="float">
            <text:p>186.528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0.102" calcext:value-type="float">
            <text:p>240.102</text:p>
          </table:table-cell>
          <table:table-cell office:value-type="float" office:value="3246.703" calcext:value-type="float">
            <text:p>3246.703</text:p>
          </table:table-cell>
          <table:table-cell office:value-type="float" office:value="45.5" calcext:value-type="float">
            <text:p>45.5</text:p>
          </table:table-cell>
          <table:table-cell office:value-type="float" office:value="202.812" calcext:value-type="float">
            <text:p>202.812</text:p>
          </table:table-cell>
          <table:table-cell office:value-type="float" office:value="2597.043" calcext:value-type="float">
            <text:p>2597.043</text:p>
          </table:table-cell>
          <table:table-cell office:value-type="float" office:value="0" calcext:value-type="float">
            <text:p>0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944.359" calcext:value-type="float">
            <text:p>1944.359</text:p>
          </table:table-cell>
          <table:table-cell table:formula="of:=AVERAGE([.BS51];[.BV51];[.BY51])" office:value-type="float" office:value="15.5" calcext:value-type="float">
            <text:p>15.5</text:p>
          </table:table-cell>
          <table:table-cell table:formula="of:=AVERAGE([.BT51];[.BW51];[.BZ51])" office:value-type="float" office:value="193.901" calcext:value-type="float">
            <text:p>193.901</text:p>
          </table:table-cell>
          <table:table-cell table:formula="of:=AVERAGE([.BU51];[.BX51];[.CA51])" office:value-type="float" office:value="2596.035" calcext:value-type="float">
            <text:p>2596.0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8.348" calcext:value-type="float">
            <text:p>288.348</text:p>
          </table:table-cell>
          <table:table-cell office:value-type="float" office:value="3431.898" calcext:value-type="float">
            <text:p>3431.898</text:p>
          </table:table-cell>
          <table:table-cell office:value-type="float" office:value="52.5" calcext:value-type="float">
            <text:p>52.5</text:p>
          </table:table-cell>
          <table:table-cell office:value-type="float" office:value="253.09" calcext:value-type="float">
            <text:p>253.09</text:p>
          </table:table-cell>
          <table:table-cell office:value-type="float" office:value="2784.238" calcext:value-type="float">
            <text:p>2784.238</text:p>
          </table:table-cell>
          <table:table-cell office:value-type="float" office:value="8.9" calcext:value-type="float">
            <text:p>8.9</text:p>
          </table:table-cell>
          <table:table-cell office:value-type="float" office:value="189.082" calcext:value-type="float">
            <text:p>189.082</text:p>
          </table:table-cell>
          <table:table-cell office:value-type="float" office:value="2131.555" calcext:value-type="float">
            <text:p>2131.555</text:p>
          </table:table-cell>
          <table:table-cell table:formula="of:=AVERAGE([.CG51];[.CJ51];[.CM51])" office:value-type="float" office:value="23.1333333333333" calcext:value-type="float">
            <text:p>23.1333333333333</text:p>
          </table:table-cell>
          <table:table-cell table:formula="of:=AVERAGE([.CH51];[.CK51];[.CN51])" office:value-type="float" office:value="243.506666666667" calcext:value-type="float">
            <text:p>243.506666666667</text:p>
          </table:table-cell>
          <table:table-cell table:formula="of:=AVERAGE([.CI51];[.CL51];[.CO51])" office:value-type="float" office:value="2782.56366666667" calcext:value-type="float">
            <text:p>2782.56366666667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97.035" calcext:value-type="float">
            <text:p>297.035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5.6" calcext:value-type="float">
            <text:p>35.6</text:p>
          </table:table-cell>
          <table:table-cell office:value-type="float" office:value="301.969" calcext:value-type="float">
            <text:p>301.969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3.7" calcext:value-type="float">
            <text:p>33.7</text:p>
          </table:table-cell>
          <table:table-cell office:value-type="float" office:value="324.477" calcext:value-type="float">
            <text:p>324.477</text:p>
          </table:table-cell>
          <table:table-cell office:value-type="float" office:value="648.023" calcext:value-type="float">
            <text:p>648.023</text:p>
          </table:table-cell>
          <table:table-cell table:formula="of:=AVERAGE([.A52];[.D52];[.G52])" office:value-type="float" office:value="35.9666666666667" calcext:value-type="float">
            <text:p>35.9666666666667</text:p>
          </table:table-cell>
          <table:table-cell table:formula="of:=AVERAGE([.B52];[.E52];[.H52])" office:value-type="float" office:value="307.827" calcext:value-type="float">
            <text:p>307.827</text:p>
          </table:table-cell>
          <table:table-cell table:formula="of:=AVERAGE([.C52];[.F52];[.I52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6" calcext:value-type="float">
            <text:p>27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2];[.R52];[.U52])" office:value-type="float" office:value="27.6666666666667" calcext:value-type="float">
            <text:p>27.6666666666667</text:p>
          </table:table-cell>
          <table:table-cell table:formula="of:=AVERAGE([.P52];[.S52];[.V52])" office:value-type="float" office:value="35.145" calcext:value-type="float">
            <text:p>35.145</text:p>
          </table:table-cell>
          <table:table-cell table:formula="of:=AVERAGE([.Q52];[.T52];[.W52])" office:value-type="float" office:value="85.125" calcext:value-type="float">
            <text:p>85.125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27.7" calcext:value-type="float">
            <text:p>27.7</text:p>
          </table:table-cell>
          <table:table-cell office:value-type="float" office:value="246.801" calcext:value-type="float">
            <text:p>246.801</text:p>
          </table:table-cell>
          <table:table-cell office:value-type="float" office:value="2629.184" calcext:value-type="float">
            <text:p>2629.184</text:p>
          </table:table-cell>
          <table:table-cell office:value-type="float" office:value="35.7" calcext:value-type="float">
            <text:p>35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52];[.AF52];[.AI52])" office:value-type="float" office:value="30.0666666666667" calcext:value-type="float">
            <text:p>30.0666666666667</text:p>
          </table:table-cell>
          <table:table-cell table:formula="of:=AVERAGE([.AD52];[.AG52];[.AJ52])" office:value-type="float" office:value="248.177333333333" calcext:value-type="float">
            <text:p>248.177333333333</text:p>
          </table:table-cell>
          <table:table-cell table:formula="of:=AVERAGE([.AE52];[.AH52];[.AK52])" office:value-type="float" office:value="2630.51733333333" calcext:value-type="float">
            <text:p>2630.51733333333</text:p>
          </table:table-cell>
          <table:table-cell table:number-columns-repeated="2"/>
          <table:table-cell table:formula="of:=[.A52]+[.O52]+[.AC52]" office:value-type="float" office:value="95.1" calcext:value-type="float">
            <text:p>95.1</text:p>
          </table:table-cell>
          <table:table-cell table:formula="of:=[.B52]+[.P52]+[.AD52]" office:value-type="float" office:value="575.141" calcext:value-type="float">
            <text:p>575.141</text:p>
          </table:table-cell>
          <table:table-cell table:formula="of:=[.C52]+[.Q52]+[.AE52]" office:value-type="float" office:value="3325.371" calcext:value-type="float">
            <text:p>3325.371</text:p>
          </table:table-cell>
          <table:table-cell table:formula="of:=[.D52]+[.R52]+[.AF52]" office:value-type="float" office:value="90.9" calcext:value-type="float">
            <text:p>90.9</text:p>
          </table:table-cell>
          <table:table-cell table:formula="of:=[.E52]+[.S52]+[.AG52]" office:value-type="float" office:value="583.915" calcext:value-type="float">
            <text:p>583.915</text:p>
          </table:table-cell>
          <table:table-cell table:formula="of:=[.F52]+[.T52]+[.AH52]" office:value-type="float" office:value="3343.332" calcext:value-type="float">
            <text:p>3343.332</text:p>
          </table:table-cell>
          <table:table-cell table:formula="of:=[.G52]+[.U52]+[.AI52]" office:value-type="float" office:value="95.1" calcext:value-type="float">
            <text:p>95.1</text:p>
          </table:table-cell>
          <table:table-cell table:formula="of:=[.H52]+[.V52]+[.AJ52]" office:value-type="float" office:value="614.392" calcext:value-type="float">
            <text:p>614.392</text:p>
          </table:table-cell>
          <table:table-cell table:formula="of:=[.I52]+[.W52]+[.AK52]" office:value-type="float" office:value="3370.293" calcext:value-type="float">
            <text:p>3370.293</text:p>
          </table:table-cell>
          <table:table-cell table:formula="of:=AVERAGE([.AQ52];[.AT52];[.AW52])" office:value-type="float" office:value="93.7" calcext:value-type="float">
            <text:p>93.7</text:p>
          </table:table-cell>
          <table:table-cell table:formula="of:=AVERAGE([.AR52];[.AU52];[.AX52])" office:value-type="float" office:value="591.149333333333" calcext:value-type="float">
            <text:p>591.149333333333</text:p>
          </table:table-cell>
          <table:table-cell table:formula="of:=AVERAGE([.AS52];[.AV52];[.AY52])" office:value-type="float" office:value="3346.332" calcext:value-type="float">
            <text:p>3346.332</text:p>
          </table:table-cell>
          <table:table-cell table:number-columns-repeated="2"/>
          <table:table-cell table:formula="of:=[.CG52]-[.BS52]" office:value-type="float" office:value="8.9" calcext:value-type="float">
            <text:p>8.9</text:p>
          </table:table-cell>
          <table:table-cell table:formula="of:=[.CH52]-[.BT52]" office:value-type="float" office:value="50.246" calcext:value-type="float">
            <text:p>50.246</text:p>
          </table:table-cell>
          <table:table-cell table:formula="of:=[.CI52]-[.BU52]" office:value-type="float" office:value="187.195" calcext:value-type="float">
            <text:p>187.195</text:p>
          </table:table-cell>
          <table:table-cell table:formula="of:=[.CJ52]-[.BV52]" office:value-type="float" office:value="8" calcext:value-type="float">
            <text:p>8</text:p>
          </table:table-cell>
          <table:table-cell table:formula="of:=[.CK52]-[.BW52]" office:value-type="float" office:value="44.586" calcext:value-type="float">
            <text:p>44.586</text:p>
          </table:table-cell>
          <table:table-cell table:formula="of:=[.CL52]-[.BX52]" office:value-type="float" office:value="185.195" calcext:value-type="float">
            <text:p>185.195</text:p>
          </table:table-cell>
          <table:table-cell table:formula="of:=[.CM52]-[.BY52]" office:value-type="float" office:value="8.9" calcext:value-type="float">
            <text:p>8.9</text:p>
          </table:table-cell>
          <table:table-cell table:formula="of:=[.CN52]-[.BZ52]" office:value-type="float" office:value="45.984" calcext:value-type="float">
            <text:p>45.984</text:p>
          </table:table-cell>
          <table:table-cell table:formula="of:=[.CO52]-[.CA52]" office:value-type="float" office:value="185.07" calcext:value-type="float">
            <text:p>185.07</text:p>
          </table:table-cell>
          <table:table-cell table:formula="of:=AVERAGE([.BE52];[.BH52];[.BK52])" office:value-type="float" office:value="8.6" calcext:value-type="float">
            <text:p>8.6</text:p>
          </table:table-cell>
          <table:table-cell table:formula="of:=AVERAGE([.BF52];[.BI52];[.BL52])" office:value-type="float" office:value="46.9386666666667" calcext:value-type="float">
            <text:p>46.9386666666667</text:p>
          </table:table-cell>
          <table:table-cell table:formula="of:=AVERAGE([.BG52];[.BJ52];[.BM52])" office:value-type="float" office:value="185.82" calcext:value-type="float">
            <text:p>185.82</text:p>
          </table:table-cell>
          <table:table-cell table:number-columns-repeated="2"/>
          <table:table-cell office:value-type="float" office:value="60.4" calcext:value-type="float">
            <text:p>60.4</text:p>
          </table:table-cell>
          <table:table-cell office:value-type="float" office:value="139.336" calcext:value-type="float">
            <text:p>139.336</text:p>
          </table:table-cell>
          <table:table-cell office:value-type="float" office:value="1944.434" calcext:value-type="float">
            <text:p>1944.434</text:p>
          </table:table-cell>
          <table:table-cell office:value-type="float" office:value="55.4" calcext:value-type="float">
            <text:p>55.4</text:p>
          </table:table-cell>
          <table:table-cell office:value-type="float" office:value="187.84" calcext:value-type="float">
            <text:p>187.84</text:p>
          </table:table-cell>
          <table:table-cell office:value-type="float" office:value="2598.059" calcext:value-type="float">
            <text:p>2598.059</text:p>
          </table:table-cell>
          <table:table-cell office:value-type="float" office:value="0" calcext:value-type="float">
            <text:p>0</text:p>
          </table:table-cell>
          <table:table-cell office:value-type="float" office:value="173.965" calcext:value-type="float">
            <text:p>173.965</text:p>
          </table:table-cell>
          <table:table-cell office:value-type="float" office:value="2591.957" calcext:value-type="float">
            <text:p>2591.957</text:p>
          </table:table-cell>
          <table:table-cell table:formula="of:=AVERAGE([.BS52];[.BV52];[.BY52])" office:value-type="float" office:value="38.6" calcext:value-type="float">
            <text:p>38.6</text:p>
          </table:table-cell>
          <table:table-cell table:formula="of:=AVERAGE([.BT52];[.BW52];[.BZ52])" office:value-type="float" office:value="167.047" calcext:value-type="float">
            <text:p>167.047</text:p>
          </table:table-cell>
          <table:table-cell table:formula="of:=AVERAGE([.BU52];[.BX52];[.CA52])" office:value-type="float" office:value="2378.15" calcext:value-type="float">
            <text:p>2378.15</text:p>
          </table:table-cell>
          <table:table-cell table:number-columns-repeated="2"/>
          <table:table-cell office:value-type="float" office:value="69.3" calcext:value-type="float">
            <text:p>69.3</text:p>
          </table:table-cell>
          <table:table-cell office:value-type="float" office:value="189.582" calcext:value-type="float">
            <text:p>189.582</text:p>
          </table:table-cell>
          <table:table-cell office:value-type="float" office:value="2131.629" calcext:value-type="float">
            <text:p>2131.629</text:p>
          </table:table-cell>
          <table:table-cell office:value-type="float" office:value="63.4" calcext:value-type="float">
            <text:p>63.4</text:p>
          </table:table-cell>
          <table:table-cell office:value-type="float" office:value="232.426" calcext:value-type="float">
            <text:p>232.426</text:p>
          </table:table-cell>
          <table:table-cell office:value-type="float" office:value="2783.254" calcext:value-type="float">
            <text:p>2783.254</text:p>
          </table:table-cell>
          <table:table-cell office:value-type="float" office:value="8.9" calcext:value-type="float">
            <text:p>8.9</text:p>
          </table:table-cell>
          <table:table-cell office:value-type="float" office:value="219.949" calcext:value-type="float">
            <text:p>219.949</text:p>
          </table:table-cell>
          <table:table-cell office:value-type="float" office:value="2777.027" calcext:value-type="float">
            <text:p>2777.027</text:p>
          </table:table-cell>
          <table:table-cell table:formula="of:=AVERAGE([.CG52];[.CJ52];[.CM52])" office:value-type="float" office:value="47.2" calcext:value-type="float">
            <text:p>47.2</text:p>
          </table:table-cell>
          <table:table-cell table:formula="of:=AVERAGE([.CH52];[.CK52];[.CN52])" office:value-type="float" office:value="213.985666666667" calcext:value-type="float">
            <text:p>213.985666666667</text:p>
          </table:table-cell>
          <table:table-cell table:formula="of:=AVERAGE([.CI52];[.CL52];[.CO52])" office:value-type="float" office:value="2563.97" calcext:value-type="float">
            <text:p>2563.9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97.168" calcext:value-type="float">
            <text:p>297.16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8.6" calcext:value-type="float">
            <text:p>38.6</text:p>
          </table:table-cell>
          <table:table-cell office:value-type="float" office:value="302.762" calcext:value-type="float">
            <text:p>302.762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0.7" calcext:value-type="float">
            <text:p>30.7</text:p>
          </table:table-cell>
          <table:table-cell office:value-type="float" office:value="324.359" calcext:value-type="float">
            <text:p>324.359</text:p>
          </table:table-cell>
          <table:table-cell office:value-type="float" office:value="648.023" calcext:value-type="float">
            <text:p>648.023</text:p>
          </table:table-cell>
          <table:table-cell table:formula="of:=AVERAGE([.A53];[.D53];[.G53])" office:value-type="float" office:value="34.6333333333333" calcext:value-type="float">
            <text:p>34.6333333333333</text:p>
          </table:table-cell>
          <table:table-cell table:formula="of:=AVERAGE([.B53];[.E53];[.H53])" office:value-type="float" office:value="308.096333333333" calcext:value-type="float">
            <text:p>308.096333333333</text:p>
          </table:table-cell>
          <table:table-cell table:formula="of:=AVERAGE([.C53];[.F53];[.I53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8" calcext:value-type="float">
            <text:p>24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53];[.R53];[.U53])" office:value-type="float" office:value="27.7333333333333" calcext:value-type="float">
            <text:p>27.7333333333333</text:p>
          </table:table-cell>
          <table:table-cell table:formula="of:=AVERAGE([.P53];[.S53];[.V53])" office:value-type="float" office:value="35.145" calcext:value-type="float">
            <text:p>35.145</text:p>
          </table:table-cell>
          <table:table-cell table:formula="of:=AVERAGE([.Q53];[.T53];[.W53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3.6" calcext:value-type="float">
            <text:p>33.6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24.8" calcext:value-type="float">
            <text:p>24.8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35.7" calcext:value-type="float">
            <text:p>35.7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53];[.AF53];[.AI53])" office:value-type="float" office:value="31.3666666666667" calcext:value-type="float">
            <text:p>31.3666666666667</text:p>
          </table:table-cell>
          <table:table-cell table:formula="of:=AVERAGE([.AD53];[.AG53];[.AJ53])" office:value-type="float" office:value="248.177333333333" calcext:value-type="float">
            <text:p>248.177333333333</text:p>
          </table:table-cell>
          <table:table-cell table:formula="of:=AVERAGE([.AE53];[.AH53];[.AK53])" office:value-type="float" office:value="2630.51733333333" calcext:value-type="float">
            <text:p>2630.51733333333</text:p>
          </table:table-cell>
          <table:table-cell table:number-columns-repeated="2"/>
          <table:table-cell table:formula="of:=[.A53]+[.O53]+[.AC53]" office:value-type="float" office:value="95.9" calcext:value-type="float">
            <text:p>95.9</text:p>
          </table:table-cell>
          <table:table-cell table:formula="of:=[.B53]+[.P53]+[.AD53]" office:value-type="float" office:value="581.274" calcext:value-type="float">
            <text:p>581.274</text:p>
          </table:table-cell>
          <table:table-cell table:formula="of:=[.C53]+[.Q53]+[.AE53]" office:value-type="float" office:value="3331.371" calcext:value-type="float">
            <text:p>3331.371</text:p>
          </table:table-cell>
          <table:table-cell table:formula="of:=[.D53]+[.R53]+[.AF53]" office:value-type="float" office:value="94.1" calcext:value-type="float">
            <text:p>94.1</text:p>
          </table:table-cell>
          <table:table-cell table:formula="of:=[.E53]+[.S53]+[.AG53]" office:value-type="float" office:value="586.708" calcext:value-type="float">
            <text:p>586.708</text:p>
          </table:table-cell>
          <table:table-cell table:formula="of:=[.F53]+[.T53]+[.AH53]" office:value-type="float" office:value="3345.332" calcext:value-type="float">
            <text:p>3345.332</text:p>
          </table:table-cell>
          <table:table-cell table:formula="of:=[.G53]+[.U53]+[.AI53]" office:value-type="float" office:value="91.2" calcext:value-type="float">
            <text:p>91.2</text:p>
          </table:table-cell>
          <table:table-cell table:formula="of:=[.H53]+[.V53]+[.AJ53]" office:value-type="float" office:value="606.274" calcext:value-type="float">
            <text:p>606.274</text:p>
          </table:table-cell>
          <table:table-cell table:formula="of:=[.I53]+[.W53]+[.AK53]" office:value-type="float" office:value="3362.555" calcext:value-type="float">
            <text:p>3362.555</text:p>
          </table:table-cell>
          <table:table-cell table:formula="of:=AVERAGE([.AQ53];[.AT53];[.AW53])" office:value-type="float" office:value="93.7333333333333" calcext:value-type="float">
            <text:p>93.7333333333333</text:p>
          </table:table-cell>
          <table:table-cell table:formula="of:=AVERAGE([.AR53];[.AU53];[.AX53])" office:value-type="float" office:value="591.418666666667" calcext:value-type="float">
            <text:p>591.418666666667</text:p>
          </table:table-cell>
          <table:table-cell table:formula="of:=AVERAGE([.AS53];[.AV53];[.AY53])" office:value-type="float" office:value="3346.41933333333" calcext:value-type="float">
            <text:p>3346.41933333333</text:p>
          </table:table-cell>
          <table:table-cell table:number-columns-repeated="2"/>
          <table:table-cell table:formula="of:=[.CG53]-[.BS53]" office:value-type="float" office:value="7" calcext:value-type="float">
            <text:p>7</text:p>
          </table:table-cell>
          <table:table-cell table:formula="of:=[.CH53]-[.BT53]" office:value-type="float" office:value="50.246" calcext:value-type="float">
            <text:p>50.246</text:p>
          </table:table-cell>
          <table:table-cell table:formula="of:=[.CI53]-[.BU53]" office:value-type="float" office:value="187.196" calcext:value-type="float">
            <text:p>187.196</text:p>
          </table:table-cell>
          <table:table-cell table:formula="of:=[.CJ53]-[.BV53]" office:value-type="float" office:value="8" calcext:value-type="float">
            <text:p>8</text:p>
          </table:table-cell>
          <table:table-cell table:formula="of:=[.CK53]-[.BW53]" office:value-type="float" office:value="47.832" calcext:value-type="float">
            <text:p>47.832</text:p>
          </table:table-cell>
          <table:table-cell table:formula="of:=[.CL53]-[.BX53]" office:value-type="float" office:value="186.68" calcext:value-type="float">
            <text:p>186.68</text:p>
          </table:table-cell>
          <table:table-cell table:formula="of:=[.CM53]-[.BY53]" office:value-type="float" office:value="5" calcext:value-type="float">
            <text:p>5</text:p>
          </table:table-cell>
          <table:table-cell table:formula="of:=[.CN53]-[.BZ53]" office:value-type="float" office:value="50.293" calcext:value-type="float">
            <text:p>50.293</text:p>
          </table:table-cell>
          <table:table-cell table:formula="of:=[.CO53]-[.CA53]" office:value-type="float" office:value="187.195" calcext:value-type="float">
            <text:p>187.195</text:p>
          </table:table-cell>
          <table:table-cell table:formula="of:=AVERAGE([.BE53];[.BH53];[.BK53])" office:value-type="float" office:value="6.66666666666667" calcext:value-type="float">
            <text:p>6.66666666666667</text:p>
          </table:table-cell>
          <table:table-cell table:formula="of:=AVERAGE([.BF53];[.BI53];[.BL53])" office:value-type="float" office:value="49.457" calcext:value-type="float">
            <text:p>49.457</text:p>
          </table:table-cell>
          <table:table-cell table:formula="of:=AVERAGE([.BG53];[.BJ53];[.BM53])" office:value-type="float" office:value="187.023666666667" calcext:value-type="float">
            <text:p>187.023666666667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203.098" calcext:value-type="float">
            <text:p>203.098</text:p>
          </table:table-cell>
          <table:table-cell office:value-type="float" office:value="2597.023" calcext:value-type="float">
            <text:p>2597.023</text:p>
          </table:table-cell>
          <table:table-cell office:value-type="float" office:value="0" calcext:value-type="float">
            <text:p>0</text:p>
          </table:table-cell>
          <table:table-cell office:value-type="float" office:value="205.07" calcext:value-type="float">
            <text:p>205.07</text:p>
          </table:table-cell>
          <table:table-cell office:value-type="float" office:value="2602.992" calcext:value-type="float">
            <text:p>2602.992</text:p>
          </table:table-cell>
          <table:table-cell office:value-type="float" office:value="0" calcext:value-type="float">
            <text:p>0</text:p>
          </table:table-cell>
          <table:table-cell office:value-type="float" office:value="200.773" calcext:value-type="float">
            <text:p>200.773</text:p>
          </table:table-cell>
          <table:table-cell office:value-type="float" office:value="2595.055" calcext:value-type="float">
            <text:p>2595.055</text:p>
          </table:table-cell>
          <table:table-cell table:formula="of:=AVERAGE([.BS53];[.BV53];[.BY53])" office:value-type="float" office:value="14.8333333333333" calcext:value-type="float">
            <text:p>14.8333333333333</text:p>
          </table:table-cell>
          <table:table-cell table:formula="of:=AVERAGE([.BT53];[.BW53];[.BZ53])" office:value-type="float" office:value="202.980333333333" calcext:value-type="float">
            <text:p>202.980333333333</text:p>
          </table:table-cell>
          <table:table-cell table:formula="of:=AVERAGE([.BU53];[.BX53];[.CA53])" office:value-type="float" office:value="2598.35666666667" calcext:value-type="float">
            <text:p>2598.35666666667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253.344" calcext:value-type="float">
            <text:p>253.344</text:p>
          </table:table-cell>
          <table:table-cell office:value-type="float" office:value="2784.219" calcext:value-type="float">
            <text:p>2784.219</text:p>
          </table:table-cell>
          <table:table-cell office:value-type="float" office:value="8" calcext:value-type="float">
            <text:p>8</text:p>
          </table:table-cell>
          <table:table-cell office:value-type="float" office:value="252.902" calcext:value-type="float">
            <text:p>252.902</text:p>
          </table:table-cell>
          <table:table-cell office:value-type="float" office:value="2789.672" calcext:value-type="float">
            <text:p>2789.672</text:p>
          </table:table-cell>
          <table:table-cell office:value-type="float" office:value="5" calcext:value-type="float">
            <text:p>5</text:p>
          </table:table-cell>
          <table:table-cell office:value-type="float" office:value="251.066" calcext:value-type="float">
            <text:p>251.066</text:p>
          </table:table-cell>
          <table:table-cell office:value-type="float" office:value="2782.25" calcext:value-type="float">
            <text:p>2782.25</text:p>
          </table:table-cell>
          <table:table-cell table:formula="of:=AVERAGE([.CG53];[.CJ53];[.CM53])" office:value-type="float" office:value="21.5" calcext:value-type="float">
            <text:p>21.5</text:p>
          </table:table-cell>
          <table:table-cell table:formula="of:=AVERAGE([.CH53];[.CK53];[.CN53])" office:value-type="float" office:value="252.437333333333" calcext:value-type="float">
            <text:p>252.437333333333</text:p>
          </table:table-cell>
          <table:table-cell table:formula="of:=AVERAGE([.CI53];[.CL53];[.CO53])" office:value-type="float" office:value="2785.38033333333" calcext:value-type="float">
            <text:p>2785.3803333333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97.852" calcext:value-type="float">
            <text:p>297.852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6.6" calcext:value-type="float">
            <text:p>36.6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6.6" calcext:value-type="float">
            <text:p>36.6</text:p>
          </table:table-cell>
          <table:table-cell office:value-type="float" office:value="324.418" calcext:value-type="float">
            <text:p>324.418</text:p>
          </table:table-cell>
          <table:table-cell office:value-type="float" office:value="648.023" calcext:value-type="float">
            <text:p>648.023</text:p>
          </table:table-cell>
          <table:table-cell table:formula="of:=AVERAGE([.A54];[.D54];[.G54])" office:value-type="float" office:value="34.9333333333333" calcext:value-type="float">
            <text:p>34.9333333333333</text:p>
          </table:table-cell>
          <table:table-cell table:formula="of:=AVERAGE([.B54];[.E54];[.H54])" office:value-type="float" office:value="308.440333333333" calcext:value-type="float">
            <text:p>308.440333333333</text:p>
          </table:table-cell>
          <table:table-cell table:formula="of:=AVERAGE([.C54];[.F54];[.I54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6" calcext:value-type="float">
            <text:p>3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5" calcext:value-type="float">
            <text:p>3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54];[.R54];[.U54])" office:value-type="float" office:value="28.9333333333333" calcext:value-type="float">
            <text:p>28.9333333333333</text:p>
          </table:table-cell>
          <table:table-cell table:formula="of:=AVERAGE([.P54];[.S54];[.V54])" office:value-type="float" office:value="35.145" calcext:value-type="float">
            <text:p>35.145</text:p>
          </table:table-cell>
          <table:table-cell table:formula="of:=AVERAGE([.Q54];[.T54];[.W54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5.5" calcext:value-type="float">
            <text:p>35.5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24.8" calcext:value-type="float">
            <text:p>24.8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28.8" calcext:value-type="float">
            <text:p>28.8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54];[.AF54];[.AI54])" office:value-type="float" office:value="29.7" calcext:value-type="float">
            <text:p>29.7</text:p>
          </table:table-cell>
          <table:table-cell table:formula="of:=AVERAGE([.AD54];[.AG54];[.AJ54])" office:value-type="float" office:value="250.177333333333" calcext:value-type="float">
            <text:p>250.177333333333</text:p>
          </table:table-cell>
          <table:table-cell table:formula="of:=AVERAGE([.AE54];[.AH54];[.AK54])" office:value-type="float" office:value="2632.51733333333" calcext:value-type="float">
            <text:p>2632.51733333333</text:p>
          </table:table-cell>
          <table:table-cell table:number-columns-repeated="2"/>
          <table:table-cell table:formula="of:=[.A54]+[.O54]+[.AC54]" office:value-type="float" office:value="92.8" calcext:value-type="float">
            <text:p>92.8</text:p>
          </table:table-cell>
          <table:table-cell table:formula="of:=[.B54]+[.P54]+[.AD54]" office:value-type="float" office:value="585.958" calcext:value-type="float">
            <text:p>585.958</text:p>
          </table:table-cell>
          <table:table-cell table:formula="of:=[.C54]+[.Q54]+[.AE54]" office:value-type="float" office:value="3335.371" calcext:value-type="float">
            <text:p>3335.371</text:p>
          </table:table-cell>
          <table:table-cell table:formula="of:=[.D54]+[.R54]+[.AF54]" office:value-type="float" office:value="92" calcext:value-type="float">
            <text:p>92</text:p>
          </table:table-cell>
          <table:table-cell table:formula="of:=[.E54]+[.S54]+[.AG54]" office:value-type="float" office:value="588.997" calcext:value-type="float">
            <text:p>588.997</text:p>
          </table:table-cell>
          <table:table-cell table:formula="of:=[.F54]+[.T54]+[.AH54]" office:value-type="float" office:value="3347.332" calcext:value-type="float">
            <text:p>3347.332</text:p>
          </table:table-cell>
          <table:table-cell table:formula="of:=[.G54]+[.U54]+[.AI54]" office:value-type="float" office:value="95.9" calcext:value-type="float">
            <text:p>95.9</text:p>
          </table:table-cell>
          <table:table-cell table:formula="of:=[.H54]+[.V54]+[.AJ54]" office:value-type="float" office:value="606.333" calcext:value-type="float">
            <text:p>606.333</text:p>
          </table:table-cell>
          <table:table-cell table:formula="of:=[.I54]+[.W54]+[.AK54]" office:value-type="float" office:value="3362.555" calcext:value-type="float">
            <text:p>3362.555</text:p>
          </table:table-cell>
          <table:table-cell table:formula="of:=AVERAGE([.AQ54];[.AT54];[.AW54])" office:value-type="float" office:value="93.5666666666667" calcext:value-type="float">
            <text:p>93.5666666666667</text:p>
          </table:table-cell>
          <table:table-cell table:formula="of:=AVERAGE([.AR54];[.AU54];[.AX54])" office:value-type="float" office:value="593.762666666667" calcext:value-type="float">
            <text:p>593.762666666667</text:p>
          </table:table-cell>
          <table:table-cell table:formula="of:=AVERAGE([.AS54];[.AV54];[.AY54])" office:value-type="float" office:value="3348.41933333333" calcext:value-type="float">
            <text:p>3348.41933333333</text:p>
          </table:table-cell>
          <table:table-cell table:number-columns-repeated="2"/>
          <table:table-cell table:formula="of:=[.CG54]-[.BS54]" office:value-type="float" office:value="7" calcext:value-type="float">
            <text:p>7</text:p>
          </table:table-cell>
          <table:table-cell table:formula="of:=[.CH54]-[.BT54]" office:value-type="float" office:value="50.246" calcext:value-type="float">
            <text:p>50.246</text:p>
          </table:table-cell>
          <table:table-cell table:formula="of:=[.CI54]-[.BU54]" office:value-type="float" office:value="187.195" calcext:value-type="float">
            <text:p>187.195</text:p>
          </table:table-cell>
          <table:table-cell table:formula="of:=[.CJ54]-[.BV54]" office:value-type="float" office:value="9.8" calcext:value-type="float">
            <text:p>9.8</text:p>
          </table:table-cell>
          <table:table-cell table:formula="of:=[.CK54]-[.BW54]" office:value-type="float" office:value="48.278" calcext:value-type="float">
            <text:p>48.278</text:p>
          </table:table-cell>
          <table:table-cell table:formula="of:=[.CL54]-[.BX54]" office:value-type="float" office:value="185.195" calcext:value-type="float">
            <text:p>185.195</text:p>
          </table:table-cell>
          <table:table-cell table:formula="of:=[.CM54]-[.BY54]" office:value-type="float" office:value="8.9" calcext:value-type="float">
            <text:p>8.9</text:p>
          </table:table-cell>
          <table:table-cell table:formula="of:=[.CN54]-[.BZ54]" office:value-type="float" office:value="50.293" calcext:value-type="float">
            <text:p>50.293</text:p>
          </table:table-cell>
          <table:table-cell table:formula="of:=[.CO54]-[.CA54]" office:value-type="float" office:value="187.195" calcext:value-type="float">
            <text:p>187.195</text:p>
          </table:table-cell>
          <table:table-cell table:formula="of:=AVERAGE([.BE54];[.BH54];[.BK54])" office:value-type="float" office:value="8.56666666666667" calcext:value-type="float">
            <text:p>8.56666666666667</text:p>
          </table:table-cell>
          <table:table-cell table:formula="of:=AVERAGE([.BF54];[.BI54];[.BL54])" office:value-type="float" office:value="49.6056666666667" calcext:value-type="float">
            <text:p>49.6056666666667</text:p>
          </table:table-cell>
          <table:table-cell table:formula="of:=AVERAGE([.BG54];[.BJ54];[.BM54])" office:value-type="float" office:value="186.528333333334" calcext:value-type="float">
            <text:p>186.528333333334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2605.129" calcext:value-type="float">
            <text:p>2605.129</text:p>
          </table:table-cell>
          <table:table-cell office:value-type="float" office:value="0" calcext:value-type="float">
            <text:p>0</text:p>
          </table:table-cell>
          <table:table-cell office:value-type="float" office:value="202.574" calcext:value-type="float">
            <text:p>202.574</text:p>
          </table:table-cell>
          <table:table-cell office:value-type="float" office:value="2597.008" calcext:value-type="float">
            <text:p>2597.008</text:p>
          </table:table-cell>
          <table:table-cell office:value-type="float" office:value="22.8" calcext:value-type="float">
            <text:p>22.8</text:p>
          </table:table-cell>
          <table:table-cell office:value-type="float" office:value="204.996" calcext:value-type="float">
            <text:p>204.996</text:p>
          </table:table-cell>
          <table:table-cell office:value-type="float" office:value="2599.18" calcext:value-type="float">
            <text:p>2599.18</text:p>
          </table:table-cell>
          <table:table-cell table:formula="of:=AVERAGE([.BS54];[.BV54];[.BY54])" office:value-type="float" office:value="17.1666666666667" calcext:value-type="float">
            <text:p>17.1666666666667</text:p>
          </table:table-cell>
          <table:table-cell table:formula="of:=AVERAGE([.BT54];[.BW54];[.BZ54])" office:value-type="float" office:value="206.277333333333" calcext:value-type="float">
            <text:p>206.277333333333</text:p>
          </table:table-cell>
          <table:table-cell table:formula="of:=AVERAGE([.BU54];[.BX54];[.CA54])" office:value-type="float" office:value="2600.439" calcext:value-type="float">
            <text:p>2600.439</text:p>
          </table:table-cell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261.508" calcext:value-type="float">
            <text:p>261.508</text:p>
          </table:table-cell>
          <table:table-cell office:value-type="float" office:value="2792.324" calcext:value-type="float">
            <text:p>2792.324</text:p>
          </table:table-cell>
          <table:table-cell office:value-type="float" office:value="9.8" calcext:value-type="float">
            <text:p>9.8</text:p>
          </table:table-cell>
          <table:table-cell office:value-type="float" office:value="250.852" calcext:value-type="float">
            <text:p>250.852</text:p>
          </table:table-cell>
          <table:table-cell office:value-type="float" office:value="2782.203" calcext:value-type="float">
            <text:p>2782.203</text:p>
          </table:table-cell>
          <table:table-cell office:value-type="float" office:value="31.7" calcext:value-type="float">
            <text:p>31.7</text:p>
          </table:table-cell>
          <table:table-cell office:value-type="float" office:value="255.289" calcext:value-type="float">
            <text:p>255.289</text:p>
          </table:table-cell>
          <table:table-cell office:value-type="float" office:value="2786.375" calcext:value-type="float">
            <text:p>2786.375</text:p>
          </table:table-cell>
          <table:table-cell table:formula="of:=AVERAGE([.CG54];[.CJ54];[.CM54])" office:value-type="float" office:value="25.7333333333333" calcext:value-type="float">
            <text:p>25.7333333333333</text:p>
          </table:table-cell>
          <table:table-cell table:formula="of:=AVERAGE([.CH54];[.CK54];[.CN54])" office:value-type="float" office:value="255.883" calcext:value-type="float">
            <text:p>255.883</text:p>
          </table:table-cell>
          <table:table-cell table:formula="of:=AVERAGE([.CI54];[.CL54];[.CO54])" office:value-type="float" office:value="2786.96733333333" calcext:value-type="float">
            <text:p>2786.9673333333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98.168" calcext:value-type="float">
            <text:p>298.168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1.7" calcext:value-type="float">
            <text:p>31.7</text:p>
          </table:table-cell>
          <table:table-cell office:value-type="float" office:value="303.363" calcext:value-type="float">
            <text:p>303.363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8.6" calcext:value-type="float">
            <text:p>38.6</text:p>
          </table:table-cell>
          <table:table-cell office:value-type="float" office:value="324.789" calcext:value-type="float">
            <text:p>324.789</text:p>
          </table:table-cell>
          <table:table-cell office:value-type="float" office:value="648.023" calcext:value-type="float">
            <text:p>648.023</text:p>
          </table:table-cell>
          <table:table-cell table:formula="of:=AVERAGE([.A55];[.D55];[.G55])" office:value-type="float" office:value="33.9666666666667" calcext:value-type="float">
            <text:p>33.9666666666667</text:p>
          </table:table-cell>
          <table:table-cell table:formula="of:=AVERAGE([.B55];[.E55];[.H55])" office:value-type="float" office:value="308.773333333333" calcext:value-type="float">
            <text:p>308.773333333333</text:p>
          </table:table-cell>
          <table:table-cell table:formula="of:=AVERAGE([.C55];[.F55];[.I55])" office:value-type="float" office:value="630.689666666667" calcext:value-type="float">
            <text:p>630.689666666667</text:p>
          </table:table-cell>
          <table:table-cell table:number-columns-repeated="2"/>
          <table:table-cell office:value-type="float" office:value="23.7" calcext:value-type="float">
            <text:p>2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5];[.R55];[.U55])" office:value-type="float" office:value="25.7" calcext:value-type="float">
            <text:p>25.7</text:p>
          </table:table-cell>
          <table:table-cell table:formula="of:=AVERAGE([.P55];[.S55];[.V55])" office:value-type="float" office:value="35.145" calcext:value-type="float">
            <text:p>35.145</text:p>
          </table:table-cell>
          <table:table-cell table:formula="of:=AVERAGE([.Q55];[.T55];[.W55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6.7" calcext:value-type="float">
            <text:p>36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27.8" calcext:value-type="float">
            <text:p>27.8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55];[.AF55];[.AI55])" office:value-type="float" office:value="33.7" calcext:value-type="float">
            <text:p>33.7</text:p>
          </table:table-cell>
          <table:table-cell table:formula="of:=AVERAGE([.AD55];[.AG55];[.AJ55])" office:value-type="float" office:value="252.177333333333" calcext:value-type="float">
            <text:p>252.177333333333</text:p>
          </table:table-cell>
          <table:table-cell table:formula="of:=AVERAGE([.AE55];[.AH55];[.AK55])" office:value-type="float" office:value="2634.51733333333" calcext:value-type="float">
            <text:p>2634.51733333333</text:p>
          </table:table-cell>
          <table:table-cell table:number-columns-repeated="2"/>
          <table:table-cell table:formula="of:=[.A55]+[.O55]+[.AC55]" office:value-type="float" office:value="91.9" calcext:value-type="float">
            <text:p>91.9</text:p>
          </table:table-cell>
          <table:table-cell table:formula="of:=[.B55]+[.P55]+[.AD55]" office:value-type="float" office:value="586.274" calcext:value-type="float">
            <text:p>586.274</text:p>
          </table:table-cell>
          <table:table-cell table:formula="of:=[.C55]+[.Q55]+[.AE55]" office:value-type="float" office:value="3335.633" calcext:value-type="float">
            <text:p>3335.633</text:p>
          </table:table-cell>
          <table:table-cell table:formula="of:=[.D55]+[.R55]+[.AF55]" office:value-type="float" office:value="94.1" calcext:value-type="float">
            <text:p>94.1</text:p>
          </table:table-cell>
          <table:table-cell table:formula="of:=[.E55]+[.S55]+[.AG55]" office:value-type="float" office:value="591.309" calcext:value-type="float">
            <text:p>591.309</text:p>
          </table:table-cell>
          <table:table-cell table:formula="of:=[.F55]+[.T55]+[.AH55]" office:value-type="float" office:value="3349.332" calcext:value-type="float">
            <text:p>3349.332</text:p>
          </table:table-cell>
          <table:table-cell table:formula="of:=[.G55]+[.U55]+[.AI55]" office:value-type="float" office:value="94.1" calcext:value-type="float">
            <text:p>94.1</text:p>
          </table:table-cell>
          <table:table-cell table:formula="of:=[.H55]+[.V55]+[.AJ55]" office:value-type="float" office:value="610.704" calcext:value-type="float">
            <text:p>610.704</text:p>
          </table:table-cell>
          <table:table-cell table:formula="of:=[.I55]+[.W55]+[.AK55]" office:value-type="float" office:value="3366.293" calcext:value-type="float">
            <text:p>3366.293</text:p>
          </table:table-cell>
          <table:table-cell table:formula="of:=AVERAGE([.AQ55];[.AT55];[.AW55])" office:value-type="float" office:value="93.3666666666667" calcext:value-type="float">
            <text:p>93.3666666666667</text:p>
          </table:table-cell>
          <table:table-cell table:formula="of:=AVERAGE([.AR55];[.AU55];[.AX55])" office:value-type="float" office:value="596.095666666667" calcext:value-type="float">
            <text:p>596.095666666667</text:p>
          </table:table-cell>
          <table:table-cell table:formula="of:=AVERAGE([.AS55];[.AV55];[.AY55])" office:value-type="float" office:value="3350.41933333333" calcext:value-type="float">
            <text:p>3350.41933333333</text:p>
          </table:table-cell>
          <table:table-cell table:number-columns-repeated="2"/>
          <table:table-cell table:formula="of:=[.CG55]-[.BS55]" office:value-type="float" office:value="8" calcext:value-type="float">
            <text:p>8</text:p>
          </table:table-cell>
          <table:table-cell table:formula="of:=[.CH55]-[.BT55]" office:value-type="float" office:value="50.246" calcext:value-type="float">
            <text:p>50.246</text:p>
          </table:table-cell>
          <table:table-cell table:formula="of:=[.CI55]-[.BU55]" office:value-type="float" office:value="187.196" calcext:value-type="float">
            <text:p>187.196</text:p>
          </table:table-cell>
          <table:table-cell table:formula="of:=[.CJ55]-[.BV55]" office:value-type="float" office:value="7" calcext:value-type="float">
            <text:p>7</text:p>
          </table:table-cell>
          <table:table-cell table:formula="of:=[.CK55]-[.BW55]" office:value-type="float" office:value="50.277" calcext:value-type="float">
            <text:p>50.277</text:p>
          </table:table-cell>
          <table:table-cell table:formula="of:=[.CL55]-[.BX55]" office:value-type="float" office:value="187.195" calcext:value-type="float">
            <text:p>187.195</text:p>
          </table:table-cell>
          <table:table-cell table:formula="of:=[.CM55]-[.BY55]" office:value-type="float" office:value="9.10000000000001" calcext:value-type="float">
            <text:p>9.10000000000001</text:p>
          </table:table-cell>
          <table:table-cell table:formula="of:=[.CN55]-[.BZ55]" office:value-type="float" office:value="50.293" calcext:value-type="float">
            <text:p>50.293</text:p>
          </table:table-cell>
          <table:table-cell table:formula="of:=[.CO55]-[.CA55]" office:value-type="float" office:value="187.195" calcext:value-type="float">
            <text:p>187.195</text:p>
          </table:table-cell>
          <table:table-cell table:formula="of:=AVERAGE([.BE55];[.BH55];[.BK55])" office:value-type="float" office:value="8.03333333333334" calcext:value-type="float">
            <text:p>8.03333333333334</text:p>
          </table:table-cell>
          <table:table-cell table:formula="of:=AVERAGE([.BF55];[.BI55];[.BL55])" office:value-type="float" office:value="50.272" calcext:value-type="float">
            <text:p>50.272</text:p>
          </table:table-cell>
          <table:table-cell table:formula="of:=AVERAGE([.BG55];[.BJ55];[.BM55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6.988" calcext:value-type="float">
            <text:p>206.988</text:p>
          </table:table-cell>
          <table:table-cell office:value-type="float" office:value="2601.105" calcext:value-type="float">
            <text:p>2601.105</text:p>
          </table:table-cell>
          <table:table-cell office:value-type="float" office:value="0" calcext:value-type="float">
            <text:p>0</text:p>
          </table:table-cell>
          <table:table-cell office:value-type="float" office:value="202.836" calcext:value-type="float">
            <text:p>202.836</text:p>
          </table:table-cell>
          <table:table-cell office:value-type="float" office:value="2596.926" calcext:value-type="float">
            <text:p>2596.926</text:p>
          </table:table-cell>
          <table:table-cell office:value-type="float" office:value="61.3" calcext:value-type="float">
            <text:p>61.3</text:p>
          </table:table-cell>
          <table:table-cell office:value-type="float" office:value="139.543" calcext:value-type="float">
            <text:p>139.543</text:p>
          </table:table-cell>
          <table:table-cell office:value-type="float" office:value="1944.461" calcext:value-type="float">
            <text:p>1944.461</text:p>
          </table:table-cell>
          <table:table-cell table:formula="of:=AVERAGE([.BS55];[.BV55];[.BY55])" office:value-type="float" office:value="20.4333333333333" calcext:value-type="float">
            <text:p>20.4333333333333</text:p>
          </table:table-cell>
          <table:table-cell table:formula="of:=AVERAGE([.BT55];[.BW55];[.BZ55])" office:value-type="float" office:value="183.122333333333" calcext:value-type="float">
            <text:p>183.122333333333</text:p>
          </table:table-cell>
          <table:table-cell table:formula="of:=AVERAGE([.BU55];[.BX55];[.CA55])" office:value-type="float" office:value="2380.83066666667" calcext:value-type="float">
            <text:p>2380.830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7.234" calcext:value-type="float">
            <text:p>257.234</text:p>
          </table:table-cell>
          <table:table-cell office:value-type="float" office:value="2788.301" calcext:value-type="float">
            <text:p>2788.301</text:p>
          </table:table-cell>
          <table:table-cell office:value-type="float" office:value="7" calcext:value-type="float">
            <text:p>7</text:p>
          </table:table-cell>
          <table:table-cell office:value-type="float" office:value="253.113" calcext:value-type="float">
            <text:p>253.113</text:p>
          </table:table-cell>
          <table:table-cell office:value-type="float" office:value="2784.121" calcext:value-type="float">
            <text:p>2784.121</text:p>
          </table:table-cell>
          <table:table-cell office:value-type="float" office:value="70.4" calcext:value-type="float">
            <text:p>70.4</text:p>
          </table:table-cell>
          <table:table-cell office:value-type="float" office:value="189.836" calcext:value-type="float">
            <text:p>189.836</text:p>
          </table:table-cell>
          <table:table-cell office:value-type="float" office:value="2131.656" calcext:value-type="float">
            <text:p>2131.656</text:p>
          </table:table-cell>
          <table:table-cell table:formula="of:=AVERAGE([.CG55];[.CJ55];[.CM55])" office:value-type="float" office:value="28.4666666666667" calcext:value-type="float">
            <text:p>28.4666666666667</text:p>
          </table:table-cell>
          <table:table-cell table:formula="of:=AVERAGE([.CH55];[.CK55];[.CN55])" office:value-type="float" office:value="233.394333333333" calcext:value-type="float">
            <text:p>233.394333333333</text:p>
          </table:table-cell>
          <table:table-cell table:formula="of:=AVERAGE([.CI55];[.CL55];[.CO55])" office:value-type="float" office:value="2568.026" calcext:value-type="float">
            <text:p>2568.02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98.266" calcext:value-type="float">
            <text:p>298.266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0.7" calcext:value-type="float">
            <text:p>30.7</text:p>
          </table:table-cell>
          <table:table-cell office:value-type="float" office:value="302.699" calcext:value-type="float">
            <text:p>302.699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7.7" calcext:value-type="float">
            <text:p>37.7</text:p>
          </table:table-cell>
          <table:table-cell office:value-type="float" office:value="324.98" calcext:value-type="float">
            <text:p>324.98</text:p>
          </table:table-cell>
          <table:table-cell office:value-type="float" office:value="651.023" calcext:value-type="float">
            <text:p>651.023</text:p>
          </table:table-cell>
          <table:table-cell table:formula="of:=AVERAGE([.A56];[.D56];[.G56])" office:value-type="float" office:value="33.6666666666667" calcext:value-type="float">
            <text:p>33.6666666666667</text:p>
          </table:table-cell>
          <table:table-cell table:formula="of:=AVERAGE([.B56];[.E56];[.H56])" office:value-type="float" office:value="308.648333333333" calcext:value-type="float">
            <text:p>308.648333333333</text:p>
          </table:table-cell>
          <table:table-cell table:formula="of:=AVERAGE([.C56];[.F56];[.I56])" office:value-type="float" office:value="631.689666666667" calcext:value-type="float">
            <text:p>631.689666666667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3.7" calcext:value-type="float">
            <text:p>2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6];[.R56];[.U56])" office:value-type="float" office:value="26.3666666666667" calcext:value-type="float">
            <text:p>26.3666666666667</text:p>
          </table:table-cell>
          <table:table-cell table:formula="of:=AVERAGE([.P56];[.S56];[.V56])" office:value-type="float" office:value="35.145" calcext:value-type="float">
            <text:p>35.145</text:p>
          </table:table-cell>
          <table:table-cell table:formula="of:=AVERAGE([.Q56];[.T56];[.W56])" office:value-type="float" office:value="85.125" calcext:value-type="float">
            <text:p>85.125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8.7" calcext:value-type="float">
            <text:p>38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23.8" calcext:value-type="float">
            <text:p>23.8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56];[.AF56];[.AI56])" office:value-type="float" office:value="31.7333333333333" calcext:value-type="float">
            <text:p>31.7333333333333</text:p>
          </table:table-cell>
          <table:table-cell table:formula="of:=AVERAGE([.AD56];[.AG56];[.AJ56])" office:value-type="float" office:value="252.844" calcext:value-type="float">
            <text:p>252.844</text:p>
          </table:table-cell>
          <table:table-cell table:formula="of:=AVERAGE([.AE56];[.AH56];[.AK56])" office:value-type="float" office:value="2635.184" calcext:value-type="float">
            <text:p>2635.184</text:p>
          </table:table-cell>
          <table:table-cell table:number-columns-repeated="2"/>
          <table:table-cell table:formula="of:=[.A56]+[.O56]+[.AC56]" office:value-type="float" office:value="91" calcext:value-type="float">
            <text:p>91</text:p>
          </table:table-cell>
          <table:table-cell table:formula="of:=[.B56]+[.P56]+[.AD56]" office:value-type="float" office:value="588.372" calcext:value-type="float">
            <text:p>588.372</text:p>
          </table:table-cell>
          <table:table-cell table:formula="of:=[.C56]+[.Q56]+[.AE56]" office:value-type="float" office:value="3337.371" calcext:value-type="float">
            <text:p>3337.371</text:p>
          </table:table-cell>
          <table:table-cell table:formula="of:=[.D56]+[.R56]+[.AF56]" office:value-type="float" office:value="93.1" calcext:value-type="float">
            <text:p>93.1</text:p>
          </table:table-cell>
          <table:table-cell table:formula="of:=[.E56]+[.S56]+[.AG56]" office:value-type="float" office:value="588.645" calcext:value-type="float">
            <text:p>588.645</text:p>
          </table:table-cell>
          <table:table-cell table:formula="of:=[.F56]+[.T56]+[.AH56]" office:value-type="float" office:value="3347.332" calcext:value-type="float">
            <text:p>3347.332</text:p>
          </table:table-cell>
          <table:table-cell table:formula="of:=[.G56]+[.U56]+[.AI56]" office:value-type="float" office:value="91.2" calcext:value-type="float">
            <text:p>91.2</text:p>
          </table:table-cell>
          <table:table-cell table:formula="of:=[.H56]+[.V56]+[.AJ56]" office:value-type="float" office:value="612.895" calcext:value-type="float">
            <text:p>612.895</text:p>
          </table:table-cell>
          <table:table-cell table:formula="of:=[.I56]+[.W56]+[.AK56]" office:value-type="float" office:value="3371.293" calcext:value-type="float">
            <text:p>3371.293</text:p>
          </table:table-cell>
          <table:table-cell table:formula="of:=AVERAGE([.AQ56];[.AT56];[.AW56])" office:value-type="float" office:value="91.7666666666667" calcext:value-type="float">
            <text:p>91.7666666666667</text:p>
          </table:table-cell>
          <table:table-cell table:formula="of:=AVERAGE([.AR56];[.AU56];[.AX56])" office:value-type="float" office:value="596.637333333333" calcext:value-type="float">
            <text:p>596.637333333333</text:p>
          </table:table-cell>
          <table:table-cell table:formula="of:=AVERAGE([.AS56];[.AV56];[.AY56])" office:value-type="float" office:value="3351.99866666667" calcext:value-type="float">
            <text:p>3351.99866666667</text:p>
          </table:table-cell>
          <table:table-cell table:number-columns-repeated="2"/>
          <table:table-cell table:formula="of:=[.CG56]-[.BS56]" office:value-type="float" office:value="9.8" calcext:value-type="float">
            <text:p>9.8</text:p>
          </table:table-cell>
          <table:table-cell table:formula="of:=[.CH56]-[.BT56]" office:value-type="float" office:value="50.246" calcext:value-type="float">
            <text:p>50.246</text:p>
          </table:table-cell>
          <table:table-cell table:formula="of:=[.CI56]-[.BU56]" office:value-type="float" office:value="187.196" calcext:value-type="float">
            <text:p>187.196</text:p>
          </table:table-cell>
          <table:table-cell table:formula="of:=[.CJ56]-[.BV56]" office:value-type="float" office:value="5.9" calcext:value-type="float">
            <text:p>5.9</text:p>
          </table:table-cell>
          <table:table-cell table:formula="of:=[.CK56]-[.BW56]" office:value-type="float" office:value="50.278" calcext:value-type="float">
            <text:p>50.278</text:p>
          </table:table-cell>
          <table:table-cell table:formula="of:=[.CL56]-[.BX56]" office:value-type="float" office:value="187.196" calcext:value-type="float">
            <text:p>187.196</text:p>
          </table:table-cell>
          <table:table-cell table:formula="of:=[.CM56]-[.BY56]" office:value-type="float" office:value="8" calcext:value-type="float">
            <text:p>8</text:p>
          </table:table-cell>
          <table:table-cell table:formula="of:=[.CN56]-[.BZ56]" office:value-type="float" office:value="52.293" calcext:value-type="float">
            <text:p>52.293</text:p>
          </table:table-cell>
          <table:table-cell table:formula="of:=[.CO56]-[.CA56]" office:value-type="float" office:value="189.195" calcext:value-type="float">
            <text:p>189.195</text:p>
          </table:table-cell>
          <table:table-cell table:formula="of:=AVERAGE([.BE56];[.BH56];[.BK56])" office:value-type="float" office:value="7.9" calcext:value-type="float">
            <text:p>7.9</text:p>
          </table:table-cell>
          <table:table-cell table:formula="of:=AVERAGE([.BF56];[.BI56];[.BL56])" office:value-type="float" office:value="50.939" calcext:value-type="float">
            <text:p>50.939</text:p>
          </table:table-cell>
          <table:table-cell table:formula="of:=AVERAGE([.BG56];[.BJ56];[.BM56])" office:value-type="float" office:value="187.862333333333" calcext:value-type="float">
            <text:p>187.86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3.324" calcext:value-type="float">
            <text:p>203.324</text:p>
          </table:table-cell>
          <table:table-cell office:value-type="float" office:value="2597.148" calcext:value-type="float">
            <text:p>2597.148</text:p>
          </table:table-cell>
          <table:table-cell office:value-type="float" office:value="56.4" calcext:value-type="float">
            <text:p>56.4</text:p>
          </table:table-cell>
          <table:table-cell office:value-type="float" office:value="202.738" calcext:value-type="float">
            <text:p>202.738</text:p>
          </table:table-cell>
          <table:table-cell office:value-type="float" office:value="2597.062" calcext:value-type="float">
            <text:p>2597.062</text:p>
          </table:table-cell>
          <table:table-cell office:value-type="float" office:value="0" calcext:value-type="float">
            <text:p>0</text:p>
          </table:table-cell>
          <table:table-cell office:value-type="float" office:value="233.18" calcext:value-type="float">
            <text:p>233.18</text:p>
          </table:table-cell>
          <table:table-cell office:value-type="float" office:value="3240.641" calcext:value-type="float">
            <text:p>3240.641</text:p>
          </table:table-cell>
          <table:table-cell table:formula="of:=AVERAGE([.BS56];[.BV56];[.BY56])" office:value-type="float" office:value="18.8" calcext:value-type="float">
            <text:p>18.8</text:p>
          </table:table-cell>
          <table:table-cell table:formula="of:=AVERAGE([.BT56];[.BW56];[.BZ56])" office:value-type="float" office:value="213.080666666667" calcext:value-type="float">
            <text:p>213.080666666667</text:p>
          </table:table-cell>
          <table:table-cell table:formula="of:=AVERAGE([.BU56];[.BX56];[.CA56])" office:value-type="float" office:value="2811.617" calcext:value-type="float">
            <text:p>2811.617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253.57" calcext:value-type="float">
            <text:p>253.57</text:p>
          </table:table-cell>
          <table:table-cell office:value-type="float" office:value="2784.344" calcext:value-type="float">
            <text:p>2784.344</text:p>
          </table:table-cell>
          <table:table-cell office:value-type="float" office:value="62.3" calcext:value-type="float">
            <text:p>62.3</text:p>
          </table:table-cell>
          <table:table-cell office:value-type="float" office:value="253.016" calcext:value-type="float">
            <text:p>253.016</text:p>
          </table:table-cell>
          <table:table-cell office:value-type="float" office:value="2784.258" calcext:value-type="float">
            <text:p>2784.258</text:p>
          </table:table-cell>
          <table:table-cell office:value-type="float" office:value="8" calcext:value-type="float">
            <text:p>8</text:p>
          </table:table-cell>
          <table:table-cell office:value-type="float" office:value="285.473" calcext:value-type="float">
            <text:p>285.473</text:p>
          </table:table-cell>
          <table:table-cell office:value-type="float" office:value="3429.836" calcext:value-type="float">
            <text:p>3429.836</text:p>
          </table:table-cell>
          <table:table-cell table:formula="of:=AVERAGE([.CG56];[.CJ56];[.CM56])" office:value-type="float" office:value="26.7" calcext:value-type="float">
            <text:p>26.7</text:p>
          </table:table-cell>
          <table:table-cell table:formula="of:=AVERAGE([.CH56];[.CK56];[.CN56])" office:value-type="float" office:value="264.019666666667" calcext:value-type="float">
            <text:p>264.019666666667</text:p>
          </table:table-cell>
          <table:table-cell table:formula="of:=AVERAGE([.CI56];[.CL56];[.CO56])" office:value-type="float" office:value="2999.47933333333" calcext:value-type="float">
            <text:p>2999.47933333333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98.773" calcext:value-type="float">
            <text:p>298.773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0.6" calcext:value-type="float">
            <text:p>30.6</text:p>
          </table:table-cell>
          <table:table-cell office:value-type="float" office:value="302.906" calcext:value-type="float">
            <text:p>302.906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3.7" calcext:value-type="float">
            <text:p>33.7</text:p>
          </table:table-cell>
          <table:table-cell office:value-type="float" office:value="325.016" calcext:value-type="float">
            <text:p>325.016</text:p>
          </table:table-cell>
          <table:table-cell office:value-type="float" office:value="651.023" calcext:value-type="float">
            <text:p>651.023</text:p>
          </table:table-cell>
          <table:table-cell table:formula="of:=AVERAGE([.A57];[.D57];[.G57])" office:value-type="float" office:value="34.3" calcext:value-type="float">
            <text:p>34.3</text:p>
          </table:table-cell>
          <table:table-cell table:formula="of:=AVERAGE([.B57];[.E57];[.H57])" office:value-type="float" office:value="308.898333333333" calcext:value-type="float">
            <text:p>308.898333333333</text:p>
          </table:table-cell>
          <table:table-cell table:formula="of:=AVERAGE([.C57];[.F57];[.I57])" office:value-type="float" office:value="631.689666666667" calcext:value-type="float">
            <text:p>631.689666666667</text:p>
          </table:table-cell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57];[.R57];[.U57])" office:value-type="float" office:value="28.6333333333333" calcext:value-type="float">
            <text:p>28.6333333333333</text:p>
          </table:table-cell>
          <table:table-cell table:formula="of:=AVERAGE([.P57];[.S57];[.V57])" office:value-type="float" office:value="35.145" calcext:value-type="float">
            <text:p>35.145</text:p>
          </table:table-cell>
          <table:table-cell table:formula="of:=AVERAGE([.Q57];[.T57];[.W57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633.223" calcext:value-type="float">
            <text:p>2633.223</text:p>
          </table:table-cell>
          <table:table-cell office:value-type="float" office:value="38.7" calcext:value-type="float">
            <text:p>38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2.7" calcext:value-type="float">
            <text:p>32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57];[.AF57];[.AI57])" office:value-type="float" office:value="33.4" calcext:value-type="float">
            <text:p>33.4</text:p>
          </table:table-cell>
          <table:table-cell table:formula="of:=AVERAGE([.AD57];[.AG57];[.AJ57])" office:value-type="float" office:value="252.844" calcext:value-type="float">
            <text:p>252.844</text:p>
          </table:table-cell>
          <table:table-cell table:formula="of:=AVERAGE([.AE57];[.AH57];[.AK57])" office:value-type="float" office:value="2635.184" calcext:value-type="float">
            <text:p>2635.184</text:p>
          </table:table-cell>
          <table:table-cell table:number-columns-repeated="2"/>
          <table:table-cell table:formula="of:=[.A57]+[.O57]+[.AC57]" office:value-type="float" office:value="98" calcext:value-type="float">
            <text:p>98</text:p>
          </table:table-cell>
          <table:table-cell table:formula="of:=[.B57]+[.P57]+[.AD57]" office:value-type="float" office:value="584.879" calcext:value-type="float">
            <text:p>584.879</text:p>
          </table:table-cell>
          <table:table-cell table:formula="of:=[.C57]+[.Q57]+[.AE57]" office:value-type="float" office:value="3333.371" calcext:value-type="float">
            <text:p>3333.371</text:p>
          </table:table-cell>
          <table:table-cell table:formula="of:=[.D57]+[.R57]+[.AF57]" office:value-type="float" office:value="95" calcext:value-type="float">
            <text:p>95</text:p>
          </table:table-cell>
          <table:table-cell table:formula="of:=[.E57]+[.S57]+[.AG57]" office:value-type="float" office:value="590.852" calcext:value-type="float">
            <text:p>590.852</text:p>
          </table:table-cell>
          <table:table-cell table:formula="of:=[.F57]+[.T57]+[.AH57]" office:value-type="float" office:value="3349.594" calcext:value-type="float">
            <text:p>3349.594</text:p>
          </table:table-cell>
          <table:table-cell table:formula="of:=[.G57]+[.U57]+[.AI57]" office:value-type="float" office:value="96" calcext:value-type="float">
            <text:p>96</text:p>
          </table:table-cell>
          <table:table-cell table:formula="of:=[.H57]+[.V57]+[.AJ57]" office:value-type="float" office:value="614.931" calcext:value-type="float">
            <text:p>614.931</text:p>
          </table:table-cell>
          <table:table-cell table:formula="of:=[.I57]+[.W57]+[.AK57]" office:value-type="float" office:value="3373.555" calcext:value-type="float">
            <text:p>3373.555</text:p>
          </table:table-cell>
          <table:table-cell table:formula="of:=AVERAGE([.AQ57];[.AT57];[.AW57])" office:value-type="float" office:value="96.3333333333333" calcext:value-type="float">
            <text:p>96.3333333333333</text:p>
          </table:table-cell>
          <table:table-cell table:formula="of:=AVERAGE([.AR57];[.AU57];[.AX57])" office:value-type="float" office:value="596.887333333333" calcext:value-type="float">
            <text:p>596.887333333333</text:p>
          </table:table-cell>
          <table:table-cell table:formula="of:=AVERAGE([.AS57];[.AV57];[.AY57])" office:value-type="float" office:value="3352.17333333333" calcext:value-type="float">
            <text:p>3352.17333333333</text:p>
          </table:table-cell>
          <table:table-cell table:number-columns-repeated="2"/>
          <table:table-cell table:formula="of:=[.CG57]-[.BS57]" office:value-type="float" office:value="8" calcext:value-type="float">
            <text:p>8</text:p>
          </table:table-cell>
          <table:table-cell table:formula="of:=[.CH57]-[.BT57]" office:value-type="float" office:value="50.246" calcext:value-type="float">
            <text:p>50.246</text:p>
          </table:table-cell>
          <table:table-cell table:formula="of:=[.CI57]-[.BU57]" office:value-type="float" office:value="187.195" calcext:value-type="float">
            <text:p>187.195</text:p>
          </table:table-cell>
          <table:table-cell table:formula="of:=[.CJ57]-[.BV57]" office:value-type="float" office:value="8.7" calcext:value-type="float">
            <text:p>8.7</text:p>
          </table:table-cell>
          <table:table-cell table:formula="of:=[.CK57]-[.BW57]" office:value-type="float" office:value="50.278" calcext:value-type="float">
            <text:p>50.278</text:p>
          </table:table-cell>
          <table:table-cell table:formula="of:=[.CL57]-[.BX57]" office:value-type="float" office:value="187.195" calcext:value-type="float">
            <text:p>187.195</text:p>
          </table:table-cell>
          <table:table-cell table:formula="of:=[.CM57]-[.BY57]" office:value-type="float" office:value="7.9" calcext:value-type="float">
            <text:p>7.9</text:p>
          </table:table-cell>
          <table:table-cell table:formula="of:=[.CN57]-[.BZ57]" office:value-type="float" office:value="50.293" calcext:value-type="float">
            <text:p>50.293</text:p>
          </table:table-cell>
          <table:table-cell table:formula="of:=[.CO57]-[.CA57]" office:value-type="float" office:value="187.196" calcext:value-type="float">
            <text:p>187.196</text:p>
          </table:table-cell>
          <table:table-cell table:formula="of:=AVERAGE([.BE57];[.BH57];[.BK57])" office:value-type="float" office:value="8.2" calcext:value-type="float">
            <text:p>8.2</text:p>
          </table:table-cell>
          <table:table-cell table:formula="of:=AVERAGE([.BF57];[.BI57];[.BL57])" office:value-type="float" office:value="50.2723333333333" calcext:value-type="float">
            <text:p>50.2723333333333</text:p>
          </table:table-cell>
          <table:table-cell table:formula="of:=AVERAGE([.BG57];[.BJ57];[.BM57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207.422" calcext:value-type="float">
            <text:p>207.422</text:p>
          </table:table-cell>
          <table:table-cell office:value-type="float" office:value="2601.176" calcext:value-type="float">
            <text:p>2601.176</text:p>
          </table:table-cell>
          <table:table-cell office:value-type="float" office:value="10.9" calcext:value-type="float">
            <text:p>10.9</text:p>
          </table:table-cell>
          <table:table-cell office:value-type="float" office:value="209.316" calcext:value-type="float">
            <text:p>209.316</text:p>
          </table:table-cell>
          <table:table-cell office:value-type="float" office:value="2603.168" calcext:value-type="float">
            <text:p>2603.168</text:p>
          </table:table-cell>
          <table:table-cell office:value-type="float" office:value="24.7" calcext:value-type="float">
            <text:p>24.7</text:p>
          </table:table-cell>
          <table:table-cell office:value-type="float" office:value="206.918" calcext:value-type="float">
            <text:p>206.918</text:p>
          </table:table-cell>
          <table:table-cell office:value-type="float" office:value="2601.148" calcext:value-type="float">
            <text:p>2601.148</text:p>
          </table:table-cell>
          <table:table-cell table:formula="of:=AVERAGE([.BS57];[.BV57];[.BY57])" office:value-type="float" office:value="15.5" calcext:value-type="float">
            <text:p>15.5</text:p>
          </table:table-cell>
          <table:table-cell table:formula="of:=AVERAGE([.BT57];[.BW57];[.BZ57])" office:value-type="float" office:value="207.885333333333" calcext:value-type="float">
            <text:p>207.885333333333</text:p>
          </table:table-cell>
          <table:table-cell table:formula="of:=AVERAGE([.BU57];[.BX57];[.CA57])" office:value-type="float" office:value="2601.83066666667" calcext:value-type="float">
            <text:p>2601.83066666667</text:p>
          </table:table-cell>
          <table:table-cell table:number-columns-repeated="2"/>
          <table:table-cell office:value-type="float" office:value="18.9" calcext:value-type="float">
            <text:p>18.9</text:p>
          </table:table-cell>
          <table:table-cell office:value-type="float" office:value="257.668" calcext:value-type="float">
            <text:p>257.668</text:p>
          </table:table-cell>
          <table:table-cell office:value-type="float" office:value="2788.371" calcext:value-type="float">
            <text:p>2788.371</text:p>
          </table:table-cell>
          <table:table-cell office:value-type="float" office:value="19.6" calcext:value-type="float">
            <text:p>19.6</text:p>
          </table:table-cell>
          <table:table-cell office:value-type="float" office:value="259.594" calcext:value-type="float">
            <text:p>259.594</text:p>
          </table:table-cell>
          <table:table-cell office:value-type="float" office:value="2790.363" calcext:value-type="float">
            <text:p>2790.363</text:p>
          </table:table-cell>
          <table:table-cell office:value-type="float" office:value="32.6" calcext:value-type="float">
            <text:p>32.6</text:p>
          </table:table-cell>
          <table:table-cell office:value-type="float" office:value="257.211" calcext:value-type="float">
            <text:p>257.211</text:p>
          </table:table-cell>
          <table:table-cell office:value-type="float" office:value="2788.344" calcext:value-type="float">
            <text:p>2788.344</text:p>
          </table:table-cell>
          <table:table-cell table:formula="of:=AVERAGE([.CG57];[.CJ57];[.CM57])" office:value-type="float" office:value="23.7" calcext:value-type="float">
            <text:p>23.7</text:p>
          </table:table-cell>
          <table:table-cell table:formula="of:=AVERAGE([.CH57];[.CK57];[.CN57])" office:value-type="float" office:value="258.157666666667" calcext:value-type="float">
            <text:p>258.157666666667</text:p>
          </table:table-cell>
          <table:table-cell table:formula="of:=AVERAGE([.CI57];[.CL57];[.CO57])" office:value-type="float" office:value="2789.026" calcext:value-type="float">
            <text:p>2789.02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99.094" calcext:value-type="float">
            <text:p>299.094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8.6" calcext:value-type="float">
            <text:p>38.6</text:p>
          </table:table-cell>
          <table:table-cell office:value-type="float" office:value="303.441" calcext:value-type="float">
            <text:p>303.441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7" calcext:value-type="float">
            <text:p>32.7</text:p>
          </table:table-cell>
          <table:table-cell office:value-type="float" office:value="324.93" calcext:value-type="float">
            <text:p>324.93</text:p>
          </table:table-cell>
          <table:table-cell office:value-type="float" office:value="651.023" calcext:value-type="float">
            <text:p>651.023</text:p>
          </table:table-cell>
          <table:table-cell table:formula="of:=AVERAGE([.A58];[.D58];[.G58])" office:value-type="float" office:value="35.2666666666667" calcext:value-type="float">
            <text:p>35.2666666666667</text:p>
          </table:table-cell>
          <table:table-cell table:formula="of:=AVERAGE([.B58];[.E58];[.H58])" office:value-type="float" office:value="309.155" calcext:value-type="float">
            <text:p>309.155</text:p>
          </table:table-cell>
          <table:table-cell table:formula="of:=AVERAGE([.C58];[.F58];[.I58])" office:value-type="float" office:value="631.689666666667" calcext:value-type="float">
            <text:p>631.6896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58];[.R58];[.U58])" office:value-type="float" office:value="26.7" calcext:value-type="float">
            <text:p>26.7</text:p>
          </table:table-cell>
          <table:table-cell table:formula="of:=AVERAGE([.P58];[.S58];[.V58])" office:value-type="float" office:value="35.145" calcext:value-type="float">
            <text:p>35.145</text:p>
          </table:table-cell>
          <table:table-cell table:formula="of:=AVERAGE([.Q58];[.T58];[.W58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25.8" calcext:value-type="float">
            <text:p>25.8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2.7" calcext:value-type="float">
            <text:p>32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58];[.AF58];[.AI58])" office:value-type="float" office:value="28.7666666666667" calcext:value-type="float">
            <text:p>28.7666666666667</text:p>
          </table:table-cell>
          <table:table-cell table:formula="of:=AVERAGE([.AD58];[.AG58];[.AJ58])" office:value-type="float" office:value="254.177333333333" calcext:value-type="float">
            <text:p>254.177333333333</text:p>
          </table:table-cell>
          <table:table-cell table:formula="of:=AVERAGE([.AE58];[.AH58];[.AK58])" office:value-type="float" office:value="2636.51733333333" calcext:value-type="float">
            <text:p>2636.51733333333</text:p>
          </table:table-cell>
          <table:table-cell table:number-columns-repeated="2"/>
          <table:table-cell table:formula="of:=[.A58]+[.O58]+[.AC58]" office:value-type="float" office:value="90" calcext:value-type="float">
            <text:p>90</text:p>
          </table:table-cell>
          <table:table-cell table:formula="of:=[.B58]+[.P58]+[.AD58]" office:value-type="float" office:value="587.2" calcext:value-type="float">
            <text:p>587.2</text:p>
          </table:table-cell>
          <table:table-cell table:formula="of:=[.C58]+[.Q58]+[.AE58]" office:value-type="float" office:value="3335.371" calcext:value-type="float">
            <text:p>3335.371</text:p>
          </table:table-cell>
          <table:table-cell table:formula="of:=[.D58]+[.R58]+[.AF58]" office:value-type="float" office:value="92.1" calcext:value-type="float">
            <text:p>92.1</text:p>
          </table:table-cell>
          <table:table-cell table:formula="of:=[.E58]+[.S58]+[.AG58]" office:value-type="float" office:value="593.387" calcext:value-type="float">
            <text:p>593.387</text:p>
          </table:table-cell>
          <table:table-cell table:formula="of:=[.F58]+[.T58]+[.AH58]" office:value-type="float" office:value="3351.332" calcext:value-type="float">
            <text:p>3351.332</text:p>
          </table:table-cell>
          <table:table-cell table:formula="of:=[.G58]+[.U58]+[.AI58]" office:value-type="float" office:value="90.1" calcext:value-type="float">
            <text:p>90.1</text:p>
          </table:table-cell>
          <table:table-cell table:formula="of:=[.H58]+[.V58]+[.AJ58]" office:value-type="float" office:value="614.845" calcext:value-type="float">
            <text:p>614.845</text:p>
          </table:table-cell>
          <table:table-cell table:formula="of:=[.I58]+[.W58]+[.AK58]" office:value-type="float" office:value="3373.555" calcext:value-type="float">
            <text:p>3373.555</text:p>
          </table:table-cell>
          <table:table-cell table:formula="of:=AVERAGE([.AQ58];[.AT58];[.AW58])" office:value-type="float" office:value="90.7333333333333" calcext:value-type="float">
            <text:p>90.7333333333333</text:p>
          </table:table-cell>
          <table:table-cell table:formula="of:=AVERAGE([.AR58];[.AU58];[.AX58])" office:value-type="float" office:value="598.477333333333" calcext:value-type="float">
            <text:p>598.477333333333</text:p>
          </table:table-cell>
          <table:table-cell table:formula="of:=AVERAGE([.AS58];[.AV58];[.AY58])" office:value-type="float" office:value="3353.41933333333" calcext:value-type="float">
            <text:p>3353.41933333333</text:p>
          </table:table-cell>
          <table:table-cell table:number-columns-repeated="2"/>
          <table:table-cell table:formula="of:=[.CG58]-[.BS58]" office:value-type="float" office:value="6.1" calcext:value-type="float">
            <text:p>6.1</text:p>
          </table:table-cell>
          <table:table-cell table:formula="of:=[.CH58]-[.BT58]" office:value-type="float" office:value="50.246" calcext:value-type="float">
            <text:p>50.246</text:p>
          </table:table-cell>
          <table:table-cell table:formula="of:=[.CI58]-[.BU58]" office:value-type="float" office:value="187.195" calcext:value-type="float">
            <text:p>187.195</text:p>
          </table:table-cell>
          <table:table-cell table:formula="of:=[.CJ58]-[.BV58]" office:value-type="float" office:value="8" calcext:value-type="float">
            <text:p>8</text:p>
          </table:table-cell>
          <table:table-cell table:formula="of:=[.CK58]-[.BW58]" office:value-type="float" office:value="50.278" calcext:value-type="float">
            <text:p>50.278</text:p>
          </table:table-cell>
          <table:table-cell table:formula="of:=[.CL58]-[.BX58]" office:value-type="float" office:value="187.195" calcext:value-type="float">
            <text:p>187.195</text:p>
          </table:table-cell>
          <table:table-cell table:formula="of:=[.CM58]-[.BY58]" office:value-type="float" office:value="7.9" calcext:value-type="float">
            <text:p>7.9</text:p>
          </table:table-cell>
          <table:table-cell table:formula="of:=[.CN58]-[.BZ58]" office:value-type="float" office:value="50.293" calcext:value-type="float">
            <text:p>50.293</text:p>
          </table:table-cell>
          <table:table-cell table:formula="of:=[.CO58]-[.CA58]" office:value-type="float" office:value="187.196" calcext:value-type="float">
            <text:p>187.196</text:p>
          </table:table-cell>
          <table:table-cell table:formula="of:=AVERAGE([.BE58];[.BH58];[.BK58])" office:value-type="float" office:value="7.33333333333333" calcext:value-type="float">
            <text:p>7.33333333333333</text:p>
          </table:table-cell>
          <table:table-cell table:formula="of:=AVERAGE([.BF58];[.BI58];[.BL58])" office:value-type="float" office:value="50.2723333333333" calcext:value-type="float">
            <text:p>50.2723333333333</text:p>
          </table:table-cell>
          <table:table-cell table:formula="of:=AVERAGE([.BG58];[.BJ58];[.BM58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32.6" calcext:value-type="float">
            <text:p>32.6</text:p>
          </table:table-cell>
          <table:table-cell office:value-type="float" office:value="209.734" calcext:value-type="float">
            <text:p>209.734</text:p>
          </table:table-cell>
          <table:table-cell office:value-type="float" office:value="2603.172" calcext:value-type="float">
            <text:p>2603.172</text:p>
          </table:table-cell>
          <table:table-cell office:value-type="float" office:value="0" calcext:value-type="float">
            <text:p>0</text:p>
          </table:table-cell>
          <table:table-cell office:value-type="float" office:value="206.402" calcext:value-type="float">
            <text:p>206.402</text:p>
          </table:table-cell>
          <table:table-cell office:value-type="float" office:value="2601.043" calcext:value-type="float">
            <text:p>2601.043</text:p>
          </table:table-cell>
          <table:table-cell office:value-type="float" office:value="34.7" calcext:value-type="float">
            <text:p>34.7</text:p>
          </table:table-cell>
          <table:table-cell office:value-type="float" office:value="209.289" calcext:value-type="float">
            <text:p>209.289</text:p>
          </table:table-cell>
          <table:table-cell office:value-type="float" office:value="2603.191" calcext:value-type="float">
            <text:p>2603.191</text:p>
          </table:table-cell>
          <table:table-cell table:formula="of:=AVERAGE([.BS58];[.BV58];[.BY58])" office:value-type="float" office:value="22.4333333333333" calcext:value-type="float">
            <text:p>22.4333333333333</text:p>
          </table:table-cell>
          <table:table-cell table:formula="of:=AVERAGE([.BT58];[.BW58];[.BZ58])" office:value-type="float" office:value="208.475" calcext:value-type="float">
            <text:p>208.475</text:p>
          </table:table-cell>
          <table:table-cell table:formula="of:=AVERAGE([.BU58];[.BX58];[.CA58])" office:value-type="float" office:value="2602.46866666667" calcext:value-type="float">
            <text:p>2602.46866666667</text:p>
          </table:table-cell>
          <table:table-cell table:number-columns-repeated="2"/>
          <table:table-cell office:value-type="float" office:value="38.7" calcext:value-type="float">
            <text:p>38.7</text:p>
          </table:table-cell>
          <table:table-cell office:value-type="float" office:value="259.98" calcext:value-type="float">
            <text:p>259.98</text:p>
          </table:table-cell>
          <table:table-cell office:value-type="float" office:value="2790.367" calcext:value-type="float">
            <text:p>2790.367</text:p>
          </table:table-cell>
          <table:table-cell office:value-type="float" office:value="8" calcext:value-type="float">
            <text:p>8</text:p>
          </table:table-cell>
          <table:table-cell office:value-type="float" office:value="256.68" calcext:value-type="float">
            <text:p>256.68</text:p>
          </table:table-cell>
          <table:table-cell office:value-type="float" office:value="2788.238" calcext:value-type="float">
            <text:p>2788.238</text:p>
          </table:table-cell>
          <table:table-cell office:value-type="float" office:value="42.6" calcext:value-type="float">
            <text:p>42.6</text:p>
          </table:table-cell>
          <table:table-cell office:value-type="float" office:value="259.582" calcext:value-type="float">
            <text:p>259.582</text:p>
          </table:table-cell>
          <table:table-cell office:value-type="float" office:value="2790.387" calcext:value-type="float">
            <text:p>2790.387</text:p>
          </table:table-cell>
          <table:table-cell table:formula="of:=AVERAGE([.CG58];[.CJ58];[.CM58])" office:value-type="float" office:value="29.7666666666667" calcext:value-type="float">
            <text:p>29.7666666666667</text:p>
          </table:table-cell>
          <table:table-cell table:formula="of:=AVERAGE([.CH58];[.CK58];[.CN58])" office:value-type="float" office:value="258.747333333333" calcext:value-type="float">
            <text:p>258.747333333333</text:p>
          </table:table-cell>
          <table:table-cell table:formula="of:=AVERAGE([.CI58];[.CL58];[.CO58])" office:value-type="float" office:value="2789.664" calcext:value-type="float">
            <text:p>2789.664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99.254" calcext:value-type="float">
            <text:p>299.254</text:p>
          </table:table-cell>
          <table:table-cell office:value-type="float" office:value="615.023" calcext:value-type="float">
            <text:p>615.023</text:p>
          </table:table-cell>
          <table:table-cell office:value-type="float" office:value="34.6" calcext:value-type="float">
            <text:p>34.6</text:p>
          </table:table-cell>
          <table:table-cell office:value-type="float" office:value="303.594" calcext:value-type="float">
            <text:p>303.594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1.6" calcext:value-type="float">
            <text:p>31.6</text:p>
          </table:table-cell>
          <table:table-cell office:value-type="float" office:value="325.086" calcext:value-type="float">
            <text:p>325.086</text:p>
          </table:table-cell>
          <table:table-cell office:value-type="float" office:value="651.023" calcext:value-type="float">
            <text:p>651.023</text:p>
          </table:table-cell>
          <table:table-cell table:formula="of:=AVERAGE([.A59];[.D59];[.G59])" office:value-type="float" office:value="34.8666666666667" calcext:value-type="float">
            <text:p>34.8666666666667</text:p>
          </table:table-cell>
          <table:table-cell table:formula="of:=AVERAGE([.B59];[.E59];[.H59])" office:value-type="float" office:value="309.311333333333" calcext:value-type="float">
            <text:p>309.311333333333</text:p>
          </table:table-cell>
          <table:table-cell table:formula="of:=AVERAGE([.C59];[.F59];[.I59])" office:value-type="float" office:value="631.689666666667" calcext:value-type="float">
            <text:p>631.689666666667</text:p>
          </table:table-cell>
          <table:table-cell table:number-columns-repeated="2"/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6" calcext:value-type="float">
            <text:p>2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9];[.R59];[.U59])" office:value-type="float" office:value="27" calcext:value-type="float">
            <text:p>27</text:p>
          </table:table-cell>
          <table:table-cell table:formula="of:=AVERAGE([.P59];[.S59];[.V59])" office:value-type="float" office:value="35.145" calcext:value-type="float">
            <text:p>35.145</text:p>
          </table:table-cell>
          <table:table-cell table:formula="of:=AVERAGE([.Q59];[.T59];[.W59])" office:value-type="float" office:value="85.125" calcext:value-type="float">
            <text:p>85.125</text:p>
          </table:table-cell>
          <table:table-cell table:number-columns-repeated="2"/>
          <table:table-cell office:value-type="float" office:value="23.8" calcext:value-type="float">
            <text:p>23.8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29.7" calcext:value-type="float">
            <text:p>29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8.6" calcext:value-type="float">
            <text:p>38.6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59];[.AF59];[.AI59])" office:value-type="float" office:value="30.7" calcext:value-type="float">
            <text:p>30.7</text:p>
          </table:table-cell>
          <table:table-cell table:formula="of:=AVERAGE([.AD59];[.AG59];[.AJ59])" office:value-type="float" office:value="253.510666666667" calcext:value-type="float">
            <text:p>253.510666666667</text:p>
          </table:table-cell>
          <table:table-cell table:formula="of:=AVERAGE([.AE59];[.AH59];[.AK59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59]+[.O59]+[.AC59]" office:value-type="float" office:value="91.9" calcext:value-type="float">
            <text:p>91.9</text:p>
          </table:table-cell>
          <table:table-cell table:formula="of:=[.B59]+[.P59]+[.AD59]" office:value-type="float" office:value="589.36" calcext:value-type="float">
            <text:p>589.36</text:p>
          </table:table-cell>
          <table:table-cell table:formula="of:=[.C59]+[.Q59]+[.AE59]" office:value-type="float" office:value="3337.371" calcext:value-type="float">
            <text:p>3337.371</text:p>
          </table:table-cell>
          <table:table-cell table:formula="of:=[.D59]+[.R59]+[.AF59]" office:value-type="float" office:value="91" calcext:value-type="float">
            <text:p>91</text:p>
          </table:table-cell>
          <table:table-cell table:formula="of:=[.E59]+[.S59]+[.AG59]" office:value-type="float" office:value="593.54" calcext:value-type="float">
            <text:p>593.54</text:p>
          </table:table-cell>
          <table:table-cell table:formula="of:=[.F59]+[.T59]+[.AH59]" office:value-type="float" office:value="3351.332" calcext:value-type="float">
            <text:p>3351.332</text:p>
          </table:table-cell>
          <table:table-cell table:formula="of:=[.G59]+[.U59]+[.AI59]" office:value-type="float" office:value="94.8" calcext:value-type="float">
            <text:p>94.8</text:p>
          </table:table-cell>
          <table:table-cell table:formula="of:=[.H59]+[.V59]+[.AJ59]" office:value-type="float" office:value="611.001" calcext:value-type="float">
            <text:p>611.001</text:p>
          </table:table-cell>
          <table:table-cell table:formula="of:=[.I59]+[.W59]+[.AK59]" office:value-type="float" office:value="3369.293" calcext:value-type="float">
            <text:p>3369.293</text:p>
          </table:table-cell>
          <table:table-cell table:formula="of:=AVERAGE([.AQ59];[.AT59];[.AW59])" office:value-type="float" office:value="92.5666666666667" calcext:value-type="float">
            <text:p>92.5666666666667</text:p>
          </table:table-cell>
          <table:table-cell table:formula="of:=AVERAGE([.AR59];[.AU59];[.AX59])" office:value-type="float" office:value="597.967" calcext:value-type="float">
            <text:p>597.967</text:p>
          </table:table-cell>
          <table:table-cell table:formula="of:=AVERAGE([.AS59];[.AV59];[.AY59])" office:value-type="float" office:value="3352.66533333333" calcext:value-type="float">
            <text:p>3352.66533333333</text:p>
          </table:table-cell>
          <table:table-cell table:number-columns-repeated="2"/>
          <table:table-cell table:formula="of:=[.CG59]-[.BS59]" office:value-type="float" office:value="7" calcext:value-type="float">
            <text:p>7</text:p>
          </table:table-cell>
          <table:table-cell table:formula="of:=[.CH59]-[.BT59]" office:value-type="float" office:value="50.246" calcext:value-type="float">
            <text:p>50.246</text:p>
          </table:table-cell>
          <table:table-cell table:formula="of:=[.CI59]-[.BU59]" office:value-type="float" office:value="187.195" calcext:value-type="float">
            <text:p>187.195</text:p>
          </table:table-cell>
          <table:table-cell table:formula="of:=[.CJ59]-[.BV59]" office:value-type="float" office:value="8" calcext:value-type="float">
            <text:p>8</text:p>
          </table:table-cell>
          <table:table-cell table:formula="of:=[.CK59]-[.BW59]" office:value-type="float" office:value="54.277" calcext:value-type="float">
            <text:p>54.277</text:p>
          </table:table-cell>
          <table:table-cell table:formula="of:=[.CL59]-[.BX59]" office:value-type="float" office:value="191.196" calcext:value-type="float">
            <text:p>191.196</text:p>
          </table:table-cell>
          <table:table-cell table:formula="of:=[.CM59]-[.BY59]" office:value-type="float" office:value="7.1" calcext:value-type="float">
            <text:p>7.1</text:p>
          </table:table-cell>
          <table:table-cell table:formula="of:=[.CN59]-[.BZ59]" office:value-type="float" office:value="48.293" calcext:value-type="float">
            <text:p>48.293</text:p>
          </table:table-cell>
          <table:table-cell table:formula="of:=[.CO59]-[.CA59]" office:value-type="float" office:value="185.196" calcext:value-type="float">
            <text:p>185.196</text:p>
          </table:table-cell>
          <table:table-cell table:formula="of:=AVERAGE([.BE59];[.BH59];[.BK59])" office:value-type="float" office:value="7.36666666666667" calcext:value-type="float">
            <text:p>7.36666666666667</text:p>
          </table:table-cell>
          <table:table-cell table:formula="of:=AVERAGE([.BF59];[.BI59];[.BL59])" office:value-type="float" office:value="50.9386666666667" calcext:value-type="float">
            <text:p>50.9386666666667</text:p>
          </table:table-cell>
          <table:table-cell table:formula="of:=AVERAGE([.BG59];[.BJ59];[.BM59])" office:value-type="float" office:value="187.862333333333" calcext:value-type="float">
            <text:p>187.862333333333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211.922" calcext:value-type="float">
            <text:p>211.922</text:p>
          </table:table-cell>
          <table:table-cell office:value-type="float" office:value="2605.125" calcext:value-type="float">
            <text:p>2605.125</text:p>
          </table:table-cell>
          <table:table-cell office:value-type="float" office:value="22.8" calcext:value-type="float">
            <text:p>22.8</text:p>
          </table:table-cell>
          <table:table-cell office:value-type="float" office:value="208.918" calcext:value-type="float">
            <text:p>208.918</text:p>
          </table:table-cell>
          <table:table-cell office:value-type="float" office:value="2603.148" calcext:value-type="float">
            <text:p>2603.148</text:p>
          </table:table-cell>
          <table:table-cell office:value-type="float" office:value="33.6" calcext:value-type="float">
            <text:p>33.6</text:p>
          </table:table-cell>
          <table:table-cell office:value-type="float" office:value="211.254" calcext:value-type="float">
            <text:p>211.254</text:p>
          </table:table-cell>
          <table:table-cell office:value-type="float" office:value="2605.191" calcext:value-type="float">
            <text:p>2605.191</text:p>
          </table:table-cell>
          <table:table-cell table:formula="of:=AVERAGE([.BS59];[.BV59];[.BY59])" office:value-type="float" office:value="22.4333333333333" calcext:value-type="float">
            <text:p>22.4333333333333</text:p>
          </table:table-cell>
          <table:table-cell table:formula="of:=AVERAGE([.BT59];[.BW59];[.BZ59])" office:value-type="float" office:value="210.698" calcext:value-type="float">
            <text:p>210.698</text:p>
          </table:table-cell>
          <table:table-cell table:formula="of:=AVERAGE([.BU59];[.BX59];[.CA59])" office:value-type="float" office:value="2604.488" calcext:value-type="float">
            <text:p>2604.488</text:p>
          </table:table-cell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262.168" calcext:value-type="float">
            <text:p>262.168</text:p>
          </table:table-cell>
          <table:table-cell office:value-type="float" office:value="2792.32" calcext:value-type="float">
            <text:p>2792.32</text:p>
          </table:table-cell>
          <table:table-cell office:value-type="float" office:value="30.8" calcext:value-type="float">
            <text:p>30.8</text:p>
          </table:table-cell>
          <table:table-cell office:value-type="float" office:value="263.195" calcext:value-type="float">
            <text:p>263.195</text:p>
          </table:table-cell>
          <table:table-cell office:value-type="float" office:value="2794.344" calcext:value-type="float">
            <text:p>2794.344</text:p>
          </table:table-cell>
          <table:table-cell office:value-type="float" office:value="40.7" calcext:value-type="float">
            <text:p>40.7</text:p>
          </table:table-cell>
          <table:table-cell office:value-type="float" office:value="259.547" calcext:value-type="float">
            <text:p>259.547</text:p>
          </table:table-cell>
          <table:table-cell office:value-type="float" office:value="2790.387" calcext:value-type="float">
            <text:p>2790.387</text:p>
          </table:table-cell>
          <table:table-cell table:formula="of:=AVERAGE([.CG59];[.CJ59];[.CM59])" office:value-type="float" office:value="29.8" calcext:value-type="float">
            <text:p>29.8</text:p>
          </table:table-cell>
          <table:table-cell table:formula="of:=AVERAGE([.CH59];[.CK59];[.CN59])" office:value-type="float" office:value="261.636666666667" calcext:value-type="float">
            <text:p>261.636666666667</text:p>
          </table:table-cell>
          <table:table-cell table:formula="of:=AVERAGE([.CI59];[.CL59];[.CO59])" office:value-type="float" office:value="2792.35033333333" calcext:value-type="float">
            <text:p>2792.3503333333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01.039" calcext:value-type="float">
            <text:p>301.039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7.6" calcext:value-type="float">
            <text:p>37.6</text:p>
          </table:table-cell>
          <table:table-cell office:value-type="float" office:value="303.793" calcext:value-type="float">
            <text:p>303.793</text:p>
          </table:table-cell>
          <table:table-cell office:value-type="float" office:value="629.023" calcext:value-type="float">
            <text:p>629.023</text:p>
          </table:table-cell>
          <table:table-cell office:value-type="float" office:value="32.6" calcext:value-type="float">
            <text:p>32.6</text:p>
          </table:table-cell>
          <table:table-cell office:value-type="float" office:value="325.281" calcext:value-type="float">
            <text:p>325.281</text:p>
          </table:table-cell>
          <table:table-cell office:value-type="float" office:value="651.023" calcext:value-type="float">
            <text:p>651.023</text:p>
          </table:table-cell>
          <table:table-cell table:formula="of:=AVERAGE([.A60];[.D60];[.G60])" office:value-type="float" office:value="34.9" calcext:value-type="float">
            <text:p>34.9</text:p>
          </table:table-cell>
          <table:table-cell table:formula="of:=AVERAGE([.B60];[.E60];[.H60])" office:value-type="float" office:value="310.037666666667" calcext:value-type="float">
            <text:p>310.037666666667</text:p>
          </table:table-cell>
          <table:table-cell table:formula="of:=AVERAGE([.C60];[.F60];[.I60])" office:value-type="float" office:value="632.689666666667" calcext:value-type="float">
            <text:p>632.6896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0];[.R60];[.U60])" office:value-type="float" office:value="28.0333333333333" calcext:value-type="float">
            <text:p>28.0333333333333</text:p>
          </table:table-cell>
          <table:table-cell table:formula="of:=AVERAGE([.P60];[.S60];[.V60])" office:value-type="float" office:value="35.145" calcext:value-type="float">
            <text:p>35.145</text:p>
          </table:table-cell>
          <table:table-cell table:formula="of:=AVERAGE([.Q60];[.T60];[.W60])" office:value-type="float" office:value="85.125" calcext:value-type="float">
            <text:p>85.125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24.6" calcext:value-type="float">
            <text:p>24.6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6.7" calcext:value-type="float">
            <text:p>36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60];[.AF60];[.AI60])" office:value-type="float" office:value="32" calcext:value-type="float">
            <text:p>32</text:p>
          </table:table-cell>
          <table:table-cell table:formula="of:=AVERAGE([.AD60];[.AG60];[.AJ60])" office:value-type="float" office:value="254.844" calcext:value-type="float">
            <text:p>254.844</text:p>
          </table:table-cell>
          <table:table-cell table:formula="of:=AVERAGE([.AE60];[.AH60];[.AK60])" office:value-type="float" office:value="2637.184" calcext:value-type="float">
            <text:p>2637.184</text:p>
          </table:table-cell>
          <table:table-cell table:number-columns-repeated="2"/>
          <table:table-cell table:formula="of:=[.A60]+[.O60]+[.AC60]" office:value-type="float" office:value="96.9" calcext:value-type="float">
            <text:p>96.9</text:p>
          </table:table-cell>
          <table:table-cell table:formula="of:=[.B60]+[.P60]+[.AD60]" office:value-type="float" office:value="591.145" calcext:value-type="float">
            <text:p>591.145</text:p>
          </table:table-cell>
          <table:table-cell table:formula="of:=[.C60]+[.Q60]+[.AE60]" office:value-type="float" office:value="3340.371" calcext:value-type="float">
            <text:p>3340.371</text:p>
          </table:table-cell>
          <table:table-cell table:formula="of:=[.D60]+[.R60]+[.AF60]" office:value-type="float" office:value="92.9" calcext:value-type="float">
            <text:p>92.9</text:p>
          </table:table-cell>
          <table:table-cell table:formula="of:=[.E60]+[.S60]+[.AG60]" office:value-type="float" office:value="593.739" calcext:value-type="float">
            <text:p>593.739</text:p>
          </table:table-cell>
          <table:table-cell table:formula="of:=[.F60]+[.T60]+[.AH60]" office:value-type="float" office:value="3351.332" calcext:value-type="float">
            <text:p>3351.332</text:p>
          </table:table-cell>
          <table:table-cell table:formula="of:=[.G60]+[.U60]+[.AI60]" office:value-type="float" office:value="95" calcext:value-type="float">
            <text:p>95</text:p>
          </table:table-cell>
          <table:table-cell table:formula="of:=[.H60]+[.V60]+[.AJ60]" office:value-type="float" office:value="615.196" calcext:value-type="float">
            <text:p>615.196</text:p>
          </table:table-cell>
          <table:table-cell table:formula="of:=[.I60]+[.W60]+[.AK60]" office:value-type="float" office:value="3373.293" calcext:value-type="float">
            <text:p>3373.293</text:p>
          </table:table-cell>
          <table:table-cell table:formula="of:=AVERAGE([.AQ60];[.AT60];[.AW60])" office:value-type="float" office:value="94.9333333333333" calcext:value-type="float">
            <text:p>94.9333333333333</text:p>
          </table:table-cell>
          <table:table-cell table:formula="of:=AVERAGE([.AR60];[.AU60];[.AX60])" office:value-type="float" office:value="600.026666666667" calcext:value-type="float">
            <text:p>600.026666666667</text:p>
          </table:table-cell>
          <table:table-cell table:formula="of:=AVERAGE([.AS60];[.AV60];[.AY60])" office:value-type="float" office:value="3354.99866666667" calcext:value-type="float">
            <text:p>3354.99866666667</text:p>
          </table:table-cell>
          <table:table-cell table:number-columns-repeated="2"/>
          <table:table-cell table:formula="of:=[.CG60]-[.BS60]" office:value-type="float" office:value="8.9" calcext:value-type="float">
            <text:p>8.9</text:p>
          </table:table-cell>
          <table:table-cell table:formula="of:=[.CH60]-[.BT60]" office:value-type="float" office:value="50.246" calcext:value-type="float">
            <text:p>50.246</text:p>
          </table:table-cell>
          <table:table-cell table:formula="of:=[.CI60]-[.BU60]" office:value-type="float" office:value="187.196" calcext:value-type="float">
            <text:p>187.196</text:p>
          </table:table-cell>
          <table:table-cell table:formula="of:=[.CJ60]-[.BV60]" office:value-type="float" office:value="9" calcext:value-type="float">
            <text:p>9</text:p>
          </table:table-cell>
          <table:table-cell table:formula="of:=[.CK60]-[.BW60]" office:value-type="float" office:value="50.277" calcext:value-type="float">
            <text:p>50.277</text:p>
          </table:table-cell>
          <table:table-cell table:formula="of:=[.CL60]-[.BX60]" office:value-type="float" office:value="187.195" calcext:value-type="float">
            <text:p>187.195</text:p>
          </table:table-cell>
          <table:table-cell table:formula="of:=[.CM60]-[.BY60]" office:value-type="float" office:value="7.1" calcext:value-type="float">
            <text:p>7.1</text:p>
          </table:table-cell>
          <table:table-cell table:formula="of:=[.CN60]-[.BZ60]" office:value-type="float" office:value="50.293" calcext:value-type="float">
            <text:p>50.293</text:p>
          </table:table-cell>
          <table:table-cell table:formula="of:=[.CO60]-[.CA60]" office:value-type="float" office:value="187.195" calcext:value-type="float">
            <text:p>187.195</text:p>
          </table:table-cell>
          <table:table-cell table:formula="of:=AVERAGE([.BE60];[.BH60];[.BK60])" office:value-type="float" office:value="8.33333333333333" calcext:value-type="float">
            <text:p>8.33333333333333</text:p>
          </table:table-cell>
          <table:table-cell table:formula="of:=AVERAGE([.BF60];[.BI60];[.BL60])" office:value-type="float" office:value="50.272" calcext:value-type="float">
            <text:p>50.272</text:p>
          </table:table-cell>
          <table:table-cell table:formula="of:=AVERAGE([.BG60];[.BJ60];[.BM60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8.809" calcext:value-type="float">
            <text:p>198.809</text:p>
          </table:table-cell>
          <table:table-cell office:value-type="float" office:value="2593.023" calcext:value-type="float">
            <text:p>2593.023</text:p>
          </table:table-cell>
          <table:table-cell office:value-type="float" office:value="33.6" calcext:value-type="float">
            <text:p>33.6</text:p>
          </table:table-cell>
          <table:table-cell office:value-type="float" office:value="207.059" calcext:value-type="float">
            <text:p>207.059</text:p>
          </table:table-cell>
          <table:table-cell office:value-type="float" office:value="2601.055" calcext:value-type="float">
            <text:p>2601.055</text:p>
          </table:table-cell>
          <table:table-cell office:value-type="float" office:value="45.5" calcext:value-type="float">
            <text:p>45.5</text:p>
          </table:table-cell>
          <table:table-cell office:value-type="float" office:value="202.812" calcext:value-type="float">
            <text:p>202.812</text:p>
          </table:table-cell>
          <table:table-cell office:value-type="float" office:value="2597.043" calcext:value-type="float">
            <text:p>2597.043</text:p>
          </table:table-cell>
          <table:table-cell table:formula="of:=AVERAGE([.BS60];[.BV60];[.BY60])" office:value-type="float" office:value="26.3666666666667" calcext:value-type="float">
            <text:p>26.3666666666667</text:p>
          </table:table-cell>
          <table:table-cell table:formula="of:=AVERAGE([.BT60];[.BW60];[.BZ60])" office:value-type="float" office:value="202.893333333333" calcext:value-type="float">
            <text:p>202.893333333333</text:p>
          </table:table-cell>
          <table:table-cell table:formula="of:=AVERAGE([.BU60];[.BX60];[.CA60])" office:value-type="float" office:value="2597.04033333333" calcext:value-type="float">
            <text:p>2597.04033333333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249.055" calcext:value-type="float">
            <text:p>249.055</text:p>
          </table:table-cell>
          <table:table-cell office:value-type="float" office:value="2780.219" calcext:value-type="float">
            <text:p>2780.219</text:p>
          </table:table-cell>
          <table:table-cell office:value-type="float" office:value="42.6" calcext:value-type="float">
            <text:p>42.6</text:p>
          </table:table-cell>
          <table:table-cell office:value-type="float" office:value="257.336" calcext:value-type="float">
            <text:p>257.336</text:p>
          </table:table-cell>
          <table:table-cell office:value-type="float" office:value="2788.25" calcext:value-type="float">
            <text:p>2788.25</text:p>
          </table:table-cell>
          <table:table-cell office:value-type="float" office:value="52.6" calcext:value-type="float">
            <text:p>52.6</text:p>
          </table:table-cell>
          <table:table-cell office:value-type="float" office:value="253.105" calcext:value-type="float">
            <text:p>253.105</text:p>
          </table:table-cell>
          <table:table-cell office:value-type="float" office:value="2784.238" calcext:value-type="float">
            <text:p>2784.238</text:p>
          </table:table-cell>
          <table:table-cell table:formula="of:=AVERAGE([.CG60];[.CJ60];[.CM60])" office:value-type="float" office:value="34.7" calcext:value-type="float">
            <text:p>34.7</text:p>
          </table:table-cell>
          <table:table-cell table:formula="of:=AVERAGE([.CH60];[.CK60];[.CN60])" office:value-type="float" office:value="253.165333333333" calcext:value-type="float">
            <text:p>253.165333333333</text:p>
          </table:table-cell>
          <table:table-cell table:formula="of:=AVERAGE([.CI60];[.CL60];[.CO60])" office:value-type="float" office:value="2784.23566666667" calcext:value-type="float">
            <text:p>2784.2356666666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00.918" calcext:value-type="float">
            <text:p>300.918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5.6" calcext:value-type="float">
            <text:p>35.6</text:p>
          </table:table-cell>
          <table:table-cell office:value-type="float" office:value="303.832" calcext:value-type="float">
            <text:p>303.83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7.6" calcext:value-type="float">
            <text:p>37.6</text:p>
          </table:table-cell>
          <table:table-cell office:value-type="float" office:value="325.555" calcext:value-type="float">
            <text:p>325.555</text:p>
          </table:table-cell>
          <table:table-cell office:value-type="float" office:value="651.023" calcext:value-type="float">
            <text:p>651.023</text:p>
          </table:table-cell>
          <table:table-cell table:formula="of:=AVERAGE([.A61];[.D61];[.G61])" office:value-type="float" office:value="34.3" calcext:value-type="float">
            <text:p>34.3</text:p>
          </table:table-cell>
          <table:table-cell table:formula="of:=AVERAGE([.B61];[.E61];[.H61])" office:value-type="float" office:value="310.101666666667" calcext:value-type="float">
            <text:p>310.101666666667</text:p>
          </table:table-cell>
          <table:table-cell table:formula="of:=AVERAGE([.C61];[.F61];[.I61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1];[.R61];[.U61])" office:value-type="float" office:value="27.7" calcext:value-type="float">
            <text:p>27.7</text:p>
          </table:table-cell>
          <table:table-cell table:formula="of:=AVERAGE([.P61];[.S61];[.V61])" office:value-type="float" office:value="35.145" calcext:value-type="float">
            <text:p>35.145</text:p>
          </table:table-cell>
          <table:table-cell table:formula="of:=AVERAGE([.Q61];[.T61];[.W61])" office:value-type="float" office:value="85.125" calcext:value-type="float">
            <text:p>85.125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246.961" calcext:value-type="float">
            <text:p>246.961</text:p>
          </table:table-cell>
          <table:table-cell office:value-type="float" office:value="2629.223" calcext:value-type="float">
            <text:p>2629.223</text:p>
          </table:table-cell>
          <table:table-cell office:value-type="float" office:value="32.7" calcext:value-type="float">
            <text:p>32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25.8" calcext:value-type="float">
            <text:p>25.8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61];[.AF61];[.AI61])" office:value-type="float" office:value="32.3333333333333" calcext:value-type="float">
            <text:p>32.3333333333333</text:p>
          </table:table-cell>
          <table:table-cell table:formula="of:=AVERAGE([.AD61];[.AG61];[.AJ61])" office:value-type="float" office:value="251.510666666667" calcext:value-type="float">
            <text:p>251.510666666667</text:p>
          </table:table-cell>
          <table:table-cell table:formula="of:=AVERAGE([.AE61];[.AH61];[.AK61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61]+[.O61]+[.AC61]" office:value-type="float" office:value="92.9" calcext:value-type="float">
            <text:p>92.9</text:p>
          </table:table-cell>
          <table:table-cell table:formula="of:=[.B61]+[.P61]+[.AD61]" office:value-type="float" office:value="583.024" calcext:value-type="float">
            <text:p>583.024</text:p>
          </table:table-cell>
          <table:table-cell table:formula="of:=[.C61]+[.Q61]+[.AE61]" office:value-type="float" office:value="3332.371" calcext:value-type="float">
            <text:p>3332.371</text:p>
          </table:table-cell>
          <table:table-cell table:formula="of:=[.D61]+[.R61]+[.AF61]" office:value-type="float" office:value="99" calcext:value-type="float">
            <text:p>99</text:p>
          </table:table-cell>
          <table:table-cell table:formula="of:=[.E61]+[.S61]+[.AG61]" office:value-type="float" office:value="591.778" calcext:value-type="float">
            <text:p>591.778</text:p>
          </table:table-cell>
          <table:table-cell table:formula="of:=[.F61]+[.T61]+[.AH61]" office:value-type="float" office:value="3352.832" calcext:value-type="float">
            <text:p>3352.832</text:p>
          </table:table-cell>
          <table:table-cell table:formula="of:=[.G61]+[.U61]+[.AI61]" office:value-type="float" office:value="91.1" calcext:value-type="float">
            <text:p>91.1</text:p>
          </table:table-cell>
          <table:table-cell table:formula="of:=[.H61]+[.V61]+[.AJ61]" office:value-type="float" office:value="615.47" calcext:value-type="float">
            <text:p>615.47</text:p>
          </table:table-cell>
          <table:table-cell table:formula="of:=[.I61]+[.W61]+[.AK61]" office:value-type="float" office:value="3373.293" calcext:value-type="float">
            <text:p>3373.293</text:p>
          </table:table-cell>
          <table:table-cell table:formula="of:=AVERAGE([.AQ61];[.AT61];[.AW61])" office:value-type="float" office:value="94.3333333333333" calcext:value-type="float">
            <text:p>94.3333333333333</text:p>
          </table:table-cell>
          <table:table-cell table:formula="of:=AVERAGE([.AR61];[.AU61];[.AX61])" office:value-type="float" office:value="596.757333333333" calcext:value-type="float">
            <text:p>596.757333333333</text:p>
          </table:table-cell>
          <table:table-cell table:formula="of:=AVERAGE([.AS61];[.AV61];[.AY61])" office:value-type="float" office:value="3352.832" calcext:value-type="float">
            <text:p>3352.832</text:p>
          </table:table-cell>
          <table:table-cell table:number-columns-repeated="2"/>
          <table:table-cell table:formula="of:=[.CG61]-[.BS61]" office:value-type="float" office:value="8.1" calcext:value-type="float">
            <text:p>8.1</text:p>
          </table:table-cell>
          <table:table-cell table:formula="of:=[.CH61]-[.BT61]" office:value-type="float" office:value="50.246" calcext:value-type="float">
            <text:p>50.246</text:p>
          </table:table-cell>
          <table:table-cell table:formula="of:=[.CI61]-[.BU61]" office:value-type="float" office:value="187.195" calcext:value-type="float">
            <text:p>187.195</text:p>
          </table:table-cell>
          <table:table-cell table:formula="of:=[.CJ61]-[.BV61]" office:value-type="float" office:value="6" calcext:value-type="float">
            <text:p>6</text:p>
          </table:table-cell>
          <table:table-cell table:formula="of:=[.CK61]-[.BW61]" office:value-type="float" office:value="50.277" calcext:value-type="float">
            <text:p>50.277</text:p>
          </table:table-cell>
          <table:table-cell table:formula="of:=[.CL61]-[.BX61]" office:value-type="float" office:value="187.195" calcext:value-type="float">
            <text:p>187.195</text:p>
          </table:table-cell>
          <table:table-cell table:formula="of:=[.CM61]-[.BY61]" office:value-type="float" office:value="9.9" calcext:value-type="float">
            <text:p>9.9</text:p>
          </table:table-cell>
          <table:table-cell table:formula="of:=[.CN61]-[.BZ61]" office:value-type="float" office:value="50.293" calcext:value-type="float">
            <text:p>50.293</text:p>
          </table:table-cell>
          <table:table-cell table:formula="of:=[.CO61]-[.CA61]" office:value-type="float" office:value="187.195" calcext:value-type="float">
            <text:p>187.195</text:p>
          </table:table-cell>
          <table:table-cell table:formula="of:=AVERAGE([.BE61];[.BH61];[.BK61])" office:value-type="float" office:value="8" calcext:value-type="float">
            <text:p>8</text:p>
          </table:table-cell>
          <table:table-cell table:formula="of:=AVERAGE([.BF61];[.BI61];[.BL61])" office:value-type="float" office:value="50.272" calcext:value-type="float">
            <text:p>50.272</text:p>
          </table:table-cell>
          <table:table-cell table:formula="of:=AVERAGE([.BG61];[.BJ61];[.BM61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34.6" calcext:value-type="float">
            <text:p>34.6</text:p>
          </table:table-cell>
          <table:table-cell office:value-type="float" office:value="207.609" calcext:value-type="float">
            <text:p>207.609</text:p>
          </table:table-cell>
          <table:table-cell office:value-type="float" office:value="2601.129" calcext:value-type="float">
            <text:p>2601.129</text:p>
          </table:table-cell>
          <table:table-cell office:value-type="float" office:value="0" calcext:value-type="float">
            <text:p>0</text:p>
          </table:table-cell>
          <table:table-cell office:value-type="float" office:value="204.578" calcext:value-type="float">
            <text:p>204.578</text:p>
          </table:table-cell>
          <table:table-cell office:value-type="float" office:value="2599.039" calcext:value-type="float">
            <text:p>2599.039</text:p>
          </table:table-cell>
          <table:table-cell office:value-type="float" office:value="0" calcext:value-type="float">
            <text:p>0</text:p>
          </table:table-cell>
          <table:table-cell office:value-type="float" office:value="202.594" calcext:value-type="float">
            <text:p>202.594</text:p>
          </table:table-cell>
          <table:table-cell office:value-type="float" office:value="2597.012" calcext:value-type="float">
            <text:p>2597.012</text:p>
          </table:table-cell>
          <table:table-cell table:formula="of:=AVERAGE([.BS61];[.BV61];[.BY61])" office:value-type="float" office:value="11.5333333333333" calcext:value-type="float">
            <text:p>11.5333333333333</text:p>
          </table:table-cell>
          <table:table-cell table:formula="of:=AVERAGE([.BT61];[.BW61];[.BZ61])" office:value-type="float" office:value="204.927" calcext:value-type="float">
            <text:p>204.927</text:p>
          </table:table-cell>
          <table:table-cell table:formula="of:=AVERAGE([.BU61];[.BX61];[.CA61])" office:value-type="float" office:value="2599.06" calcext:value-type="float">
            <text:p>2599.06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257.855" calcext:value-type="float">
            <text:p>257.855</text:p>
          </table:table-cell>
          <table:table-cell office:value-type="float" office:value="2788.324" calcext:value-type="float">
            <text:p>2788.324</text:p>
          </table:table-cell>
          <table:table-cell office:value-type="float" office:value="6" calcext:value-type="float">
            <text:p>6</text:p>
          </table:table-cell>
          <table:table-cell office:value-type="float" office:value="254.855" calcext:value-type="float">
            <text:p>254.855</text:p>
          </table:table-cell>
          <table:table-cell office:value-type="float" office:value="2786.234" calcext:value-type="float">
            <text:p>2786.234</text:p>
          </table:table-cell>
          <table:table-cell office:value-type="float" office:value="9.9" calcext:value-type="float">
            <text:p>9.9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784.207" calcext:value-type="float">
            <text:p>2784.207</text:p>
          </table:table-cell>
          <table:table-cell table:formula="of:=AVERAGE([.CG61];[.CJ61];[.CM61])" office:value-type="float" office:value="19.5333333333333" calcext:value-type="float">
            <text:p>19.5333333333333</text:p>
          </table:table-cell>
          <table:table-cell table:formula="of:=AVERAGE([.CH61];[.CK61];[.CN61])" office:value-type="float" office:value="255.199" calcext:value-type="float">
            <text:p>255.199</text:p>
          </table:table-cell>
          <table:table-cell table:formula="of:=AVERAGE([.CI61];[.CL61];[.CO61])" office:value-type="float" office:value="2786.255" calcext:value-type="float">
            <text:p>2786.25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00.914" calcext:value-type="float">
            <text:p>300.914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0.7" calcext:value-type="float">
            <text:p>30.7</text:p>
          </table:table-cell>
          <table:table-cell office:value-type="float" office:value="303.668" calcext:value-type="float">
            <text:p>303.668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5.7" calcext:value-type="float">
            <text:p>35.7</text:p>
          </table:table-cell>
          <table:table-cell office:value-type="float" office:value="327.445" calcext:value-type="float">
            <text:p>327.445</text:p>
          </table:table-cell>
          <table:table-cell office:value-type="float" office:value="651.023" calcext:value-type="float">
            <text:p>651.023</text:p>
          </table:table-cell>
          <table:table-cell table:formula="of:=AVERAGE([.A62];[.D62];[.G62])" office:value-type="float" office:value="32.3666666666667" calcext:value-type="float">
            <text:p>32.3666666666667</text:p>
          </table:table-cell>
          <table:table-cell table:formula="of:=AVERAGE([.B62];[.E62];[.H62])" office:value-type="float" office:value="310.675666666667" calcext:value-type="float">
            <text:p>310.675666666667</text:p>
          </table:table-cell>
          <table:table-cell table:formula="of:=AVERAGE([.C62];[.F62];[.I62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3.7" calcext:value-type="float">
            <text:p>2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2];[.R62];[.U62])" office:value-type="float" office:value="26.0333333333333" calcext:value-type="float">
            <text:p>26.0333333333333</text:p>
          </table:table-cell>
          <table:table-cell table:formula="of:=AVERAGE([.P62];[.S62];[.V62])" office:value-type="float" office:value="35.145" calcext:value-type="float">
            <text:p>35.145</text:p>
          </table:table-cell>
          <table:table-cell table:formula="of:=AVERAGE([.Q62];[.T62];[.W62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2627.223" calcext:value-type="float">
            <text:p>2627.223</text:p>
          </table:table-cell>
          <table:table-cell office:value-type="float" office:value="35.7" calcext:value-type="float">
            <text:p>35.7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28.6" calcext:value-type="float">
            <text:p>28.6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62];[.AF62];[.AI62])" office:value-type="float" office:value="35" calcext:value-type="float">
            <text:p>35</text:p>
          </table:table-cell>
          <table:table-cell table:formula="of:=AVERAGE([.AD62];[.AG62];[.AJ62])" office:value-type="float" office:value="248.177333333333" calcext:value-type="float">
            <text:p>248.177333333333</text:p>
          </table:table-cell>
          <table:table-cell table:formula="of:=AVERAGE([.AE62];[.AH62];[.AK62])" office:value-type="float" office:value="2630.51733333333" calcext:value-type="float">
            <text:p>2630.51733333333</text:p>
          </table:table-cell>
          <table:table-cell table:number-columns-repeated="2"/>
          <table:table-cell table:formula="of:=[.A62]+[.O62]+[.AC62]" office:value-type="float" office:value="95.1" calcext:value-type="float">
            <text:p>95.1</text:p>
          </table:table-cell>
          <table:table-cell table:formula="of:=[.B62]+[.P62]+[.AD62]" office:value-type="float" office:value="581.02" calcext:value-type="float">
            <text:p>581.02</text:p>
          </table:table-cell>
          <table:table-cell table:formula="of:=[.C62]+[.Q62]+[.AE62]" office:value-type="float" office:value="3330.633" calcext:value-type="float">
            <text:p>3330.633</text:p>
          </table:table-cell>
          <table:table-cell table:formula="of:=[.D62]+[.R62]+[.AF62]" office:value-type="float" office:value="91.1" calcext:value-type="float">
            <text:p>91.1</text:p>
          </table:table-cell>
          <table:table-cell table:formula="of:=[.E62]+[.S62]+[.AG62]" office:value-type="float" office:value="583.614" calcext:value-type="float">
            <text:p>583.614</text:p>
          </table:table-cell>
          <table:table-cell table:formula="of:=[.F62]+[.T62]+[.AH62]" office:value-type="float" office:value="3344.832" calcext:value-type="float">
            <text:p>3344.832</text:p>
          </table:table-cell>
          <table:table-cell table:formula="of:=[.G62]+[.U62]+[.AI62]" office:value-type="float" office:value="94" calcext:value-type="float">
            <text:p>94</text:p>
          </table:table-cell>
          <table:table-cell table:formula="of:=[.H62]+[.V62]+[.AJ62]" office:value-type="float" office:value="617.36" calcext:value-type="float">
            <text:p>617.36</text:p>
          </table:table-cell>
          <table:table-cell table:formula="of:=[.I62]+[.W62]+[.AK62]" office:value-type="float" office:value="3373.293" calcext:value-type="float">
            <text:p>3373.293</text:p>
          </table:table-cell>
          <table:table-cell table:formula="of:=AVERAGE([.AQ62];[.AT62];[.AW62])" office:value-type="float" office:value="93.4" calcext:value-type="float">
            <text:p>93.4</text:p>
          </table:table-cell>
          <table:table-cell table:formula="of:=AVERAGE([.AR62];[.AU62];[.AX62])" office:value-type="float" office:value="593.998" calcext:value-type="float">
            <text:p>593.998</text:p>
          </table:table-cell>
          <table:table-cell table:formula="of:=AVERAGE([.AS62];[.AV62];[.AY62])" office:value-type="float" office:value="3349.586" calcext:value-type="float">
            <text:p>3349.586</text:p>
          </table:table-cell>
          <table:table-cell table:number-columns-repeated="2"/>
          <table:table-cell table:formula="of:=[.CG62]-[.BS62]" office:value-type="float" office:value="9.9" calcext:value-type="float">
            <text:p>9.9</text:p>
          </table:table-cell>
          <table:table-cell table:formula="of:=[.CH62]-[.BT62]" office:value-type="float" office:value="50.246" calcext:value-type="float">
            <text:p>50.246</text:p>
          </table:table-cell>
          <table:table-cell table:formula="of:=[.CI62]-[.BU62]" office:value-type="float" office:value="187.196" calcext:value-type="float">
            <text:p>187.196</text:p>
          </table:table-cell>
          <table:table-cell table:formula="of:=[.CJ62]-[.BV62]" office:value-type="float" office:value="8.9" calcext:value-type="float">
            <text:p>8.9</text:p>
          </table:table-cell>
          <table:table-cell table:formula="of:=[.CK62]-[.BW62]" office:value-type="float" office:value="50.278" calcext:value-type="float">
            <text:p>50.278</text:p>
          </table:table-cell>
          <table:table-cell table:formula="of:=[.CL62]-[.BX62]" office:value-type="float" office:value="187.195" calcext:value-type="float">
            <text:p>187.195</text:p>
          </table:table-cell>
          <table:table-cell table:formula="of:=[.CM62]-[.BY62]" office:value-type="float" office:value="10.9" calcext:value-type="float">
            <text:p>10.9</text:p>
          </table:table-cell>
          <table:table-cell table:formula="of:=[.CN62]-[.BZ62]" office:value-type="float" office:value="50.293" calcext:value-type="float">
            <text:p>50.293</text:p>
          </table:table-cell>
          <table:table-cell table:formula="of:=[.CO62]-[.CA62]" office:value-type="float" office:value="187.195" calcext:value-type="float">
            <text:p>187.195</text:p>
          </table:table-cell>
          <table:table-cell table:formula="of:=AVERAGE([.BE62];[.BH62];[.BK62])" office:value-type="float" office:value="9.9" calcext:value-type="float">
            <text:p>9.9</text:p>
          </table:table-cell>
          <table:table-cell table:formula="of:=AVERAGE([.BF62];[.BI62];[.BL62])" office:value-type="float" office:value="50.2723333333333" calcext:value-type="float">
            <text:p>50.2723333333333</text:p>
          </table:table-cell>
          <table:table-cell table:formula="of:=AVERAGE([.BG62];[.BJ62];[.BM62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32.6" calcext:value-type="float">
            <text:p>32.6</text:p>
          </table:table-cell>
          <table:table-cell office:value-type="float" office:value="207.266" calcext:value-type="float">
            <text:p>207.266</text:p>
          </table:table-cell>
          <table:table-cell office:value-type="float" office:value="2601.148" calcext:value-type="float">
            <text:p>2601.148</text:p>
          </table:table-cell>
          <table:table-cell office:value-type="float" office:value="0" calcext:value-type="float">
            <text:p>0</text:p>
          </table:table-cell>
          <table:table-cell office:value-type="float" office:value="200.695" calcext:value-type="float">
            <text:p>200.695</text:p>
          </table:table-cell>
          <table:table-cell office:value-type="float" office:value="2594.625" calcext:value-type="float">
            <text:p>2594.625</text:p>
          </table:table-cell>
          <table:table-cell office:value-type="float" office:value="19.8" calcext:value-type="float">
            <text:p>19.8</text:p>
          </table:table-cell>
          <table:table-cell office:value-type="float" office:value="208.738" calcext:value-type="float">
            <text:p>208.738</text:p>
          </table:table-cell>
          <table:table-cell office:value-type="float" office:value="2603.055" calcext:value-type="float">
            <text:p>2603.055</text:p>
          </table:table-cell>
          <table:table-cell table:formula="of:=AVERAGE([.BS62];[.BV62];[.BY62])" office:value-type="float" office:value="17.4666666666667" calcext:value-type="float">
            <text:p>17.4666666666667</text:p>
          </table:table-cell>
          <table:table-cell table:formula="of:=AVERAGE([.BT62];[.BW62];[.BZ62])" office:value-type="float" office:value="205.566333333333" calcext:value-type="float">
            <text:p>205.566333333333</text:p>
          </table:table-cell>
          <table:table-cell table:formula="of:=AVERAGE([.BU62];[.BX62];[.CA62])" office:value-type="float" office:value="2599.60933333333" calcext:value-type="float">
            <text:p>2599.60933333333</text:p>
          </table:table-cell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257.512" calcext:value-type="float">
            <text:p>257.512</text:p>
          </table:table-cell>
          <table:table-cell office:value-type="float" office:value="2788.344" calcext:value-type="float">
            <text:p>2788.344</text:p>
          </table:table-cell>
          <table:table-cell office:value-type="float" office:value="8.9" calcext:value-type="float">
            <text:p>8.9</text:p>
          </table:table-cell>
          <table:table-cell office:value-type="float" office:value="250.973" calcext:value-type="float">
            <text:p>250.973</text:p>
          </table:table-cell>
          <table:table-cell office:value-type="float" office:value="2781.82" calcext:value-type="float">
            <text:p>2781.82</text:p>
          </table:table-cell>
          <table:table-cell office:value-type="float" office:value="30.7" calcext:value-type="float">
            <text:p>30.7</text:p>
          </table:table-cell>
          <table:table-cell office:value-type="float" office:value="259.031" calcext:value-type="float">
            <text:p>259.031</text:p>
          </table:table-cell>
          <table:table-cell office:value-type="float" office:value="2790.25" calcext:value-type="float">
            <text:p>2790.25</text:p>
          </table:table-cell>
          <table:table-cell table:formula="of:=AVERAGE([.CG62];[.CJ62];[.CM62])" office:value-type="float" office:value="27.3666666666667" calcext:value-type="float">
            <text:p>27.3666666666667</text:p>
          </table:table-cell>
          <table:table-cell table:formula="of:=AVERAGE([.CH62];[.CK62];[.CN62])" office:value-type="float" office:value="255.838666666667" calcext:value-type="float">
            <text:p>255.838666666667</text:p>
          </table:table-cell>
          <table:table-cell table:formula="of:=AVERAGE([.CI62];[.CL62];[.CO62])" office:value-type="float" office:value="2786.80466666667" calcext:value-type="float">
            <text:p>2786.8046666666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00.922" calcext:value-type="float">
            <text:p>300.922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2.7" calcext:value-type="float">
            <text:p>32.7</text:p>
          </table:table-cell>
          <table:table-cell office:value-type="float" office:value="305.609" calcext:value-type="float">
            <text:p>305.60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7.6" calcext:value-type="float">
            <text:p>37.6</text:p>
          </table:table-cell>
          <table:table-cell office:value-type="float" office:value="327.328" calcext:value-type="float">
            <text:p>327.328</text:p>
          </table:table-cell>
          <table:table-cell office:value-type="float" office:value="651.023" calcext:value-type="float">
            <text:p>651.023</text:p>
          </table:table-cell>
          <table:table-cell table:formula="of:=AVERAGE([.A63];[.D63];[.G63])" office:value-type="float" office:value="34.6666666666667" calcext:value-type="float">
            <text:p>34.6666666666667</text:p>
          </table:table-cell>
          <table:table-cell table:formula="of:=AVERAGE([.B63];[.E63];[.H63])" office:value-type="float" office:value="311.286333333333" calcext:value-type="float">
            <text:p>311.286333333333</text:p>
          </table:table-cell>
          <table:table-cell table:formula="of:=AVERAGE([.C63];[.F63];[.I63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3];[.R63];[.U63])" office:value-type="float" office:value="27.0333333333333" calcext:value-type="float">
            <text:p>27.0333333333333</text:p>
          </table:table-cell>
          <table:table-cell table:formula="of:=AVERAGE([.P63];[.S63];[.V63])" office:value-type="float" office:value="35.145" calcext:value-type="float">
            <text:p>35.145</text:p>
          </table:table-cell>
          <table:table-cell table:formula="of:=AVERAGE([.Q63];[.T63];[.W63])" office:value-type="float" office:value="85.125" calcext:value-type="float">
            <text:p>85.125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36.7" calcext:value-type="float">
            <text:p>36.7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25.6" calcext:value-type="float">
            <text:p>25.6</text:p>
          </table:table-cell>
          <table:table-cell office:value-type="float" office:value="244.77" calcext:value-type="float">
            <text:p>244.77</text:p>
          </table:table-cell>
          <table:table-cell office:value-type="float" office:value="2627.145" calcext:value-type="float">
            <text:p>2627.145</text:p>
          </table:table-cell>
          <table:table-cell table:formula="of:=AVERAGE([.AC63];[.AF63];[.AI63])" office:value-type="float" office:value="31" calcext:value-type="float">
            <text:p>31</text:p>
          </table:table-cell>
          <table:table-cell table:formula="of:=AVERAGE([.AD63];[.AG63];[.AJ63])" office:value-type="float" office:value="247.510666666667" calcext:value-type="float">
            <text:p>247.510666666667</text:p>
          </table:table-cell>
          <table:table-cell table:formula="of:=AVERAGE([.AE63];[.AH63];[.AK63])" office:value-type="float" office:value="2629.85066666667" calcext:value-type="float">
            <text:p>2629.85066666667</text:p>
          </table:table-cell>
          <table:table-cell table:number-columns-repeated="2"/>
          <table:table-cell table:formula="of:=[.A63]+[.O63]+[.AC63]" office:value-type="float" office:value="91.1" calcext:value-type="float">
            <text:p>91.1</text:p>
          </table:table-cell>
          <table:table-cell table:formula="of:=[.B63]+[.P63]+[.AD63]" office:value-type="float" office:value="585.028" calcext:value-type="float">
            <text:p>585.028</text:p>
          </table:table-cell>
          <table:table-cell table:formula="of:=[.C63]+[.Q63]+[.AE63]" office:value-type="float" office:value="3334.371" calcext:value-type="float">
            <text:p>3334.371</text:p>
          </table:table-cell>
          <table:table-cell table:formula="of:=[.D63]+[.R63]+[.AF63]" office:value-type="float" office:value="94.1" calcext:value-type="float">
            <text:p>94.1</text:p>
          </table:table-cell>
          <table:table-cell table:formula="of:=[.E63]+[.S63]+[.AG63]" office:value-type="float" office:value="589.555" calcext:value-type="float">
            <text:p>589.555</text:p>
          </table:table-cell>
          <table:table-cell table:formula="of:=[.F63]+[.T63]+[.AH63]" office:value-type="float" office:value="3348.832" calcext:value-type="float">
            <text:p>3348.832</text:p>
          </table:table-cell>
          <table:table-cell table:formula="of:=[.G63]+[.U63]+[.AI63]" office:value-type="float" office:value="92.9" calcext:value-type="float">
            <text:p>92.9</text:p>
          </table:table-cell>
          <table:table-cell table:formula="of:=[.H63]+[.V63]+[.AJ63]" office:value-type="float" office:value="607.243" calcext:value-type="float">
            <text:p>607.243</text:p>
          </table:table-cell>
          <table:table-cell table:formula="of:=[.I63]+[.W63]+[.AK63]" office:value-type="float" office:value="3363.293" calcext:value-type="float">
            <text:p>3363.293</text:p>
          </table:table-cell>
          <table:table-cell table:formula="of:=AVERAGE([.AQ63];[.AT63];[.AW63])" office:value-type="float" office:value="92.7" calcext:value-type="float">
            <text:p>92.7</text:p>
          </table:table-cell>
          <table:table-cell table:formula="of:=AVERAGE([.AR63];[.AU63];[.AX63])" office:value-type="float" office:value="593.942" calcext:value-type="float">
            <text:p>593.942</text:p>
          </table:table-cell>
          <table:table-cell table:formula="of:=AVERAGE([.AS63];[.AV63];[.AY63])" office:value-type="float" office:value="3348.832" calcext:value-type="float">
            <text:p>3348.832</text:p>
          </table:table-cell>
          <table:table-cell table:number-columns-repeated="2"/>
          <table:table-cell table:formula="of:=[.CG63]-[.BS63]" office:value-type="float" office:value="6" calcext:value-type="float">
            <text:p>6</text:p>
          </table:table-cell>
          <table:table-cell table:formula="of:=[.CH63]-[.BT63]" office:value-type="float" office:value="50.246" calcext:value-type="float">
            <text:p>50.246</text:p>
          </table:table-cell>
          <table:table-cell table:formula="of:=[.CI63]-[.BU63]" office:value-type="float" office:value="187.196" calcext:value-type="float">
            <text:p>187.196</text:p>
          </table:table-cell>
          <table:table-cell table:formula="of:=[.CJ63]-[.BV63]" office:value-type="float" office:value="7" calcext:value-type="float">
            <text:p>7</text:p>
          </table:table-cell>
          <table:table-cell table:formula="of:=[.CK63]-[.BW63]" office:value-type="float" office:value="50.277" calcext:value-type="float">
            <text:p>50.277</text:p>
          </table:table-cell>
          <table:table-cell table:formula="of:=[.CL63]-[.BX63]" office:value-type="float" office:value="187.195" calcext:value-type="float">
            <text:p>187.195</text:p>
          </table:table-cell>
          <table:table-cell table:formula="of:=[.CM63]-[.BY63]" office:value-type="float" office:value="7" calcext:value-type="float">
            <text:p>7</text:p>
          </table:table-cell>
          <table:table-cell table:formula="of:=[.CN63]-[.BZ63]" office:value-type="float" office:value="50.293" calcext:value-type="float">
            <text:p>50.293</text:p>
          </table:table-cell>
          <table:table-cell table:formula="of:=[.CO63]-[.CA63]" office:value-type="float" office:value="187.195" calcext:value-type="float">
            <text:p>187.195</text:p>
          </table:table-cell>
          <table:table-cell table:formula="of:=AVERAGE([.BE63];[.BH63];[.BK63])" office:value-type="float" office:value="6.66666666666667" calcext:value-type="float">
            <text:p>6.66666666666667</text:p>
          </table:table-cell>
          <table:table-cell table:formula="of:=AVERAGE([.BF63];[.BI63];[.BL63])" office:value-type="float" office:value="50.272" calcext:value-type="float">
            <text:p>50.272</text:p>
          </table:table-cell>
          <table:table-cell table:formula="of:=AVERAGE([.BG63];[.BJ63];[.BM63])" office:value-type="float" office:value="187.195333333334" calcext:value-type="float">
            <text:p>187.1953333333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599.113" calcext:value-type="float">
            <text:p>2599.113</text:p>
          </table:table-cell>
          <table:table-cell office:value-type="float" office:value="38.6" calcext:value-type="float">
            <text:p>38.6</text:p>
          </table:table-cell>
          <table:table-cell office:value-type="float" office:value="204.633" calcext:value-type="float">
            <text:p>204.633</text:p>
          </table:table-cell>
          <table:table-cell office:value-type="float" office:value="2598.68" calcext:value-type="float">
            <text:p>2598.68</text:p>
          </table:table-cell>
          <table:table-cell office:value-type="float" office:value="34.6" calcext:value-type="float">
            <text:p>34.6</text:p>
          </table:table-cell>
          <table:table-cell office:value-type="float" office:value="206.738" calcext:value-type="float">
            <text:p>206.738</text:p>
          </table:table-cell>
          <table:table-cell office:value-type="float" office:value="2601.055" calcext:value-type="float">
            <text:p>2601.055</text:p>
          </table:table-cell>
          <table:table-cell table:formula="of:=AVERAGE([.BS63];[.BV63];[.BY63])" office:value-type="float" office:value="24.4" calcext:value-type="float">
            <text:p>24.4</text:p>
          </table:table-cell>
          <table:table-cell table:formula="of:=AVERAGE([.BT63];[.BW63];[.BZ63])" office:value-type="float" office:value="205.514333333333" calcext:value-type="float">
            <text:p>205.514333333333</text:p>
          </table:table-cell>
          <table:table-cell table:formula="of:=AVERAGE([.BU63];[.BX63];[.CA63])" office:value-type="float" office:value="2599.616" calcext:value-type="float">
            <text:p>2599.6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5.418" calcext:value-type="float">
            <text:p>255.418</text:p>
          </table:table-cell>
          <table:table-cell office:value-type="float" office:value="2786.309" calcext:value-type="float">
            <text:p>2786.309</text:p>
          </table:table-cell>
          <table:table-cell office:value-type="float" office:value="45.6" calcext:value-type="float">
            <text:p>45.6</text:p>
          </table:table-cell>
          <table:table-cell office:value-type="float" office:value="254.91" calcext:value-type="float">
            <text:p>254.91</text:p>
          </table:table-cell>
          <table:table-cell office:value-type="float" office:value="2785.875" calcext:value-type="float">
            <text:p>2785.875</text:p>
          </table:table-cell>
          <table:table-cell office:value-type="float" office:value="41.6" calcext:value-type="float">
            <text:p>41.6</text:p>
          </table:table-cell>
          <table:table-cell office:value-type="float" office:value="257.031" calcext:value-type="float">
            <text:p>257.031</text:p>
          </table:table-cell>
          <table:table-cell office:value-type="float" office:value="2788.25" calcext:value-type="float">
            <text:p>2788.25</text:p>
          </table:table-cell>
          <table:table-cell table:formula="of:=AVERAGE([.CG63];[.CJ63];[.CM63])" office:value-type="float" office:value="31.0666666666667" calcext:value-type="float">
            <text:p>31.0666666666667</text:p>
          </table:table-cell>
          <table:table-cell table:formula="of:=AVERAGE([.CH63];[.CK63];[.CN63])" office:value-type="float" office:value="255.786333333333" calcext:value-type="float">
            <text:p>255.786333333333</text:p>
          </table:table-cell>
          <table:table-cell table:formula="of:=AVERAGE([.CI63];[.CL63];[.CO63])" office:value-type="float" office:value="2786.81133333333" calcext:value-type="float">
            <text:p>2786.81133333333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00.594" calcext:value-type="float">
            <text:p>300.594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2.7" calcext:value-type="float">
            <text:p>32.7</text:p>
          </table:table-cell>
          <table:table-cell office:value-type="float" office:value="305.887" calcext:value-type="float">
            <text:p>305.887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7.5" calcext:value-type="float">
            <text:p>37.5</text:p>
          </table:table-cell>
          <table:table-cell office:value-type="float" office:value="326.391" calcext:value-type="float">
            <text:p>326.391</text:p>
          </table:table-cell>
          <table:table-cell office:value-type="float" office:value="651.023" calcext:value-type="float">
            <text:p>651.023</text:p>
          </table:table-cell>
          <table:table-cell table:formula="of:=AVERAGE([.A64];[.D64];[.G64])" office:value-type="float" office:value="35.6" calcext:value-type="float">
            <text:p>35.6</text:p>
          </table:table-cell>
          <table:table-cell table:formula="of:=AVERAGE([.B64];[.E64];[.H64])" office:value-type="float" office:value="310.957333333333" calcext:value-type="float">
            <text:p>310.957333333333</text:p>
          </table:table-cell>
          <table:table-cell table:formula="of:=AVERAGE([.C64];[.F64];[.I64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1.7" calcext:value-type="float">
            <text:p>31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64];[.R64];[.U64])" office:value-type="float" office:value="28.0333333333333" calcext:value-type="float">
            <text:p>28.0333333333333</text:p>
          </table:table-cell>
          <table:table-cell table:formula="of:=AVERAGE([.P64];[.S64];[.V64])" office:value-type="float" office:value="35.145" calcext:value-type="float">
            <text:p>35.145</text:p>
          </table:table-cell>
          <table:table-cell table:formula="of:=AVERAGE([.Q64];[.T64];[.W64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6.7" calcext:value-type="float">
            <text:p>36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28.8" calcext:value-type="float">
            <text:p>28.8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29.145" calcext:value-type="float">
            <text:p>2629.145</text:p>
          </table:table-cell>
          <table:table-cell table:formula="of:=AVERAGE([.AC64];[.AF64];[.AI64])" office:value-type="float" office:value="31.4" calcext:value-type="float">
            <text:p>31.4</text:p>
          </table:table-cell>
          <table:table-cell table:formula="of:=AVERAGE([.AD64];[.AG64];[.AJ64])" office:value-type="float" office:value="250.177333333333" calcext:value-type="float">
            <text:p>250.177333333333</text:p>
          </table:table-cell>
          <table:table-cell table:formula="of:=AVERAGE([.AE64];[.AH64];[.AK64])" office:value-type="float" office:value="2632.51733333333" calcext:value-type="float">
            <text:p>2632.51733333333</text:p>
          </table:table-cell>
          <table:table-cell table:number-columns-repeated="2"/>
          <table:table-cell table:formula="of:=[.A64]+[.O64]+[.AC64]" office:value-type="float" office:value="92" calcext:value-type="float">
            <text:p>92</text:p>
          </table:table-cell>
          <table:table-cell table:formula="of:=[.B64]+[.P64]+[.AD64]" office:value-type="float" office:value="588.7" calcext:value-type="float">
            <text:p>588.7</text:p>
          </table:table-cell>
          <table:table-cell table:formula="of:=[.C64]+[.Q64]+[.AE64]" office:value-type="float" office:value="3338.371" calcext:value-type="float">
            <text:p>3338.371</text:p>
          </table:table-cell>
          <table:table-cell table:formula="of:=[.D64]+[.R64]+[.AF64]" office:value-type="float" office:value="95.1" calcext:value-type="float">
            <text:p>95.1</text:p>
          </table:table-cell>
          <table:table-cell table:formula="of:=[.E64]+[.S64]+[.AG64]" office:value-type="float" office:value="591.833" calcext:value-type="float">
            <text:p>591.833</text:p>
          </table:table-cell>
          <table:table-cell table:formula="of:=[.F64]+[.T64]+[.AH64]" office:value-type="float" office:value="3350.832" calcext:value-type="float">
            <text:p>3350.832</text:p>
          </table:table-cell>
          <table:table-cell table:formula="of:=[.G64]+[.U64]+[.AI64]" office:value-type="float" office:value="98" calcext:value-type="float">
            <text:p>98</text:p>
          </table:table-cell>
          <table:table-cell table:formula="of:=[.H64]+[.V64]+[.AJ64]" office:value-type="float" office:value="608.306" calcext:value-type="float">
            <text:p>608.306</text:p>
          </table:table-cell>
          <table:table-cell table:formula="of:=[.I64]+[.W64]+[.AK64]" office:value-type="float" office:value="3365.555" calcext:value-type="float">
            <text:p>3365.555</text:p>
          </table:table-cell>
          <table:table-cell table:formula="of:=AVERAGE([.AQ64];[.AT64];[.AW64])" office:value-type="float" office:value="95.0333333333333" calcext:value-type="float">
            <text:p>95.0333333333333</text:p>
          </table:table-cell>
          <table:table-cell table:formula="of:=AVERAGE([.AR64];[.AU64];[.AX64])" office:value-type="float" office:value="596.279666666667" calcext:value-type="float">
            <text:p>596.279666666667</text:p>
          </table:table-cell>
          <table:table-cell table:formula="of:=AVERAGE([.AS64];[.AV64];[.AY64])" office:value-type="float" office:value="3351.586" calcext:value-type="float">
            <text:p>3351.586</text:p>
          </table:table-cell>
          <table:table-cell table:number-columns-repeated="2"/>
          <table:table-cell table:formula="of:=[.CG64]-[.BS64]" office:value-type="float" office:value="9.1" calcext:value-type="float">
            <text:p>9.1</text:p>
          </table:table-cell>
          <table:table-cell table:formula="of:=[.CH64]-[.BT64]" office:value-type="float" office:value="50.246" calcext:value-type="float">
            <text:p>50.246</text:p>
          </table:table-cell>
          <table:table-cell table:formula="of:=[.CI64]-[.BU64]" office:value-type="float" office:value="187.195" calcext:value-type="float">
            <text:p>187.195</text:p>
          </table:table-cell>
          <table:table-cell table:formula="of:=[.CJ64]-[.BV64]" office:value-type="float" office:value="9.3" calcext:value-type="float">
            <text:p>9.3</text:p>
          </table:table-cell>
          <table:table-cell table:formula="of:=[.CK64]-[.BW64]" office:value-type="float" office:value="50.277" calcext:value-type="float">
            <text:p>50.277</text:p>
          </table:table-cell>
          <table:table-cell table:formula="of:=[.CL64]-[.BX64]" office:value-type="float" office:value="187.196" calcext:value-type="float">
            <text:p>187.196</text:p>
          </table:table-cell>
          <table:table-cell table:formula="of:=[.CM64]-[.BY64]" office:value-type="float" office:value="8" calcext:value-type="float">
            <text:p>8</text:p>
          </table:table-cell>
          <table:table-cell table:formula="of:=[.CN64]-[.BZ64]" office:value-type="float" office:value="48.293" calcext:value-type="float">
            <text:p>48.293</text:p>
          </table:table-cell>
          <table:table-cell table:formula="of:=[.CO64]-[.CA64]" office:value-type="float" office:value="185.196" calcext:value-type="float">
            <text:p>185.196</text:p>
          </table:table-cell>
          <table:table-cell table:formula="of:=AVERAGE([.BE64];[.BH64];[.BK64])" office:value-type="float" office:value="8.8" calcext:value-type="float">
            <text:p>8.8</text:p>
          </table:table-cell>
          <table:table-cell table:formula="of:=AVERAGE([.BF64];[.BI64];[.BL64])" office:value-type="float" office:value="49.6053333333333" calcext:value-type="float">
            <text:p>49.6053333333333</text:p>
          </table:table-cell>
          <table:table-cell table:formula="of:=AVERAGE([.BG64];[.BJ64];[.BM64])" office:value-type="float" office:value="186.529" calcext:value-type="float">
            <text:p>186.529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207.922" calcext:value-type="float">
            <text:p>207.922</text:p>
          </table:table-cell>
          <table:table-cell office:value-type="float" office:value="2601.125" calcext:value-type="float">
            <text:p>2601.125</text:p>
          </table:table-cell>
          <table:table-cell office:value-type="float" office:value="48.2" calcext:value-type="float">
            <text:p>48.2</text:p>
          </table:table-cell>
          <table:table-cell office:value-type="float" office:value="200.555" calcext:value-type="float">
            <text:p>200.555</text:p>
          </table:table-cell>
          <table:table-cell office:value-type="float" office:value="2594.984" calcext:value-type="float">
            <text:p>2594.984</text:p>
          </table:table-cell>
          <table:table-cell office:value-type="float" office:value="45.5" calcext:value-type="float">
            <text:p>45.5</text:p>
          </table:table-cell>
          <table:table-cell office:value-type="float" office:value="204.668" calcext:value-type="float">
            <text:p>204.668</text:p>
          </table:table-cell>
          <table:table-cell office:value-type="float" office:value="2598.691" calcext:value-type="float">
            <text:p>2598.691</text:p>
          </table:table-cell>
          <table:table-cell table:formula="of:=AVERAGE([.BS64];[.BV64];[.BY64])" office:value-type="float" office:value="45.0666666666667" calcext:value-type="float">
            <text:p>45.0666666666667</text:p>
          </table:table-cell>
          <table:table-cell table:formula="of:=AVERAGE([.BT64];[.BW64];[.BZ64])" office:value-type="float" office:value="204.381666666667" calcext:value-type="float">
            <text:p>204.381666666667</text:p>
          </table:table-cell>
          <table:table-cell table:formula="of:=AVERAGE([.BU64];[.BX64];[.CA64])" office:value-type="float" office:value="2598.26666666667" calcext:value-type="float">
            <text:p>2598.26666666667</text:p>
          </table:table-cell>
          <table:table-cell table:number-columns-repeated="2"/>
          <table:table-cell office:value-type="float" office:value="50.6" calcext:value-type="float">
            <text:p>50.6</text:p>
          </table:table-cell>
          <table:table-cell office:value-type="float" office:value="258.168" calcext:value-type="float">
            <text:p>258.168</text:p>
          </table:table-cell>
          <table:table-cell office:value-type="float" office:value="2788.32" calcext:value-type="float">
            <text:p>2788.32</text:p>
          </table:table-cell>
          <table:table-cell office:value-type="float" office:value="57.5" calcext:value-type="float">
            <text:p>57.5</text:p>
          </table:table-cell>
          <table:table-cell office:value-type="float" office:value="250.832" calcext:value-type="float">
            <text:p>250.832</text:p>
          </table:table-cell>
          <table:table-cell office:value-type="float" office:value="2782.18" calcext:value-type="float">
            <text:p>2782.18</text:p>
          </table:table-cell>
          <table:table-cell office:value-type="float" office:value="53.5" calcext:value-type="float">
            <text:p>53.5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783.887" calcext:value-type="float">
            <text:p>2783.887</text:p>
          </table:table-cell>
          <table:table-cell table:formula="of:=AVERAGE([.CG64];[.CJ64];[.CM64])" office:value-type="float" office:value="53.8666666666667" calcext:value-type="float">
            <text:p>53.8666666666667</text:p>
          </table:table-cell>
          <table:table-cell table:formula="of:=AVERAGE([.CH64];[.CK64];[.CN64])" office:value-type="float" office:value="253.987" calcext:value-type="float">
            <text:p>253.987</text:p>
          </table:table-cell>
          <table:table-cell table:formula="of:=AVERAGE([.CI64];[.CL64];[.CO64])" office:value-type="float" office:value="2784.79566666667" calcext:value-type="float">
            <text:p>2784.79566666667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00.434" calcext:value-type="float">
            <text:p>300.434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7.7" calcext:value-type="float">
            <text:p>37.7</text:p>
          </table:table-cell>
          <table:table-cell office:value-type="float" office:value="306.055" calcext:value-type="float">
            <text:p>306.055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1.6" calcext:value-type="float">
            <text:p>31.6</text:p>
          </table:table-cell>
          <table:table-cell office:value-type="float" office:value="326.289" calcext:value-type="float">
            <text:p>326.289</text:p>
          </table:table-cell>
          <table:table-cell office:value-type="float" office:value="651.023" calcext:value-type="float">
            <text:p>651.023</text:p>
          </table:table-cell>
          <table:table-cell table:formula="of:=AVERAGE([.A65];[.D65];[.G65])" office:value-type="float" office:value="35.9666666666667" calcext:value-type="float">
            <text:p>35.9666666666667</text:p>
          </table:table-cell>
          <table:table-cell table:formula="of:=AVERAGE([.B65];[.E65];[.H65])" office:value-type="float" office:value="310.926" calcext:value-type="float">
            <text:p>310.926</text:p>
          </table:table-cell>
          <table:table-cell table:formula="of:=AVERAGE([.C65];[.F65];[.I65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31.7" calcext:value-type="float">
            <text:p>31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table:formula="of:=AVERAGE([.O65];[.R65];[.U65])" office:value-type="float" office:value="28.3666666666667" calcext:value-type="float">
            <text:p>28.3666666666667</text:p>
          </table:table-cell>
          <table:table-cell table:formula="of:=AVERAGE([.P65];[.S65];[.V65])" office:value-type="float" office:value="35.2293333333333" calcext:value-type="float">
            <text:p>35.2293333333333</text:p>
          </table:table-cell>
          <table:table-cell table:formula="of:=AVERAGE([.Q65];[.T65];[.W65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24.8" calcext:value-type="float">
            <text:p>24.8</text:p>
          </table:table-cell>
          <table:table-cell office:value-type="float" office:value="253.055" calcext:value-type="float">
            <text:p>253.055</text:p>
          </table:table-cell>
          <table:table-cell office:value-type="float" office:value="2635.703" calcext:value-type="float">
            <text:p>2635.703</text:p>
          </table:table-cell>
          <table:table-cell office:value-type="float" office:value="35.7" calcext:value-type="float">
            <text:p>35.7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table:formula="of:=AVERAGE([.AC65];[.AF65];[.AI65])" office:value-type="float" office:value="28.4333333333333" calcext:value-type="float">
            <text:p>28.4333333333333</text:p>
          </table:table-cell>
          <table:table-cell table:formula="of:=AVERAGE([.AD65];[.AG65];[.AJ65])" office:value-type="float" office:value="252.262" calcext:value-type="float">
            <text:p>252.262</text:p>
          </table:table-cell>
          <table:table-cell table:formula="of:=AVERAGE([.AE65];[.AH65];[.AK65])" office:value-type="float" office:value="2634.69033333333" calcext:value-type="float">
            <text:p>2634.69033333333</text:p>
          </table:table-cell>
          <table:table-cell table:number-columns-repeated="2"/>
          <table:table-cell table:formula="of:=[.A65]+[.O65]+[.AC65]" office:value-type="float" office:value="95.1" calcext:value-type="float">
            <text:p>95.1</text:p>
          </table:table-cell>
          <table:table-cell table:formula="of:=[.B65]+[.P65]+[.AD65]" office:value-type="float" office:value="588.54" calcext:value-type="float">
            <text:p>588.54</text:p>
          </table:table-cell>
          <table:table-cell table:formula="of:=[.C65]+[.Q65]+[.AE65]" office:value-type="float" office:value="3338.371" calcext:value-type="float">
            <text:p>3338.371</text:p>
          </table:table-cell>
          <table:table-cell table:formula="of:=[.D65]+[.R65]+[.AF65]" office:value-type="float" office:value="90.2" calcext:value-type="float">
            <text:p>90.2</text:p>
          </table:table-cell>
          <table:table-cell table:formula="of:=[.E65]+[.S65]+[.AG65]" office:value-type="float" office:value="594.255" calcext:value-type="float">
            <text:p>594.255</text:p>
          </table:table-cell>
          <table:table-cell table:formula="of:=[.F65]+[.T65]+[.AH65]" office:value-type="float" office:value="3353.351" calcext:value-type="float">
            <text:p>3353.351</text:p>
          </table:table-cell>
          <table:table-cell table:formula="of:=[.G65]+[.U65]+[.AI65]" office:value-type="float" office:value="93" calcext:value-type="float">
            <text:p>93</text:p>
          </table:table-cell>
          <table:table-cell table:formula="of:=[.H65]+[.V65]+[.AJ65]" office:value-type="float" office:value="612.457" calcext:value-type="float">
            <text:p>612.457</text:p>
          </table:table-cell>
          <table:table-cell table:formula="of:=[.I65]+[.W65]+[.AK65]" office:value-type="float" office:value="3369.555" calcext:value-type="float">
            <text:p>3369.555</text:p>
          </table:table-cell>
          <table:table-cell table:formula="of:=AVERAGE([.AQ65];[.AT65];[.AW65])" office:value-type="float" office:value="92.7666666666667" calcext:value-type="float">
            <text:p>92.7666666666667</text:p>
          </table:table-cell>
          <table:table-cell table:formula="of:=AVERAGE([.AR65];[.AU65];[.AX65])" office:value-type="float" office:value="598.417333333333" calcext:value-type="float">
            <text:p>598.417333333333</text:p>
          </table:table-cell>
          <table:table-cell table:formula="of:=AVERAGE([.AS65];[.AV65];[.AY65])" office:value-type="float" office:value="3353.759" calcext:value-type="float">
            <text:p>3353.759</text:p>
          </table:table-cell>
          <table:table-cell table:number-columns-repeated="2"/>
          <table:table-cell table:formula="of:=[.CG65]-[.BS65]" office:value-type="float" office:value="6.9" calcext:value-type="float">
            <text:p>6.9</text:p>
          </table:table-cell>
          <table:table-cell table:formula="of:=[.CH65]-[.BT65]" office:value-type="float" office:value="50.246" calcext:value-type="float">
            <text:p>50.246</text:p>
          </table:table-cell>
          <table:table-cell table:formula="of:=[.CI65]-[.BU65]" office:value-type="float" office:value="187.196" calcext:value-type="float">
            <text:p>187.196</text:p>
          </table:table-cell>
          <table:table-cell table:formula="of:=[.CJ65]-[.BV65]" office:value-type="float" office:value="8.9" calcext:value-type="float">
            <text:p>8.9</text:p>
          </table:table-cell>
          <table:table-cell table:formula="of:=[.CK65]-[.BW65]" office:value-type="float" office:value="50.278" calcext:value-type="float">
            <text:p>50.278</text:p>
          </table:table-cell>
          <table:table-cell table:formula="of:=[.CL65]-[.BX65]" office:value-type="float" office:value="187.196" calcext:value-type="float">
            <text:p>187.196</text:p>
          </table:table-cell>
          <table:table-cell table:formula="of:=[.CM65]-[.BY65]" office:value-type="float" office:value="8.9" calcext:value-type="float">
            <text:p>8.9</text:p>
          </table:table-cell>
          <table:table-cell table:formula="of:=[.CN65]-[.BZ65]" office:value-type="float" office:value="46.051" calcext:value-type="float">
            <text:p>46.051</text:p>
          </table:table-cell>
          <table:table-cell table:formula="of:=[.CO65]-[.CA65]" office:value-type="float" office:value="182.808" calcext:value-type="float">
            <text:p>182.808</text:p>
          </table:table-cell>
          <table:table-cell table:formula="of:=AVERAGE([.BE65];[.BH65];[.BK65])" office:value-type="float" office:value="8.23333333333333" calcext:value-type="float">
            <text:p>8.23333333333333</text:p>
          </table:table-cell>
          <table:table-cell table:formula="of:=AVERAGE([.BF65];[.BI65];[.BL65])" office:value-type="float" office:value="48.8583333333333" calcext:value-type="float">
            <text:p>48.8583333333333</text:p>
          </table:table-cell>
          <table:table-cell table:formula="of:=AVERAGE([.BG65];[.BJ65];[.BM65])" office:value-type="float" office:value="185.733333333333" calcext:value-type="float">
            <text:p>185.7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203" calcext:value-type="float">
            <text:p>209.203</text:p>
          </table:table-cell>
          <table:table-cell office:value-type="float" office:value="2603.152" calcext:value-type="float">
            <text:p>2603.152</text:p>
          </table:table-cell>
          <table:table-cell office:value-type="float" office:value="1" calcext:value-type="float">
            <text:p>1</text:p>
          </table:table-cell>
          <table:table-cell office:value-type="float" office:value="200.199" calcext:value-type="float">
            <text:p>200.199</text:p>
          </table:table-cell>
          <table:table-cell office:value-type="float" office:value="2595.074" calcext:value-type="float">
            <text:p>2595.074</text:p>
          </table:table-cell>
          <table:table-cell office:value-type="float" office:value="1" calcext:value-type="float">
            <text:p>1</text:p>
          </table:table-cell>
          <table:table-cell office:value-type="float" office:value="206.926" calcext:value-type="float">
            <text:p>206.926</text:p>
          </table:table-cell>
          <table:table-cell office:value-type="float" office:value="2601.055" calcext:value-type="float">
            <text:p>2601.055</text:p>
          </table:table-cell>
          <table:table-cell table:formula="of:=AVERAGE([.BS65];[.BV65];[.BY65])" office:value-type="float" office:value="0.666666666666667" calcext:value-type="float">
            <text:p>0.666666666666667</text:p>
          </table:table-cell>
          <table:table-cell table:formula="of:=AVERAGE([.BT65];[.BW65];[.BZ65])" office:value-type="float" office:value="205.442666666667" calcext:value-type="float">
            <text:p>205.442666666667</text:p>
          </table:table-cell>
          <table:table-cell table:formula="of:=AVERAGE([.BU65];[.BX65];[.CA65])" office:value-type="float" office:value="2599.76033333333" calcext:value-type="float">
            <text:p>2599.76033333333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259.449" calcext:value-type="float">
            <text:p>259.449</text:p>
          </table:table-cell>
          <table:table-cell office:value-type="float" office:value="2790.348" calcext:value-type="float">
            <text:p>2790.348</text:p>
          </table:table-cell>
          <table:table-cell office:value-type="float" office:value="9.9" calcext:value-type="float">
            <text:p>9.9</text:p>
          </table:table-cell>
          <table:table-cell office:value-type="float" office:value="250.477" calcext:value-type="float">
            <text:p>250.477</text:p>
          </table:table-cell>
          <table:table-cell office:value-type="float" office:value="2782.27" calcext:value-type="float">
            <text:p>2782.27</text:p>
          </table:table-cell>
          <table:table-cell office:value-type="float" office:value="9.9" calcext:value-type="float">
            <text:p>9.9</text:p>
          </table:table-cell>
          <table:table-cell office:value-type="float" office:value="252.977" calcext:value-type="float">
            <text:p>252.977</text:p>
          </table:table-cell>
          <table:table-cell office:value-type="float" office:value="2783.863" calcext:value-type="float">
            <text:p>2783.863</text:p>
          </table:table-cell>
          <table:table-cell table:formula="of:=AVERAGE([.CG65];[.CJ65];[.CM65])" office:value-type="float" office:value="8.9" calcext:value-type="float">
            <text:p>8.9</text:p>
          </table:table-cell>
          <table:table-cell table:formula="of:=AVERAGE([.CH65];[.CK65];[.CN65])" office:value-type="float" office:value="254.301" calcext:value-type="float">
            <text:p>254.301</text:p>
          </table:table-cell>
          <table:table-cell table:formula="of:=AVERAGE([.CI65];[.CL65];[.CO65])" office:value-type="float" office:value="2785.49366666667" calcext:value-type="float">
            <text:p>2785.4936666666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5.7" calcext:value-type="float">
            <text:p>35.7</text:p>
          </table:table-cell>
          <table:table-cell office:value-type="float" office:value="307.812" calcext:value-type="float">
            <text:p>307.81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1.7" calcext:value-type="float">
            <text:p>31.7</text:p>
          </table:table-cell>
          <table:table-cell office:value-type="float" office:value="326.605" calcext:value-type="float">
            <text:p>326.605</text:p>
          </table:table-cell>
          <table:table-cell office:value-type="float" office:value="651.023" calcext:value-type="float">
            <text:p>651.023</text:p>
          </table:table-cell>
          <table:table-cell table:formula="of:=AVERAGE([.A66];[.D66];[.G66])" office:value-type="float" office:value="34.3333333333333" calcext:value-type="float">
            <text:p>34.3333333333333</text:p>
          </table:table-cell>
          <table:table-cell table:formula="of:=AVERAGE([.B66];[.E66];[.H66])" office:value-type="float" office:value="311.593333333333" calcext:value-type="float">
            <text:p>311.593333333333</text:p>
          </table:table-cell>
          <table:table-cell table:formula="of:=AVERAGE([.C66];[.F66];[.I66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8.6" calcext:value-type="float">
            <text:p>28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table:formula="of:=AVERAGE([.O66];[.R66];[.U66])" office:value-type="float" office:value="27.3333333333333" calcext:value-type="float">
            <text:p>27.3333333333333</text:p>
          </table:table-cell>
          <table:table-cell table:formula="of:=AVERAGE([.P66];[.S66];[.V66])" office:value-type="float" office:value="35.2293333333333" calcext:value-type="float">
            <text:p>35.2293333333333</text:p>
          </table:table-cell>
          <table:table-cell table:formula="of:=AVERAGE([.Q66];[.T66];[.W66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9.8" calcext:value-type="float">
            <text:p>29.8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31.7" calcext:value-type="float">
            <text:p>31.7</text:p>
          </table:table-cell>
          <table:table-cell office:value-type="float" office:value="248.801" calcext:value-type="float">
            <text:p>248.801</text:p>
          </table:table-cell>
          <table:table-cell office:value-type="float" office:value="2631.184" calcext:value-type="float">
            <text:p>2631.184</text:p>
          </table:table-cell>
          <table:table-cell office:value-type="float" office:value="36.7" calcext:value-type="float">
            <text:p>36.7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66];[.AF66];[.AI66])" office:value-type="float" office:value="32.7333333333333" calcext:value-type="float">
            <text:p>32.7333333333333</text:p>
          </table:table-cell>
          <table:table-cell table:formula="of:=AVERAGE([.AD66];[.AG66];[.AJ66])" office:value-type="float" office:value="251.510666666667" calcext:value-type="float">
            <text:p>251.510666666667</text:p>
          </table:table-cell>
          <table:table-cell table:formula="of:=AVERAGE([.AE66];[.AH66];[.AK66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66]+[.O66]+[.AC66]" office:value-type="float" office:value="94" calcext:value-type="float">
            <text:p>94</text:p>
          </table:table-cell>
          <table:table-cell table:formula="of:=[.B66]+[.P66]+[.AD66]" office:value-type="float" office:value="588.469" calcext:value-type="float">
            <text:p>588.469</text:p>
          </table:table-cell>
          <table:table-cell table:formula="of:=[.C66]+[.Q66]+[.AE66]" office:value-type="float" office:value="3338.371" calcext:value-type="float">
            <text:p>3338.371</text:p>
          </table:table-cell>
          <table:table-cell table:formula="of:=[.D66]+[.R66]+[.AF66]" office:value-type="float" office:value="95.1" calcext:value-type="float">
            <text:p>95.1</text:p>
          </table:table-cell>
          <table:table-cell table:formula="of:=[.E66]+[.S66]+[.AG66]" office:value-type="float" office:value="591.758" calcext:value-type="float">
            <text:p>591.758</text:p>
          </table:table-cell>
          <table:table-cell table:formula="of:=[.F66]+[.T66]+[.AH66]" office:value-type="float" office:value="3348.832" calcext:value-type="float">
            <text:p>3348.832</text:p>
          </table:table-cell>
          <table:table-cell table:formula="of:=[.G66]+[.U66]+[.AI66]" office:value-type="float" office:value="94.1" calcext:value-type="float">
            <text:p>94.1</text:p>
          </table:table-cell>
          <table:table-cell table:formula="of:=[.H66]+[.V66]+[.AJ66]" office:value-type="float" office:value="614.773" calcext:value-type="float">
            <text:p>614.773</text:p>
          </table:table-cell>
          <table:table-cell table:formula="of:=[.I66]+[.W66]+[.AK66]" office:value-type="float" office:value="3371.555" calcext:value-type="float">
            <text:p>3371.555</text:p>
          </table:table-cell>
          <table:table-cell table:formula="of:=AVERAGE([.AQ66];[.AT66];[.AW66])" office:value-type="float" office:value="94.4" calcext:value-type="float">
            <text:p>94.4</text:p>
          </table:table-cell>
          <table:table-cell table:formula="of:=AVERAGE([.AR66];[.AU66];[.AX66])" office:value-type="float" office:value="598.333333333333" calcext:value-type="float">
            <text:p>598.333333333333</text:p>
          </table:table-cell>
          <table:table-cell table:formula="of:=AVERAGE([.AS66];[.AV66];[.AY66])" office:value-type="float" office:value="3352.91933333333" calcext:value-type="float">
            <text:p>3352.91933333333</text:p>
          </table:table-cell>
          <table:table-cell table:number-columns-repeated="2"/>
          <table:table-cell table:formula="of:=[.CG66]-[.BS66]" office:value-type="float" office:value="10.8" calcext:value-type="float">
            <text:p>10.8</text:p>
          </table:table-cell>
          <table:table-cell table:formula="of:=[.CH66]-[.BT66]" office:value-type="float" office:value="50.246" calcext:value-type="float">
            <text:p>50.246</text:p>
          </table:table-cell>
          <table:table-cell table:formula="of:=[.CI66]-[.BU66]" office:value-type="float" office:value="187.195" calcext:value-type="float">
            <text:p>187.195</text:p>
          </table:table-cell>
          <table:table-cell table:formula="of:=[.CJ66]-[.BV66]" office:value-type="float" office:value="7" calcext:value-type="float">
            <text:p>7</text:p>
          </table:table-cell>
          <table:table-cell table:formula="of:=[.CK66]-[.BW66]" office:value-type="float" office:value="50.277" calcext:value-type="float">
            <text:p>50.277</text:p>
          </table:table-cell>
          <table:table-cell table:formula="of:=[.CL66]-[.BX66]" office:value-type="float" office:value="187.196" calcext:value-type="float">
            <text:p>187.196</text:p>
          </table:table-cell>
          <table:table-cell table:formula="of:=[.CM66]-[.BY66]" office:value-type="float" office:value="9" calcext:value-type="float">
            <text:p>9</text:p>
          </table:table-cell>
          <table:table-cell table:formula="of:=[.CN66]-[.BZ66]" office:value-type="float" office:value="50.293" calcext:value-type="float">
            <text:p>50.293</text:p>
          </table:table-cell>
          <table:table-cell table:formula="of:=[.CO66]-[.CA66]" office:value-type="float" office:value="187.196" calcext:value-type="float">
            <text:p>187.196</text:p>
          </table:table-cell>
          <table:table-cell table:formula="of:=AVERAGE([.BE66];[.BH66];[.BK66])" office:value-type="float" office:value="8.93333333333333" calcext:value-type="float">
            <text:p>8.93333333333333</text:p>
          </table:table-cell>
          <table:table-cell table:formula="of:=AVERAGE([.BF66];[.BI66];[.BL66])" office:value-type="float" office:value="50.272" calcext:value-type="float">
            <text:p>50.272</text:p>
          </table:table-cell>
          <table:table-cell table:formula="of:=AVERAGE([.BG66];[.BJ66];[.BM66])" office:value-type="float" office:value="187.195666666667" calcext:value-type="float">
            <text:p>187.195666666667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200.539" calcext:value-type="float">
            <text:p>200.539</text:p>
          </table:table-cell>
          <table:table-cell office:value-type="float" office:value="2597.055" calcext:value-type="float">
            <text:p>2597.055</text:p>
          </table:table-cell>
          <table:table-cell office:value-type="float" office:value="33.6" calcext:value-type="float">
            <text:p>33.6</text:p>
          </table:table-cell>
          <table:table-cell office:value-type="float" office:value="208.891" calcext:value-type="float">
            <text:p>208.891</text:p>
          </table:table-cell>
          <table:table-cell office:value-type="float" office:value="2603.191" calcext:value-type="float">
            <text:p>2603.191</text:p>
          </table:table-cell>
          <table:table-cell office:value-type="float" office:value="47.5" calcext:value-type="float">
            <text:p>47.5</text:p>
          </table:table-cell>
          <table:table-cell office:value-type="float" office:value="202.656" calcext:value-type="float">
            <text:p>202.656</text:p>
          </table:table-cell>
          <table:table-cell office:value-type="float" office:value="2597.062" calcext:value-type="float">
            <text:p>2597.062</text:p>
          </table:table-cell>
          <table:table-cell table:formula="of:=AVERAGE([.BS66];[.BV66];[.BY66])" office:value-type="float" office:value="42.8666666666667" calcext:value-type="float">
            <text:p>42.8666666666667</text:p>
          </table:table-cell>
          <table:table-cell table:formula="of:=AVERAGE([.BT66];[.BW66];[.BZ66])" office:value-type="float" office:value="204.028666666667" calcext:value-type="float">
            <text:p>204.028666666667</text:p>
          </table:table-cell>
          <table:table-cell table:formula="of:=AVERAGE([.BU66];[.BX66];[.CA66])" office:value-type="float" office:value="2599.10266666667" calcext:value-type="float">
            <text:p>2599.10266666667</text:p>
          </table:table-cell>
          <table:table-cell table:number-columns-repeated="2"/>
          <table:table-cell office:value-type="float" office:value="58.3" calcext:value-type="float">
            <text:p>58.3</text:p>
          </table:table-cell>
          <table:table-cell office:value-type="float" office:value="250.785" calcext:value-type="float">
            <text:p>250.785</text:p>
          </table:table-cell>
          <table:table-cell office:value-type="float" office:value="2784.25" calcext:value-type="float">
            <text:p>2784.25</text:p>
          </table:table-cell>
          <table:table-cell office:value-type="float" office:value="40.6" calcext:value-type="float">
            <text:p>40.6</text:p>
          </table:table-cell>
          <table:table-cell office:value-type="float" office:value="259.168" calcext:value-type="float">
            <text:p>259.168</text:p>
          </table:table-cell>
          <table:table-cell office:value-type="float" office:value="2790.387" calcext:value-type="float">
            <text:p>2790.387</text:p>
          </table:table-cell>
          <table:table-cell office:value-type="float" office:value="56.5" calcext:value-type="float">
            <text:p>56.5</text:p>
          </table:table-cell>
          <table:table-cell office:value-type="float" office:value="252.949" calcext:value-type="float">
            <text:p>252.949</text:p>
          </table:table-cell>
          <table:table-cell office:value-type="float" office:value="2784.258" calcext:value-type="float">
            <text:p>2784.258</text:p>
          </table:table-cell>
          <table:table-cell table:formula="of:=AVERAGE([.CG66];[.CJ66];[.CM66])" office:value-type="float" office:value="51.8" calcext:value-type="float">
            <text:p>51.8</text:p>
          </table:table-cell>
          <table:table-cell table:formula="of:=AVERAGE([.CH66];[.CK66];[.CN66])" office:value-type="float" office:value="254.300666666667" calcext:value-type="float">
            <text:p>254.300666666667</text:p>
          </table:table-cell>
          <table:table-cell table:formula="of:=AVERAGE([.CI66];[.CL66];[.CO66])" office:value-type="float" office:value="2786.29833333333" calcext:value-type="float">
            <text:p>2786.2983333333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9.6" calcext:value-type="float">
            <text:p>39.6</text:p>
          </table:table-cell>
          <table:table-cell office:value-type="float" office:value="307.844" calcext:value-type="float">
            <text:p>307.84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1.7" calcext:value-type="float">
            <text:p>31.7</text:p>
          </table:table-cell>
          <table:table-cell office:value-type="float" office:value="326.598" calcext:value-type="float">
            <text:p>326.598</text:p>
          </table:table-cell>
          <table:table-cell office:value-type="float" office:value="651.023" calcext:value-type="float">
            <text:p>651.023</text:p>
          </table:table-cell>
          <table:table-cell table:formula="of:=AVERAGE([.A67];[.D67];[.G67])" office:value-type="float" office:value="34" calcext:value-type="float">
            <text:p>34</text:p>
          </table:table-cell>
          <table:table-cell table:formula="of:=AVERAGE([.B67];[.E67];[.H67])" office:value-type="float" office:value="311.601666666667" calcext:value-type="float">
            <text:p>311.601666666667</text:p>
          </table:table-cell>
          <table:table-cell table:formula="of:=AVERAGE([.C67];[.F67];[.I67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6" calcext:value-type="float">
            <text:p>25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67];[.R67];[.U67])" office:value-type="float" office:value="27" calcext:value-type="float">
            <text:p>27</text:p>
          </table:table-cell>
          <table:table-cell table:formula="of:=AVERAGE([.P67];[.S67];[.V67])" office:value-type="float" office:value="35.145" calcext:value-type="float">
            <text:p>35.145</text:p>
          </table:table-cell>
          <table:table-cell table:formula="of:=AVERAGE([.Q67];[.T67];[.W67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23.7" calcext:value-type="float">
            <text:p>23.7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35.7" calcext:value-type="float">
            <text:p>35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67];[.AF67];[.AI67])" office:value-type="float" office:value="33" calcext:value-type="float">
            <text:p>33</text:p>
          </table:table-cell>
          <table:table-cell table:formula="of:=AVERAGE([.AD67];[.AG67];[.AJ67])" office:value-type="float" office:value="251.510666666667" calcext:value-type="float">
            <text:p>251.510666666667</text:p>
          </table:table-cell>
          <table:table-cell table:formula="of:=AVERAGE([.AE67];[.AH67];[.AK67])" office:value-type="float" office:value="2633.85066666667" calcext:value-type="float">
            <text:p>2633.85066666667</text:p>
          </table:table-cell>
          <table:table-cell table:number-columns-repeated="2"/>
          <table:table-cell table:formula="of:=[.A67]+[.O67]+[.AC67]" office:value-type="float" office:value="95" calcext:value-type="float">
            <text:p>95</text:p>
          </table:table-cell>
          <table:table-cell table:formula="of:=[.B67]+[.P67]+[.AD67]" office:value-type="float" office:value="584.469" calcext:value-type="float">
            <text:p>584.469</text:p>
          </table:table-cell>
          <table:table-cell table:formula="of:=[.C67]+[.Q67]+[.AE67]" office:value-type="float" office:value="3334.633" calcext:value-type="float">
            <text:p>3334.633</text:p>
          </table:table-cell>
          <table:table-cell table:formula="of:=[.D67]+[.R67]+[.AF67]" office:value-type="float" office:value="94" calcext:value-type="float">
            <text:p>94</text:p>
          </table:table-cell>
          <table:table-cell table:formula="of:=[.E67]+[.S67]+[.AG67]" office:value-type="float" office:value="593.79" calcext:value-type="float">
            <text:p>593.79</text:p>
          </table:table-cell>
          <table:table-cell table:formula="of:=[.F67]+[.T67]+[.AH67]" office:value-type="float" office:value="3350.832" calcext:value-type="float">
            <text:p>3350.832</text:p>
          </table:table-cell>
          <table:table-cell table:formula="of:=[.G67]+[.U67]+[.AI67]" office:value-type="float" office:value="93" calcext:value-type="float">
            <text:p>93</text:p>
          </table:table-cell>
          <table:table-cell table:formula="of:=[.H67]+[.V67]+[.AJ67]" office:value-type="float" office:value="616.513" calcext:value-type="float">
            <text:p>616.513</text:p>
          </table:table-cell>
          <table:table-cell table:formula="of:=[.I67]+[.W67]+[.AK67]" office:value-type="float" office:value="3373.555" calcext:value-type="float">
            <text:p>3373.555</text:p>
          </table:table-cell>
          <table:table-cell table:formula="of:=AVERAGE([.AQ67];[.AT67];[.AW67])" office:value-type="float" office:value="94" calcext:value-type="float">
            <text:p>94</text:p>
          </table:table-cell>
          <table:table-cell table:formula="of:=AVERAGE([.AR67];[.AU67];[.AX67])" office:value-type="float" office:value="598.257333333333" calcext:value-type="float">
            <text:p>598.257333333333</text:p>
          </table:table-cell>
          <table:table-cell table:formula="of:=AVERAGE([.AS67];[.AV67];[.AY67])" office:value-type="float" office:value="3353.00666666667" calcext:value-type="float">
            <text:p>3353.00666666667</text:p>
          </table:table-cell>
          <table:table-cell table:number-columns-repeated="2"/>
          <table:table-cell table:formula="of:=[.CG67]-[.BS67]" office:value-type="float" office:value="8" calcext:value-type="float">
            <text:p>8</text:p>
          </table:table-cell>
          <table:table-cell table:formula="of:=[.CH67]-[.BT67]" office:value-type="float" office:value="50.246" calcext:value-type="float">
            <text:p>50.246</text:p>
          </table:table-cell>
          <table:table-cell table:formula="of:=[.CI67]-[.BU67]" office:value-type="float" office:value="187.195" calcext:value-type="float">
            <text:p>187.195</text:p>
          </table:table-cell>
          <table:table-cell table:formula="of:=[.CJ67]-[.BV67]" office:value-type="float" office:value="8" calcext:value-type="float">
            <text:p>8</text:p>
          </table:table-cell>
          <table:table-cell table:formula="of:=[.CK67]-[.BW67]" office:value-type="float" office:value="56.277" calcext:value-type="float">
            <text:p>56.277</text:p>
          </table:table-cell>
          <table:table-cell table:formula="of:=[.CL67]-[.BX67]" office:value-type="float" office:value="193.195" calcext:value-type="float">
            <text:p>193.195</text:p>
          </table:table-cell>
          <table:table-cell table:formula="of:=[.CM67]-[.BY67]" office:value-type="float" office:value="8" calcext:value-type="float">
            <text:p>8</text:p>
          </table:table-cell>
          <table:table-cell table:formula="of:=[.CN67]-[.BZ67]" office:value-type="float" office:value="50.293" calcext:value-type="float">
            <text:p>50.293</text:p>
          </table:table-cell>
          <table:table-cell table:formula="of:=[.CO67]-[.CA67]" office:value-type="float" office:value="187.195" calcext:value-type="float">
            <text:p>187.195</text:p>
          </table:table-cell>
          <table:table-cell table:formula="of:=AVERAGE([.BE67];[.BH67];[.BK67])" office:value-type="float" office:value="8" calcext:value-type="float">
            <text:p>8</text:p>
          </table:table-cell>
          <table:table-cell table:formula="of:=AVERAGE([.BF67];[.BI67];[.BL67])" office:value-type="float" office:value="52.272" calcext:value-type="float">
            <text:p>52.272</text:p>
          </table:table-cell>
          <table:table-cell table:formula="of:=AVERAGE([.BG67];[.BJ67];[.BM67])" office:value-type="float" office:value="189.195" calcext:value-type="float">
            <text:p>189.195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211.965" calcext:value-type="float">
            <text:p>211.965</text:p>
          </table:table-cell>
          <table:table-cell office:value-type="float" office:value="2605.172" calcext:value-type="float">
            <text:p>2605.172</text:p>
          </table:table-cell>
          <table:table-cell office:value-type="float" office:value="0" calcext:value-type="float">
            <text:p>0</text:p>
          </table:table-cell>
          <table:table-cell office:value-type="float" office:value="202.535" calcext:value-type="float">
            <text:p>202.535</text:p>
          </table:table-cell>
          <table:table-cell office:value-type="float" office:value="2597.141" calcext:value-type="float">
            <text:p>2597.141</text:p>
          </table:table-cell>
          <table:table-cell office:value-type="float" office:value="35.6" calcext:value-type="float">
            <text:p>35.6</text:p>
          </table:table-cell>
          <table:table-cell office:value-type="float" office:value="204.871" calcext:value-type="float">
            <text:p>204.871</text:p>
          </table:table-cell>
          <table:table-cell office:value-type="float" office:value="2599.055" calcext:value-type="float">
            <text:p>2599.055</text:p>
          </table:table-cell>
          <table:table-cell table:formula="of:=AVERAGE([.BS67];[.BV67];[.BY67])" office:value-type="float" office:value="16.1666666666667" calcext:value-type="float">
            <text:p>16.1666666666667</text:p>
          </table:table-cell>
          <table:table-cell table:formula="of:=AVERAGE([.BT67];[.BW67];[.BZ67])" office:value-type="float" office:value="206.457" calcext:value-type="float">
            <text:p>206.457</text:p>
          </table:table-cell>
          <table:table-cell table:formula="of:=AVERAGE([.BU67];[.BX67];[.CA67])" office:value-type="float" office:value="2600.456" calcext:value-type="float">
            <text:p>2600.456</text:p>
          </table:table-cell>
          <table:table-cell table:number-columns-repeated="2"/>
          <table:table-cell office:value-type="float" office:value="20.9" calcext:value-type="float">
            <text:p>20.9</text:p>
          </table:table-cell>
          <table:table-cell office:value-type="float" office:value="262.211" calcext:value-type="float">
            <text:p>262.211</text:p>
          </table:table-cell>
          <table:table-cell office:value-type="float" office:value="2792.367" calcext:value-type="float">
            <text:p>2792.367</text:p>
          </table:table-cell>
          <table:table-cell office:value-type="float" office:value="8" calcext:value-type="float">
            <text:p>8</text:p>
          </table:table-cell>
          <table:table-cell office:value-type="float" office:value="258.812" calcext:value-type="float">
            <text:p>258.812</text:p>
          </table:table-cell>
          <table:table-cell office:value-type="float" office:value="2790.336" calcext:value-type="float">
            <text:p>2790.336</text:p>
          </table:table-cell>
          <table:table-cell office:value-type="float" office:value="43.6" calcext:value-type="float">
            <text:p>43.6</text:p>
          </table:table-cell>
          <table:table-cell office:value-type="float" office:value="255.164" calcext:value-type="float">
            <text:p>255.164</text:p>
          </table:table-cell>
          <table:table-cell office:value-type="float" office:value="2786.25" calcext:value-type="float">
            <text:p>2786.25</text:p>
          </table:table-cell>
          <table:table-cell table:formula="of:=AVERAGE([.CG67];[.CJ67];[.CM67])" office:value-type="float" office:value="24.1666666666667" calcext:value-type="float">
            <text:p>24.1666666666667</text:p>
          </table:table-cell>
          <table:table-cell table:formula="of:=AVERAGE([.CH67];[.CK67];[.CN67])" office:value-type="float" office:value="258.729" calcext:value-type="float">
            <text:p>258.729</text:p>
          </table:table-cell>
          <table:table-cell table:formula="of:=AVERAGE([.CI67];[.CL67];[.CO67])" office:value-type="float" office:value="2789.651" calcext:value-type="float">
            <text:p>2789.65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00.336" calcext:value-type="float">
            <text:p>300.336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3.6" calcext:value-type="float">
            <text:p>33.6</text:p>
          </table:table-cell>
          <table:table-cell office:value-type="float" office:value="307.996" calcext:value-type="float">
            <text:p>307.996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4.6" calcext:value-type="float">
            <text:p>34.6</text:p>
          </table:table-cell>
          <table:table-cell office:value-type="float" office:value="326.699" calcext:value-type="float">
            <text:p>326.699</text:p>
          </table:table-cell>
          <table:table-cell office:value-type="float" office:value="651.023" calcext:value-type="float">
            <text:p>651.023</text:p>
          </table:table-cell>
          <table:table-cell table:formula="of:=AVERAGE([.A68];[.D68];[.G68])" office:value-type="float" office:value="33.3" calcext:value-type="float">
            <text:p>33.3</text:p>
          </table:table-cell>
          <table:table-cell table:formula="of:=AVERAGE([.B68];[.E68];[.H68])" office:value-type="float" office:value="311.677" calcext:value-type="float">
            <text:p>311.677</text:p>
          </table:table-cell>
          <table:table-cell table:formula="of:=AVERAGE([.C68];[.F68];[.I68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8];[.R68];[.U68])" office:value-type="float" office:value="27.0333333333333" calcext:value-type="float">
            <text:p>27.0333333333333</text:p>
          </table:table-cell>
          <table:table-cell table:formula="of:=AVERAGE([.P68];[.S68];[.V68])" office:value-type="float" office:value="35.145" calcext:value-type="float">
            <text:p>35.145</text:p>
          </table:table-cell>
          <table:table-cell table:formula="of:=AVERAGE([.Q68];[.T68];[.W68])" office:value-type="float" office:value="85.125" calcext:value-type="float">
            <text:p>85.125</text:p>
          </table:table-cell>
          <table:table-cell table:number-columns-repeated="2"/>
          <table:table-cell office:value-type="float" office:value="37.7" calcext:value-type="float">
            <text:p>37.7</text:p>
          </table:table-cell>
          <table:table-cell office:value-type="float" office:value="252.961" calcext:value-type="float">
            <text:p>252.961</text:p>
          </table:table-cell>
          <table:table-cell office:value-type="float" office:value="2635.223" calcext:value-type="float">
            <text:p>2635.223</text:p>
          </table:table-cell>
          <table:table-cell office:value-type="float" office:value="29.7" calcext:value-type="float">
            <text:p>29.7</text:p>
          </table:table-cell>
          <table:table-cell office:value-type="float" office:value="252.801" calcext:value-type="float">
            <text:p>252.801</text:p>
          </table:table-cell>
          <table:table-cell office:value-type="float" office:value="2635.184" calcext:value-type="float">
            <text:p>2635.184</text:p>
          </table:table-cell>
          <table:table-cell office:value-type="float" office:value="31.7" calcext:value-type="float">
            <text:p>31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68];[.AF68];[.AI68])" office:value-type="float" office:value="33.0333333333333" calcext:value-type="float">
            <text:p>33.0333333333333</text:p>
          </table:table-cell>
          <table:table-cell table:formula="of:=AVERAGE([.AD68];[.AG68];[.AJ68])" office:value-type="float" office:value="253.510666666667" calcext:value-type="float">
            <text:p>253.510666666667</text:p>
          </table:table-cell>
          <table:table-cell table:formula="of:=AVERAGE([.AE68];[.AH68];[.AK68])" office:value-type="float" office:value="2635.85066666667" calcext:value-type="float">
            <text:p>2635.85066666667</text:p>
          </table:table-cell>
          <table:table-cell table:number-columns-repeated="2"/>
          <table:table-cell table:formula="of:=[.A68]+[.O68]+[.AC68]" office:value-type="float" office:value="94.1" calcext:value-type="float">
            <text:p>94.1</text:p>
          </table:table-cell>
          <table:table-cell table:formula="of:=[.B68]+[.P68]+[.AD68]" office:value-type="float" office:value="588.442" calcext:value-type="float">
            <text:p>588.442</text:p>
          </table:table-cell>
          <table:table-cell table:formula="of:=[.C68]+[.Q68]+[.AE68]" office:value-type="float" office:value="3338.371" calcext:value-type="float">
            <text:p>3338.371</text:p>
          </table:table-cell>
          <table:table-cell table:formula="of:=[.D68]+[.R68]+[.AF68]" office:value-type="float" office:value="94" calcext:value-type="float">
            <text:p>94</text:p>
          </table:table-cell>
          <table:table-cell table:formula="of:=[.E68]+[.S68]+[.AG68]" office:value-type="float" office:value="595.942" calcext:value-type="float">
            <text:p>595.942</text:p>
          </table:table-cell>
          <table:table-cell table:formula="of:=[.F68]+[.T68]+[.AH68]" office:value-type="float" office:value="3352.832" calcext:value-type="float">
            <text:p>3352.832</text:p>
          </table:table-cell>
          <table:table-cell table:formula="of:=[.G68]+[.U68]+[.AI68]" office:value-type="float" office:value="92" calcext:value-type="float">
            <text:p>92</text:p>
          </table:table-cell>
          <table:table-cell table:formula="of:=[.H68]+[.V68]+[.AJ68]" office:value-type="float" office:value="616.614" calcext:value-type="float">
            <text:p>616.614</text:p>
          </table:table-cell>
          <table:table-cell table:formula="of:=[.I68]+[.W68]+[.AK68]" office:value-type="float" office:value="3373.293" calcext:value-type="float">
            <text:p>3373.293</text:p>
          </table:table-cell>
          <table:table-cell table:formula="of:=AVERAGE([.AQ68];[.AT68];[.AW68])" office:value-type="float" office:value="93.3666666666667" calcext:value-type="float">
            <text:p>93.3666666666667</text:p>
          </table:table-cell>
          <table:table-cell table:formula="of:=AVERAGE([.AR68];[.AU68];[.AX68])" office:value-type="float" office:value="600.332666666667" calcext:value-type="float">
            <text:p>600.332666666667</text:p>
          </table:table-cell>
          <table:table-cell table:formula="of:=AVERAGE([.AS68];[.AV68];[.AY68])" office:value-type="float" office:value="3354.832" calcext:value-type="float">
            <text:p>3354.832</text:p>
          </table:table-cell>
          <table:table-cell table:number-columns-repeated="2"/>
          <table:table-cell table:formula="of:=[.CG68]-[.BS68]" office:value-type="float" office:value="6" calcext:value-type="float">
            <text:p>6</text:p>
          </table:table-cell>
          <table:table-cell table:formula="of:=[.CH68]-[.BT68]" office:value-type="float" office:value="50.246" calcext:value-type="float">
            <text:p>50.246</text:p>
          </table:table-cell>
          <table:table-cell table:formula="of:=[.CI68]-[.BU68]" office:value-type="float" office:value="187.195" calcext:value-type="float">
            <text:p>187.195</text:p>
          </table:table-cell>
          <table:table-cell table:formula="of:=[.CJ68]-[.BV68]" office:value-type="float" office:value="8.9" calcext:value-type="float">
            <text:p>8.9</text:p>
          </table:table-cell>
          <table:table-cell table:formula="of:=[.CK68]-[.BW68]" office:value-type="float" office:value="50.277" calcext:value-type="float">
            <text:p>50.277</text:p>
          </table:table-cell>
          <table:table-cell table:formula="of:=[.CL68]-[.BX68]" office:value-type="float" office:value="187.195" calcext:value-type="float">
            <text:p>187.195</text:p>
          </table:table-cell>
          <table:table-cell table:formula="of:=[.CM68]-[.BY68]" office:value-type="float" office:value="5" calcext:value-type="float">
            <text:p>5</text:p>
          </table:table-cell>
          <table:table-cell table:formula="of:=[.CN68]-[.BZ68]" office:value-type="float" office:value="52.293" calcext:value-type="float">
            <text:p>52.293</text:p>
          </table:table-cell>
          <table:table-cell table:formula="of:=[.CO68]-[.CA68]" office:value-type="float" office:value="189.196" calcext:value-type="float">
            <text:p>189.196</text:p>
          </table:table-cell>
          <table:table-cell table:formula="of:=AVERAGE([.BE68];[.BH68];[.BK68])" office:value-type="float" office:value="6.63333333333333" calcext:value-type="float">
            <text:p>6.63333333333333</text:p>
          </table:table-cell>
          <table:table-cell table:formula="of:=AVERAGE([.BF68];[.BI68];[.BL68])" office:value-type="float" office:value="50.9386666666667" calcext:value-type="float">
            <text:p>50.9386666666667</text:p>
          </table:table-cell>
          <table:table-cell table:formula="of:=AVERAGE([.BG68];[.BJ68];[.BM68])" office:value-type="float" office:value="187.862" calcext:value-type="float">
            <text:p>187.862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212.004" calcext:value-type="float">
            <text:p>212.004</text:p>
          </table:table-cell>
          <table:table-cell office:value-type="float" office:value="2605.16" calcext:value-type="float">
            <text:p>2605.16</text:p>
          </table:table-cell>
          <table:table-cell office:value-type="float" office:value="33.6" calcext:value-type="float">
            <text:p>33.6</text:p>
          </table:table-cell>
          <table:table-cell office:value-type="float" office:value="206.938" calcext:value-type="float">
            <text:p>206.938</text:p>
          </table:table-cell>
          <table:table-cell office:value-type="float" office:value="2601.141" calcext:value-type="float">
            <text:p>2601.141</text:p>
          </table:table-cell>
          <table:table-cell office:value-type="float" office:value="47.5" calcext:value-type="float">
            <text:p>47.5</text:p>
          </table:table-cell>
          <table:table-cell office:value-type="float" office:value="207.246" calcext:value-type="float">
            <text:p>207.246</text:p>
          </table:table-cell>
          <table:table-cell office:value-type="float" office:value="2601.074" calcext:value-type="float">
            <text:p>2601.074</text:p>
          </table:table-cell>
          <table:table-cell table:formula="of:=AVERAGE([.BS68];[.BV68];[.BY68])" office:value-type="float" office:value="31.3333333333333" calcext:value-type="float">
            <text:p>31.3333333333333</text:p>
          </table:table-cell>
          <table:table-cell table:formula="of:=AVERAGE([.BT68];[.BW68];[.BZ68])" office:value-type="float" office:value="208.729333333333" calcext:value-type="float">
            <text:p>208.729333333333</text:p>
          </table:table-cell>
          <table:table-cell table:formula="of:=AVERAGE([.BU68];[.BX68];[.CA68])" office:value-type="float" office:value="2602.45833333333" calcext:value-type="float">
            <text:p>2602.45833333333</text:p>
          </table:table-cell>
          <table:table-cell table:number-columns-repeated="2"/>
          <table:table-cell office:value-type="float" office:value="18.9" calcext:value-type="float">
            <text:p>18.9</text:p>
          </table:table-cell>
          <table:table-cell office:value-type="float" office:value="262.25" calcext:value-type="float">
            <text:p>262.25</text:p>
          </table:table-cell>
          <table:table-cell office:value-type="float" office:value="2792.355" calcext:value-type="float">
            <text:p>2792.355</text:p>
          </table:table-cell>
          <table:table-cell office:value-type="float" office:value="42.5" calcext:value-type="float">
            <text:p>42.5</text:p>
          </table:table-cell>
          <table:table-cell office:value-type="float" office:value="257.215" calcext:value-type="float">
            <text:p>257.215</text:p>
          </table:table-cell>
          <table:table-cell office:value-type="float" office:value="2788.336" calcext:value-type="float">
            <text:p>2788.336</text:p>
          </table:table-cell>
          <table:table-cell office:value-type="float" office:value="52.5" calcext:value-type="float">
            <text:p>52.5</text:p>
          </table:table-cell>
          <table:table-cell office:value-type="float" office:value="259.539" calcext:value-type="float">
            <text:p>259.539</text:p>
          </table:table-cell>
          <table:table-cell office:value-type="float" office:value="2790.27" calcext:value-type="float">
            <text:p>2790.27</text:p>
          </table:table-cell>
          <table:table-cell table:formula="of:=AVERAGE([.CG68];[.CJ68];[.CM68])" office:value-type="float" office:value="37.9666666666667" calcext:value-type="float">
            <text:p>37.9666666666667</text:p>
          </table:table-cell>
          <table:table-cell table:formula="of:=AVERAGE([.CH68];[.CK68];[.CN68])" office:value-type="float" office:value="259.668" calcext:value-type="float">
            <text:p>259.668</text:p>
          </table:table-cell>
          <table:table-cell table:formula="of:=AVERAGE([.CI68];[.CL68];[.CO68])" office:value-type="float" office:value="2790.32033333333" calcext:value-type="float">
            <text:p>2790.3203333333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00.465" calcext:value-type="float">
            <text:p>300.465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0.6" calcext:value-type="float">
            <text:p>30.6</text:p>
          </table:table-cell>
          <table:table-cell office:value-type="float" office:value="308.027" calcext:value-type="float">
            <text:p>308.027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4.6" calcext:value-type="float">
            <text:p>34.6</text:p>
          </table:table-cell>
          <table:table-cell office:value-type="float" office:value="327.105" calcext:value-type="float">
            <text:p>327.105</text:p>
          </table:table-cell>
          <table:table-cell office:value-type="float" office:value="651.023" calcext:value-type="float">
            <text:p>651.023</text:p>
          </table:table-cell>
          <table:table-cell table:formula="of:=AVERAGE([.A69];[.D69];[.G69])" office:value-type="float" office:value="32.3" calcext:value-type="float">
            <text:p>32.3</text:p>
          </table:table-cell>
          <table:table-cell table:formula="of:=AVERAGE([.B69];[.E69];[.H69])" office:value-type="float" office:value="311.865666666667" calcext:value-type="float">
            <text:p>311.865666666667</text:p>
          </table:table-cell>
          <table:table-cell table:formula="of:=AVERAGE([.C69];[.F69];[.I69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7" calcext:value-type="float">
            <text:p>24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9.7" calcext:value-type="float">
            <text:p>2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9];[.R69];[.U69])" office:value-type="float" office:value="26.3666666666667" calcext:value-type="float">
            <text:p>26.3666666666667</text:p>
          </table:table-cell>
          <table:table-cell table:formula="of:=AVERAGE([.P69];[.S69];[.V69])" office:value-type="float" office:value="35.2293333333333" calcext:value-type="float">
            <text:p>35.2293333333333</text:p>
          </table:table-cell>
          <table:table-cell table:formula="of:=AVERAGE([.Q69];[.T69];[.W69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637.223" calcext:value-type="float">
            <text:p>2637.223</text:p>
          </table:table-cell>
          <table:table-cell office:value-type="float" office:value="38.7" calcext:value-type="float">
            <text:p>38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1.7" calcext:value-type="float">
            <text:p>31.7</text:p>
          </table:table-cell>
          <table:table-cell office:value-type="float" office:value="248.77" calcext:value-type="float">
            <text:p>248.77</text:p>
          </table:table-cell>
          <table:table-cell office:value-type="float" office:value="2631.145" calcext:value-type="float">
            <text:p>2631.145</text:p>
          </table:table-cell>
          <table:table-cell table:formula="of:=AVERAGE([.AC69];[.AF69];[.AI69])" office:value-type="float" office:value="34.3666666666667" calcext:value-type="float">
            <text:p>34.3666666666667</text:p>
          </table:table-cell>
          <table:table-cell table:formula="of:=AVERAGE([.AD69];[.AG69];[.AJ69])" office:value-type="float" office:value="252.844" calcext:value-type="float">
            <text:p>252.844</text:p>
          </table:table-cell>
          <table:table-cell table:formula="of:=AVERAGE([.AE69];[.AH69];[.AK69])" office:value-type="float" office:value="2635.184" calcext:value-type="float">
            <text:p>2635.184</text:p>
          </table:table-cell>
          <table:table-cell table:number-columns-repeated="2"/>
          <table:table-cell table:formula="of:=[.A69]+[.O69]+[.AC69]" office:value-type="float" office:value="89.1" calcext:value-type="float">
            <text:p>89.1</text:p>
          </table:table-cell>
          <table:table-cell table:formula="of:=[.B69]+[.P69]+[.AD69]" office:value-type="float" office:value="590.571" calcext:value-type="float">
            <text:p>590.571</text:p>
          </table:table-cell>
          <table:table-cell table:formula="of:=[.C69]+[.Q69]+[.AE69]" office:value-type="float" office:value="3340.371" calcext:value-type="float">
            <text:p>3340.371</text:p>
          </table:table-cell>
          <table:table-cell table:formula="of:=[.D69]+[.R69]+[.AF69]" office:value-type="float" office:value="94" calcext:value-type="float">
            <text:p>94</text:p>
          </table:table-cell>
          <table:table-cell table:formula="of:=[.E69]+[.S69]+[.AG69]" office:value-type="float" office:value="598.226" calcext:value-type="float">
            <text:p>598.226</text:p>
          </table:table-cell>
          <table:table-cell table:formula="of:=[.F69]+[.T69]+[.AH69]" office:value-type="float" office:value="3355.094" calcext:value-type="float">
            <text:p>3355.094</text:p>
          </table:table-cell>
          <table:table-cell table:formula="of:=[.G69]+[.U69]+[.AI69]" office:value-type="float" office:value="96" calcext:value-type="float">
            <text:p>96</text:p>
          </table:table-cell>
          <table:table-cell table:formula="of:=[.H69]+[.V69]+[.AJ69]" office:value-type="float" office:value="611.02" calcext:value-type="float">
            <text:p>611.02</text:p>
          </table:table-cell>
          <table:table-cell table:formula="of:=[.I69]+[.W69]+[.AK69]" office:value-type="float" office:value="3367.293" calcext:value-type="float">
            <text:p>3367.293</text:p>
          </table:table-cell>
          <table:table-cell table:formula="of:=AVERAGE([.AQ69];[.AT69];[.AW69])" office:value-type="float" office:value="93.0333333333333" calcext:value-type="float">
            <text:p>93.0333333333333</text:p>
          </table:table-cell>
          <table:table-cell table:formula="of:=AVERAGE([.AR69];[.AU69];[.AX69])" office:value-type="float" office:value="599.939" calcext:value-type="float">
            <text:p>599.939</text:p>
          </table:table-cell>
          <table:table-cell table:formula="of:=AVERAGE([.AS69];[.AV69];[.AY69])" office:value-type="float" office:value="3354.25266666667" calcext:value-type="float">
            <text:p>3354.25266666667</text:p>
          </table:table-cell>
          <table:table-cell table:number-columns-repeated="2"/>
          <table:table-cell table:formula="of:=[.CG69]-[.BS69]" office:value-type="float" office:value="7.9" calcext:value-type="float">
            <text:p>7.9</text:p>
          </table:table-cell>
          <table:table-cell table:formula="of:=[.CH69]-[.BT69]" office:value-type="float" office:value="52.247" calcext:value-type="float">
            <text:p>52.247</text:p>
          </table:table-cell>
          <table:table-cell table:formula="of:=[.CI69]-[.BU69]" office:value-type="float" office:value="189.195" calcext:value-type="float">
            <text:p>189.195</text:p>
          </table:table-cell>
          <table:table-cell table:formula="of:=[.CJ69]-[.BV69]" office:value-type="float" office:value="8.7" calcext:value-type="float">
            <text:p>8.7</text:p>
          </table:table-cell>
          <table:table-cell table:formula="of:=[.CK69]-[.BW69]" office:value-type="float" office:value="50.278" calcext:value-type="float">
            <text:p>50.278</text:p>
          </table:table-cell>
          <table:table-cell table:formula="of:=[.CL69]-[.BX69]" office:value-type="float" office:value="187.195" calcext:value-type="float">
            <text:p>187.195</text:p>
          </table:table-cell>
          <table:table-cell table:formula="of:=[.CM69]-[.BY69]" office:value-type="float" office:value="9.8" calcext:value-type="float">
            <text:p>9.8</text:p>
          </table:table-cell>
          <table:table-cell table:formula="of:=[.CN69]-[.BZ69]" office:value-type="float" office:value="50.293" calcext:value-type="float">
            <text:p>50.293</text:p>
          </table:table-cell>
          <table:table-cell table:formula="of:=[.CO69]-[.CA69]" office:value-type="float" office:value="187.195" calcext:value-type="float">
            <text:p>187.195</text:p>
          </table:table-cell>
          <table:table-cell table:formula="of:=AVERAGE([.BE69];[.BH69];[.BK69])" office:value-type="float" office:value="8.8" calcext:value-type="float">
            <text:p>8.8</text:p>
          </table:table-cell>
          <table:table-cell table:formula="of:=AVERAGE([.BF69];[.BI69];[.BL69])" office:value-type="float" office:value="50.9393333333333" calcext:value-type="float">
            <text:p>50.9393333333333</text:p>
          </table:table-cell>
          <table:table-cell table:formula="of:=AVERAGE([.BG69];[.BJ69];[.BM69])" office:value-type="float" office:value="187.861666666667" calcext:value-type="float">
            <text:p>187.861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3.273" calcext:value-type="float">
            <text:p>203.273</text:p>
          </table:table-cell>
          <table:table-cell office:value-type="float" office:value="2596.59" calcext:value-type="float">
            <text:p>2596.59</text:p>
          </table:table-cell>
          <table:table-cell office:value-type="float" office:value="20.8" calcext:value-type="float">
            <text:p>20.8</text:p>
          </table:table-cell>
          <table:table-cell office:value-type="float" office:value="209.027" calcext:value-type="float">
            <text:p>209.027</text:p>
          </table:table-cell>
          <table:table-cell office:value-type="float" office:value="2603.207" calcext:value-type="float">
            <text:p>2603.207</text:p>
          </table:table-cell>
          <table:table-cell office:value-type="float" office:value="0" calcext:value-type="float">
            <text:p>0</text:p>
          </table:table-cell>
          <table:table-cell office:value-type="float" office:value="200.238" calcext:value-type="float">
            <text:p>200.238</text:p>
          </table:table-cell>
          <table:table-cell office:value-type="float" office:value="2595.043" calcext:value-type="float">
            <text:p>2595.043</text:p>
          </table:table-cell>
          <table:table-cell table:formula="of:=AVERAGE([.BS69];[.BV69];[.BY69])" office:value-type="float" office:value="6.93333333333333" calcext:value-type="float">
            <text:p>6.93333333333333</text:p>
          </table:table-cell>
          <table:table-cell table:formula="of:=AVERAGE([.BT69];[.BW69];[.BZ69])" office:value-type="float" office:value="204.179333333333" calcext:value-type="float">
            <text:p>204.179333333333</text:p>
          </table:table-cell>
          <table:table-cell table:formula="of:=AVERAGE([.BU69];[.BX69];[.CA69])" office:value-type="float" office:value="2598.28" calcext:value-type="float">
            <text:p>2598.28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255.52" calcext:value-type="float">
            <text:p>255.52</text:p>
          </table:table-cell>
          <table:table-cell office:value-type="float" office:value="2785.785" calcext:value-type="float">
            <text:p>2785.785</text:p>
          </table:table-cell>
          <table:table-cell office:value-type="float" office:value="29.5" calcext:value-type="float">
            <text:p>29.5</text:p>
          </table:table-cell>
          <table:table-cell office:value-type="float" office:value="259.305" calcext:value-type="float">
            <text:p>259.305</text:p>
          </table:table-cell>
          <table:table-cell office:value-type="float" office:value="2790.402" calcext:value-type="float">
            <text:p>2790.402</text:p>
          </table:table-cell>
          <table:table-cell office:value-type="float" office:value="9.8" calcext:value-type="float">
            <text:p>9.8</text:p>
          </table:table-cell>
          <table:table-cell office:value-type="float" office:value="250.531" calcext:value-type="float">
            <text:p>250.531</text:p>
          </table:table-cell>
          <table:table-cell office:value-type="float" office:value="2782.238" calcext:value-type="float">
            <text:p>2782.238</text:p>
          </table:table-cell>
          <table:table-cell table:formula="of:=AVERAGE([.CG69];[.CJ69];[.CM69])" office:value-type="float" office:value="15.7333333333333" calcext:value-type="float">
            <text:p>15.7333333333333</text:p>
          </table:table-cell>
          <table:table-cell table:formula="of:=AVERAGE([.CH69];[.CK69];[.CN69])" office:value-type="float" office:value="255.118666666667" calcext:value-type="float">
            <text:p>255.118666666667</text:p>
          </table:table-cell>
          <table:table-cell table:formula="of:=AVERAGE([.CI69];[.CL69];[.CO69])" office:value-type="float" office:value="2786.14166666667" calcext:value-type="float">
            <text:p>2786.1416666666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00.531" calcext:value-type="float">
            <text:p>300.531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1.6" calcext:value-type="float">
            <text:p>31.6</text:p>
          </table:table-cell>
          <table:table-cell office:value-type="float" office:value="308.273" calcext:value-type="float">
            <text:p>308.273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8.6" calcext:value-type="float">
            <text:p>38.6</text:p>
          </table:table-cell>
          <table:table-cell office:value-type="float" office:value="327.684" calcext:value-type="float">
            <text:p>327.684</text:p>
          </table:table-cell>
          <table:table-cell office:value-type="float" office:value="651.023" calcext:value-type="float">
            <text:p>651.023</text:p>
          </table:table-cell>
          <table:table-cell table:formula="of:=AVERAGE([.A70];[.D70];[.G70])" office:value-type="float" office:value="35.9333333333333" calcext:value-type="float">
            <text:p>35.9333333333333</text:p>
          </table:table-cell>
          <table:table-cell table:formula="of:=AVERAGE([.B70];[.E70];[.H70])" office:value-type="float" office:value="312.162666666667" calcext:value-type="float">
            <text:p>312.162666666667</text:p>
          </table:table-cell>
          <table:table-cell table:formula="of:=AVERAGE([.C70];[.F70];[.I70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5.7" calcext:value-type="float">
            <text:p>25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0];[.R70];[.U70])" office:value-type="float" office:value="28.0333333333333" calcext:value-type="float">
            <text:p>28.0333333333333</text:p>
          </table:table-cell>
          <table:table-cell table:formula="of:=AVERAGE([.P70];[.S70];[.V70])" office:value-type="float" office:value="35.2293333333333" calcext:value-type="float">
            <text:p>35.2293333333333</text:p>
          </table:table-cell>
          <table:table-cell table:formula="of:=AVERAGE([.Q70];[.T70];[.W70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29.7" calcext:value-type="float">
            <text:p>29.7</text:p>
          </table:table-cell>
          <table:table-cell office:value-type="float" office:value="256.961" calcext:value-type="float">
            <text:p>256.961</text:p>
          </table:table-cell>
          <table:table-cell office:value-type="float" office:value="2639.223" calcext:value-type="float">
            <text:p>2639.223</text:p>
          </table:table-cell>
          <table:table-cell office:value-type="float" office:value="37.7" calcext:value-type="float">
            <text:p>37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2.8" calcext:value-type="float">
            <text:p>22.8</text:p>
          </table:table-cell>
          <table:table-cell office:value-type="float" office:value="252.77" calcext:value-type="float">
            <text:p>252.77</text:p>
          </table:table-cell>
          <table:table-cell office:value-type="float" office:value="2635.145" calcext:value-type="float">
            <text:p>2635.145</text:p>
          </table:table-cell>
          <table:table-cell table:formula="of:=AVERAGE([.AC70];[.AF70];[.AI70])" office:value-type="float" office:value="30.0666666666667" calcext:value-type="float">
            <text:p>30.0666666666667</text:p>
          </table:table-cell>
          <table:table-cell table:formula="of:=AVERAGE([.AD70];[.AG70];[.AJ70])" office:value-type="float" office:value="254.844" calcext:value-type="float">
            <text:p>254.844</text:p>
          </table:table-cell>
          <table:table-cell table:formula="of:=AVERAGE([.AE70];[.AH70];[.AK70])" office:value-type="float" office:value="2637.184" calcext:value-type="float">
            <text:p>2637.184</text:p>
          </table:table-cell>
          <table:table-cell table:number-columns-repeated="2"/>
          <table:table-cell table:formula="of:=[.A70]+[.O70]+[.AC70]" office:value-type="float" office:value="98" calcext:value-type="float">
            <text:p>98</text:p>
          </table:table-cell>
          <table:table-cell table:formula="of:=[.B70]+[.P70]+[.AD70]" office:value-type="float" office:value="592.637" calcext:value-type="float">
            <text:p>592.637</text:p>
          </table:table-cell>
          <table:table-cell table:formula="of:=[.C70]+[.Q70]+[.AE70]" office:value-type="float" office:value="3342.371" calcext:value-type="float">
            <text:p>3342.371</text:p>
          </table:table-cell>
          <table:table-cell table:formula="of:=[.D70]+[.R70]+[.AF70]" office:value-type="float" office:value="95" calcext:value-type="float">
            <text:p>95</text:p>
          </table:table-cell>
          <table:table-cell table:formula="of:=[.E70]+[.S70]+[.AG70]" office:value-type="float" office:value="598.472" calcext:value-type="float">
            <text:p>598.472</text:p>
          </table:table-cell>
          <table:table-cell table:formula="of:=[.F70]+[.T70]+[.AH70]" office:value-type="float" office:value="3355.094" calcext:value-type="float">
            <text:p>3355.094</text:p>
          </table:table-cell>
          <table:table-cell table:formula="of:=[.G70]+[.U70]+[.AI70]" office:value-type="float" office:value="89.1" calcext:value-type="float">
            <text:p>89.1</text:p>
          </table:table-cell>
          <table:table-cell table:formula="of:=[.H70]+[.V70]+[.AJ70]" office:value-type="float" office:value="615.599" calcext:value-type="float">
            <text:p>615.599</text:p>
          </table:table-cell>
          <table:table-cell table:formula="of:=[.I70]+[.W70]+[.AK70]" office:value-type="float" office:value="3371.293" calcext:value-type="float">
            <text:p>3371.293</text:p>
          </table:table-cell>
          <table:table-cell table:formula="of:=AVERAGE([.AQ70];[.AT70];[.AW70])" office:value-type="float" office:value="94.0333333333333" calcext:value-type="float">
            <text:p>94.0333333333333</text:p>
          </table:table-cell>
          <table:table-cell table:formula="of:=AVERAGE([.AR70];[.AU70];[.AX70])" office:value-type="float" office:value="602.236" calcext:value-type="float">
            <text:p>602.236</text:p>
          </table:table-cell>
          <table:table-cell table:formula="of:=AVERAGE([.AS70];[.AV70];[.AY70])" office:value-type="float" office:value="3356.25266666667" calcext:value-type="float">
            <text:p>3356.25266666667</text:p>
          </table:table-cell>
          <table:table-cell table:number-columns-repeated="2"/>
          <table:table-cell table:formula="of:=[.CG70]-[.BS70]" office:value-type="float" office:value="7.7" calcext:value-type="float">
            <text:p>7.7</text:p>
          </table:table-cell>
          <table:table-cell table:formula="of:=[.CH70]-[.BT70]" office:value-type="float" office:value="50.637" calcext:value-type="float">
            <text:p>50.637</text:p>
          </table:table-cell>
          <table:table-cell table:formula="of:=[.CI70]-[.BU70]" office:value-type="float" office:value="187.219" calcext:value-type="float">
            <text:p>187.219</text:p>
          </table:table-cell>
          <table:table-cell table:formula="of:=[.CJ70]-[.BV70]" office:value-type="float" office:value="48.4" calcext:value-type="float">
            <text:p>48.4</text:p>
          </table:table-cell>
          <table:table-cell table:formula="of:=[.CK70]-[.BW70]" office:value-type="float" office:value="161.988" calcext:value-type="float">
            <text:p>161.988</text:p>
          </table:table-cell>
          <table:table-cell table:formula="of:=[.CL70]-[.BX70]" office:value-type="float" office:value="991.379" calcext:value-type="float">
            <text:p>991.379</text:p>
          </table:table-cell>
          <table:table-cell table:formula="of:=[.CM70]-[.BY70]" office:value-type="float" office:value="8" calcext:value-type="float">
            <text:p>8</text:p>
          </table:table-cell>
          <table:table-cell table:formula="of:=[.CN70]-[.BZ70]" office:value-type="float" office:value="50.293" calcext:value-type="float">
            <text:p>50.293</text:p>
          </table:table-cell>
          <table:table-cell table:formula="of:=[.CO70]-[.CA70]" office:value-type="float" office:value="187.195" calcext:value-type="float">
            <text:p>187.195</text:p>
          </table:table-cell>
          <table:table-cell table:formula="of:=AVERAGE([.BE70];[.BH70];[.BK70])" office:value-type="float" office:value="21.3666666666667" calcext:value-type="float">
            <text:p>21.3666666666667</text:p>
          </table:table-cell>
          <table:table-cell table:formula="of:=AVERAGE([.BF70];[.BI70];[.BL70])" office:value-type="float" office:value="87.6393333333333" calcext:value-type="float">
            <text:p>87.6393333333333</text:p>
          </table:table-cell>
          <table:table-cell table:formula="of:=AVERAGE([.BG70];[.BJ70];[.BM70])" office:value-type="float" office:value="455.264333333333" calcext:value-type="float">
            <text:p>455.264333333333</text:p>
          </table:table-cell>
          <table:table-cell table:number-columns-repeated="2"/>
          <table:table-cell office:value-type="float" office:value="38.6" calcext:value-type="float">
            <text:p>38.6</text:p>
          </table:table-cell>
          <table:table-cell office:value-type="float" office:value="207.23" calcext:value-type="float">
            <text:p>207.23</text:p>
          </table:table-cell>
          <table:table-cell office:value-type="float" office:value="2601.105" calcext:value-type="float">
            <text:p>2601.105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37.6" calcext:value-type="float">
            <text:p>37.6</text:p>
          </table:table-cell>
          <table:table-cell office:value-type="float" office:value="207.035" calcext:value-type="float">
            <text:p>207.035</text:p>
          </table:table-cell>
          <table:table-cell office:value-type="float" office:value="2601.168" calcext:value-type="float">
            <text:p>2601.168</text:p>
          </table:table-cell>
          <table:table-cell table:formula="of:=AVERAGE([.BS70];[.BV70];[.BY70])" office:value-type="float" office:value="25.4" calcext:value-type="float">
            <text:p>25.4</text:p>
          </table:table-cell>
          <table:table-cell table:formula="of:=AVERAGE([.BT70];[.BW70];[.BZ70])" office:value-type="float" office:value="160.520666666667" calcext:value-type="float">
            <text:p>160.520666666667</text:p>
          </table:table-cell>
          <table:table-cell table:formula="of:=AVERAGE([.BU70];[.BX70];[.CA70])" office:value-type="float" office:value="2161.99866666667" calcext:value-type="float">
            <text:p>2161.99866666667</text:p>
          </table:table-cell>
          <table:table-cell table:number-columns-repeated="2"/>
          <table:table-cell office:value-type="float" office:value="46.3" calcext:value-type="float">
            <text:p>46.3</text:p>
          </table:table-cell>
          <table:table-cell office:value-type="float" office:value="257.867" calcext:value-type="float">
            <text:p>257.867</text:p>
          </table:table-cell>
          <table:table-cell office:value-type="float" office:value="2788.324" calcext:value-type="float">
            <text:p>2788.324</text:p>
          </table:table-cell>
          <table:table-cell office:value-type="float" office:value="48.4" calcext:value-type="float">
            <text:p>48.4</text:p>
          </table:table-cell>
          <table:table-cell office:value-type="float" office:value="229.285" calcext:value-type="float">
            <text:p>229.285</text:p>
          </table:table-cell>
          <table:table-cell office:value-type="float" office:value="2275.102" calcext:value-type="float">
            <text:p>2275.102</text:p>
          </table:table-cell>
          <table:table-cell office:value-type="float" office:value="45.6" calcext:value-type="float">
            <text:p>45.6</text:p>
          </table:table-cell>
          <table:table-cell office:value-type="float" office:value="257.328" calcext:value-type="float">
            <text:p>257.328</text:p>
          </table:table-cell>
          <table:table-cell office:value-type="float" office:value="2788.363" calcext:value-type="float">
            <text:p>2788.363</text:p>
          </table:table-cell>
          <table:table-cell table:formula="of:=AVERAGE([.CG70];[.CJ70];[.CM70])" office:value-type="float" office:value="46.7666666666667" calcext:value-type="float">
            <text:p>46.7666666666667</text:p>
          </table:table-cell>
          <table:table-cell table:formula="of:=AVERAGE([.CH70];[.CK70];[.CN70])" office:value-type="float" office:value="248.16" calcext:value-type="float">
            <text:p>248.16</text:p>
          </table:table-cell>
          <table:table-cell table:formula="of:=AVERAGE([.CI70];[.CL70];[.CO70])" office:value-type="float" office:value="2617.263" calcext:value-type="float">
            <text:p>2617.26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00.566" calcext:value-type="float">
            <text:p>300.566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5.7" calcext:value-type="float">
            <text:p>35.7</text:p>
          </table:table-cell>
          <table:table-cell office:value-type="float" office:value="308.344" calcext:value-type="float">
            <text:p>308.34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8.5" calcext:value-type="float">
            <text:p>38.5</text:p>
          </table:table-cell>
          <table:table-cell office:value-type="float" office:value="327.691" calcext:value-type="float">
            <text:p>327.691</text:p>
          </table:table-cell>
          <table:table-cell office:value-type="float" office:value="651.023" calcext:value-type="float">
            <text:p>651.023</text:p>
          </table:table-cell>
          <table:table-cell table:formula="of:=AVERAGE([.A71];[.D71];[.G71])" office:value-type="float" office:value="37.9333333333333" calcext:value-type="float">
            <text:p>37.9333333333333</text:p>
          </table:table-cell>
          <table:table-cell table:formula="of:=AVERAGE([.B71];[.E71];[.H71])" office:value-type="float" office:value="312.200333333333" calcext:value-type="float">
            <text:p>312.200333333333</text:p>
          </table:table-cell>
          <table:table-cell table:formula="of:=AVERAGE([.C71];[.F71];[.I71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6.7" calcext:value-type="float">
            <text:p>2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0.5" calcext:value-type="float">
            <text:p>3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1];[.R71];[.U71])" office:value-type="float" office:value="28.9333333333333" calcext:value-type="float">
            <text:p>28.9333333333333</text:p>
          </table:table-cell>
          <table:table-cell table:formula="of:=AVERAGE([.P71];[.S71];[.V71])" office:value-type="float" office:value="35.145" calcext:value-type="float">
            <text:p>35.145</text:p>
          </table:table-cell>
          <table:table-cell table:formula="of:=AVERAGE([.Q71];[.T71];[.W71])" office:value-type="float" office:value="85.125" calcext:value-type="float">
            <text:p>85.125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2627.223" calcext:value-type="float">
            <text:p>2627.223</text:p>
          </table:table-cell>
          <table:table-cell office:value-type="float" office:value="32.7" calcext:value-type="float">
            <text:p>32.7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24.8" calcext:value-type="float">
            <text:p>24.8</text:p>
          </table:table-cell>
          <table:table-cell office:value-type="float" office:value="255.277" calcext:value-type="float">
            <text:p>255.277</text:p>
          </table:table-cell>
          <table:table-cell office:value-type="float" office:value="2637.789" calcext:value-type="float">
            <text:p>2637.789</text:p>
          </table:table-cell>
          <table:table-cell table:formula="of:=AVERAGE([.AC71];[.AF71];[.AI71])" office:value-type="float" office:value="25.4333333333333" calcext:value-type="float">
            <text:p>25.4333333333333</text:p>
          </table:table-cell>
          <table:table-cell table:formula="of:=AVERAGE([.AD71];[.AG71];[.AJ71])" office:value-type="float" office:value="251.679666666667" calcext:value-type="float">
            <text:p>251.679666666667</text:p>
          </table:table-cell>
          <table:table-cell table:formula="of:=AVERAGE([.AE71];[.AH71];[.AK71])" office:value-type="float" office:value="2634.06533333333" calcext:value-type="float">
            <text:p>2634.06533333333</text:p>
          </table:table-cell>
          <table:table-cell table:number-columns-repeated="2"/>
          <table:table-cell table:formula="of:=[.A71]+[.O71]+[.AC71]" office:value-type="float" office:value="88" calcext:value-type="float">
            <text:p>88</text:p>
          </table:table-cell>
          <table:table-cell table:formula="of:=[.B71]+[.P71]+[.AD71]" office:value-type="float" office:value="580.672" calcext:value-type="float">
            <text:p>580.672</text:p>
          </table:table-cell>
          <table:table-cell table:formula="of:=[.C71]+[.Q71]+[.AE71]" office:value-type="float" office:value="3330.371" calcext:value-type="float">
            <text:p>3330.371</text:p>
          </table:table-cell>
          <table:table-cell table:formula="of:=[.D71]+[.R71]+[.AF71]" office:value-type="float" office:value="95.1" calcext:value-type="float">
            <text:p>95.1</text:p>
          </table:table-cell>
          <table:table-cell table:formula="of:=[.E71]+[.S71]+[.AG71]" office:value-type="float" office:value="598.29" calcext:value-type="float">
            <text:p>598.29</text:p>
          </table:table-cell>
          <table:table-cell table:formula="of:=[.F71]+[.T71]+[.AH71]" office:value-type="float" office:value="3354.832" calcext:value-type="float">
            <text:p>3354.832</text:p>
          </table:table-cell>
          <table:table-cell table:formula="of:=[.G71]+[.U71]+[.AI71]" office:value-type="float" office:value="93.8" calcext:value-type="float">
            <text:p>93.8</text:p>
          </table:table-cell>
          <table:table-cell table:formula="of:=[.H71]+[.V71]+[.AJ71]" office:value-type="float" office:value="618.113" calcext:value-type="float">
            <text:p>618.113</text:p>
          </table:table-cell>
          <table:table-cell table:formula="of:=[.I71]+[.W71]+[.AK71]" office:value-type="float" office:value="3373.937" calcext:value-type="float">
            <text:p>3373.937</text:p>
          </table:table-cell>
          <table:table-cell table:formula="of:=AVERAGE([.AQ71];[.AT71];[.AW71])" office:value-type="float" office:value="92.3" calcext:value-type="float">
            <text:p>92.3</text:p>
          </table:table-cell>
          <table:table-cell table:formula="of:=AVERAGE([.AR71];[.AU71];[.AX71])" office:value-type="float" office:value="599.025" calcext:value-type="float">
            <text:p>599.025</text:p>
          </table:table-cell>
          <table:table-cell table:formula="of:=AVERAGE([.AS71];[.AV71];[.AY71])" office:value-type="float" office:value="3353.04666666667" calcext:value-type="float">
            <text:p>3353.04666666667</text:p>
          </table:table-cell>
          <table:table-cell table:number-columns-repeated="2"/>
          <table:table-cell table:formula="of:=[.CG71]-[.BS71]" office:value-type="float" office:value="7.3" calcext:value-type="float">
            <text:p>7.3</text:p>
          </table:table-cell>
          <table:table-cell table:formula="of:=[.CH71]-[.BT71]" office:value-type="float" office:value="50.247" calcext:value-type="float">
            <text:p>50.247</text:p>
          </table:table-cell>
          <table:table-cell table:formula="of:=[.CI71]-[.BU71]" office:value-type="float" office:value="187.195" calcext:value-type="float">
            <text:p>187.195</text:p>
          </table:table-cell>
          <table:table-cell table:formula="of:=[.CJ71]-[.BV71]" office:value-type="float" office:value="8" calcext:value-type="float">
            <text:p>8</text:p>
          </table:table-cell>
          <table:table-cell table:formula="of:=[.CK71]-[.BW71]" office:value-type="float" office:value="58.497" calcext:value-type="float">
            <text:p>58.497</text:p>
          </table:table-cell>
          <table:table-cell table:formula="of:=[.CL71]-[.BX71]" office:value-type="float" office:value="187.195" calcext:value-type="float">
            <text:p>187.195</text:p>
          </table:table-cell>
          <table:table-cell table:formula="of:=[.CM71]-[.BY71]" office:value-type="float" office:value="9" calcext:value-type="float">
            <text:p>9</text:p>
          </table:table-cell>
          <table:table-cell table:formula="of:=[.CN71]-[.BZ71]" office:value-type="float" office:value="48.293" calcext:value-type="float">
            <text:p>48.293</text:p>
          </table:table-cell>
          <table:table-cell table:formula="of:=[.CO71]-[.CA71]" office:value-type="float" office:value="185.196" calcext:value-type="float">
            <text:p>185.196</text:p>
          </table:table-cell>
          <table:table-cell table:formula="of:=AVERAGE([.BE71];[.BH71];[.BK71])" office:value-type="float" office:value="8.1" calcext:value-type="float">
            <text:p>8.1</text:p>
          </table:table-cell>
          <table:table-cell table:formula="of:=AVERAGE([.BF71];[.BI71];[.BL71])" office:value-type="float" office:value="52.3456666666667" calcext:value-type="float">
            <text:p>52.3456666666667</text:p>
          </table:table-cell>
          <table:table-cell table:formula="of:=AVERAGE([.BG71];[.BJ71];[.BM71])" office:value-type="float" office:value="186.528666666667" calcext:value-type="float">
            <text:p>186.528666666667</text:p>
          </table:table-cell>
          <table:table-cell table:number-columns-repeated="2"/>
          <table:table-cell office:value-type="float" office:value="38.3" calcext:value-type="float">
            <text:p>38.3</text:p>
          </table:table-cell>
          <table:table-cell office:value-type="float" office:value="207.898" calcext:value-type="float">
            <text:p>207.898</text:p>
          </table:table-cell>
          <table:table-cell office:value-type="float" office:value="2601.043" calcext:value-type="float">
            <text:p>2601.043</text:p>
          </table:table-cell>
          <table:table-cell office:value-type="float" office:value="0" calcext:value-type="float">
            <text:p>0</text:p>
          </table:table-cell>
          <table:table-cell office:value-type="float" office:value="198.773" calcext:value-type="float">
            <text:p>198.773</text:p>
          </table:table-cell>
          <table:table-cell office:value-type="float" office:value="2600.969" calcext:value-type="float">
            <text:p>2600.969</text:p>
          </table:table-cell>
          <table:table-cell office:value-type="float" office:value="0" calcext:value-type="float">
            <text:p>0</text:p>
          </table:table-cell>
          <table:table-cell office:value-type="float" office:value="237.652" calcext:value-type="float">
            <text:p>237.652</text:p>
          </table:table-cell>
          <table:table-cell office:value-type="float" office:value="3244.734" calcext:value-type="float">
            <text:p>3244.734</text:p>
          </table:table-cell>
          <table:table-cell table:formula="of:=AVERAGE([.BS71];[.BV71];[.BY71])" office:value-type="float" office:value="12.7666666666667" calcext:value-type="float">
            <text:p>12.7666666666667</text:p>
          </table:table-cell>
          <table:table-cell table:formula="of:=AVERAGE([.BT71];[.BW71];[.BZ71])" office:value-type="float" office:value="214.774333333333" calcext:value-type="float">
            <text:p>214.774333333333</text:p>
          </table:table-cell>
          <table:table-cell table:formula="of:=AVERAGE([.BU71];[.BX71];[.CA71])" office:value-type="float" office:value="2815.582" calcext:value-type="float">
            <text:p>2815.582</text:p>
          </table:table-cell>
          <table:table-cell table:number-columns-repeated="2"/>
          <table:table-cell office:value-type="float" office:value="45.6" calcext:value-type="float">
            <text:p>45.6</text:p>
          </table:table-cell>
          <table:table-cell office:value-type="float" office:value="258.145" calcext:value-type="float">
            <text:p>258.145</text:p>
          </table:table-cell>
          <table:table-cell office:value-type="float" office:value="2788.238" calcext:value-type="float">
            <text:p>2788.238</text:p>
          </table:table-cell>
          <table:table-cell office:value-type="float" office:value="8" calcext:value-type="float">
            <text:p>8</text:p>
          </table:table-cell>
          <table:table-cell office:value-type="float" office:value="257.27" calcext:value-type="float">
            <text:p>257.27</text:p>
          </table:table-cell>
          <table:table-cell office:value-type="float" office:value="2788.164" calcext:value-type="float">
            <text:p>2788.164</text:p>
          </table:table-cell>
          <table:table-cell office:value-type="float" office:value="9" calcext:value-type="float">
            <text:p>9</text:p>
          </table:table-cell>
          <table:table-cell office:value-type="float" office:value="285.945" calcext:value-type="float">
            <text:p>285.945</text:p>
          </table:table-cell>
          <table:table-cell office:value-type="float" office:value="3429.93" calcext:value-type="float">
            <text:p>3429.93</text:p>
          </table:table-cell>
          <table:table-cell table:formula="of:=AVERAGE([.CG71];[.CJ71];[.CM71])" office:value-type="float" office:value="20.8666666666667" calcext:value-type="float">
            <text:p>20.8666666666667</text:p>
          </table:table-cell>
          <table:table-cell table:formula="of:=AVERAGE([.CH71];[.CK71];[.CN71])" office:value-type="float" office:value="267.12" calcext:value-type="float">
            <text:p>267.12</text:p>
          </table:table-cell>
          <table:table-cell table:formula="of:=AVERAGE([.CI71];[.CL71];[.CO71])" office:value-type="float" office:value="3002.11066666667" calcext:value-type="float">
            <text:p>3002.11066666667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00.445" calcext:value-type="float">
            <text:p>300.445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5.4" calcext:value-type="float">
            <text:p>35.4</text:p>
          </table:table-cell>
          <table:table-cell office:value-type="float" office:value="308.5" calcext:value-type="float">
            <text:p>308.5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1.6" calcext:value-type="float">
            <text:p>31.6</text:p>
          </table:table-cell>
          <table:table-cell office:value-type="float" office:value="327.637" calcext:value-type="float">
            <text:p>327.637</text:p>
          </table:table-cell>
          <table:table-cell office:value-type="float" office:value="651.023" calcext:value-type="float">
            <text:p>651.023</text:p>
          </table:table-cell>
          <table:table-cell table:formula="of:=AVERAGE([.A72];[.D72];[.G72])" office:value-type="float" office:value="33.9" calcext:value-type="float">
            <text:p>33.9</text:p>
          </table:table-cell>
          <table:table-cell table:formula="of:=AVERAGE([.B72];[.E72];[.H72])" office:value-type="float" office:value="312.194" calcext:value-type="float">
            <text:p>312.194</text:p>
          </table:table-cell>
          <table:table-cell table:formula="of:=AVERAGE([.C72];[.F72];[.I72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7.7" calcext:value-type="float">
            <text:p>2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8.7" calcext:value-type="float">
            <text:p>2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72];[.R72];[.U72])" office:value-type="float" office:value="28.6666666666667" calcext:value-type="float">
            <text:p>28.6666666666667</text:p>
          </table:table-cell>
          <table:table-cell table:formula="of:=AVERAGE([.P72];[.S72];[.V72])" office:value-type="float" office:value="35.145" calcext:value-type="float">
            <text:p>35.145</text:p>
          </table:table-cell>
          <table:table-cell table:formula="of:=AVERAGE([.Q72];[.T72];[.W72])" office:value-type="float" office:value="85.2123333333333" calcext:value-type="float">
            <text:p>85.2123333333333</text:p>
          </table:table-cell>
          <table:table-cell table:number-columns-repeated="2"/>
          <table:table-cell office:value-type="float" office:value="34.7" calcext:value-type="float">
            <text:p>34.7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2627.223" calcext:value-type="float">
            <text:p>2627.223</text:p>
          </table:table-cell>
          <table:table-cell office:value-type="float" office:value="27.7" calcext:value-type="float">
            <text:p>27.7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34.7" calcext:value-type="float">
            <text:p>34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72];[.AF72];[.AI72])" office:value-type="float" office:value="32.3666666666667" calcext:value-type="float">
            <text:p>32.3666666666667</text:p>
          </table:table-cell>
          <table:table-cell table:formula="of:=AVERAGE([.AD72];[.AG72];[.AJ72])" office:value-type="float" office:value="248.177333333333" calcext:value-type="float">
            <text:p>248.177333333333</text:p>
          </table:table-cell>
          <table:table-cell table:formula="of:=AVERAGE([.AE72];[.AH72];[.AK72])" office:value-type="float" office:value="2630.51733333333" calcext:value-type="float">
            <text:p>2630.51733333333</text:p>
          </table:table-cell>
          <table:table-cell table:number-columns-repeated="2"/>
          <table:table-cell table:formula="of:=[.A72]+[.O72]+[.AC72]" office:value-type="float" office:value="99" calcext:value-type="float">
            <text:p>99</text:p>
          </table:table-cell>
          <table:table-cell table:formula="of:=[.B72]+[.P72]+[.AD72]" office:value-type="float" office:value="580.551" calcext:value-type="float">
            <text:p>580.551</text:p>
          </table:table-cell>
          <table:table-cell table:formula="of:=[.C72]+[.Q72]+[.AE72]" office:value-type="float" office:value="3330.371" calcext:value-type="float">
            <text:p>3330.371</text:p>
          </table:table-cell>
          <table:table-cell table:formula="of:=[.D72]+[.R72]+[.AF72]" office:value-type="float" office:value="90.8" calcext:value-type="float">
            <text:p>90.8</text:p>
          </table:table-cell>
          <table:table-cell table:formula="of:=[.E72]+[.S72]+[.AG72]" office:value-type="float" office:value="588.446" calcext:value-type="float">
            <text:p>588.446</text:p>
          </table:table-cell>
          <table:table-cell table:formula="of:=[.F72]+[.T72]+[.AH72]" office:value-type="float" office:value="3344.832" calcext:value-type="float">
            <text:p>3344.832</text:p>
          </table:table-cell>
          <table:table-cell table:formula="of:=[.G72]+[.U72]+[.AI72]" office:value-type="float" office:value="95" calcext:value-type="float">
            <text:p>95</text:p>
          </table:table-cell>
          <table:table-cell table:formula="of:=[.H72]+[.V72]+[.AJ72]" office:value-type="float" office:value="617.552" calcext:value-type="float">
            <text:p>617.552</text:p>
          </table:table-cell>
          <table:table-cell table:formula="of:=[.I72]+[.W72]+[.AK72]" office:value-type="float" office:value="3373.555" calcext:value-type="float">
            <text:p>3373.555</text:p>
          </table:table-cell>
          <table:table-cell table:formula="of:=AVERAGE([.AQ72];[.AT72];[.AW72])" office:value-type="float" office:value="94.9333333333333" calcext:value-type="float">
            <text:p>94.9333333333333</text:p>
          </table:table-cell>
          <table:table-cell table:formula="of:=AVERAGE([.AR72];[.AU72];[.AX72])" office:value-type="float" office:value="595.516333333333" calcext:value-type="float">
            <text:p>595.516333333333</text:p>
          </table:table-cell>
          <table:table-cell table:formula="of:=AVERAGE([.AS72];[.AV72];[.AY72])" office:value-type="float" office:value="3349.586" calcext:value-type="float">
            <text:p>3349.586</text:p>
          </table:table-cell>
          <table:table-cell table:number-columns-repeated="2"/>
          <table:table-cell table:formula="of:=[.CG72]-[.BS72]" office:value-type="float" office:value="9.8" calcext:value-type="float">
            <text:p>9.8</text:p>
          </table:table-cell>
          <table:table-cell table:formula="of:=[.CH72]-[.BT72]" office:value-type="float" office:value="50.246" calcext:value-type="float">
            <text:p>50.246</text:p>
          </table:table-cell>
          <table:table-cell table:formula="of:=[.CI72]-[.BU72]" office:value-type="float" office:value="187.195" calcext:value-type="float">
            <text:p>187.195</text:p>
          </table:table-cell>
          <table:table-cell table:formula="of:=[.CJ72]-[.BV72]" office:value-type="float" office:value="9" calcext:value-type="float">
            <text:p>9</text:p>
          </table:table-cell>
          <table:table-cell table:formula="of:=[.CK72]-[.BW72]" office:value-type="float" office:value="50.277" calcext:value-type="float">
            <text:p>50.277</text:p>
          </table:table-cell>
          <table:table-cell table:formula="of:=[.CL72]-[.BX72]" office:value-type="float" office:value="187.196" calcext:value-type="float">
            <text:p>187.196</text:p>
          </table:table-cell>
          <table:table-cell table:formula="of:=[.CM72]-[.BY72]" office:value-type="float" office:value="9.9" calcext:value-type="float">
            <text:p>9.9</text:p>
          </table:table-cell>
          <table:table-cell table:formula="of:=[.CN72]-[.BZ72]" office:value-type="float" office:value="50.293" calcext:value-type="float">
            <text:p>50.293</text:p>
          </table:table-cell>
          <table:table-cell table:formula="of:=[.CO72]-[.CA72]" office:value-type="float" office:value="187.195" calcext:value-type="float">
            <text:p>187.195</text:p>
          </table:table-cell>
          <table:table-cell table:formula="of:=AVERAGE([.BE72];[.BH72];[.BK72])" office:value-type="float" office:value="9.56666666666666" calcext:value-type="float">
            <text:p>9.56666666666666</text:p>
          </table:table-cell>
          <table:table-cell table:formula="of:=AVERAGE([.BF72];[.BI72];[.BL72])" office:value-type="float" office:value="50.272" calcext:value-type="float">
            <text:p>50.272</text:p>
          </table:table-cell>
          <table:table-cell table:formula="of:=AVERAGE([.BG72];[.BJ72];[.BM72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203.199" calcext:value-type="float">
            <text:p>203.199</text:p>
          </table:table-cell>
          <table:table-cell office:value-type="float" office:value="2597.047" calcext:value-type="float">
            <text:p>2597.047</text:p>
          </table:table-cell>
          <table:table-cell office:value-type="float" office:value="47.4" calcext:value-type="float">
            <text:p>47.4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944.488" calcext:value-type="float">
            <text:p>1944.488</text:p>
          </table:table-cell>
          <table:table-cell office:value-type="float" office:value="49.5" calcext:value-type="float">
            <text:p>49.5</text:p>
          </table:table-cell>
          <table:table-cell office:value-type="float" office:value="200.273" calcext:value-type="float">
            <text:p>200.273</text:p>
          </table:table-cell>
          <table:table-cell office:value-type="float" office:value="2597.008" calcext:value-type="float">
            <text:p>2597.008</text:p>
          </table:table-cell>
          <table:table-cell table:formula="of:=AVERAGE([.BS72];[.BV72];[.BY72])" office:value-type="float" office:value="48.1333333333333" calcext:value-type="float">
            <text:p>48.1333333333333</text:p>
          </table:table-cell>
          <table:table-cell table:formula="of:=AVERAGE([.BT72];[.BW72];[.BZ72])" office:value-type="float" office:value="180.753666666667" calcext:value-type="float">
            <text:p>180.753666666667</text:p>
          </table:table-cell>
          <table:table-cell table:formula="of:=AVERAGE([.BU72];[.BX72];[.CA72])" office:value-type="float" office:value="2379.51433333333" calcext:value-type="float">
            <text:p>2379.51433333333</text:p>
          </table:table-cell>
          <table:table-cell table:number-columns-repeated="2"/>
          <table:table-cell office:value-type="float" office:value="57.3" calcext:value-type="float">
            <text:p>57.3</text:p>
          </table:table-cell>
          <table:table-cell office:value-type="float" office:value="253.445" calcext:value-type="float">
            <text:p>253.445</text:p>
          </table:table-cell>
          <table:table-cell office:value-type="float" office:value="2784.242" calcext:value-type="float">
            <text:p>2784.242</text:p>
          </table:table-cell>
          <table:table-cell office:value-type="float" office:value="56.4" calcext:value-type="float">
            <text:p>56.4</text:p>
          </table:table-cell>
          <table:table-cell office:value-type="float" office:value="189.066" calcext:value-type="float">
            <text:p>189.066</text:p>
          </table:table-cell>
          <table:table-cell office:value-type="float" office:value="2131.684" calcext:value-type="float">
            <text:p>2131.684</text:p>
          </table:table-cell>
          <table:table-cell office:value-type="float" office:value="59.4" calcext:value-type="float">
            <text:p>59.4</text:p>
          </table:table-cell>
          <table:table-cell office:value-type="float" office:value="250.566" calcext:value-type="float">
            <text:p>250.566</text:p>
          </table:table-cell>
          <table:table-cell office:value-type="float" office:value="2784.203" calcext:value-type="float">
            <text:p>2784.203</text:p>
          </table:table-cell>
          <table:table-cell table:formula="of:=AVERAGE([.CG72];[.CJ72];[.CM72])" office:value-type="float" office:value="57.7" calcext:value-type="float">
            <text:p>57.7</text:p>
          </table:table-cell>
          <table:table-cell table:formula="of:=AVERAGE([.CH72];[.CK72];[.CN72])" office:value-type="float" office:value="231.025666666667" calcext:value-type="float">
            <text:p>231.025666666667</text:p>
          </table:table-cell>
          <table:table-cell table:formula="of:=AVERAGE([.CI72];[.CL72];[.CO72])" office:value-type="float" office:value="2566.70966666667" calcext:value-type="float">
            <text:p>2566.7096666666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37.6" calcext:value-type="float">
            <text:p>37.6</text:p>
          </table:table-cell>
          <table:table-cell office:value-type="float" office:value="307.102" calcext:value-type="float">
            <text:p>307.10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32.7" calcext:value-type="float">
            <text:p>32.7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3];[.D73];[.G73])" office:value-type="float" office:value="33.6666666666667" calcext:value-type="float">
            <text:p>33.6666666666667</text:p>
          </table:table-cell>
          <table:table-cell table:formula="of:=AVERAGE([.B73];[.E73];[.H73])" office:value-type="float" office:value="311.704333333333" calcext:value-type="float">
            <text:p>311.704333333333</text:p>
          </table:table-cell>
          <table:table-cell table:formula="of:=AVERAGE([.C73];[.F73];[.I73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9.6" calcext:value-type="float">
            <text:p>2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4.8" calcext:value-type="float">
            <text:p>24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3];[.R73];[.U73])" office:value-type="float" office:value="25.7333333333333" calcext:value-type="float">
            <text:p>25.7333333333333</text:p>
          </table:table-cell>
          <table:table-cell table:formula="of:=AVERAGE([.P73];[.S73];[.V73])" office:value-type="float" office:value="35.145" calcext:value-type="float">
            <text:p>35.145</text:p>
          </table:table-cell>
          <table:table-cell table:formula="of:=AVERAGE([.Q73];[.T73];[.W73])" office:value-type="float" office:value="85.125" calcext:value-type="float">
            <text:p>85.125</text:p>
          </table:table-cell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25.5" calcext:value-type="float">
            <text:p>25.5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2637.184" calcext:value-type="float">
            <text:p>2637.184</text:p>
          </table:table-cell>
          <table:table-cell office:value-type="float" office:value="35.7" calcext:value-type="float">
            <text:p>35.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637.145" calcext:value-type="float">
            <text:p>2637.145</text:p>
          </table:table-cell>
          <table:table-cell table:formula="of:=AVERAGE([.AC73];[.AF73];[.AI73])" office:value-type="float" office:value="32.3" calcext:value-type="float">
            <text:p>32.3</text:p>
          </table:table-cell>
          <table:table-cell table:formula="of:=AVERAGE([.AD73];[.AG73];[.AJ73])" office:value-type="float" office:value="252.844" calcext:value-type="float">
            <text:p>252.844</text:p>
          </table:table-cell>
          <table:table-cell table:formula="of:=AVERAGE([.AE73];[.AH73];[.AK73])" office:value-type="float" office:value="2635.184" calcext:value-type="float">
            <text:p>2635.184</text:p>
          </table:table-cell>
          <table:table-cell table:number-columns-repeated="2"/>
          <table:table-cell table:formula="of:=[.A73]+[.O73]+[.AC73]" office:value-type="float" office:value="89.2" calcext:value-type="float">
            <text:p>89.2</text:p>
          </table:table-cell>
          <table:table-cell table:formula="of:=[.B73]+[.P73]+[.AD73]" office:value-type="float" office:value="584.469" calcext:value-type="float">
            <text:p>584.469</text:p>
          </table:table-cell>
          <table:table-cell table:formula="of:=[.C73]+[.Q73]+[.AE73]" office:value-type="float" office:value="3334.371" calcext:value-type="float">
            <text:p>3334.371</text:p>
          </table:table-cell>
          <table:table-cell table:formula="of:=[.D73]+[.R73]+[.AF73]" office:value-type="float" office:value="92.7" calcext:value-type="float">
            <text:p>92.7</text:p>
          </table:table-cell>
          <table:table-cell table:formula="of:=[.E73]+[.S73]+[.AG73]" office:value-type="float" office:value="597.048" calcext:value-type="float">
            <text:p>597.048</text:p>
          </table:table-cell>
          <table:table-cell table:formula="of:=[.F73]+[.T73]+[.AH73]" office:value-type="float" office:value="3354.832" calcext:value-type="float">
            <text:p>3354.832</text:p>
          </table:table-cell>
          <table:table-cell table:formula="of:=[.G73]+[.U73]+[.AI73]" office:value-type="float" office:value="93.2" calcext:value-type="float">
            <text:p>93.2</text:p>
          </table:table-cell>
          <table:table-cell table:formula="of:=[.H73]+[.V73]+[.AJ73]" office:value-type="float" office:value="617.563" calcext:value-type="float">
            <text:p>617.563</text:p>
          </table:table-cell>
          <table:table-cell table:formula="of:=[.I73]+[.W73]+[.AK73]" office:value-type="float" office:value="3373.293" calcext:value-type="float">
            <text:p>3373.293</text:p>
          </table:table-cell>
          <table:table-cell table:formula="of:=AVERAGE([.AQ73];[.AT73];[.AW73])" office:value-type="float" office:value="91.7" calcext:value-type="float">
            <text:p>91.7</text:p>
          </table:table-cell>
          <table:table-cell table:formula="of:=AVERAGE([.AR73];[.AU73];[.AX73])" office:value-type="float" office:value="599.693333333333" calcext:value-type="float">
            <text:p>599.693333333333</text:p>
          </table:table-cell>
          <table:table-cell table:formula="of:=AVERAGE([.AS73];[.AV73];[.AY73])" office:value-type="float" office:value="3354.16533333333" calcext:value-type="float">
            <text:p>3354.16533333333</text:p>
          </table:table-cell>
          <table:table-cell table:number-columns-repeated="2"/>
          <table:table-cell table:formula="of:=[.CG73]-[.BS73]" office:value-type="float" office:value="5" calcext:value-type="float">
            <text:p>5</text:p>
          </table:table-cell>
          <table:table-cell table:formula="of:=[.CH73]-[.BT73]" office:value-type="float" office:value="50.246" calcext:value-type="float">
            <text:p>50.246</text:p>
          </table:table-cell>
          <table:table-cell table:formula="of:=[.CI73]-[.BU73]" office:value-type="float" office:value="187.195" calcext:value-type="float">
            <text:p>187.195</text:p>
          </table:table-cell>
          <table:table-cell table:formula="of:=[.CJ73]-[.BV73]" office:value-type="float" office:value="8.9" calcext:value-type="float">
            <text:p>8.9</text:p>
          </table:table-cell>
          <table:table-cell table:formula="of:=[.CK73]-[.BW73]" office:value-type="float" office:value="50.278" calcext:value-type="float">
            <text:p>50.278</text:p>
          </table:table-cell>
          <table:table-cell table:formula="of:=[.CL73]-[.BX73]" office:value-type="float" office:value="187.195" calcext:value-type="float">
            <text:p>187.195</text:p>
          </table:table-cell>
          <table:table-cell table:formula="of:=[.CM73]-[.BY73]" office:value-type="float" office:value="6" calcext:value-type="float">
            <text:p>6</text:p>
          </table:table-cell>
          <table:table-cell table:formula="of:=[.CN73]-[.BZ73]" office:value-type="float" office:value="50.293" calcext:value-type="float">
            <text:p>50.293</text:p>
          </table:table-cell>
          <table:table-cell table:formula="of:=[.CO73]-[.CA73]" office:value-type="float" office:value="187.195" calcext:value-type="float">
            <text:p>187.195</text:p>
          </table:table-cell>
          <table:table-cell table:formula="of:=AVERAGE([.BE73];[.BH73];[.BK73])" office:value-type="float" office:value="6.63333333333333" calcext:value-type="float">
            <text:p>6.63333333333333</text:p>
          </table:table-cell>
          <table:table-cell table:formula="of:=AVERAGE([.BF73];[.BI73];[.BL73])" office:value-type="float" office:value="50.2723333333333" calcext:value-type="float">
            <text:p>50.2723333333333</text:p>
          </table:table-cell>
          <table:table-cell table:formula="of:=AVERAGE([.BG73];[.BJ73];[.BM73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68.3" calcext:value-type="float">
            <text:p>68.3</text:p>
          </table:table-cell>
          <table:table-cell office:value-type="float" office:value="139.695" calcext:value-type="float">
            <text:p>139.695</text:p>
          </table:table-cell>
          <table:table-cell office:value-type="float" office:value="1944.434" calcext:value-type="float">
            <text:p>1944.434</text:p>
          </table:table-cell>
          <table:table-cell office:value-type="float" office:value="45.5" calcext:value-type="float">
            <text:p>45.5</text:p>
          </table:table-cell>
          <table:table-cell office:value-type="float" office:value="202.734" calcext:value-type="float">
            <text:p>202.734</text:p>
          </table:table-cell>
          <table:table-cell office:value-type="float" office:value="2596.688" calcext:value-type="float">
            <text:p>2596.688</text:p>
          </table:table-cell>
          <table:table-cell office:value-type="float" office:value="46.5" calcext:value-type="float">
            <text:p>46.5</text:p>
          </table:table-cell>
          <table:table-cell office:value-type="float" office:value="206.746" calcext:value-type="float">
            <text:p>206.746</text:p>
          </table:table-cell>
          <table:table-cell office:value-type="float" office:value="2601.02" calcext:value-type="float">
            <text:p>2601.02</text:p>
          </table:table-cell>
          <table:table-cell table:formula="of:=AVERAGE([.BS73];[.BV73];[.BY73])" office:value-type="float" office:value="53.4333333333333" calcext:value-type="float">
            <text:p>53.4333333333333</text:p>
          </table:table-cell>
          <table:table-cell table:formula="of:=AVERAGE([.BT73];[.BW73];[.BZ73])" office:value-type="float" office:value="183.058333333333" calcext:value-type="float">
            <text:p>183.058333333333</text:p>
          </table:table-cell>
          <table:table-cell table:formula="of:=AVERAGE([.BU73];[.BX73];[.CA73])" office:value-type="float" office:value="2380.714" calcext:value-type="float">
            <text:p>2380.714</text:p>
          </table:table-cell>
          <table:table-cell table:number-columns-repeated="2"/>
          <table:table-cell office:value-type="float" office:value="73.3" calcext:value-type="float">
            <text:p>73.3</text:p>
          </table:table-cell>
          <table:table-cell office:value-type="float" office:value="189.941" calcext:value-type="float">
            <text:p>189.941</text:p>
          </table:table-cell>
          <table:table-cell office:value-type="float" office:value="2131.629" calcext:value-type="float">
            <text:p>2131.629</text:p>
          </table:table-cell>
          <table:table-cell office:value-type="float" office:value="54.4" calcext:value-type="float">
            <text:p>54.4</text:p>
          </table:table-cell>
          <table:table-cell office:value-type="float" office:value="253.012" calcext:value-type="float">
            <text:p>253.012</text:p>
          </table:table-cell>
          <table:table-cell office:value-type="float" office:value="2783.883" calcext:value-type="float">
            <text:p>2783.883</text:p>
          </table:table-cell>
          <table:table-cell office:value-type="float" office:value="52.5" calcext:value-type="float">
            <text:p>52.5</text:p>
          </table:table-cell>
          <table:table-cell office:value-type="float" office:value="257.039" calcext:value-type="float">
            <text:p>257.039</text:p>
          </table:table-cell>
          <table:table-cell office:value-type="float" office:value="2788.215" calcext:value-type="float">
            <text:p>2788.215</text:p>
          </table:table-cell>
          <table:table-cell table:formula="of:=AVERAGE([.CG73];[.CJ73];[.CM73])" office:value-type="float" office:value="60.0666666666667" calcext:value-type="float">
            <text:p>60.0666666666667</text:p>
          </table:table-cell>
          <table:table-cell table:formula="of:=AVERAGE([.CH73];[.CK73];[.CN73])" office:value-type="float" office:value="233.330666666667" calcext:value-type="float">
            <text:p>233.330666666667</text:p>
          </table:table-cell>
          <table:table-cell table:formula="of:=AVERAGE([.CI73];[.CL73];[.CO73])" office:value-type="float" office:value="2567.909" calcext:value-type="float">
            <text:p>2567.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7.102" calcext:value-type="float">
            <text:p>307.10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.9" calcext:value-type="float">
            <text:p>1.9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4];[.D74];[.G74])" office:value-type="float" office:value="0.966666666666667" calcext:value-type="float">
            <text:p>0.966666666666667</text:p>
          </table:table-cell>
          <table:table-cell table:formula="of:=AVERAGE([.B74];[.E74];[.H74])" office:value-type="float" office:value="311.704333333333" calcext:value-type="float">
            <text:p>311.704333333333</text:p>
          </table:table-cell>
          <table:table-cell table:formula="of:=AVERAGE([.C74];[.F74];[.I74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5.145" calcext:value-type="float">
            <text:p>35.145</text:p>
          </table:table-cell>
          <table:table-cell table:formula="of:=AVERAGE([.Q74];[.T74];[.W7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2.9" calcext:value-type="float">
            <text:p>2.9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5.8" calcext:value-type="float">
            <text:p>5.8</text:p>
          </table:table-cell>
          <table:table-cell office:value-type="float" office:value="238.77" calcext:value-type="float">
            <text:p>238.77</text:p>
          </table:table-cell>
          <table:table-cell office:value-type="float" office:value="2621.145" calcext:value-type="float">
            <text:p>2621.145</text:p>
          </table:table-cell>
          <table:table-cell table:formula="of:=AVERAGE([.AC74];[.AF74];[.AI74])" office:value-type="float" office:value="2.9" calcext:value-type="float">
            <text:p>2.9</text:p>
          </table:table-cell>
          <table:table-cell table:formula="of:=AVERAGE([.AD74];[.AG74];[.AJ74])" office:value-type="float" office:value="246.177333333333" calcext:value-type="float">
            <text:p>246.177333333333</text:p>
          </table:table-cell>
          <table:table-cell table:formula="of:=AVERAGE([.AE74];[.AH74];[.AK74])" office:value-type="float" office:value="2628.51733333333" calcext:value-type="float">
            <text:p>2628.51733333333</text:p>
          </table:table-cell>
          <table:table-cell table:number-columns-repeated="2"/>
          <table:table-cell table:formula="of:=[.A74]+[.O74]+[.AC74]" office:value-type="float" office:value="1" calcext:value-type="float">
            <text:p>1</text:p>
          </table:table-cell>
          <table:table-cell table:formula="of:=[.B74]+[.P74]+[.AD74]" office:value-type="float" office:value="584.469" calcext:value-type="float">
            <text:p>584.469</text:p>
          </table:table-cell>
          <table:table-cell table:formula="of:=[.C74]+[.Q74]+[.AE74]" office:value-type="float" office:value="3334.371" calcext:value-type="float">
            <text:p>3334.371</text:p>
          </table:table-cell>
          <table:table-cell table:formula="of:=[.D74]+[.R74]+[.AF74]" office:value-type="float" office:value="2.9" calcext:value-type="float">
            <text:p>2.9</text:p>
          </table:table-cell>
          <table:table-cell table:formula="of:=[.E74]+[.S74]+[.AG74]" office:value-type="float" office:value="593.048" calcext:value-type="float">
            <text:p>593.048</text:p>
          </table:table-cell>
          <table:table-cell table:formula="of:=[.F74]+[.T74]+[.AH74]" office:value-type="float" office:value="3350.832" calcext:value-type="float">
            <text:p>3350.832</text:p>
          </table:table-cell>
          <table:table-cell table:formula="of:=[.G74]+[.U74]+[.AI74]" office:value-type="float" office:value="7.7" calcext:value-type="float">
            <text:p>7.7</text:p>
          </table:table-cell>
          <table:table-cell table:formula="of:=[.H74]+[.V74]+[.AJ74]" office:value-type="float" office:value="601.563" calcext:value-type="float">
            <text:p>601.563</text:p>
          </table:table-cell>
          <table:table-cell table:formula="of:=[.I74]+[.W74]+[.AK74]" office:value-type="float" office:value="3357.293" calcext:value-type="float">
            <text:p>3357.293</text:p>
          </table:table-cell>
          <table:table-cell table:formula="of:=AVERAGE([.AQ74];[.AT74];[.AW74])" office:value-type="float" office:value="3.86666666666667" calcext:value-type="float">
            <text:p>3.86666666666667</text:p>
          </table:table-cell>
          <table:table-cell table:formula="of:=AVERAGE([.AR74];[.AU74];[.AX74])" office:value-type="float" office:value="593.026666666667" calcext:value-type="float">
            <text:p>593.026666666667</text:p>
          </table:table-cell>
          <table:table-cell table:formula="of:=AVERAGE([.AS74];[.AV74];[.AY74])" office:value-type="float" office:value="3347.49866666667" calcext:value-type="float">
            <text:p>3347.49866666667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50.246" calcext:value-type="float">
            <text:p>50.246</text:p>
          </table:table-cell>
          <table:table-cell table:formula="of:=[.CI74]-[.BU74]" office:value-type="float" office:value="187.195" calcext:value-type="float">
            <text:p>187.195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50.277" calcext:value-type="float">
            <text:p>50.277</text:p>
          </table:table-cell>
          <table:table-cell table:formula="of:=[.CL74]-[.BX74]" office:value-type="float" office:value="187.195" calcext:value-type="float">
            <text:p>187.195</text:p>
          </table:table-cell>
          <table:table-cell table:formula="of:=[.CM74]-[.BY74]" office:value-type="float" office:value="0" calcext:value-type="float">
            <text:p>0</text:p>
          </table:table-cell>
          <table:table-cell table:formula="of:=[.CN74]-[.BZ74]" office:value-type="float" office:value="50.293" calcext:value-type="float">
            <text:p>50.293</text:p>
          </table:table-cell>
          <table:table-cell table:formula="of:=[.CO74]-[.CA74]" office:value-type="float" office:value="187.195" calcext:value-type="float">
            <text:p>187.195</text:p>
          </table:table-cell>
          <table:table-cell table:formula="of:=AVERAGE([.BE74];[.BH74];[.BK74])" office:value-type="float" office:value="0" calcext:value-type="float">
            <text:p>0</text:p>
          </table:table-cell>
          <table:table-cell table:formula="of:=AVERAGE([.BF74];[.BI74];[.BL74])" office:value-type="float" office:value="50.272" calcext:value-type="float">
            <text:p>50.272</text:p>
          </table:table-cell>
          <table:table-cell table:formula="of:=AVERAGE([.BG74];[.BJ74];[.BM74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3803333333333" calcext:value-type="float">
            <text:p>67.3803333333333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74];[.CJ74];[.CM74])" office:value-type="float" office:value="0" calcext:value-type="float">
            <text:p>0</text:p>
          </table:table-cell>
          <table:table-cell table:formula="of:=AVERAGE([.CH74];[.CK74];[.CN74])" office:value-type="float" office:value="117.652333333333" calcext:value-type="float">
            <text:p>117.652333333333</text:p>
          </table:table-cell>
          <table:table-cell table:formula="of:=AVERAGE([.CI74];[.CL74];[.CO74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7.102" calcext:value-type="float">
            <text:p>307.10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5];[.D75];[.G75])" office:value-type="float" office:value="0" calcext:value-type="float">
            <text:p>0</text:p>
          </table:table-cell>
          <table:table-cell table:formula="of:=AVERAGE([.B75];[.E75];[.H75])" office:value-type="float" office:value="311.704333333333" calcext:value-type="float">
            <text:p>311.704333333333</text:p>
          </table:table-cell>
          <table:table-cell table:formula="of:=AVERAGE([.C75];[.F75];[.I75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5.145" calcext:value-type="float">
            <text:p>35.145</text:p>
          </table:table-cell>
          <table:table-cell table:formula="of:=AVERAGE([.Q75];[.T75];[.W7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5.9" calcext:value-type="float">
            <text:p>5.9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0" calcext:value-type="float">
            <text:p>0</text:p>
          </table:table-cell>
          <table:table-cell office:value-type="float" office:value="238.77" calcext:value-type="float">
            <text:p>238.77</text:p>
          </table:table-cell>
          <table:table-cell office:value-type="float" office:value="2621.145" calcext:value-type="float">
            <text:p>2621.145</text:p>
          </table:table-cell>
          <table:table-cell table:formula="of:=AVERAGE([.AC75];[.AF75];[.AI75])" office:value-type="float" office:value="1.96666666666667" calcext:value-type="float">
            <text:p>1.96666666666667</text:p>
          </table:table-cell>
          <table:table-cell table:formula="of:=AVERAGE([.AD75];[.AG75];[.AJ75])" office:value-type="float" office:value="244.177333333333" calcext:value-type="float">
            <text:p>244.177333333333</text:p>
          </table:table-cell>
          <table:table-cell table:formula="of:=AVERAGE([.AE75];[.AH75];[.AK75])" office:value-type="float" office:value="2626.51733333333" calcext:value-type="float">
            <text:p>2626.51733333333</text:p>
          </table:table-cell>
          <table:table-cell table:number-columns-repeated="2"/>
          <table:table-cell table:formula="of:=[.A75]+[.O75]+[.AC75]" office:value-type="float" office:value="0" calcext:value-type="float">
            <text:p>0</text:p>
          </table:table-cell>
          <table:table-cell table:formula="of:=[.B75]+[.P75]+[.AD75]" office:value-type="float" office:value="584.469" calcext:value-type="float">
            <text:p>584.469</text:p>
          </table:table-cell>
          <table:table-cell table:formula="of:=[.C75]+[.Q75]+[.AE75]" office:value-type="float" office:value="3334.371" calcext:value-type="float">
            <text:p>3334.371</text:p>
          </table:table-cell>
          <table:table-cell table:formula="of:=[.D75]+[.R75]+[.AF75]" office:value-type="float" office:value="5.9" calcext:value-type="float">
            <text:p>5.9</text:p>
          </table:table-cell>
          <table:table-cell table:formula="of:=[.E75]+[.S75]+[.AG75]" office:value-type="float" office:value="587.048" calcext:value-type="float">
            <text:p>587.048</text:p>
          </table:table-cell>
          <table:table-cell table:formula="of:=[.F75]+[.T75]+[.AH75]" office:value-type="float" office:value="3344.832" calcext:value-type="float">
            <text:p>3344.832</text:p>
          </table:table-cell>
          <table:table-cell table:formula="of:=[.G75]+[.U75]+[.AI75]" office:value-type="float" office:value="0" calcext:value-type="float">
            <text:p>0</text:p>
          </table:table-cell>
          <table:table-cell table:formula="of:=[.H75]+[.V75]+[.AJ75]" office:value-type="float" office:value="601.563" calcext:value-type="float">
            <text:p>601.563</text:p>
          </table:table-cell>
          <table:table-cell table:formula="of:=[.I75]+[.W75]+[.AK75]" office:value-type="float" office:value="3357.293" calcext:value-type="float">
            <text:p>3357.293</text:p>
          </table:table-cell>
          <table:table-cell table:formula="of:=AVERAGE([.AQ75];[.AT75];[.AW75])" office:value-type="float" office:value="1.96666666666667" calcext:value-type="float">
            <text:p>1.96666666666667</text:p>
          </table:table-cell>
          <table:table-cell table:formula="of:=AVERAGE([.AR75];[.AU75];[.AX75])" office:value-type="float" office:value="591.026666666667" calcext:value-type="float">
            <text:p>591.026666666667</text:p>
          </table:table-cell>
          <table:table-cell table:formula="of:=AVERAGE([.AS75];[.AV75];[.AY75])" office:value-type="float" office:value="3345.49866666667" calcext:value-type="float">
            <text:p>3345.49866666667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50.246" calcext:value-type="float">
            <text:p>50.246</text:p>
          </table:table-cell>
          <table:table-cell table:formula="of:=[.CI75]-[.BU75]" office:value-type="float" office:value="187.195" calcext:value-type="float">
            <text:p>187.195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50.277" calcext:value-type="float">
            <text:p>50.277</text:p>
          </table:table-cell>
          <table:table-cell table:formula="of:=[.CL75]-[.BX75]" office:value-type="float" office:value="187.195" calcext:value-type="float">
            <text:p>187.195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50.293" calcext:value-type="float">
            <text:p>50.293</text:p>
          </table:table-cell>
          <table:table-cell table:formula="of:=[.CO75]-[.CA75]" office:value-type="float" office:value="187.195" calcext:value-type="float">
            <text:p>187.195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50.272" calcext:value-type="float">
            <text:p>50.272</text:p>
          </table:table-cell>
          <table:table-cell table:formula="of:=AVERAGE([.BG75];[.BJ75];[.BM75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67.3803333333333" calcext:value-type="float">
            <text:p>67.3803333333333</text:p>
          </table:table-cell>
          <table:table-cell table:formula="of:=AVERAGE([.BU75];[.BX75];[.CA7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17.652333333333" calcext:value-type="float">
            <text:p>117.652333333333</text:p>
          </table:table-cell>
          <table:table-cell table:formula="of:=AVERAGE([.CI75];[.CL75];[.CO75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312.16" calcext:value-type="float">
            <text:p>312.16</text:p>
          </table:table-cell>
          <table:table-cell table:formula="of:=AVERAGE([.C76];[.F76];[.I76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5.145" calcext:value-type="float">
            <text:p>35.145</text:p>
          </table:table-cell>
          <table:table-cell table:formula="of:=AVERAGE([.Q76];[.T76];[.W7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8.961" calcext:value-type="float">
            <text:p>248.961</text:p>
          </table:table-cell>
          <table:table-cell office:value-type="float" office:value="2631.223" calcext:value-type="float">
            <text:p>2631.223</text:p>
          </table:table-cell>
          <table:table-cell office:value-type="float" office:value="0" calcext:value-type="float">
            <text:p>0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0" calcext:value-type="float">
            <text:p>0</text:p>
          </table:table-cell>
          <table:table-cell office:value-type="float" office:value="238.77" calcext:value-type="float">
            <text:p>238.77</text:p>
          </table:table-cell>
          <table:table-cell office:value-type="float" office:value="2621.145" calcext:value-type="float">
            <text:p>2621.145</text:p>
          </table:table-cell>
          <table:table-cell table:formula="of:=AVERAGE([.AC76];[.AF76];[.AI76])" office:value-type="float" office:value="0" calcext:value-type="float">
            <text:p>0</text:p>
          </table:table-cell>
          <table:table-cell table:formula="of:=AVERAGE([.AD76];[.AG76];[.AJ76])" office:value-type="float" office:value="244.177333333333" calcext:value-type="float">
            <text:p>244.177333333333</text:p>
          </table:table-cell>
          <table:table-cell table:formula="of:=AVERAGE([.AE76];[.AH76];[.AK76])" office:value-type="float" office:value="2626.51733333333" calcext:value-type="float">
            <text:p>2626.51733333333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584.469" calcext:value-type="float">
            <text:p>584.469</text:p>
          </table:table-cell>
          <table:table-cell table:formula="of:=[.C76]+[.Q76]+[.AE76]" office:value-type="float" office:value="3334.371" calcext:value-type="float">
            <text:p>3334.371</text:p>
          </table:table-cell>
          <table:table-cell table:formula="of:=[.D76]+[.R76]+[.AF76]" office:value-type="float" office:value="0" calcext:value-type="float">
            <text:p>0</text:p>
          </table:table-cell>
          <table:table-cell table:formula="of:=[.E76]+[.S76]+[.AG76]" office:value-type="float" office:value="588.415" calcext:value-type="float">
            <text:p>588.415</text:p>
          </table:table-cell>
          <table:table-cell table:formula="of:=[.F76]+[.T76]+[.AH76]" office:value-type="float" office:value="3344.832" calcext:value-type="float">
            <text:p>3344.832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601.563" calcext:value-type="float">
            <text:p>601.563</text:p>
          </table:table-cell>
          <table:table-cell table:formula="of:=[.I76]+[.W76]+[.AK76]" office:value-type="float" office:value="3357.293" calcext:value-type="float">
            <text:p>3357.293</text:p>
          </table:table-cell>
          <table:table-cell table:formula="of:=AVERAGE([.AQ76];[.AT76];[.AW76])" office:value-type="float" office:value="0" calcext:value-type="float">
            <text:p>0</text:p>
          </table:table-cell>
          <table:table-cell table:formula="of:=AVERAGE([.AR76];[.AU76];[.AX76])" office:value-type="float" office:value="591.482333333333" calcext:value-type="float">
            <text:p>591.482333333333</text:p>
          </table:table-cell>
          <table:table-cell table:formula="of:=AVERAGE([.AS76];[.AV76];[.AY76])" office:value-type="float" office:value="3345.49866666667" calcext:value-type="float">
            <text:p>3345.49866666667</text:p>
          </table:table-cell>
          <table:table-cell table:number-columns-repeated="2"/>
          <table:table-cell table:formula="of:=[.CG76]-[.BS76]" office:value-type="float" office:value="1" calcext:value-type="float">
            <text:p>1</text:p>
          </table:table-cell>
          <table:table-cell table:formula="of:=[.CH76]-[.BT76]" office:value-type="float" office:value="50.246" calcext:value-type="float">
            <text:p>50.246</text:p>
          </table:table-cell>
          <table:table-cell table:formula="of:=[.CI76]-[.BU76]" office:value-type="float" office:value="187.195" calcext:value-type="float">
            <text:p>187.195</text:p>
          </table:table-cell>
          <table:table-cell table:formula="of:=[.CJ76]-[.BV76]" office:value-type="float" office:value="0" calcext:value-type="float">
            <text:p>0</text:p>
          </table:table-cell>
          <table:table-cell table:formula="of:=[.CK76]-[.BW76]" office:value-type="float" office:value="50.277" calcext:value-type="float">
            <text:p>50.277</text:p>
          </table:table-cell>
          <table:table-cell table:formula="of:=[.CL76]-[.BX76]" office:value-type="float" office:value="187.195" calcext:value-type="float">
            <text:p>187.195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50.293" calcext:value-type="float">
            <text:p>50.293</text:p>
          </table:table-cell>
          <table:table-cell table:formula="of:=[.CO76]-[.CA76]" office:value-type="float" office:value="187.195" calcext:value-type="float">
            <text:p>187.195</text:p>
          </table:table-cell>
          <table:table-cell table:formula="of:=AVERAGE([.BE76];[.BH76];[.BK76])" office:value-type="float" office:value="0.333333333333333" calcext:value-type="float">
            <text:p>0.333333333333333</text:p>
          </table:table-cell>
          <table:table-cell table:formula="of:=AVERAGE([.BF76];[.BI76];[.BL76])" office:value-type="float" office:value="50.272" calcext:value-type="float">
            <text:p>50.272</text:p>
          </table:table-cell>
          <table:table-cell table:formula="of:=AVERAGE([.BG76];[.BJ76];[.BM76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3803333333333" calcext:value-type="float">
            <text:p>67.3803333333333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76];[.CJ76];[.CM76])" office:value-type="float" office:value="0.333333333333333" calcext:value-type="float">
            <text:p>0.333333333333333</text:p>
          </table:table-cell>
          <table:table-cell table:formula="of:=AVERAGE([.CH76];[.CK76];[.CN76])" office:value-type="float" office:value="117.652333333333" calcext:value-type="float">
            <text:p>117.652333333333</text:p>
          </table:table-cell>
          <table:table-cell table:formula="of:=AVERAGE([.CI76];[.CL76];[.CO76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312.16" calcext:value-type="float">
            <text:p>312.16</text:p>
          </table:table-cell>
          <table:table-cell table:formula="of:=AVERAGE([.C77];[.F77];[.I77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5.145" calcext:value-type="float">
            <text:p>35.145</text:p>
          </table:table-cell>
          <table:table-cell table:formula="of:=AVERAGE([.Q77];[.T77];[.W7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0" calcext:value-type="float">
            <text:p>0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0" calcext:value-type="float">
            <text:p>0</text:p>
          </table:table-cell>
          <table:table-cell office:value-type="float" office:value="238.77" calcext:value-type="float">
            <text:p>238.77</text:p>
          </table:table-cell>
          <table:table-cell office:value-type="float" office:value="2621.145" calcext:value-type="float">
            <text:p>2621.145</text:p>
          </table:table-cell>
          <table:table-cell table:formula="of:=AVERAGE([.AC77];[.AF77];[.AI77])" office:value-type="float" office:value="1.63333333333333" calcext:value-type="float">
            <text:p>1.63333333333333</text:p>
          </table:table-cell>
          <table:table-cell table:formula="of:=AVERAGE([.AD77];[.AG77];[.AJ77])" office:value-type="float" office:value="242.177333333333" calcext:value-type="float">
            <text:p>242.177333333333</text:p>
          </table:table-cell>
          <table:table-cell table:formula="of:=AVERAGE([.AE77];[.AH77];[.AK77])" office:value-type="float" office:value="2624.51733333333" calcext:value-type="float">
            <text:p>2624.51733333333</text:p>
          </table:table-cell>
          <table:table-cell table:number-columns-repeated="2"/>
          <table:table-cell table:formula="of:=[.A77]+[.O77]+[.AC77]" office:value-type="float" office:value="4.9" calcext:value-type="float">
            <text:p>4.9</text:p>
          </table:table-cell>
          <table:table-cell table:formula="of:=[.B77]+[.P77]+[.AD77]" office:value-type="float" office:value="578.469" calcext:value-type="float">
            <text:p>578.469</text:p>
          </table:table-cell>
          <table:table-cell table:formula="of:=[.C77]+[.Q77]+[.AE77]" office:value-type="float" office:value="3328.371" calcext:value-type="float">
            <text:p>3328.371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588.415" calcext:value-type="float">
            <text:p>588.415</text:p>
          </table:table-cell>
          <table:table-cell table:formula="of:=[.F77]+[.T77]+[.AH77]" office:value-type="float" office:value="3344.832" calcext:value-type="float">
            <text:p>3344.832</text:p>
          </table:table-cell>
          <table:table-cell table:formula="of:=[.G77]+[.U77]+[.AI77]" office:value-type="float" office:value="0" calcext:value-type="float">
            <text:p>0</text:p>
          </table:table-cell>
          <table:table-cell table:formula="of:=[.H77]+[.V77]+[.AJ77]" office:value-type="float" office:value="601.563" calcext:value-type="float">
            <text:p>601.563</text:p>
          </table:table-cell>
          <table:table-cell table:formula="of:=[.I77]+[.W77]+[.AK77]" office:value-type="float" office:value="3357.293" calcext:value-type="float">
            <text:p>3357.293</text:p>
          </table:table-cell>
          <table:table-cell table:formula="of:=AVERAGE([.AQ77];[.AT77];[.AW77])" office:value-type="float" office:value="1.63333333333333" calcext:value-type="float">
            <text:p>1.63333333333333</text:p>
          </table:table-cell>
          <table:table-cell table:formula="of:=AVERAGE([.AR77];[.AU77];[.AX77])" office:value-type="float" office:value="589.482333333333" calcext:value-type="float">
            <text:p>589.482333333333</text:p>
          </table:table-cell>
          <table:table-cell table:formula="of:=AVERAGE([.AS77];[.AV77];[.AY77])" office:value-type="float" office:value="3343.49866666667" calcext:value-type="float">
            <text:p>3343.49866666667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50.246" calcext:value-type="float">
            <text:p>50.246</text:p>
          </table:table-cell>
          <table:table-cell table:formula="of:=[.CI77]-[.BU77]" office:value-type="float" office:value="187.195" calcext:value-type="float">
            <text:p>187.195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50.277" calcext:value-type="float">
            <text:p>50.277</text:p>
          </table:table-cell>
          <table:table-cell table:formula="of:=[.CL77]-[.BX77]" office:value-type="float" office:value="187.195" calcext:value-type="float">
            <text:p>187.195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50.293" calcext:value-type="float">
            <text:p>50.293</text:p>
          </table:table-cell>
          <table:table-cell table:formula="of:=[.CO77]-[.CA77]" office:value-type="float" office:value="187.195" calcext:value-type="float">
            <text:p>187.195</text:p>
          </table:table-cell>
          <table:table-cell table:formula="of:=AVERAGE([.BE77];[.BH77];[.BK77])" office:value-type="float" office:value="0" calcext:value-type="float">
            <text:p>0</text:p>
          </table:table-cell>
          <table:table-cell table:formula="of:=AVERAGE([.BF77];[.BI77];[.BL77])" office:value-type="float" office:value="50.272" calcext:value-type="float">
            <text:p>50.272</text:p>
          </table:table-cell>
          <table:table-cell table:formula="of:=AVERAGE([.BG77];[.BJ77];[.BM77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67.3803333333333" calcext:value-type="float">
            <text:p>67.3803333333333</text:p>
          </table:table-cell>
          <table:table-cell table:formula="of:=AVERAGE([.BU77];[.BX77];[.CA7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77];[.CJ77];[.CM77])" office:value-type="float" office:value="0" calcext:value-type="float">
            <text:p>0</text:p>
          </table:table-cell>
          <table:table-cell table:formula="of:=AVERAGE([.CH77];[.CK77];[.CN77])" office:value-type="float" office:value="117.652333333333" calcext:value-type="float">
            <text:p>117.652333333333</text:p>
          </table:table-cell>
          <table:table-cell table:formula="of:=AVERAGE([.CI77];[.CL77];[.CO77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312.16" calcext:value-type="float">
            <text:p>312.16</text:p>
          </table:table-cell>
          <table:table-cell table:formula="of:=AVERAGE([.C78];[.F78];[.I78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5.145" calcext:value-type="float">
            <text:p>35.145</text:p>
          </table:table-cell>
          <table:table-cell table:formula="of:=AVERAGE([.Q78];[.T78];[.W7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0" calcext:value-type="float">
            <text:p>0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0" calcext:value-type="float">
            <text:p>0</text:p>
          </table:table-cell>
          <table:table-cell office:value-type="float" office:value="238.77" calcext:value-type="float">
            <text:p>238.77</text:p>
          </table:table-cell>
          <table:table-cell office:value-type="float" office:value="2621.145" calcext:value-type="float">
            <text:p>2621.145</text:p>
          </table:table-cell>
          <table:table-cell table:formula="of:=AVERAGE([.AC78];[.AF78];[.AI78])" office:value-type="float" office:value="0" calcext:value-type="float">
            <text:p>0</text:p>
          </table:table-cell>
          <table:table-cell table:formula="of:=AVERAGE([.AD78];[.AG78];[.AJ78])" office:value-type="float" office:value="242.177333333333" calcext:value-type="float">
            <text:p>242.177333333333</text:p>
          </table:table-cell>
          <table:table-cell table:formula="of:=AVERAGE([.AE78];[.AH78];[.AK78])" office:value-type="float" office:value="2624.51733333333" calcext:value-type="float">
            <text:p>2624.51733333333</text:p>
          </table:table-cell>
          <table:table-cell table:number-columns-repeated="2"/>
          <table:table-cell table:formula="of:=[.A78]+[.O78]+[.AC78]" office:value-type="float" office:value="0" calcext:value-type="float">
            <text:p>0</text:p>
          </table:table-cell>
          <table:table-cell table:formula="of:=[.B78]+[.P78]+[.AD78]" office:value-type="float" office:value="578.469" calcext:value-type="float">
            <text:p>578.469</text:p>
          </table:table-cell>
          <table:table-cell table:formula="of:=[.C78]+[.Q78]+[.AE78]" office:value-type="float" office:value="3328.371" calcext:value-type="float">
            <text:p>3328.371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588.415" calcext:value-type="float">
            <text:p>588.415</text:p>
          </table:table-cell>
          <table:table-cell table:formula="of:=[.F78]+[.T78]+[.AH78]" office:value-type="float" office:value="3344.832" calcext:value-type="float">
            <text:p>3344.832</text:p>
          </table:table-cell>
          <table:table-cell table:formula="of:=[.G78]+[.U78]+[.AI78]" office:value-type="float" office:value="0" calcext:value-type="float">
            <text:p>0</text:p>
          </table:table-cell>
          <table:table-cell table:formula="of:=[.H78]+[.V78]+[.AJ78]" office:value-type="float" office:value="601.563" calcext:value-type="float">
            <text:p>601.563</text:p>
          </table:table-cell>
          <table:table-cell table:formula="of:=[.I78]+[.W78]+[.AK78]" office:value-type="float" office:value="3357.293" calcext:value-type="float">
            <text:p>3357.293</text:p>
          </table:table-cell>
          <table:table-cell table:formula="of:=AVERAGE([.AQ78];[.AT78];[.AW78])" office:value-type="float" office:value="0" calcext:value-type="float">
            <text:p>0</text:p>
          </table:table-cell>
          <table:table-cell table:formula="of:=AVERAGE([.AR78];[.AU78];[.AX78])" office:value-type="float" office:value="589.482333333333" calcext:value-type="float">
            <text:p>589.482333333333</text:p>
          </table:table-cell>
          <table:table-cell table:formula="of:=AVERAGE([.AS78];[.AV78];[.AY78])" office:value-type="float" office:value="3343.49866666667" calcext:value-type="float">
            <text:p>3343.49866666667</text:p>
          </table:table-cell>
          <table:table-cell table:number-columns-repeated="2"/>
          <table:table-cell table:formula="of:=[.CG78]-[.BS78]" office:value-type="float" office:value="0" calcext:value-type="float">
            <text:p>0</text:p>
          </table:table-cell>
          <table:table-cell table:formula="of:=[.CH78]-[.BT78]" office:value-type="float" office:value="50.246" calcext:value-type="float">
            <text:p>50.246</text:p>
          </table:table-cell>
          <table:table-cell table:formula="of:=[.CI78]-[.BU78]" office:value-type="float" office:value="187.195" calcext:value-type="float">
            <text:p>187.195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50.277" calcext:value-type="float">
            <text:p>50.277</text:p>
          </table:table-cell>
          <table:table-cell table:formula="of:=[.CL78]-[.BX78]" office:value-type="float" office:value="187.195" calcext:value-type="float">
            <text:p>187.195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50.293" calcext:value-type="float">
            <text:p>50.293</text:p>
          </table:table-cell>
          <table:table-cell table:formula="of:=[.CO78]-[.CA78]" office:value-type="float" office:value="187.195" calcext:value-type="float">
            <text:p>187.195</text:p>
          </table:table-cell>
          <table:table-cell table:formula="of:=AVERAGE([.BE78];[.BH78];[.BK78])" office:value-type="float" office:value="0" calcext:value-type="float">
            <text:p>0</text:p>
          </table:table-cell>
          <table:table-cell table:formula="of:=AVERAGE([.BF78];[.BI78];[.BL78])" office:value-type="float" office:value="50.272" calcext:value-type="float">
            <text:p>50.272</text:p>
          </table:table-cell>
          <table:table-cell table:formula="of:=AVERAGE([.BG78];[.BJ78];[.BM78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67.3803333333333" calcext:value-type="float">
            <text:p>67.3803333333333</text:p>
          </table:table-cell>
          <table:table-cell table:formula="of:=AVERAGE([.BU78];[.BX78];[.CA7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78];[.CJ78];[.CM78])" office:value-type="float" office:value="0" calcext:value-type="float">
            <text:p>0</text:p>
          </table:table-cell>
          <table:table-cell table:formula="of:=AVERAGE([.CH78];[.CK78];[.CN78])" office:value-type="float" office:value="117.652333333333" calcext:value-type="float">
            <text:p>117.652333333333</text:p>
          </table:table-cell>
          <table:table-cell table:formula="of:=AVERAGE([.CI78];[.CL78];[.CO78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9];[.D79];[.G79])" office:value-type="float" office:value="0" calcext:value-type="float">
            <text:p>0</text:p>
          </table:table-cell>
          <table:table-cell table:formula="of:=AVERAGE([.B79];[.E79];[.H79])" office:value-type="float" office:value="312.16" calcext:value-type="float">
            <text:p>312.16</text:p>
          </table:table-cell>
          <table:table-cell table:formula="of:=AVERAGE([.C79];[.F79];[.I79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5.145" calcext:value-type="float">
            <text:p>35.145</text:p>
          </table:table-cell>
          <table:table-cell table:formula="of:=AVERAGE([.Q79];[.T79];[.W7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0" calcext:value-type="float">
            <text:p>0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5.8" calcext:value-type="float">
            <text:p>5.8</text:p>
          </table:table-cell>
          <table:table-cell office:value-type="float" office:value="234.77" calcext:value-type="float">
            <text:p>234.77</text:p>
          </table:table-cell>
          <table:table-cell office:value-type="float" office:value="2617.145" calcext:value-type="float">
            <text:p>2617.145</text:p>
          </table:table-cell>
          <table:table-cell table:formula="of:=AVERAGE([.AC79];[.AF79];[.AI79])" office:value-type="float" office:value="1.93333333333333" calcext:value-type="float">
            <text:p>1.93333333333333</text:p>
          </table:table-cell>
          <table:table-cell table:formula="of:=AVERAGE([.AD79];[.AG79];[.AJ79])" office:value-type="float" office:value="240.844" calcext:value-type="float">
            <text:p>240.844</text:p>
          </table:table-cell>
          <table:table-cell table:formula="of:=AVERAGE([.AE79];[.AH79];[.AK79])" office:value-type="float" office:value="2623.184" calcext:value-type="float">
            <text:p>2623.184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578.469" calcext:value-type="float">
            <text:p>578.469</text:p>
          </table:table-cell>
          <table:table-cell table:formula="of:=[.C79]+[.Q79]+[.AE79]" office:value-type="float" office:value="3328.371" calcext:value-type="float">
            <text:p>3328.371</text:p>
          </table:table-cell>
          <table:table-cell table:formula="of:=[.D79]+[.R79]+[.AF79]" office:value-type="float" office:value="0" calcext:value-type="float">
            <text:p>0</text:p>
          </table:table-cell>
          <table:table-cell table:formula="of:=[.E79]+[.S79]+[.AG79]" office:value-type="float" office:value="588.415" calcext:value-type="float">
            <text:p>588.415</text:p>
          </table:table-cell>
          <table:table-cell table:formula="of:=[.F79]+[.T79]+[.AH79]" office:value-type="float" office:value="3344.832" calcext:value-type="float">
            <text:p>3344.832</text:p>
          </table:table-cell>
          <table:table-cell table:formula="of:=[.G79]+[.U79]+[.AI79]" office:value-type="float" office:value="5.8" calcext:value-type="float">
            <text:p>5.8</text:p>
          </table:table-cell>
          <table:table-cell table:formula="of:=[.H79]+[.V79]+[.AJ79]" office:value-type="float" office:value="597.563" calcext:value-type="float">
            <text:p>597.563</text:p>
          </table:table-cell>
          <table:table-cell table:formula="of:=[.I79]+[.W79]+[.AK79]" office:value-type="float" office:value="3353.293" calcext:value-type="float">
            <text:p>3353.293</text:p>
          </table:table-cell>
          <table:table-cell table:formula="of:=AVERAGE([.AQ79];[.AT79];[.AW79])" office:value-type="float" office:value="1.93333333333333" calcext:value-type="float">
            <text:p>1.93333333333333</text:p>
          </table:table-cell>
          <table:table-cell table:formula="of:=AVERAGE([.AR79];[.AU79];[.AX79])" office:value-type="float" office:value="588.149" calcext:value-type="float">
            <text:p>588.149</text:p>
          </table:table-cell>
          <table:table-cell table:formula="of:=AVERAGE([.AS79];[.AV79];[.AY79])" office:value-type="float" office:value="3342.16533333333" calcext:value-type="float">
            <text:p>3342.16533333333</text:p>
          </table:table-cell>
          <table:table-cell table:number-columns-repeated="2"/>
          <table:table-cell table:formula="of:=[.CG79]-[.BS79]" office:value-type="float" office:value="0" calcext:value-type="float">
            <text:p>0</text:p>
          </table:table-cell>
          <table:table-cell table:formula="of:=[.CH79]-[.BT79]" office:value-type="float" office:value="50.246" calcext:value-type="float">
            <text:p>50.246</text:p>
          </table:table-cell>
          <table:table-cell table:formula="of:=[.CI79]-[.BU79]" office:value-type="float" office:value="187.195" calcext:value-type="float">
            <text:p>187.195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50.277" calcext:value-type="float">
            <text:p>50.277</text:p>
          </table:table-cell>
          <table:table-cell table:formula="of:=[.CL79]-[.BX79]" office:value-type="float" office:value="187.195" calcext:value-type="float">
            <text:p>187.195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50.293" calcext:value-type="float">
            <text:p>50.293</text:p>
          </table:table-cell>
          <table:table-cell table:formula="of:=[.CO79]-[.CA79]" office:value-type="float" office:value="187.195" calcext:value-type="float">
            <text:p>187.195</text:p>
          </table:table-cell>
          <table:table-cell table:formula="of:=AVERAGE([.BE79];[.BH79];[.BK79])" office:value-type="float" office:value="0" calcext:value-type="float">
            <text:p>0</text:p>
          </table:table-cell>
          <table:table-cell table:formula="of:=AVERAGE([.BF79];[.BI79];[.BL79])" office:value-type="float" office:value="50.272" calcext:value-type="float">
            <text:p>50.272</text:p>
          </table:table-cell>
          <table:table-cell table:formula="of:=AVERAGE([.BG79];[.BJ79];[.BM79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67.3803333333333" calcext:value-type="float">
            <text:p>67.3803333333333</text:p>
          </table:table-cell>
          <table:table-cell table:formula="of:=AVERAGE([.BU79];[.BX79];[.CA7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79];[.CJ79];[.CM79])" office:value-type="float" office:value="0" calcext:value-type="float">
            <text:p>0</text:p>
          </table:table-cell>
          <table:table-cell table:formula="of:=AVERAGE([.CH79];[.CK79];[.CN79])" office:value-type="float" office:value="117.652333333333" calcext:value-type="float">
            <text:p>117.652333333333</text:p>
          </table:table-cell>
          <table:table-cell table:formula="of:=AVERAGE([.CI79];[.CL79];[.CO79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312.16" calcext:value-type="float">
            <text:p>312.16</text:p>
          </table:table-cell>
          <table:table-cell table:formula="of:=AVERAGE([.C80];[.F80];[.I80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5.145" calcext:value-type="float">
            <text:p>35.145</text:p>
          </table:table-cell>
          <table:table-cell table:formula="of:=AVERAGE([.Q80];[.T80];[.W8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2.961" calcext:value-type="float">
            <text:p>242.961</text:p>
          </table:table-cell>
          <table:table-cell office:value-type="float" office:value="2625.223" calcext:value-type="float">
            <text:p>2625.223</text:p>
          </table:table-cell>
          <table:table-cell office:value-type="float" office:value="5" calcext:value-type="float">
            <text:p>5</text:p>
          </table:table-cell>
          <table:table-cell office:value-type="float" office:value="238.801" calcext:value-type="float">
            <text:p>238.801</text:p>
          </table:table-cell>
          <table:table-cell office:value-type="float" office:value="2621.184" calcext:value-type="float">
            <text:p>2621.184</text:p>
          </table:table-cell>
          <table:table-cell office:value-type="float" office:value="0" calcext:value-type="float">
            <text:p>0</text:p>
          </table:table-cell>
          <table:table-cell office:value-type="float" office:value="234.77" calcext:value-type="float">
            <text:p>234.77</text:p>
          </table:table-cell>
          <table:table-cell office:value-type="float" office:value="2617.145" calcext:value-type="float">
            <text:p>2617.145</text:p>
          </table:table-cell>
          <table:table-cell table:formula="of:=AVERAGE([.AC80];[.AF80];[.AI80])" office:value-type="float" office:value="1.66666666666667" calcext:value-type="float">
            <text:p>1.66666666666667</text:p>
          </table:table-cell>
          <table:table-cell table:formula="of:=AVERAGE([.AD80];[.AG80];[.AJ80])" office:value-type="float" office:value="238.844" calcext:value-type="float">
            <text:p>238.844</text:p>
          </table:table-cell>
          <table:table-cell table:formula="of:=AVERAGE([.AE80];[.AH80];[.AK80])" office:value-type="float" office:value="2621.184" calcext:value-type="float">
            <text:p>2621.184</text:p>
          </table:table-cell>
          <table:table-cell table:number-columns-repeated="2"/>
          <table:table-cell table:formula="of:=[.A80]+[.O80]+[.AC80]" office:value-type="float" office:value="0" calcext:value-type="float">
            <text:p>0</text:p>
          </table:table-cell>
          <table:table-cell table:formula="of:=[.B80]+[.P80]+[.AD80]" office:value-type="float" office:value="578.469" calcext:value-type="float">
            <text:p>578.469</text:p>
          </table:table-cell>
          <table:table-cell table:formula="of:=[.C80]+[.Q80]+[.AE80]" office:value-type="float" office:value="3328.371" calcext:value-type="float">
            <text:p>3328.371</text:p>
          </table:table-cell>
          <table:table-cell table:formula="of:=[.D80]+[.R80]+[.AF80]" office:value-type="float" office:value="5" calcext:value-type="float">
            <text:p>5</text:p>
          </table:table-cell>
          <table:table-cell table:formula="of:=[.E80]+[.S80]+[.AG80]" office:value-type="float" office:value="582.415" calcext:value-type="float">
            <text:p>582.415</text:p>
          </table:table-cell>
          <table:table-cell table:formula="of:=[.F80]+[.T80]+[.AH80]" office:value-type="float" office:value="3338.832" calcext:value-type="float">
            <text:p>3338.832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597.563" calcext:value-type="float">
            <text:p>597.563</text:p>
          </table:table-cell>
          <table:table-cell table:formula="of:=[.I80]+[.W80]+[.AK80]" office:value-type="float" office:value="3353.293" calcext:value-type="float">
            <text:p>3353.293</text:p>
          </table:table-cell>
          <table:table-cell table:formula="of:=AVERAGE([.AQ80];[.AT80];[.AW80])" office:value-type="float" office:value="1.66666666666667" calcext:value-type="float">
            <text:p>1.66666666666667</text:p>
          </table:table-cell>
          <table:table-cell table:formula="of:=AVERAGE([.AR80];[.AU80];[.AX80])" office:value-type="float" office:value="586.149" calcext:value-type="float">
            <text:p>586.149</text:p>
          </table:table-cell>
          <table:table-cell table:formula="of:=AVERAGE([.AS80];[.AV80];[.AY80])" office:value-type="float" office:value="3340.16533333333" calcext:value-type="float">
            <text:p>3340.16533333333</text:p>
          </table:table-cell>
          <table:table-cell table:number-columns-repeated="2"/>
          <table:table-cell table:formula="of:=[.CG80]-[.BS80]" office:value-type="float" office:value="1" calcext:value-type="float">
            <text:p>1</text:p>
          </table:table-cell>
          <table:table-cell table:formula="of:=[.CH80]-[.BT80]" office:value-type="float" office:value="50.246" calcext:value-type="float">
            <text:p>50.246</text:p>
          </table:table-cell>
          <table:table-cell table:formula="of:=[.CI80]-[.BU80]" office:value-type="float" office:value="187.195" calcext:value-type="float">
            <text:p>187.195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50.277" calcext:value-type="float">
            <text:p>50.277</text:p>
          </table:table-cell>
          <table:table-cell table:formula="of:=[.CL80]-[.BX80]" office:value-type="float" office:value="187.195" calcext:value-type="float">
            <text:p>187.195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50.293" calcext:value-type="float">
            <text:p>50.293</text:p>
          </table:table-cell>
          <table:table-cell table:formula="of:=[.CO80]-[.CA80]" office:value-type="float" office:value="187.195" calcext:value-type="float">
            <text:p>187.195</text:p>
          </table:table-cell>
          <table:table-cell table:formula="of:=AVERAGE([.BE80];[.BH80];[.BK80])" office:value-type="float" office:value="0.333333333333333" calcext:value-type="float">
            <text:p>0.333333333333333</text:p>
          </table:table-cell>
          <table:table-cell table:formula="of:=AVERAGE([.BF80];[.BI80];[.BL80])" office:value-type="float" office:value="50.272" calcext:value-type="float">
            <text:p>50.272</text:p>
          </table:table-cell>
          <table:table-cell table:formula="of:=AVERAGE([.BG80];[.BJ80];[.BM80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67.3803333333333" calcext:value-type="float">
            <text:p>67.3803333333333</text:p>
          </table:table-cell>
          <table:table-cell table:formula="of:=AVERAGE([.BU80];[.BX80];[.CA8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80];[.CJ80];[.CM80])" office:value-type="float" office:value="0.333333333333333" calcext:value-type="float">
            <text:p>0.333333333333333</text:p>
          </table:table-cell>
          <table:table-cell table:formula="of:=AVERAGE([.CH80];[.CK80];[.CN80])" office:value-type="float" office:value="117.652333333333" calcext:value-type="float">
            <text:p>117.652333333333</text:p>
          </table:table-cell>
          <table:table-cell table:formula="of:=AVERAGE([.CI80];[.CL80];[.CO80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312.16" calcext:value-type="float">
            <text:p>312.16</text:p>
          </table:table-cell>
          <table:table-cell table:formula="of:=AVERAGE([.C81];[.F81];[.I81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5.145" calcext:value-type="float">
            <text:p>35.145</text:p>
          </table:table-cell>
          <table:table-cell table:formula="of:=AVERAGE([.Q81];[.T81];[.W8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6.961" calcext:value-type="float">
            <text:p>236.961</text:p>
          </table:table-cell>
          <table:table-cell office:value-type="float" office:value="2619.223" calcext:value-type="float">
            <text:p>2619.223</text:p>
          </table:table-cell>
          <table:table-cell office:value-type="float" office:value="0" calcext:value-type="float">
            <text:p>0</text:p>
          </table:table-cell>
          <table:table-cell office:value-type="float" office:value="238.801" calcext:value-type="float">
            <text:p>238.801</text:p>
          </table:table-cell>
          <table:table-cell office:value-type="float" office:value="2621.184" calcext:value-type="float">
            <text:p>2621.184</text:p>
          </table:table-cell>
          <table:table-cell office:value-type="float" office:value="0" calcext:value-type="float">
            <text:p>0</text:p>
          </table:table-cell>
          <table:table-cell office:value-type="float" office:value="234.77" calcext:value-type="float">
            <text:p>234.77</text:p>
          </table:table-cell>
          <table:table-cell office:value-type="float" office:value="2617.145" calcext:value-type="float">
            <text:p>2617.145</text:p>
          </table:table-cell>
          <table:table-cell table:formula="of:=AVERAGE([.AC81];[.AF81];[.AI81])" office:value-type="float" office:value="0" calcext:value-type="float">
            <text:p>0</text:p>
          </table:table-cell>
          <table:table-cell table:formula="of:=AVERAGE([.AD81];[.AG81];[.AJ81])" office:value-type="float" office:value="236.844" calcext:value-type="float">
            <text:p>236.844</text:p>
          </table:table-cell>
          <table:table-cell table:formula="of:=AVERAGE([.AE81];[.AH81];[.AK81])" office:value-type="float" office:value="2619.184" calcext:value-type="float">
            <text:p>2619.184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572.469" calcext:value-type="float">
            <text:p>572.469</text:p>
          </table:table-cell>
          <table:table-cell table:formula="of:=[.C81]+[.Q81]+[.AE81]" office:value-type="float" office:value="3322.371" calcext:value-type="float">
            <text:p>3322.371</text:p>
          </table:table-cell>
          <table:table-cell table:formula="of:=[.D81]+[.R81]+[.AF81]" office:value-type="float" office:value="0" calcext:value-type="float">
            <text:p>0</text:p>
          </table:table-cell>
          <table:table-cell table:formula="of:=[.E81]+[.S81]+[.AG81]" office:value-type="float" office:value="582.415" calcext:value-type="float">
            <text:p>582.415</text:p>
          </table:table-cell>
          <table:table-cell table:formula="of:=[.F81]+[.T81]+[.AH81]" office:value-type="float" office:value="3338.832" calcext:value-type="float">
            <text:p>3338.832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597.563" calcext:value-type="float">
            <text:p>597.563</text:p>
          </table:table-cell>
          <table:table-cell table:formula="of:=[.I81]+[.W81]+[.AK81]" office:value-type="float" office:value="3353.293" calcext:value-type="float">
            <text:p>3353.293</text:p>
          </table:table-cell>
          <table:table-cell table:formula="of:=AVERAGE([.AQ81];[.AT81];[.AW81])" office:value-type="float" office:value="0" calcext:value-type="float">
            <text:p>0</text:p>
          </table:table-cell>
          <table:table-cell table:formula="of:=AVERAGE([.AR81];[.AU81];[.AX81])" office:value-type="float" office:value="584.149" calcext:value-type="float">
            <text:p>584.149</text:p>
          </table:table-cell>
          <table:table-cell table:formula="of:=AVERAGE([.AS81];[.AV81];[.AY81])" office:value-type="float" office:value="3338.16533333333" calcext:value-type="float">
            <text:p>3338.16533333333</text:p>
          </table:table-cell>
          <table:table-cell table:number-columns-repeated="2"/>
          <table:table-cell table:formula="of:=[.CG81]-[.BS81]" office:value-type="float" office:value="0" calcext:value-type="float">
            <text:p>0</text:p>
          </table:table-cell>
          <table:table-cell table:formula="of:=[.CH81]-[.BT81]" office:value-type="float" office:value="50.246" calcext:value-type="float">
            <text:p>50.246</text:p>
          </table:table-cell>
          <table:table-cell table:formula="of:=[.CI81]-[.BU81]" office:value-type="float" office:value="187.195" calcext:value-type="float">
            <text:p>187.195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50.277" calcext:value-type="float">
            <text:p>50.277</text:p>
          </table:table-cell>
          <table:table-cell table:formula="of:=[.CL81]-[.BX81]" office:value-type="float" office:value="187.195" calcext:value-type="float">
            <text:p>187.195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50.293" calcext:value-type="float">
            <text:p>50.293</text:p>
          </table:table-cell>
          <table:table-cell table:formula="of:=[.CO81]-[.CA81]" office:value-type="float" office:value="187.195" calcext:value-type="float">
            <text:p>187.195</text:p>
          </table:table-cell>
          <table:table-cell table:formula="of:=AVERAGE([.BE81];[.BH81];[.BK81])" office:value-type="float" office:value="0" calcext:value-type="float">
            <text:p>0</text:p>
          </table:table-cell>
          <table:table-cell table:formula="of:=AVERAGE([.BF81];[.BI81];[.BL81])" office:value-type="float" office:value="50.272" calcext:value-type="float">
            <text:p>50.272</text:p>
          </table:table-cell>
          <table:table-cell table:formula="of:=AVERAGE([.BG81];[.BJ81];[.BM81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3803333333333" calcext:value-type="float">
            <text:p>67.3803333333333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81];[.CJ81];[.CM81])" office:value-type="float" office:value="0" calcext:value-type="float">
            <text:p>0</text:p>
          </table:table-cell>
          <table:table-cell table:formula="of:=AVERAGE([.CH81];[.CK81];[.CN81])" office:value-type="float" office:value="117.652333333333" calcext:value-type="float">
            <text:p>117.652333333333</text:p>
          </table:table-cell>
          <table:table-cell table:formula="of:=AVERAGE([.CI81];[.CL81];[.CO81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08.469" calcext:value-type="float">
            <text:p>308.46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82];[.D82];[.G82])" office:value-type="float" office:value="0.333333333333333" calcext:value-type="float">
            <text:p>0.333333333333333</text:p>
          </table:table-cell>
          <table:table-cell table:formula="of:=AVERAGE([.B82];[.E82];[.H82])" office:value-type="float" office:value="312.16" calcext:value-type="float">
            <text:p>312.16</text:p>
          </table:table-cell>
          <table:table-cell table:formula="of:=AVERAGE([.C82];[.F82];[.I82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5.145" calcext:value-type="float">
            <text:p>35.145</text:p>
          </table:table-cell>
          <table:table-cell table:formula="of:=AVERAGE([.Q82];[.T82];[.W82])" office:value-type="float" office:value="85.125" calcext:value-type="float">
            <text:p>85.125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232.961" calcext:value-type="float">
            <text:p>232.961</text:p>
          </table:table-cell>
          <table:table-cell office:value-type="float" office:value="2615.223" calcext:value-type="float">
            <text:p>2615.223</text:p>
          </table:table-cell>
          <table:table-cell office:value-type="float" office:value="0" calcext:value-type="float">
            <text:p>0</text:p>
          </table:table-cell>
          <table:table-cell office:value-type="float" office:value="238.801" calcext:value-type="float">
            <text:p>238.801</text:p>
          </table:table-cell>
          <table:table-cell office:value-type="float" office:value="2621.184" calcext:value-type="float">
            <text:p>2621.184</text:p>
          </table:table-cell>
          <table:table-cell office:value-type="float" office:value="0" calcext:value-type="float">
            <text:p>0</text:p>
          </table:table-cell>
          <table:table-cell office:value-type="float" office:value="234.77" calcext:value-type="float">
            <text:p>234.77</text:p>
          </table:table-cell>
          <table:table-cell office:value-type="float" office:value="2617.145" calcext:value-type="float">
            <text:p>2617.145</text:p>
          </table:table-cell>
          <table:table-cell table:formula="of:=AVERAGE([.AC82];[.AF82];[.AI82])" office:value-type="float" office:value="2.26666666666667" calcext:value-type="float">
            <text:p>2.26666666666667</text:p>
          </table:table-cell>
          <table:table-cell table:formula="of:=AVERAGE([.AD82];[.AG82];[.AJ82])" office:value-type="float" office:value="235.510666666667" calcext:value-type="float">
            <text:p>235.510666666667</text:p>
          </table:table-cell>
          <table:table-cell table:formula="of:=AVERAGE([.AE82];[.AH82];[.AK82])" office:value-type="float" office:value="2617.85066666667" calcext:value-type="float">
            <text:p>2617.85066666667</text:p>
          </table:table-cell>
          <table:table-cell table:number-columns-repeated="2"/>
          <table:table-cell table:formula="of:=[.A82]+[.O82]+[.AC82]" office:value-type="float" office:value="7.8" calcext:value-type="float">
            <text:p>7.8</text:p>
          </table:table-cell>
          <table:table-cell table:formula="of:=[.B82]+[.P82]+[.AD82]" office:value-type="float" office:value="568.469" calcext:value-type="float">
            <text:p>568.469</text:p>
          </table:table-cell>
          <table:table-cell table:formula="of:=[.C82]+[.Q82]+[.AE82]" office:value-type="float" office:value="3318.371" calcext:value-type="float">
            <text:p>3318.371</text:p>
          </table:table-cell>
          <table:table-cell table:formula="of:=[.D82]+[.R82]+[.AF82]" office:value-type="float" office:value="0" calcext:value-type="float">
            <text:p>0</text:p>
          </table:table-cell>
          <table:table-cell table:formula="of:=[.E82]+[.S82]+[.AG82]" office:value-type="float" office:value="582.415" calcext:value-type="float">
            <text:p>582.415</text:p>
          </table:table-cell>
          <table:table-cell table:formula="of:=[.F82]+[.T82]+[.AH82]" office:value-type="float" office:value="3338.832" calcext:value-type="float">
            <text:p>3338.832</text:p>
          </table:table-cell>
          <table:table-cell table:formula="of:=[.G82]+[.U82]+[.AI82]" office:value-type="float" office:value="0" calcext:value-type="float">
            <text:p>0</text:p>
          </table:table-cell>
          <table:table-cell table:formula="of:=[.H82]+[.V82]+[.AJ82]" office:value-type="float" office:value="597.563" calcext:value-type="float">
            <text:p>597.563</text:p>
          </table:table-cell>
          <table:table-cell table:formula="of:=[.I82]+[.W82]+[.AK82]" office:value-type="float" office:value="3353.293" calcext:value-type="float">
            <text:p>3353.293</text:p>
          </table:table-cell>
          <table:table-cell table:formula="of:=AVERAGE([.AQ82];[.AT82];[.AW82])" office:value-type="float" office:value="2.6" calcext:value-type="float">
            <text:p>2.6</text:p>
          </table:table-cell>
          <table:table-cell table:formula="of:=AVERAGE([.AR82];[.AU82];[.AX82])" office:value-type="float" office:value="582.815666666667" calcext:value-type="float">
            <text:p>582.815666666667</text:p>
          </table:table-cell>
          <table:table-cell table:formula="of:=AVERAGE([.AS82];[.AV82];[.AY82])" office:value-type="float" office:value="3336.832" calcext:value-type="float">
            <text:p>3336.832</text:p>
          </table:table-cell>
          <table:table-cell table:number-columns-repeated="2"/>
          <table:table-cell table:formula="of:=[.CG82]-[.BS82]" office:value-type="float" office:value="0" calcext:value-type="float">
            <text:p>0</text:p>
          </table:table-cell>
          <table:table-cell table:formula="of:=[.CH82]-[.BT82]" office:value-type="float" office:value="50.246" calcext:value-type="float">
            <text:p>50.246</text:p>
          </table:table-cell>
          <table:table-cell table:formula="of:=[.CI82]-[.BU82]" office:value-type="float" office:value="187.195" calcext:value-type="float">
            <text:p>187.195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50.277" calcext:value-type="float">
            <text:p>50.277</text:p>
          </table:table-cell>
          <table:table-cell table:formula="of:=[.CL82]-[.BX82]" office:value-type="float" office:value="187.195" calcext:value-type="float">
            <text:p>187.195</text:p>
          </table:table-cell>
          <table:table-cell table:formula="of:=[.CM82]-[.BY82]" office:value-type="float" office:value="0" calcext:value-type="float">
            <text:p>0</text:p>
          </table:table-cell>
          <table:table-cell table:formula="of:=[.CN82]-[.BZ82]" office:value-type="float" office:value="50.293" calcext:value-type="float">
            <text:p>50.293</text:p>
          </table:table-cell>
          <table:table-cell table:formula="of:=[.CO82]-[.CA82]" office:value-type="float" office:value="187.195" calcext:value-type="float">
            <text:p>187.195</text:p>
          </table:table-cell>
          <table:table-cell table:formula="of:=AVERAGE([.BE82];[.BH82];[.BK82])" office:value-type="float" office:value="0" calcext:value-type="float">
            <text:p>0</text:p>
          </table:table-cell>
          <table:table-cell table:formula="of:=AVERAGE([.BF82];[.BI82];[.BL82])" office:value-type="float" office:value="50.272" calcext:value-type="float">
            <text:p>50.272</text:p>
          </table:table-cell>
          <table:table-cell table:formula="of:=AVERAGE([.BG82];[.BJ82];[.BM82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67.3803333333333" calcext:value-type="float">
            <text:p>67.3803333333333</text:p>
          </table:table-cell>
          <table:table-cell table:formula="of:=AVERAGE([.BU82];[.BX82];[.CA8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74" calcext:value-type="float">
            <text:p>117.574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70.918" calcext:value-type="float">
            <text:p>1470.918</text:p>
          </table:table-cell>
          <table:table-cell table:formula="of:=AVERAGE([.CG82];[.CJ82];[.CM82])" office:value-type="float" office:value="0" calcext:value-type="float">
            <text:p>0</text:p>
          </table:table-cell>
          <table:table-cell table:formula="of:=AVERAGE([.CH82];[.CK82];[.CN82])" office:value-type="float" office:value="117.652333333333" calcext:value-type="float">
            <text:p>117.652333333333</text:p>
          </table:table-cell>
          <table:table-cell table:formula="of:=AVERAGE([.CI82];[.CL82];[.CO82])" office:value-type="float" office:value="1470.918" calcext:value-type="float">
            <text:p>1470.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5:27.23713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1:39:57.641886051</dc:date>
    <dc:creator>Ike Devolder</dc:creator>
    <meta:editing-duration>PT21H3M46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474cm" svg:y="1.94cm" svg:width="33.868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333333333333">
                <text:p>12.2333333333333</text:p>
              </table:table-cell>
              <table:table-cell office:value-type="float" office:value="9.56666666666667">
                <text:p>9.5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9666666666667">
                <text:p>32.9666666666667</text:p>
              </table:table-cell>
              <table:table-cell office:value-type="float" office:value="25.3666666666667">
                <text:p>25.3666666666667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0333333333333">
                <text:p>33.0333333333333</text:p>
              </table:table-cell>
              <table:table-cell office:value-type="float" office:value="26.7333333333333">
                <text:p>26.7333333333333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5.4">
                <text:p>25.4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25.7666666666667">
                <text:p>25.7666666666667</text:p>
              </table:table-cell>
              <table:table-cell office:value-type="float" office:value="7.23333333333333">
                <text:p>7.2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9333333333333">
                <text:p>34.9333333333333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3">
                <text:p>37.3</text:p>
              </table:table-cell>
              <table:table-cell office:value-type="float" office:value="29.6333333333333">
                <text:p>29.633333333333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3">
                <text:p>37.3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7.63333333333333">
                <text:p>7.6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7">
                <text:p>32.7</text:p>
              </table:table-cell>
              <table:table-cell office:value-type="float" office:value="26.7333333333333">
                <text:p>26.7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0333333333333">
                <text:p>33.0333333333333</text:p>
              </table:table-cell>
              <table:table-cell office:value-type="float" office:value="25.0666666666667">
                <text:p>25.06666666666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5.7">
                <text:p>25.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333333333333">
                <text:p>32.233333333333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8.63333333333333">
                <text:p>8.6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9666666666667">
                <text:p>35.9666666666667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28.0333333333333">
                <text:p>28.0333333333333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9333333333333">
                <text:p>37.9333333333333</text:p>
              </table:table-cell>
              <table:table-cell office:value-type="float" office:value="30">
                <text:p>30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9333333333333">
                <text:p>36.9333333333333</text:p>
              </table:table-cell>
              <table:table-cell office:value-type="float" office:value="28.7">
                <text:p>28.7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7">
                <text:p>30.7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5.0333333333333">
                <text:p>25.0333333333333</text:p>
              </table:table-cell>
              <table:table-cell office:value-type="float" office:value="6.93333333333333">
                <text:p>6.9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3">
                <text:p>32.3</text:p>
              </table:table-cell>
              <table:table-cell office:value-type="float" office:value="26.0666666666667">
                <text:p>26.0666666666667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333333333333">
                <text:p>34.0333333333333</text:p>
              </table:table-cell>
              <table:table-cell office:value-type="float" office:value="26">
                <text:p>26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8.6">
                <text:p>28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6">
                <text:p>38.6</text:p>
              </table:table-cell>
              <table:table-cell office:value-type="float" office:value="29.0333333333333">
                <text:p>29.033333333333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2666666666667">
                <text:p>37.2666666666667</text:p>
              </table:table-cell>
              <table:table-cell office:value-type="float" office:value="29.0333333333333">
                <text:p>29.0333333333333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3">
                <text:p>35.3</text:p>
              </table:table-cell>
              <table:table-cell office:value-type="float" office:value="28.0333333333333">
                <text:p>28.0333333333333</text:p>
              </table:table-cell>
              <table:table-cell office:value-type="float" office:value="7.13333333333334">
                <text:p>7.13333333333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6.7">
                <text:p>26.7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4.9666666666667">
                <text:p>24.9666666666667</text:p>
              </table:table-cell>
              <table:table-cell office:value-type="float" office:value="7.63333333333334">
                <text:p>7.6333333333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26.7">
                <text:p>26.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6333333333333">
                <text:p>34.6333333333333</text:p>
              </table:table-cell>
              <table:table-cell office:value-type="float" office:value="27.7">
                <text:p>27.7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7.7">
                <text:p>27.7</text:p>
              </table:table-cell>
              <table:table-cell office:value-type="float" office:value="9.03333333333333">
                <text:p>9.0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9333333333333">
                <text:p>37.9333333333333</text:p>
              </table:table-cell>
              <table:table-cell office:value-type="float" office:value="30.3666666666667">
                <text:p>30.3666666666667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6333333333333">
                <text:p>34.6333333333333</text:p>
              </table:table-cell>
              <table:table-cell office:value-type="float" office:value="26.9">
                <text:p>26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5666666666667">
                <text:p>33.5666666666667</text:p>
              </table:table-cell>
              <table:table-cell office:value-type="float" office:value="26.3666666666667">
                <text:p>26.366666666666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7.3666666666667">
                <text:p>27.3666666666667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9666666666667">
                <text:p>34.9666666666667</text:p>
              </table:table-cell>
              <table:table-cell office:value-type="float" office:value="27.3666666666667">
                <text:p>27.3666666666667</text:p>
              </table:table-cell>
              <table:table-cell office:value-type="float" office:value="7.63333333333333">
                <text:p>7.6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9666666666667">
                <text:p>35.9666666666667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6333333333333">
                <text:p>34.6333333333333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9333333333333">
                <text:p>34.9333333333333</text:p>
              </table:table-cell>
              <table:table-cell office:value-type="float" office:value="28.9333333333333">
                <text:p>28.9333333333333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9666666666667">
                <text:p>33.9666666666667</text:p>
              </table:table-cell>
              <table:table-cell office:value-type="float" office:value="25.7">
                <text:p>25.7</text:p>
              </table:table-cell>
              <table:table-cell office:value-type="float" office:value="8.03333333333334">
                <text:p>8.0333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3666666666667">
                <text:p>26.36666666666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3">
                <text:p>34.3</text:p>
              </table:table-cell>
              <table:table-cell office:value-type="float" office:value="28.6333333333333">
                <text:p>28.633333333333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2666666666667">
                <text:p>35.2666666666667</text:p>
              </table:table-cell>
              <table:table-cell office:value-type="float" office:value="26.7">
                <text:p>26.7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8666666666667">
                <text:p>34.8666666666667</text:p>
              </table:table-cell>
              <table:table-cell office:value-type="float" office:value="27">
                <text:p>27</text:p>
              </table:table-cell>
              <table:table-cell office:value-type="float" office:value="7.36666666666667">
                <text:p>7.3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9">
                <text:p>34.9</text:p>
              </table:table-cell>
              <table:table-cell office:value-type="float" office:value="28.0333333333333">
                <text:p>28.033333333333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3">
                <text:p>34.3</text:p>
              </table:table-cell>
              <table:table-cell office:value-type="float" office:value="27.7">
                <text:p>2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.3666666666667">
                <text:p>32.3666666666667</text:p>
              </table:table-cell>
              <table:table-cell office:value-type="float" office:value="26.0333333333333">
                <text:p>26.033333333333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6">
                <text:p>35.6</text:p>
              </table:table-cell>
              <table:table-cell office:value-type="float" office:value="28.0333333333333">
                <text:p>28.03333333333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9666666666667">
                <text:p>35.9666666666667</text:p>
              </table:table-cell>
              <table:table-cell office:value-type="float" office:value="28.3666666666667">
                <text:p>28.3666666666667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3">
                <text:p>33.3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6.63333333333333">
                <text:p>6.6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3">
                <text:p>32.3</text:p>
              </table:table-cell>
              <table:table-cell office:value-type="float" office:value="26.3666666666667">
                <text:p>26.366666666666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9333333333333">
                <text:p>35.9333333333333</text:p>
              </table:table-cell>
              <table:table-cell office:value-type="float" office:value="28.0333333333333">
                <text:p>28.0333333333333</text:p>
              </table:table-cell>
              <table:table-cell office:value-type="float" office:value="21.3666666666667">
                <text:p>21.3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9333333333333">
                <text:p>37.9333333333333</text:p>
              </table:table-cell>
              <table:table-cell office:value-type="float" office:value="28.9333333333333">
                <text:p>28.933333333333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9">
                <text:p>33.9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9.56666666666666">
                <text:p>9.56666666666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5.7333333333333">
                <text:p>25.7333333333333</text:p>
              </table:table-cell>
              <table:table-cell office:value-type="float" office:value="6.63333333333333">
                <text:p>6.6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686cm" svg:y="1.94cm" svg:width="33.76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.239666666667">
                <text:p>297.239666666667</text:p>
                <draw:g>
                  <svg:desc>'memory - cpu'.K4:'memory - cpu'.K82</svg:desc>
                </draw:g>
              </table:table-cell>
              <table:table-cell office:value-type="float" office:value="35.145">
                <text:p>35.145</text:p>
                <draw:g>
                  <svg:desc>'memory - cpu'.Y4:'memory - cpu'.Y82</svg:desc>
                </draw:g>
              </table:table-cell>
              <table:table-cell office:value-type="float" office:value="47.3113333333333">
                <text:p>47.3113333333333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.239666666667">
                <text:p>297.23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1653333333333">
                <text:p>47.165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8.644333333333">
                <text:p>298.64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559">
                <text:p>47.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695">
                <text:p>299.695</text:p>
              </table:table-cell>
              <table:table-cell office:value-type="float" office:value="35.145">
                <text:p>35.145</text:p>
              </table:table-cell>
              <table:table-cell office:value-type="float" office:value="48.743">
                <text:p>48.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.346333333333">
                <text:p>300.34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9.5876666666667">
                <text:p>49.587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.992">
                <text:p>300.992</text:p>
              </table:table-cell>
              <table:table-cell office:value-type="float" office:value="35.145">
                <text:p>35.145</text:p>
              </table:table-cell>
              <table:table-cell office:value-type="float" office:value="50.0316666666667">
                <text:p>50.03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1.389333333333">
                <text:p>301.389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4906666666667">
                <text:p>49.49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1.678333333333">
                <text:p>301.67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423333333333">
                <text:p>48.242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.964666666667">
                <text:p>301.964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.168">
                <text:p>302.168</text:p>
              </table:table-cell>
              <table:table-cell office:value-type="float" office:value="35.145">
                <text:p>35.145</text:p>
              </table:table-cell>
              <table:table-cell office:value-type="float" office:value="46.9386666666667">
                <text:p>46.938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.420333333333">
                <text:p>302.420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9.6056666666667">
                <text:p>49.605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535">
                <text:p>302.535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.668">
                <text:p>302.668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939">
                <text:p>50.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.798">
                <text:p>302.798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489333333333">
                <text:p>303.489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.762">
                <text:p>303.762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3.0206666666667">
                <text:p>53.020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4.032666666667">
                <text:p>304.032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.401333333333">
                <text:p>304.401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3526666666667">
                <text:p>50.352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4.256666666667">
                <text:p>304.256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6053333333333">
                <text:p>49.605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4.437333333333">
                <text:p>304.43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1.0393333333333">
                <text:p>51.039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.477666666667">
                <text:p>305.477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.687333333333">
                <text:p>305.68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5.914">
                <text:p>305.914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5.903666666667">
                <text:p>305.90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9.6053333333333">
                <text:p>49.605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.126">
                <text:p>306.126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.227666666667">
                <text:p>306.227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9.6053333333333">
                <text:p>49.605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.302">
                <text:p>306.302</text:p>
              </table:table-cell>
              <table:table-cell office:value-type="float" office:value="35.145">
                <text:p>35.145</text:p>
              </table:table-cell>
              <table:table-cell office:value-type="float" office:value="50.2303333333333">
                <text:p>50.230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.169333333333">
                <text:p>306.169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9386666666667">
                <text:p>50.938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.228">
                <text:p>306.228</text:p>
              </table:table-cell>
              <table:table-cell office:value-type="float" office:value="35.145">
                <text:p>35.145</text:p>
              </table:table-cell>
              <table:table-cell office:value-type="float" office:value="50.9386666666667">
                <text:p>50.938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7.104333333333">
                <text:p>307.10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9386666666667">
                <text:p>50.938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7.19">
                <text:p>307.19</text:p>
              </table:table-cell>
              <table:table-cell office:value-type="float" office:value="35.145">
                <text:p>35.145</text:p>
              </table:table-cell>
              <table:table-cell office:value-type="float" office:value="51.6056666666667">
                <text:p>51.605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7.118333333333">
                <text:p>307.118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6053333333333">
                <text:p>49.605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.834333333333">
                <text:p>306.834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2083333333334">
                <text:p>50.2083333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.849">
                <text:p>306.849</text:p>
              </table:table-cell>
              <table:table-cell office:value-type="float" office:value="35.145">
                <text:p>35.145</text:p>
              </table:table-cell>
              <table:table-cell office:value-type="float" office:value="50.216">
                <text:p>50.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.976333333333">
                <text:p>306.97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2.272">
                <text:p>52.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7.588333333333">
                <text:p>307.588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0883333333334">
                <text:p>49.088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7.539">
                <text:p>307.539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7.349">
                <text:p>307.349</text:p>
              </table:table-cell>
              <table:table-cell office:value-type="float" office:value="35.145">
                <text:p>35.145</text:p>
              </table:table-cell>
              <table:table-cell office:value-type="float" office:value="50.1733333333334">
                <text:p>50.1733333333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7.348">
                <text:p>307.348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2306666666667">
                <text:p>50.230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7.441666666667">
                <text:p>307.44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9.6056666666667">
                <text:p>49.605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.827">
                <text:p>307.827</text:p>
              </table:table-cell>
              <table:table-cell office:value-type="float" office:value="35.145">
                <text:p>35.145</text:p>
              </table:table-cell>
              <table:table-cell office:value-type="float" office:value="46.9386666666667">
                <text:p>46.938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.096333333333">
                <text:p>308.09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9.457">
                <text:p>49.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.440333333333">
                <text:p>308.440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9.6056666666667">
                <text:p>49.605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8.773333333333">
                <text:p>308.773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.648333333333">
                <text:p>308.64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939">
                <text:p>50.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.898333333333">
                <text:p>308.89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.155">
                <text:p>309.155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9.311333333333">
                <text:p>309.311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9386666666667">
                <text:p>50.938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.037666666667">
                <text:p>310.037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.101666666667">
                <text:p>310.10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0.675666666667">
                <text:p>310.675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1.286333333333">
                <text:p>311.28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.957333333333">
                <text:p>310.95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9.6053333333333">
                <text:p>49.605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.926">
                <text:p>310.926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8.8583333333333">
                <text:p>48.858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.593333333333">
                <text:p>311.593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.601666666667">
                <text:p>311.60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2.272">
                <text:p>52.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.677">
                <text:p>311.677</text:p>
              </table:table-cell>
              <table:table-cell office:value-type="float" office:value="35.145">
                <text:p>35.145</text:p>
              </table:table-cell>
              <table:table-cell office:value-type="float" office:value="50.9386666666667">
                <text:p>50.938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.865666666667">
                <text:p>311.865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9393333333333">
                <text:p>50.939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2.162666666667">
                <text:p>312.162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87.6393333333333">
                <text:p>87.639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2.200333333333">
                <text:p>312.200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2.3456666666667">
                <text:p>52.345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2.194">
                <text:p>312.194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.704333333333">
                <text:p>311.70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3333333333">
                <text:p>50.272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1.704333333333">
                <text:p>311.70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1.704333333333">
                <text:p>311.70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.16">
                <text:p>312.16</text:p>
              </table:table-cell>
              <table:table-cell office:value-type="float" office:value="35.145">
                <text:p>35.145</text:p>
              </table:table-cell>
              <table:table-cell office:value-type="float" office:value="50.272">
                <text:p>50.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1.686cm" svg:y="1.94cm" svg:width="33.68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7.523">
                <text:p>627.523</text:p>
                <draw:g>
                  <svg:desc>'memory - cpu'.L4:'memory - cpu'.L82</svg:desc>
                </draw:g>
              </table:table-cell>
              <table:table-cell office:value-type="float" office:value="85.125">
                <text:p>85.125</text:p>
                <draw:g>
                  <svg:desc>'memory - cpu'.Z4:'memory - cpu'.Z82</svg:desc>
                </draw:g>
              </table:table-cell>
              <table:table-cell office:value-type="float" office:value="183.486333333333">
                <text:p>183.486333333333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486333333333">
                <text:p>183.486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486333333333">
                <text:p>183.486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40666666667">
                <text:p>183.340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7.523">
                <text:p>627.523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4.832">
                <text:p>184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6.334666666667">
                <text:p>186.334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7.523">
                <text:p>627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035">
                <text:p>187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7.523">
                <text:p>627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05333333333">
                <text:p>187.105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7.523">
                <text:p>627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489666666667">
                <text:p>186.489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6.399666666667">
                <text:p>186.399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7.523">
                <text:p>627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8.523">
                <text:p>628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61666666667">
                <text:p>183.861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8.523">
                <text:p>628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528333333333">
                <text:p>186.52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8.523">
                <text:p>628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8.523">
                <text:p>628.523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7.861666666667">
                <text:p>187.861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9.523">
                <text:p>629.523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9.523">
                <text:p>629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74666666667">
                <text:p>187.174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9.523">
                <text:p>629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8.163333333334">
                <text:p>188.163333333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9.523">
                <text:p>629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528666666667">
                <text:p>186.528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9.523">
                <text:p>629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324">
                <text:p>187.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.523">
                <text:p>629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528333333333">
                <text:p>186.528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8.033666666667">
                <text:p>188.033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666666667">
                <text:p>187.19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9.523">
                <text:p>629.523</text:p>
              </table:table-cell>
              <table:table-cell office:value-type="float" office:value="85.387">
                <text:p>85.387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9.523">
                <text:p>629.52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528666666667">
                <text:p>186.528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6.528666666667">
                <text:p>186.528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7.34">
                <text:p>187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7.861666666667">
                <text:p>187.86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9.523">
                <text:p>629.523</text:p>
              </table:table-cell>
              <table:table-cell office:value-type="float" office:value="85.125">
                <text:p>85.125</text:p>
              </table:table-cell>
              <table:table-cell office:value-type="float" office:value="187.861666666667">
                <text:p>187.86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861666666667">
                <text:p>187.861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8.528666666667">
                <text:p>188.528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6.529">
                <text:p>186.5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87666666667">
                <text:p>187.187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7.187666666667">
                <text:p>187.187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9.195">
                <text:p>189.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023666666667">
                <text:p>187.023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87666666667">
                <text:p>187.187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6.528666666667">
                <text:p>186.528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5.82">
                <text:p>185.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023666666667">
                <text:p>187.023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528333333334">
                <text:p>186.528333333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0.689666666667">
                <text:p>630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1.689666666667">
                <text:p>631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7.862333333333">
                <text:p>187.862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1.689666666667">
                <text:p>631.689666666667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1.689666666667">
                <text:p>631.689666666667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1.689666666667">
                <text:p>631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7.862333333333">
                <text:p>187.862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2.689666666667">
                <text:p>632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333333334">
                <text:p>187.19533333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6.529">
                <text:p>186.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5.733333333333">
                <text:p>185.7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666666667">
                <text:p>187.195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9.195">
                <text:p>189.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862">
                <text:p>187.8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861666666667">
                <text:p>187.861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455.264333333333">
                <text:p>455.264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6.528666666667">
                <text:p>186.528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2123333333333">
                <text:p>85.2123333333333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474cm" svg:y="1.94cm" svg:width="3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0333333333333">
                <text:p>34.0333333333333</text:p>
              </table:table-cell>
              <table:table-cell office:value-type="float" office:value="11.2333333333333">
                <text:p>11.2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7">
                <text:p>34.7</text:p>
              </table:table-cell>
              <table:table-cell office:value-type="float" office:value="28.3666666666667">
                <text:p>28.3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4.0333333333333">
                <text:p>24.0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7">
                <text:p>34.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7333333333333">
                <text:p>25.7333333333333</text:p>
              </table:table-cell>
              <table:table-cell office:value-type="float" office:value="22.7333333333333">
                <text:p>22.7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3">
                <text:p>31.3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26.4333333333333">
                <text:p>26.4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7">
                <text:p>28.7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0333333333333">
                <text:p>35.0333333333333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3666666666667">
                <text:p>34.366666666666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666666666667">
                <text:p>36.5666666666667</text:p>
              </table:table-cell>
              <table:table-cell office:value-type="float" office:value="29.0666666666667">
                <text:p>29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4">
                <text:p>29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7666666666667">
                <text:p>27.7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8">
                <text:p>25.8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4333333333333">
                <text:p>28.4333333333333</text:p>
              </table:table-cell>
              <table:table-cell office:value-type="float" office:value="32.9333333333333">
                <text:p>32.9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3666666666667">
                <text:p>35.3666666666667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25.6333333333333">
                <text:p>25.6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29.9333333333333">
                <text:p>29.9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7">
                <text:p>33.7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0333333333333">
                <text:p>30.0333333333333</text:p>
              </table:table-cell>
              <table:table-cell office:value-type="float" office:value="37.5666666666667">
                <text:p>37.5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4333333333333">
                <text:p>26.4333333333333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0333333333333">
                <text:p>35.0333333333333</text:p>
              </table:table-cell>
              <table:table-cell office:value-type="float" office:value="19.7666666666667">
                <text:p>19.7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7">
                <text:p>37.7</text:p>
              </table:table-cell>
              <table:table-cell office:value-type="float" office:value="10.5666666666667">
                <text:p>10.5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2666666666667">
                <text:p>32.266666666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7333333333333">
                <text:p>31.733333333333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3">
                <text:p>28.3</text:p>
              </table:table-cell>
              <table:table-cell office:value-type="float" office:value="33.2333333333333">
                <text:p>33.2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1333333333333">
                <text:p>26.1333333333333</text:p>
              </table:table-cell>
              <table:table-cell office:value-type="float" office:value="20.4333333333333">
                <text:p>20.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7333333333333">
                <text:p>32.73333333333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.9666666666667">
                <text:p>31.9666666666667</text:p>
              </table:table-cell>
              <table:table-cell office:value-type="float" office:value="20.4333333333333">
                <text:p>20.4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0666666666667">
                <text:p>30.06666666666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3666666666667">
                <text:p>31.3666666666667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7">
                <text:p>29.7</text:p>
              </table:table-cell>
              <table:table-cell office:value-type="float" office:value="17.1666666666667">
                <text:p>17.1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7">
                <text:p>33.7</text:p>
              </table:table-cell>
              <table:table-cell office:value-type="float" office:value="20.4333333333333">
                <text:p>20.4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.7333333333333">
                <text:p>31.733333333333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">
                <text:p>33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22.4333333333333">
                <text:p>22.4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7">
                <text:p>30.7</text:p>
              </table:table-cell>
              <table:table-cell office:value-type="float" office:value="22.4333333333333">
                <text:p>22.4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4">
                <text:p>31.4</text:p>
              </table:table-cell>
              <table:table-cell office:value-type="float" office:value="45.0666666666667">
                <text:p>45.0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.4333333333333">
                <text:p>28.4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7333333333333">
                <text:p>32.7333333333333</text:p>
              </table:table-cell>
              <table:table-cell office:value-type="float" office:value="42.8666666666667">
                <text:p>42.8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0333333333333">
                <text:p>33.0333333333333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3666666666667">
                <text:p>34.3666666666667</text:p>
              </table:table-cell>
              <table:table-cell office:value-type="float" office:value="6.93333333333333">
                <text:p>6.9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0666666666667">
                <text:p>30.066666666666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4333333333333">
                <text:p>25.4333333333333</text:p>
              </table:table-cell>
              <table:table-cell office:value-type="float" office:value="12.7666666666667">
                <text:p>12.7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.3666666666667">
                <text:p>32.3666666666667</text:p>
              </table:table-cell>
              <table:table-cell office:value-type="float" office:value="48.1333333333333">
                <text:p>48.1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.3">
                <text:p>32.3</text:p>
              </table:table-cell>
              <table:table-cell office:value-type="float" office:value="53.4333333333333">
                <text:p>53.4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.844">
                <text:p>218.844</text:p>
                <draw:g>
                  <svg:desc>'memory - cpu'.AM4:'memory - cpu'.AM82</svg:desc>
                </draw:g>
              </table:table-cell>
              <table:table-cell office:value-type="float" office:value="67.367">
                <text:p>67.367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153.894333333333">
                <text:p>153.894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.844">
                <text:p>234.844</text:p>
              </table:table-cell>
              <table:table-cell office:value-type="float" office:value="174.846666666667">
                <text:p>174.84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.844">
                <text:p>242.844</text:p>
              </table:table-cell>
              <table:table-cell office:value-type="float" office:value="150.538666666667">
                <text:p>150.538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.177333333333">
                <text:p>248.177333333333</text:p>
              </table:table-cell>
              <table:table-cell office:value-type="float" office:value="201.815">
                <text:p>201.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.177333333333">
                <text:p>250.177333333333</text:p>
              </table:table-cell>
              <table:table-cell office:value-type="float" office:value="193.039333333333">
                <text:p>193.039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197.661333333333">
                <text:p>197.661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.863333333333">
                <text:p>248.863333333333</text:p>
              </table:table-cell>
              <table:table-cell office:value-type="float" office:value="158.223666666667">
                <text:p>158.223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.863333333333">
                <text:p>250.863333333333</text:p>
              </table:table-cell>
              <table:table-cell office:value-type="float" office:value="192.677333333333">
                <text:p>192.677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.196666666667">
                <text:p>250.196666666667</text:p>
              </table:table-cell>
              <table:table-cell office:value-type="float" office:value="201.575333333333">
                <text:p>201.575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.510666666667">
                <text:p>249.510666666667</text:p>
              </table:table-cell>
              <table:table-cell office:value-type="float" office:value="181.484333333333">
                <text:p>181.484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201.765333333333">
                <text:p>201.765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203.726666666667">
                <text:p>203.72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.177333333333">
                <text:p>254.177333333333</text:p>
              </table:table-cell>
              <table:table-cell office:value-type="float" office:value="205.450333333333">
                <text:p>205.450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202.436">
                <text:p>202.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.260666666667">
                <text:p>254.260666666667</text:p>
              </table:table-cell>
              <table:table-cell office:value-type="float" office:value="177.47">
                <text:p>17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.844">
                <text:p>252.844</text:p>
              </table:table-cell>
              <table:table-cell office:value-type="float" office:value="197.788">
                <text:p>197.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183.161333333333">
                <text:p>183.161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.177333333333">
                <text:p>254.177333333333</text:p>
              </table:table-cell>
              <table:table-cell office:value-type="float" office:value="205.556">
                <text:p>205.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8.928333333333">
                <text:p>248.928333333333</text:p>
              </table:table-cell>
              <table:table-cell office:value-type="float" office:value="183.108">
                <text:p>183.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.510666666667">
                <text:p>249.510666666667</text:p>
              </table:table-cell>
              <table:table-cell office:value-type="float" office:value="200.699333333333">
                <text:p>200.699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.844">
                <text:p>250.844</text:p>
              </table:table-cell>
              <table:table-cell office:value-type="float" office:value="199.121333333333">
                <text:p>199.121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.844">
                <text:p>252.844</text:p>
              </table:table-cell>
              <table:table-cell office:value-type="float" office:value="206.208333333333">
                <text:p>206.20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.177333333333">
                <text:p>254.177333333333</text:p>
              </table:table-cell>
              <table:table-cell office:value-type="float" office:value="168.670666666667">
                <text:p>168.670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186.465">
                <text:p>186.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.928666666667">
                <text:p>252.928666666667</text:p>
              </table:table-cell>
              <table:table-cell office:value-type="float" office:value="199.763">
                <text:p>199.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184.408666666667">
                <text:p>184.408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.177333333333">
                <text:p>254.177333333333</text:p>
              </table:table-cell>
              <table:table-cell office:value-type="float" office:value="204.845">
                <text:p>204.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177333333333">
                <text:p>252.177333333333</text:p>
              </table:table-cell>
              <table:table-cell office:value-type="float" office:value="203.166666666667">
                <text:p>203.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0.844">
                <text:p>250.844</text:p>
              </table:table-cell>
              <table:table-cell office:value-type="float" office:value="202.950333333333">
                <text:p>202.950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205.513">
                <text:p>205.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.844">
                <text:p>250.844</text:p>
              </table:table-cell>
              <table:table-cell office:value-type="float" office:value="202.286333333333">
                <text:p>202.286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182.699333333333">
                <text:p>182.699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.844">
                <text:p>252.844</text:p>
              </table:table-cell>
              <table:table-cell office:value-type="float" office:value="203.514333333333">
                <text:p>203.514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197.422">
                <text:p>197.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202.593666666667">
                <text:p>202.593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184.352666666667">
                <text:p>184.352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177333333333">
                <text:p>254.177333333333</text:p>
              </table:table-cell>
              <table:table-cell office:value-type="float" office:value="186.497333333333">
                <text:p>186.497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.177333333333">
                <text:p>250.177333333333</text:p>
              </table:table-cell>
              <table:table-cell office:value-type="float" office:value="193.901">
                <text:p>193.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.177333333333">
                <text:p>248.177333333333</text:p>
              </table:table-cell>
              <table:table-cell office:value-type="float" office:value="167.047">
                <text:p>167.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.177333333333">
                <text:p>248.177333333333</text:p>
              </table:table-cell>
              <table:table-cell office:value-type="float" office:value="202.980333333333">
                <text:p>202.980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.177333333333">
                <text:p>250.177333333333</text:p>
              </table:table-cell>
              <table:table-cell office:value-type="float" office:value="206.277333333333">
                <text:p>206.277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.177333333333">
                <text:p>252.177333333333</text:p>
              </table:table-cell>
              <table:table-cell office:value-type="float" office:value="183.122333333333">
                <text:p>183.122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.844">
                <text:p>252.844</text:p>
              </table:table-cell>
              <table:table-cell office:value-type="float" office:value="213.080666666667">
                <text:p>213.080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2.844">
                <text:p>252.844</text:p>
              </table:table-cell>
              <table:table-cell office:value-type="float" office:value="207.885333333333">
                <text:p>207.885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.177333333333">
                <text:p>254.177333333333</text:p>
              </table:table-cell>
              <table:table-cell office:value-type="float" office:value="208.475">
                <text:p>208.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210.698">
                <text:p>210.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4.844">
                <text:p>254.844</text:p>
              </table:table-cell>
              <table:table-cell office:value-type="float" office:value="202.893333333333">
                <text:p>202.89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204.927">
                <text:p>204.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8.177333333333">
                <text:p>248.177333333333</text:p>
              </table:table-cell>
              <table:table-cell office:value-type="float" office:value="205.566333333333">
                <text:p>205.566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7.510666666667">
                <text:p>247.510666666667</text:p>
              </table:table-cell>
              <table:table-cell office:value-type="float" office:value="205.514333333333">
                <text:p>205.514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0.177333333333">
                <text:p>250.177333333333</text:p>
              </table:table-cell>
              <table:table-cell office:value-type="float" office:value="204.381666666667">
                <text:p>204.381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.262">
                <text:p>252.262</text:p>
              </table:table-cell>
              <table:table-cell office:value-type="float" office:value="205.442666666667">
                <text:p>205.442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204.028666666667">
                <text:p>204.028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.510666666667">
                <text:p>251.510666666667</text:p>
              </table:table-cell>
              <table:table-cell office:value-type="float" office:value="206.457">
                <text:p>206.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3.510666666667">
                <text:p>253.510666666667</text:p>
              </table:table-cell>
              <table:table-cell office:value-type="float" office:value="208.729333333333">
                <text:p>208.729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.844">
                <text:p>252.844</text:p>
              </table:table-cell>
              <table:table-cell office:value-type="float" office:value="204.179333333333">
                <text:p>204.179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844">
                <text:p>254.844</text:p>
              </table:table-cell>
              <table:table-cell office:value-type="float" office:value="160.520666666667">
                <text:p>160.520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1.679666666667">
                <text:p>251.679666666667</text:p>
              </table:table-cell>
              <table:table-cell office:value-type="float" office:value="214.774333333333">
                <text:p>214.774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8.177333333333">
                <text:p>248.177333333333</text:p>
              </table:table-cell>
              <table:table-cell office:value-type="float" office:value="180.753666666667">
                <text:p>180.753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.844">
                <text:p>252.844</text:p>
              </table:table-cell>
              <table:table-cell office:value-type="float" office:value="183.058333333333">
                <text:p>183.058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6.177333333333">
                <text:p>246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4.177333333333">
                <text:p>244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4.177333333333">
                <text:p>244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.177333333333">
                <text:p>242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.177333333333">
                <text:p>242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.844">
                <text:p>240.844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8.844">
                <text:p>238.844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6.844">
                <text:p>236.844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5.510666666667">
                <text:p>235.510666666667</text:p>
              </table:table-cell>
              <table:table-cell office:value-type="float" office:value="67.3803333333333">
                <text:p>67.380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60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1.184">
                <text:p>2601.184</text:p>
                <draw:g>
                  <svg:desc>'memory - cpu'.AN4:'memory - cpu'.AN82</svg:desc>
                </draw:g>
              </table:table-cell>
              <table:table-cell office:value-type="float" office:value="1283.723">
                <text:p>1283.723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2368.53">
                <text:p>2368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7.184">
                <text:p>2617.184</text:p>
              </table:table-cell>
              <table:table-cell office:value-type="float" office:value="2379.07266666667">
                <text:p>2379.072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5.184">
                <text:p>2625.184</text:p>
              </table:table-cell>
              <table:table-cell office:value-type="float" office:value="2159.64333333333">
                <text:p>2159.64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0.51733333333">
                <text:p>2630.51733333333</text:p>
              </table:table-cell>
              <table:table-cell office:value-type="float" office:value="2595.716">
                <text:p>2595.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2.51733333333">
                <text:p>2632.51733333333</text:p>
              </table:table-cell>
              <table:table-cell office:value-type="float" office:value="2594.68633333333">
                <text:p>2594.686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594.78">
                <text:p>2594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1.20466666667">
                <text:p>2631.20466666667</text:p>
              </table:table-cell>
              <table:table-cell office:value-type="float" office:value="2159.88933333333">
                <text:p>2159.889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3.20466666667">
                <text:p>2633.20466666667</text:p>
              </table:table-cell>
              <table:table-cell office:value-type="float" office:value="2594.543">
                <text:p>2594.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2.538">
                <text:p>2632.538</text:p>
              </table:table-cell>
              <table:table-cell office:value-type="float" office:value="2597.54966666667">
                <text:p>2597.549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31.85066666667">
                <text:p>2631.85066666667</text:p>
              </table:table-cell>
              <table:table-cell office:value-type="float" office:value="2379.33466666667">
                <text:p>2379.334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596.29966666667">
                <text:p>2596.299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597.70966666667">
                <text:p>2597.709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6.51733333333">
                <text:p>2636.51733333333</text:p>
              </table:table-cell>
              <table:table-cell office:value-type="float" office:value="2600.28766666667">
                <text:p>2600.287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599.45033333333">
                <text:p>2599.450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6.689">
                <text:p>2636.689</text:p>
              </table:table-cell>
              <table:table-cell office:value-type="float" office:value="2380.543">
                <text:p>2380.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5.184">
                <text:p>2635.184</text:p>
              </table:table-cell>
              <table:table-cell office:value-type="float" office:value="2592.13166666667">
                <text:p>2592.131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380.87">
                <text:p>2380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36.51733333333">
                <text:p>2636.51733333333</text:p>
              </table:table-cell>
              <table:table-cell office:value-type="float" office:value="2599.595">
                <text:p>2599.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1.35566666667">
                <text:p>2631.35566666667</text:p>
              </table:table-cell>
              <table:table-cell office:value-type="float" office:value="2380.858">
                <text:p>2380.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31.85066666667">
                <text:p>2631.85066666667</text:p>
              </table:table-cell>
              <table:table-cell office:value-type="float" office:value="2595.03366666667">
                <text:p>2595.033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3.184">
                <text:p>2633.184</text:p>
              </table:table-cell>
              <table:table-cell office:value-type="float" office:value="2593.50933333333">
                <text:p>2593.509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5.184">
                <text:p>2635.184</text:p>
              </table:table-cell>
              <table:table-cell office:value-type="float" office:value="2600.47533333333">
                <text:p>2600.475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6.51733333333">
                <text:p>2636.51733333333</text:p>
              </table:table-cell>
              <table:table-cell office:value-type="float" office:value="2374.53">
                <text:p>2374.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384.24233333333">
                <text:p>2384.242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5.35566666667">
                <text:p>2635.35566666667</text:p>
              </table:table-cell>
              <table:table-cell office:value-type="float" office:value="2594.16266666667">
                <text:p>2594.162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382.06266666667">
                <text:p>2382.062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6.51733333333">
                <text:p>2636.51733333333</text:p>
              </table:table-cell>
              <table:table-cell office:value-type="float" office:value="2599.75533333333">
                <text:p>2599.755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34.51733333333">
                <text:p>2634.51733333333</text:p>
              </table:table-cell>
              <table:table-cell office:value-type="float" office:value="2597.13833333333">
                <text:p>2597.138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33.184">
                <text:p>2633.184</text:p>
              </table:table-cell>
              <table:table-cell office:value-type="float" office:value="2597.082">
                <text:p>2597.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599.75633333333">
                <text:p>2599.756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33.184">
                <text:p>2633.184</text:p>
              </table:table-cell>
              <table:table-cell office:value-type="float" office:value="2596.36333333333">
                <text:p>2596.36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381.56766666667">
                <text:p>2381.567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35.184">
                <text:p>2635.184</text:p>
              </table:table-cell>
              <table:table-cell office:value-type="float" office:value="2597.60933333333">
                <text:p>2597.609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598.06266666667">
                <text:p>2598.062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597.052">
                <text:p>2597.0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382.242">
                <text:p>2382.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6.51733333333">
                <text:p>2636.51733333333</text:p>
              </table:table-cell>
              <table:table-cell office:value-type="float" office:value="2384.246">
                <text:p>2384.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2.51733333333">
                <text:p>2632.51733333333</text:p>
              </table:table-cell>
              <table:table-cell office:value-type="float" office:value="2596.035">
                <text:p>2596.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0.51733333333">
                <text:p>2630.51733333333</text:p>
              </table:table-cell>
              <table:table-cell office:value-type="float" office:value="2378.15">
                <text:p>2378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0.51733333333">
                <text:p>2630.51733333333</text:p>
              </table:table-cell>
              <table:table-cell office:value-type="float" office:value="2598.35666666667">
                <text:p>2598.35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32.51733333333">
                <text:p>2632.51733333333</text:p>
              </table:table-cell>
              <table:table-cell office:value-type="float" office:value="2600.439">
                <text:p>2600.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4.51733333333">
                <text:p>2634.51733333333</text:p>
              </table:table-cell>
              <table:table-cell office:value-type="float" office:value="2380.83066666667">
                <text:p>2380.830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35.184">
                <text:p>2635.184</text:p>
              </table:table-cell>
              <table:table-cell office:value-type="float" office:value="2811.617">
                <text:p>2811.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35.184">
                <text:p>2635.184</text:p>
              </table:table-cell>
              <table:table-cell office:value-type="float" office:value="2601.83066666667">
                <text:p>2601.830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36.51733333333">
                <text:p>2636.51733333333</text:p>
              </table:table-cell>
              <table:table-cell office:value-type="float" office:value="2602.46866666667">
                <text:p>2602.468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604.488">
                <text:p>2604.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37.184">
                <text:p>2637.184</text:p>
              </table:table-cell>
              <table:table-cell office:value-type="float" office:value="2597.04033333333">
                <text:p>2597.040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599.06">
                <text:p>2599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0.51733333333">
                <text:p>2630.51733333333</text:p>
              </table:table-cell>
              <table:table-cell office:value-type="float" office:value="2599.60933333333">
                <text:p>2599.609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9.85066666667">
                <text:p>2629.85066666667</text:p>
              </table:table-cell>
              <table:table-cell office:value-type="float" office:value="2599.616">
                <text:p>2599.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32.51733333333">
                <text:p>2632.51733333333</text:p>
              </table:table-cell>
              <table:table-cell office:value-type="float" office:value="2598.26666666667">
                <text:p>2598.2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4.69033333333">
                <text:p>2634.69033333333</text:p>
              </table:table-cell>
              <table:table-cell office:value-type="float" office:value="2599.76033333333">
                <text:p>2599.760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599.10266666667">
                <text:p>2599.102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3.85066666667">
                <text:p>2633.85066666667</text:p>
              </table:table-cell>
              <table:table-cell office:value-type="float" office:value="2600.456">
                <text:p>2600.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35.85066666667">
                <text:p>2635.85066666667</text:p>
              </table:table-cell>
              <table:table-cell office:value-type="float" office:value="2602.45833333333">
                <text:p>2602.458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35.184">
                <text:p>2635.184</text:p>
              </table:table-cell>
              <table:table-cell office:value-type="float" office:value="2598.28">
                <text:p>2598.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7.184">
                <text:p>2637.184</text:p>
              </table:table-cell>
              <table:table-cell office:value-type="float" office:value="2161.99866666667">
                <text:p>2161.998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34.06533333333">
                <text:p>2634.06533333333</text:p>
              </table:table-cell>
              <table:table-cell office:value-type="float" office:value="2815.582">
                <text:p>2815.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30.51733333333">
                <text:p>2630.51733333333</text:p>
              </table:table-cell>
              <table:table-cell office:value-type="float" office:value="2379.51433333333">
                <text:p>2379.514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35.184">
                <text:p>2635.184</text:p>
              </table:table-cell>
              <table:table-cell office:value-type="float" office:value="2380.714">
                <text:p>2380.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8.51733333333">
                <text:p>2628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6.51733333333">
                <text:p>2626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6.51733333333">
                <text:p>2626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24.51733333333">
                <text:p>2624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4.51733333333">
                <text:p>2624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3.184">
                <text:p>2623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21.184">
                <text:p>262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9.184">
                <text:p>2619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7.85066666667">
                <text:p>2617.85066666667</text:p>
              </table:table-cell>
              <table:table-cell office:value-type="float" office:value="1283.723">
                <text:p>1283.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474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666666666667">
                <text:p>23.7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3666666666667">
                <text:p>92.3666666666667</text:p>
              </table:table-cell>
              <table:table-cell office:value-type="float" office:value="17.5666666666667">
                <text:p>17.5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4666666666667">
                <text:p>94.4666666666667</text:p>
              </table:table-cell>
              <table:table-cell office:value-type="float" office:value="36.9333333333333">
                <text:p>36.9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4">
                <text:p>93.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4666666666667">
                <text:p>93.4666666666667</text:p>
              </table:table-cell>
              <table:table-cell office:value-type="float" office:value="36.5333333333333">
                <text:p>36.5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0666666666667">
                <text:p>94.0666666666667</text:p>
              </table:table-cell>
              <table:table-cell office:value-type="float" office:value="31.5666666666667">
                <text:p>31.5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3">
                <text:p>93.3</text:p>
              </table:table-cell>
              <table:table-cell office:value-type="float" office:value="20.8666666666667">
                <text:p>20.8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0666666666667">
                <text:p>92.0666666666667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35.3666666666667">
                <text:p>35.3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.7666666666667">
                <text:p>93.766666666666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.1333333333333">
                <text:p>93.1333333333333</text:p>
              </table:table-cell>
              <table:table-cell office:value-type="float" office:value="23.9333333333333">
                <text:p>23.9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0666666666667">
                <text:p>93.066666666666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4666666666667">
                <text:p>95.466666666666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4">
                <text:p>92.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.4333333333333">
                <text:p>94.4333333333333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3666666666667">
                <text:p>93.3666666666667</text:p>
              </table:table-cell>
              <table:table-cell office:value-type="float" office:value="53.0666666666667">
                <text:p>53.0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.7333333333333">
                <text:p>93.7333333333333</text:p>
              </table:table-cell>
              <table:table-cell office:value-type="float" office:value="41.2333333333333">
                <text:p>41.2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.0666666666667">
                <text:p>94.066666666666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1">
                <text:p>93.1</text:p>
              </table:table-cell>
              <table:table-cell office:value-type="float" office:value="20.1333333333333">
                <text:p>20.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.0333333333333">
                <text:p>94.0333333333333</text:p>
              </table:table-cell>
              <table:table-cell office:value-type="float" office:value="32.5666666666667">
                <text:p>32.5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7">
                <text:p>92.7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.7333333333334">
                <text:p>93.7333333333334</text:p>
              </table:table-cell>
              <table:table-cell office:value-type="float" office:value="19.8666666666667">
                <text:p>19.8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.6333333333334">
                <text:p>94.6333333333334</text:p>
              </table:table-cell>
              <table:table-cell office:value-type="float" office:value="45.4666666666667">
                <text:p>45.4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.1">
                <text:p>93.1</text:p>
              </table:table-cell>
              <table:table-cell office:value-type="float" office:value="36.0333333333333">
                <text:p>36.0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7333333333333">
                <text:p>92.7333333333333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46.2333333333333">
                <text:p>46.2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.4">
                <text:p>93.4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.6333333333333">
                <text:p>93.6333333333333</text:p>
              </table:table-cell>
              <table:table-cell office:value-type="float" office:value="40.5666666666667">
                <text:p>40.5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.0666666666667">
                <text:p>94.0666666666667</text:p>
              </table:table-cell>
              <table:table-cell office:value-type="float" office:value="21.1666666666667">
                <text:p>21.1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42.2666666666667">
                <text:p>42.2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.4333333333333">
                <text:p>94.433333333333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.5666666666667">
                <text:p>93.5666666666667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.0333333333333">
                <text:p>95.0333333333333</text:p>
              </table:table-cell>
              <table:table-cell office:value-type="float" office:value="48.5333333333333">
                <text:p>48.5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9666666666667">
                <text:p>92.96666666666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23.1333333333333">
                <text:p>23.1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.7">
                <text:p>93.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.7333333333333">
                <text:p>93.733333333333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.5666666666667">
                <text:p>93.5666666666667</text:p>
              </table:table-cell>
              <table:table-cell office:value-type="float" office:value="25.7333333333333">
                <text:p>25.7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.3666666666667">
                <text:p>93.3666666666667</text:p>
              </table:table-cell>
              <table:table-cell office:value-type="float" office:value="28.4666666666667">
                <text:p>28.4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.7666666666667">
                <text:p>91.766666666666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7333333333333">
                <text:p>90.7333333333333</text:p>
              </table:table-cell>
              <table:table-cell office:value-type="float" office:value="29.7666666666667">
                <text:p>29.7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.5666666666667">
                <text:p>92.566666666666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.9333333333333">
                <text:p>94.933333333333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9.5333333333333">
                <text:p>19.5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4">
                <text:p>93.4</text:p>
              </table:table-cell>
              <table:table-cell office:value-type="float" office:value="27.3666666666667">
                <text:p>27.3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7">
                <text:p>92.7</text:p>
              </table:table-cell>
              <table:table-cell office:value-type="float" office:value="31.0666666666667">
                <text:p>31.0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0333333333333">
                <text:p>95.0333333333333</text:p>
              </table:table-cell>
              <table:table-cell office:value-type="float" office:value="53.8666666666667">
                <text:p>53.8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666666666667">
                <text:p>92.766666666666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.4">
                <text:p>94.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">
                <text:p>94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.3666666666667">
                <text:p>93.3666666666667</text:p>
              </table:table-cell>
              <table:table-cell office:value-type="float" office:value="37.9666666666667">
                <text:p>37.9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.0333333333333">
                <text:p>93.0333333333333</text:p>
              </table:table-cell>
              <table:table-cell office:value-type="float" office:value="15.7333333333333">
                <text:p>15.7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0333333333333">
                <text:p>94.0333333333333</text:p>
              </table:table-cell>
              <table:table-cell office:value-type="float" office:value="46.7666666666667">
                <text:p>46.7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.3">
                <text:p>92.3</text:p>
              </table:table-cell>
              <table:table-cell office:value-type="float" office:value="20.8666666666667">
                <text:p>20.8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.9333333333333">
                <text:p>94.9333333333333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7">
                <text:p>91.7</text:p>
              </table:table-cell>
              <table:table-cell office:value-type="float" office:value="60.0666666666667">
                <text:p>60.0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479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1.228666666667">
                <text:p>551.228666666667</text:p>
                <draw:g>
                  <svg:desc>'memory - cpu'.BA4:'memory - cpu'.BA82</svg:desc>
                </draw:g>
              </table:table-cell>
              <table:table-cell office:value-type="float" office:value="114.678333333333">
                <text:p>114.678333333333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1.228666666667">
                <text:p>551.228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.228666666667">
                <text:p>551.228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1.228666666667">
                <text:p>551.228666666667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1.228666666667">
                <text:p>551.228666666667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1.228666666667">
                <text:p>551.228666666667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1.228666666667">
                <text:p>551.228666666667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.562">
                <text:p>550.562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.562">
                <text:p>550.562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.562">
                <text:p>550.562</text:p>
              </table:table-cell>
              <table:table-cell office:value-type="float" office:value="114.532333333333">
                <text:p>114.532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1.966666666667">
                <text:p>551.966666666667</text:p>
              </table:table-cell>
              <table:table-cell office:value-type="float" office:value="201.453333333333">
                <text:p>201.45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.684">
                <text:p>569.684</text:p>
              </table:table-cell>
              <table:table-cell office:value-type="float" office:value="223.589666666667">
                <text:p>223.589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.335333333333">
                <text:p>578.335333333333</text:p>
              </table:table-cell>
              <table:table-cell office:value-type="float" office:value="200.126333333333">
                <text:p>200.126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4.314333333333">
                <text:p>584.314333333333</text:p>
              </table:table-cell>
              <table:table-cell office:value-type="float" office:value="251.846666666667">
                <text:p>251.84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6.796">
                <text:p>586.796</text:p>
              </table:table-cell>
              <table:table-cell office:value-type="float" office:value="242.53">
                <text:p>242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.334">
                <text:p>588.334</text:p>
              </table:table-cell>
              <table:table-cell office:value-type="float" office:value="245.903666666667">
                <text:p>245.903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5.973">
                <text:p>585.973</text:p>
              </table:table-cell>
              <table:table-cell office:value-type="float" office:value="208.496">
                <text:p>208.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.176333333333">
                <text:p>588.176333333333</text:p>
              </table:table-cell>
              <table:table-cell office:value-type="float" office:value="239.616">
                <text:p>239.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.762">
                <text:p>587.762</text:p>
              </table:table-cell>
              <table:table-cell office:value-type="float" office:value="251.181">
                <text:p>251.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7.190666666667">
                <text:p>587.190666666667</text:p>
              </table:table-cell>
              <table:table-cell office:value-type="float" office:value="231.756333333333">
                <text:p>231.756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9.408">
                <text:p>589.408</text:p>
              </table:table-cell>
              <table:table-cell office:value-type="float" office:value="252.704333333333">
                <text:p>252.704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.453666666667">
                <text:p>591.453666666667</text:p>
              </table:table-cell>
              <table:table-cell office:value-type="float" office:value="253.998666666667">
                <text:p>253.998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2.811666666667">
                <text:p>592.811666666667</text:p>
              </table:table-cell>
              <table:table-cell office:value-type="float" office:value="255.722666666667">
                <text:p>255.722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.502">
                <text:p>592.502</text:p>
              </table:table-cell>
              <table:table-cell office:value-type="float" office:value="255.456666666667">
                <text:p>255.45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3.438333333333">
                <text:p>593.438333333333</text:p>
              </table:table-cell>
              <table:table-cell office:value-type="float" office:value="225.845">
                <text:p>225.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2.390333333333">
                <text:p>592.390333333333</text:p>
              </table:table-cell>
              <table:table-cell office:value-type="float" office:value="248.140666666667">
                <text:p>248.140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0.996666666667">
                <text:p>590.996666666667</text:p>
              </table:table-cell>
              <table:table-cell office:value-type="float" office:value="232.766666666667">
                <text:p>232.7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3.759666666667">
                <text:p>593.759666666667</text:p>
              </table:table-cell>
              <table:table-cell office:value-type="float" office:value="256.595333333333">
                <text:p>256.595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9.551">
                <text:p>589.551</text:p>
              </table:table-cell>
              <table:table-cell office:value-type="float" office:value="233.380333333333">
                <text:p>233.380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0.343">
                <text:p>590.343</text:p>
              </table:table-cell>
              <table:table-cell office:value-type="float" office:value="250.971666666667">
                <text:p>250.97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2.071666666667">
                <text:p>592.071666666667</text:p>
              </table:table-cell>
              <table:table-cell office:value-type="float" office:value="249.393333333333">
                <text:p>249.39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3.892666666667">
                <text:p>593.892666666667</text:p>
              </table:table-cell>
              <table:table-cell office:value-type="float" office:value="255.813666666667">
                <text:p>255.813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5.448333333333">
                <text:p>595.448333333333</text:p>
              </table:table-cell>
              <table:table-cell office:value-type="float" office:value="218.943">
                <text:p>218.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2.883333333333">
                <text:p>592.883333333333</text:p>
              </table:table-cell>
              <table:table-cell office:value-type="float" office:value="236.070333333333">
                <text:p>236.070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4.375666666667">
                <text:p>594.375666666667</text:p>
              </table:table-cell>
              <table:table-cell office:value-type="float" office:value="249.993333333333">
                <text:p>249.99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4.825">
                <text:p>594.825</text:p>
              </table:table-cell>
              <table:table-cell office:value-type="float" office:value="235.347333333333">
                <text:p>235.347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5.550333333333">
                <text:p>595.550333333333</text:p>
              </table:table-cell>
              <table:table-cell office:value-type="float" office:value="255.783666666667">
                <text:p>255.783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4.426666666667">
                <text:p>594.426666666667</text:p>
              </table:table-cell>
              <table:table-cell office:value-type="float" office:value="254.105333333333">
                <text:p>254.105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3.179">
                <text:p>593.179</text:p>
              </table:table-cell>
              <table:table-cell office:value-type="float" office:value="254.556">
                <text:p>254.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3.858333333333">
                <text:p>593.858333333333</text:p>
              </table:table-cell>
              <table:table-cell office:value-type="float" office:value="255.118333333333">
                <text:p>255.118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2.907666666667">
                <text:p>592.907666666667</text:p>
              </table:table-cell>
              <table:table-cell office:value-type="float" office:value="252.494666666667">
                <text:p>252.494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.504666666667">
                <text:p>595.504666666667</text:p>
              </table:table-cell>
              <table:table-cell office:value-type="float" office:value="232.915333333333">
                <text:p>232.915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4.965333333333">
                <text:p>594.965333333333</text:p>
              </table:table-cell>
              <table:table-cell office:value-type="float" office:value="255.786333333333">
                <text:p>255.786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4.328333333333">
                <text:p>594.328333333333</text:p>
              </table:table-cell>
              <table:table-cell office:value-type="float" office:value="246.510333333333">
                <text:p>246.510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6.194666666667">
                <text:p>596.194666666667</text:p>
              </table:table-cell>
              <table:table-cell office:value-type="float" office:value="252.865666666667">
                <text:p>252.865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6.004666666667">
                <text:p>596.004666666667</text:p>
              </table:table-cell>
              <table:table-cell office:value-type="float" office:value="234.526">
                <text:p>234.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6.754666666667">
                <text:p>596.754666666667</text:p>
              </table:table-cell>
              <table:table-cell office:value-type="float" office:value="236.728">
                <text:p>236.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2.764">
                <text:p>592.764</text:p>
              </table:table-cell>
              <table:table-cell office:value-type="float" office:value="243.506666666667">
                <text:p>243.50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1.149333333333">
                <text:p>591.149333333333</text:p>
              </table:table-cell>
              <table:table-cell office:value-type="float" office:value="213.985666666667">
                <text:p>213.985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1.418666666667">
                <text:p>591.418666666667</text:p>
              </table:table-cell>
              <table:table-cell office:value-type="float" office:value="252.437333333333">
                <text:p>252.437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3.762666666667">
                <text:p>593.762666666667</text:p>
              </table:table-cell>
              <table:table-cell office:value-type="float" office:value="255.883">
                <text:p>255.8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6.095666666667">
                <text:p>596.095666666667</text:p>
              </table:table-cell>
              <table:table-cell office:value-type="float" office:value="233.394333333333">
                <text:p>233.394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6.637333333333">
                <text:p>596.637333333333</text:p>
              </table:table-cell>
              <table:table-cell office:value-type="float" office:value="264.019666666667">
                <text:p>264.019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6.887333333333">
                <text:p>596.887333333333</text:p>
              </table:table-cell>
              <table:table-cell office:value-type="float" office:value="258.157666666667">
                <text:p>258.157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8.477333333333">
                <text:p>598.477333333333</text:p>
              </table:table-cell>
              <table:table-cell office:value-type="float" office:value="258.747333333333">
                <text:p>258.747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7.967">
                <text:p>597.967</text:p>
              </table:table-cell>
              <table:table-cell office:value-type="float" office:value="261.636666666667">
                <text:p>261.63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.026666666667">
                <text:p>600.026666666667</text:p>
              </table:table-cell>
              <table:table-cell office:value-type="float" office:value="253.165333333333">
                <text:p>253.165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6.757333333333">
                <text:p>596.757333333333</text:p>
              </table:table-cell>
              <table:table-cell office:value-type="float" office:value="255.199">
                <text:p>255.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3.998">
                <text:p>593.998</text:p>
              </table:table-cell>
              <table:table-cell office:value-type="float" office:value="255.838666666667">
                <text:p>255.838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3.942">
                <text:p>593.942</text:p>
              </table:table-cell>
              <table:table-cell office:value-type="float" office:value="255.786333333333">
                <text:p>255.786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6.279666666667">
                <text:p>596.279666666667</text:p>
              </table:table-cell>
              <table:table-cell office:value-type="float" office:value="253.987">
                <text:p>253.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.417333333333">
                <text:p>598.417333333333</text:p>
              </table:table-cell>
              <table:table-cell office:value-type="float" office:value="254.301">
                <text:p>254.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8.333333333333">
                <text:p>598.333333333333</text:p>
              </table:table-cell>
              <table:table-cell office:value-type="float" office:value="254.300666666667">
                <text:p>254.300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8.257333333333">
                <text:p>598.257333333333</text:p>
              </table:table-cell>
              <table:table-cell office:value-type="float" office:value="258.729">
                <text:p>258.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.332666666667">
                <text:p>600.332666666667</text:p>
              </table:table-cell>
              <table:table-cell office:value-type="float" office:value="259.668">
                <text:p>259.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.939">
                <text:p>599.939</text:p>
              </table:table-cell>
              <table:table-cell office:value-type="float" office:value="255.118666666667">
                <text:p>255.118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2.236">
                <text:p>602.236</text:p>
              </table:table-cell>
              <table:table-cell office:value-type="float" office:value="248.16">
                <text:p>248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.025">
                <text:p>599.025</text:p>
              </table:table-cell>
              <table:table-cell office:value-type="float" office:value="267.12">
                <text:p>267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5.516333333333">
                <text:p>595.516333333333</text:p>
              </table:table-cell>
              <table:table-cell office:value-type="float" office:value="231.025666666667">
                <text:p>231.025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693333333333">
                <text:p>599.693333333333</text:p>
              </table:table-cell>
              <table:table-cell office:value-type="float" office:value="233.330666666667">
                <text:p>233.330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3.026666666667">
                <text:p>593.026666666667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1.026666666667">
                <text:p>591.026666666667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1.482333333333">
                <text:p>591.482333333333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9.482333333333">
                <text:p>589.482333333333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9.482333333333">
                <text:p>589.482333333333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8.149">
                <text:p>588.149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6.149">
                <text:p>586.149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4.149">
                <text:p>584.149</text:p>
              </table:table-cell>
              <table:table-cell office:value-type="float" office:value="117.652333333333">
                <text:p>117.652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2.815666666667">
                <text:p>582.815666666667</text:p>
              </table:table-cell>
              <table:table-cell office:value-type="float" office:value="117.652333333333">
                <text:p>117.652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1.188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3.832">
                <text:p>3313.832</text:p>
                <draw:g>
                  <svg:desc>'memory - cpu'.BB4:'memory - cpu'.BB82</svg:desc>
                </draw:g>
              </table:table-cell>
              <table:table-cell office:value-type="float" office:value="1467.20933333333">
                <text:p>1467.20933333333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20933333333">
                <text:p>1467.209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20933333333">
                <text:p>1467.209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06366666667">
                <text:p>1467.063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3.34">
                <text:p>3313.34</text:p>
              </table:table-cell>
              <table:table-cell office:value-type="float" office:value="2553.362">
                <text:p>2553.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9.832">
                <text:p>3329.832</text:p>
              </table:table-cell>
              <table:table-cell office:value-type="float" office:value="2565.40733333333">
                <text:p>2565.407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7.91933333333">
                <text:p>3337.91933333333</text:p>
              </table:table-cell>
              <table:table-cell office:value-type="float" office:value="2346.67833333333">
                <text:p>2346.678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3.25266666667">
                <text:p>3343.25266666667</text:p>
              </table:table-cell>
              <table:table-cell office:value-type="float" office:value="2782.82133333333">
                <text:p>2782.821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5.25266666667">
                <text:p>3345.25266666667</text:p>
              </table:table-cell>
              <table:table-cell office:value-type="float" office:value="2781.176">
                <text:p>2781.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6.49866666667">
                <text:p>3346.49866666667</text:p>
              </table:table-cell>
              <table:table-cell office:value-type="float" office:value="2781.17966666667">
                <text:p>2781.179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3.94">
                <text:p>3343.94</text:p>
              </table:table-cell>
              <table:table-cell office:value-type="float" office:value="2347.08466666667">
                <text:p>2347.084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46.85266666667">
                <text:p>3346.85266666667</text:p>
              </table:table-cell>
              <table:table-cell office:value-type="float" office:value="2778.40466666667">
                <text:p>2778.404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6.27333333333">
                <text:p>3346.27333333333</text:p>
              </table:table-cell>
              <table:table-cell office:value-type="float" office:value="2784.078">
                <text:p>2784.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45.586">
                <text:p>3345.586</text:p>
              </table:table-cell>
              <table:table-cell office:value-type="float" office:value="2566.53">
                <text:p>2566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47.67333333333">
                <text:p>3347.67333333333</text:p>
              </table:table-cell>
              <table:table-cell office:value-type="float" office:value="2784.16133333333">
                <text:p>2784.161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50.67333333333">
                <text:p>3350.67333333333</text:p>
              </table:table-cell>
              <table:table-cell office:value-type="float" office:value="2784.905">
                <text:p>2784.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51.25266666667">
                <text:p>3351.25266666667</text:p>
              </table:table-cell>
              <table:table-cell office:value-type="float" office:value="2787.46233333333">
                <text:p>2787.462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50.586">
                <text:p>3350.586</text:p>
              </table:table-cell>
              <table:table-cell office:value-type="float" office:value="2787.61366666667">
                <text:p>2787.613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1.42433333333">
                <text:p>3351.42433333333</text:p>
              </table:table-cell>
              <table:table-cell office:value-type="float" office:value="2567.07166666667">
                <text:p>2567.071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9.91933333333">
                <text:p>3349.91933333333</text:p>
              </table:table-cell>
              <table:table-cell office:value-type="float" office:value="2779.45566666667">
                <text:p>2779.455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8.586">
                <text:p>3348.586</text:p>
              </table:table-cell>
              <table:table-cell office:value-type="float" office:value="2567.39833333333">
                <text:p>2567.398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1.16533333333">
                <text:p>3351.16533333333</text:p>
              </table:table-cell>
              <table:table-cell office:value-type="float" office:value="2787.62866666667">
                <text:p>2787.628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6.00366666667">
                <text:p>3346.00366666667</text:p>
              </table:table-cell>
              <table:table-cell office:value-type="float" office:value="2568.05333333333">
                <text:p>2568.05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6.49866666667">
                <text:p>3346.49866666667</text:p>
              </table:table-cell>
              <table:table-cell office:value-type="float" office:value="2782.22933333333">
                <text:p>2782.229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8.094">
                <text:p>3348.094</text:p>
              </table:table-cell>
              <table:table-cell office:value-type="float" office:value="2780.70433333333">
                <text:p>2780.704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9.91933333333">
                <text:p>3349.91933333333</text:p>
              </table:table-cell>
              <table:table-cell office:value-type="float" office:value="2787.004">
                <text:p>2787.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51.16533333333">
                <text:p>3351.16533333333</text:p>
              </table:table-cell>
              <table:table-cell office:value-type="float" office:value="2561.72533333333">
                <text:p>2561.725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8.49866666667">
                <text:p>3348.49866666667</text:p>
              </table:table-cell>
              <table:table-cell office:value-type="float" office:value="2570.771">
                <text:p>2570.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50.00366666667">
                <text:p>3350.00366666667</text:p>
              </table:table-cell>
              <table:table-cell office:value-type="float" office:value="2781.50266666667">
                <text:p>2781.502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0.49866666667">
                <text:p>3350.49866666667</text:p>
              </table:table-cell>
              <table:table-cell office:value-type="float" office:value="2569.92433333333">
                <text:p>2569.924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51.16533333333">
                <text:p>3351.16533333333</text:p>
              </table:table-cell>
              <table:table-cell office:value-type="float" office:value="2787.617">
                <text:p>2787.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50.41933333333">
                <text:p>3350.41933333333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49.086">
                <text:p>3349.086</text:p>
              </table:table-cell>
              <table:table-cell office:value-type="float" office:value="2785.61066666667">
                <text:p>2785.610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49.84">
                <text:p>3349.84</text:p>
              </table:table-cell>
              <table:table-cell office:value-type="float" office:value="2786.28533333333">
                <text:p>2786.285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49.086">
                <text:p>3349.086</text:p>
              </table:table-cell>
              <table:table-cell office:value-type="float" office:value="2783.551">
                <text:p>2783.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1.66533333333">
                <text:p>3351.66533333333</text:p>
              </table:table-cell>
              <table:table-cell office:value-type="float" office:value="2568.75533333333">
                <text:p>2568.755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50.99866666667">
                <text:p>3350.99866666667</text:p>
              </table:table-cell>
              <table:table-cell office:value-type="float" office:value="2786.80433333333">
                <text:p>2786.804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49.75266666667">
                <text:p>3349.75266666667</text:p>
              </table:table-cell>
              <table:table-cell office:value-type="float" office:value="2785.25766666667">
                <text:p>2785.257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51.84">
                <text:p>3351.84</text:p>
              </table:table-cell>
              <table:table-cell office:value-type="float" office:value="2784.24733333333">
                <text:p>2784.247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51.75266666667">
                <text:p>3351.75266666667</text:p>
              </table:table-cell>
              <table:table-cell office:value-type="float" office:value="2569.26566666667">
                <text:p>2569.265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52.41933333333">
                <text:p>3352.41933333333</text:p>
              </table:table-cell>
              <table:table-cell office:value-type="float" office:value="2571.43366666667">
                <text:p>2571.433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48.332">
                <text:p>3348.332</text:p>
              </table:table-cell>
              <table:table-cell office:value-type="float" office:value="2782.56366666667">
                <text:p>2782.563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46.332">
                <text:p>3346.332</text:p>
              </table:table-cell>
              <table:table-cell office:value-type="float" office:value="2563.97">
                <text:p>2563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46.41933333333">
                <text:p>3346.41933333333</text:p>
              </table:table-cell>
              <table:table-cell office:value-type="float" office:value="2785.38033333333">
                <text:p>2785.380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48.41933333333">
                <text:p>3348.41933333333</text:p>
              </table:table-cell>
              <table:table-cell office:value-type="float" office:value="2786.96733333333">
                <text:p>2786.967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50.41933333333">
                <text:p>3350.41933333333</text:p>
              </table:table-cell>
              <table:table-cell office:value-type="float" office:value="2568.026">
                <text:p>2568.0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51.99866666667">
                <text:p>3351.99866666667</text:p>
              </table:table-cell>
              <table:table-cell office:value-type="float" office:value="2999.47933333333">
                <text:p>2999.479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52.17333333333">
                <text:p>3352.17333333333</text:p>
              </table:table-cell>
              <table:table-cell office:value-type="float" office:value="2789.026">
                <text:p>2789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53.41933333333">
                <text:p>3353.41933333333</text:p>
              </table:table-cell>
              <table:table-cell office:value-type="float" office:value="2789.664">
                <text:p>2789.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52.66533333333">
                <text:p>3352.66533333333</text:p>
              </table:table-cell>
              <table:table-cell office:value-type="float" office:value="2792.35033333333">
                <text:p>2792.350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54.99866666667">
                <text:p>3354.99866666667</text:p>
              </table:table-cell>
              <table:table-cell office:value-type="float" office:value="2784.23566666667">
                <text:p>2784.235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52.832">
                <text:p>3352.832</text:p>
              </table:table-cell>
              <table:table-cell office:value-type="float" office:value="2786.255">
                <text:p>2786.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49.586">
                <text:p>3349.586</text:p>
              </table:table-cell>
              <table:table-cell office:value-type="float" office:value="2786.80466666667">
                <text:p>2786.804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48.832">
                <text:p>3348.832</text:p>
              </table:table-cell>
              <table:table-cell office:value-type="float" office:value="2786.81133333333">
                <text:p>2786.811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51.586">
                <text:p>3351.586</text:p>
              </table:table-cell>
              <table:table-cell office:value-type="float" office:value="2784.79566666667">
                <text:p>2784.795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53.759">
                <text:p>3353.759</text:p>
              </table:table-cell>
              <table:table-cell office:value-type="float" office:value="2785.49366666667">
                <text:p>2785.493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52.91933333333">
                <text:p>3352.91933333333</text:p>
              </table:table-cell>
              <table:table-cell office:value-type="float" office:value="2786.29833333333">
                <text:p>2786.298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53.00666666667">
                <text:p>3353.00666666667</text:p>
              </table:table-cell>
              <table:table-cell office:value-type="float" office:value="2789.651">
                <text:p>2789.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4.832">
                <text:p>3354.832</text:p>
              </table:table-cell>
              <table:table-cell office:value-type="float" office:value="2790.32033333333">
                <text:p>2790.320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4.25266666667">
                <text:p>3354.25266666667</text:p>
              </table:table-cell>
              <table:table-cell office:value-type="float" office:value="2786.14166666667">
                <text:p>2786.141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6.25266666667">
                <text:p>3356.25266666667</text:p>
              </table:table-cell>
              <table:table-cell office:value-type="float" office:value="2617.263">
                <text:p>2617.2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3.04666666667">
                <text:p>3353.04666666667</text:p>
              </table:table-cell>
              <table:table-cell office:value-type="float" office:value="3002.11066666667">
                <text:p>3002.110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9.586">
                <text:p>3349.586</text:p>
              </table:table-cell>
              <table:table-cell office:value-type="float" office:value="2566.70966666667">
                <text:p>2566.709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4.16533333333">
                <text:p>3354.16533333333</text:p>
              </table:table-cell>
              <table:table-cell office:value-type="float" office:value="2567.909">
                <text:p>2567.9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7.49866666667">
                <text:p>3347.498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5.49866666667">
                <text:p>3345.498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45.49866666667">
                <text:p>3345.498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43.49866666667">
                <text:p>3343.498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43.49866666667">
                <text:p>3343.498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42.16533333333">
                <text:p>3342.1653333333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0.16533333333">
                <text:p>3340.1653333333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38.16533333333">
                <text:p>3338.1653333333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36.832">
                <text:p>3336.832</text:p>
              </table:table-cell>
              <table:table-cell office:value-type="float" office:value="1470.918">
                <text:p>1470.9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